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1cm"/>
    </style:style>
    <style:style style:name="co2" style:family="table-column">
      <style:table-column-properties fo:break-before="auto" style:column-width="2cm"/>
    </style:style>
    <style:style style:name="co3" style:family="table-column">
      <style:table-column-properties fo:break-before="auto" style:column-width="2.26cm"/>
    </style:style>
    <style:style style:name="co4" style:family="table-column">
      <style:table-column-properties fo:break-before="auto" style:column-width="9.765cm"/>
    </style:style>
    <style:style style:name="co5" style:family="table-column">
      <style:table-column-properties fo:break-before="auto" style:column-width="1.707cm"/>
    </style:style>
    <style:style style:name="co6" style:family="table-column">
      <style:table-column-properties fo:break-before="auto" style:column-width="1.983cm"/>
    </style:style>
    <style:style style:name="co7" style:family="table-column">
      <style:table-column-properties fo:break-before="auto" style:column-width="2.021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7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496cm" fo:break-before="auto" style:use-optimal-row-height="true"/>
    </style:style>
    <style:style style:name="ta1" style:family="table" style:master-page-name="PageStyle_5f_BLANK">
      <style:table-properties table:display="true" style:writing-mode="lr-tb"/>
    </style:style>
    <style:style style:name="ta2" style:family="table" style:master-page-name="Default">
      <style:table-properties table:display="true" style:writing-mode="lr-tb"/>
    </style:style>
    <style:style style:name="ce1" style:family="table-cell" style:parent-style-name="Excel_20_Built-in_20_Normal">
      <style:table-cell-properties style:cell-protect="protected" style:print-content="tru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73737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Excel_20_Built-in_20_Normal">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Excel_20_Built-in_20_Normal">
      <style:table-cell-properties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text-properties style:font-name="Arial" fo:font-size="10pt" fo:font-weight="bold" style:font-size-asian="10pt" style:font-weight-asian="bold" style:font-size-complex="10pt" style:font-weight-complex="bold"/>
    </style:style>
    <style:style style:name="ce4" style:family="table-cell" style:parent-style-name="Excel_20_Built-in_20_Normal">
      <style:table-cell-properties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 style:family="table-cell" style:parent-style-name="Excel_20_Built-in_20_Normal">
      <style:table-cell-properties style:diagonal-bl-tr="none" style:diagonal-tl-br="none" style:text-align-source="fix" style:repeat-content="false" fo:wrap-option="no-wrap" fo:border="0.002cm solid #000000" style:direction="ltr" fo:padding-bottom="0.035cm" fo:padding-left="0.101cm" fo:padding-right="0.101cm" fo:padding-top="0.035cm" style:rotation-angle="0" style:rotation-align="none" style:shrink-to-fit="false" style:vertical-align="bottom"/>
      <style:paragraph-properties fo:text-align="end" fo:margin-left="0cm" style:writing-mode="page"/>
      <style:text-properties style:font-name="Arial" fo:font-size="10pt" style:font-size-asian="10pt" style:font-size-complex="10pt"/>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font-name="Arial" fo:font-size="10pt" style:font-size-asian="10pt" style:font-size-complex="10pt"/>
    </style:style>
    <style:style style:name="ce7"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3737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Excel_20_Built-in_20_Normal">
      <style:table-cell-properties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 style:family="table-cell" style:parent-style-name="Excel_20_Built-in_20_Normal">
      <style:table-cell-properties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 style:family="table-cell" style:parent-style-name="Excel_20_Built-in_20_Normal">
      <style:table-cell-properties style:cell-protect="protected" style:print-content="true" style:diagonal-bl-tr="none" style:diagonal-tl-br="none" style:text-align-source="fix" style:repeat-content="false" fo:wrap-option="wrap" fo:border="0.002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 style:family="table-cell" style:parent-style-name="Excel_20_Built-in_20_Normal">
      <style:table-cell-properties style:cell-protect="none" style:print-content="true" style:diagonal-bl-tr="none" style:diagonal-tl-br="none" style:text-align-source="fix" style:repeat-content="false" fo:wrap-option="no-wrap" fo:border="0.002cm solid #000000" style:direction="ltr" fo:padding-bottom="0.035cm" fo:padding-left="0.15cm" fo:padding-right="0.101cm" fo:padding-top="0.035cm" style:rotation-angle="0" style:rotation-align="none" style:shrink-to-fit="false" style:vertical-align="bottom"/>
      <style:paragraph-properties fo:text-align="start" fo:margin-left="0cm" style:writing-mode="page"/>
      <style:text-properties style:font-name="Arial" fo:font-size="10pt" style:font-size-asian="10pt" style:font-size-complex="10pt"/>
    </style:style>
    <style:style style:name="ce12" style:family="table-cell" style:parent-style-name="Excel_20_Built-in_20_Normal">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Excel_20_Built-in_20_Normal">
      <style:table-cell-properties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 style:family="table-cell" style:parent-style-name="Excel_20_Built-in_20_Normal">
      <style:table-cell-properties style:cell-protect="none" style:print-content="true" style:diagonal-bl-tr="none" style:diagonal-tl-br="none" style:text-align-source="fix" style:repeat-content="false" fo:wrap-option="no-wrap" fo:border="0.002cm solid #000000" style:direction="ltr" fo:padding-bottom="0.035cm" fo:padding-left="0.15cm" fo:padding-right="0.101cm" fo:padding-top="0.035cm"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8" style:family="table-cell" style:parent-style-name="Excel_20_Built-in_20_Normal">
      <style:table-cell-properties style:diagonal-bl-tr="none" style:diagonal-tl-br="none" style:text-align-source="fix" style:repeat-content="false" fo:wrap-option="no-wrap" fo:border="0.002cm solid #000000" style:direction="ltr" fo:padding-bottom="0.035cm" fo:padding-left="0.101cm" fo:padding-right="0.101cm" fo:padding-top="0.035cm" style:rotation-angle="0" style:rotation-align="none" style:shrink-to-fit="false" style:vertical-align="bottom"/>
      <style:paragraph-properties fo:text-align="end"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Excel_20_Built-in_20_Normal">
      <style:text-properties style:font-name="Arial" fo:font-size="10pt" style:font-size-asian="10pt" style:font-size-complex="10pt"/>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fo:border="0.002cm solid #000000" style:vertical-align="bottom"/>
      <style:text-properties fo:color="#000000" style:font-name="Calibri1" fo:font-size="11pt" style:font-name-asian="Calibri1"/>
    </style:style>
    <style:style style:name="ce22" style:family="table-cell" style:parent-style-name="Excel_20_Built-in_20_Normal">
      <style:table-cell-properties style:text-align-source="fix" style:repeat-content="false" fo:border="0.002cm solid #000000"/>
      <style:paragraph-properties fo:text-align="start" fo:margin-left="0cm"/>
    </style:style>
    <style:style style:name="ce23" style:family="table-cell" style:parent-style-name="Default">
      <style:table-cell-properties style:text-align-source="fix" style:repeat-content="false"/>
      <style:paragraph-properties fo:text-align="start" fo:margin-left="0cm"/>
    </style:style>
    <style:style style:name="ce24" style:family="table-cell" style:parent-style-name="Excel_20_Built-in_20_Normal">
      <style:table-cell-properties style:text-align-source="fix" style:repeat-content="false" fo:border="0.002cm solid #000000"/>
      <style:paragraph-properties fo:text-align="end" fo:margin-left="0cm"/>
    </style:style>
    <style:style style:name="ce25" style:family="table-cell" style:parent-style-name="Default">
      <style:table-cell-properties style:text-align-source="fix" style:repeat-content="false"/>
      <style:paragraph-properties fo:text-align="end" fo:margin-left="0cm"/>
    </style:style>
    <style:style style:name="ce26" style:family="table-cell" style:parent-style-name="Default">
      <style:table-cell-properties fo:border="0.002cm solid #000000"/>
    </style:style>
    <style:style style:name="gr1" style:family="graphic">
      <style:graphic-properties draw:marker-start="Arrowheads_20_1" draw:marker-start-width="0.2cm" draw:marker-start-center="false" draw:fill="solid" draw:fill-color="#ffffc0" draw:auto-grow-height="true" draw:auto-grow-width="false" fo:max-width="12cm" fo:min-height="17.065cm" fo:min-width="2.9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ax-width="12cm" fo:min-height="19.435cm" fo:min-width="2.9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ax-width="12cm" fo:min-height="11.851cm" fo:min-width="2.9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ax-width="12cm" fo:min-height="14.695cm" fo:min-width="2.9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ax-width="12cm" fo:min-height="16.117cm" fo:min-width="2.9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ax-width="12cm" fo:min-height="9.007cm" fo:min-width="2.9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ax-width="12cm" fo:min-height="18.487cm" fo:min-width="2.9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ax-width="12cm" fo:min-height="11.377cm" fo:min-width="2.9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ax-width="12cm" fo:min-height="9.955cm" fo:min-width="2.9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ax-width="12cm" fo:min-height="10.429cm" fo:min-width="2.9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ax-width="12cm" fo:min-height="6.163cm" fo:min-width="2.9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ax-width="12cm" fo:min-height="17.152cm" fo:min-width="2.9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ax-width="12cm" fo:min-height="13.747cm" fo:min-width="2.9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ax-width="12cm" fo:min-height="12.325cm" fo:min-width="2.9cm" fo:padding-top="0.1cm" fo:padding-bottom="0.1cm" fo:padding-left="0.1cm" fo:padding-right="0.1cm" draw:shadow="hidden" draw:shadow-offset-x="0.1cm" draw:shadow-offset-y="0.1cm" draw:caption-escape-direction="auto"/>
    </style:style>
    <style:style style:name="gr15" style:family="graphic">
      <style:graphic-properties draw:marker-start="Arrowheads_20_1" draw:marker-start-width="0.2cm" draw:marker-start-center="false" draw:fill="solid" draw:fill-color="#ffffc0" draw:auto-grow-height="true" draw:auto-grow-width="false" fo:max-width="12cm" fo:min-height="9.142cm" fo:min-width="2.9cm" fo:padding-top="0.1cm" fo:padding-bottom="0.1cm" fo:padding-left="0.1cm" fo:padding-right="0.1cm" draw:shadow="hidden" draw:shadow-offset-x="0.1cm" draw:shadow-offset-y="0.1cm" draw:caption-escape-direction="auto"/>
    </style:style>
    <style:style style:name="gr16" style:family="graphic">
      <style:graphic-properties draw:marker-start="Arrowheads_20_1" draw:marker-start-width="0.2cm" draw:marker-start-center="false" draw:fill="solid" draw:fill-color="#ffffc0" draw:auto-grow-height="true" draw:auto-grow-width="false" fo:max-width="12cm" fo:min-height="11.438cm" fo:min-width="2.9cm" fo:padding-top="0.1cm" fo:padding-bottom="0.1cm" fo:padding-left="0.1cm" fo:padding-right="0.1cm" draw:shadow="hidden" draw:shadow-offset-x="0.1cm" draw:shadow-offset-y="0.1cm" draw:caption-escape-direction="auto"/>
    </style:style>
    <style:style style:name="gr17" style:family="graphic">
      <style:graphic-properties draw:marker-start="Arrowheads_20_1" draw:marker-start-width="0.2cm" draw:marker-start-center="false" draw:fill="solid" draw:fill-color="#ffffc0" draw:auto-grow-height="true" draw:auto-grow-width="false" fo:max-width="12cm" fo:min-height="16.338cm" fo:min-width="2.9cm" fo:padding-top="0.1cm" fo:padding-bottom="0.1cm" fo:padding-left="0.1cm" fo:padding-right="0.1cm" draw:shadow="hidden" draw:shadow-offset-x="0.1cm" draw:shadow-offset-y="0.1cm" draw:caption-escape-direction="auto"/>
    </style:style>
    <style:style style:name="gr18" style:family="graphic">
      <style:graphic-properties draw:marker-start="Arrowheads_20_1" draw:marker-start-width="0.2cm" draw:marker-start-center="false" draw:fill="solid" draw:fill-color="#ffffc0" draw:auto-grow-height="true" draw:auto-grow-width="false" fo:max-width="12cm" fo:min-height="14.221cm" fo:min-width="2.9cm" fo:padding-top="0.1cm" fo:padding-bottom="0.1cm" fo:padding-left="0.1cm" fo:padding-right="0.1cm" draw:shadow="hidden" draw:shadow-offset-x="0.1cm" draw:shadow-offset-y="0.1cm" draw:caption-escape-direction="auto"/>
    </style:style>
    <style:style style:name="gr19" style:family="graphic">
      <style:graphic-properties draw:marker-start="Arrowheads_20_1" draw:marker-start-width="0.2cm" draw:marker-start-center="false" draw:fill="solid" draw:fill-color="#ffffc0" draw:auto-grow-height="true" draw:auto-grow-width="false" fo:max-width="12cm" fo:min-height="24.649cm" fo:min-width="2.9cm" fo:padding-top="0.1cm" fo:padding-bottom="0.1cm" fo:padding-left="0.1cm" fo:padding-right="0.1cm" draw:shadow="hidden" draw:shadow-offset-x="0.1cm" draw:shadow-offset-y="0.1cm" draw:caption-escape-direction="auto"/>
    </style:style>
    <style:style style:name="gr20" style:family="graphic">
      <style:graphic-properties draw:marker-start="Arrowheads_20_1" draw:marker-start-width="0.2cm" draw:marker-start-center="false" draw:fill="solid" draw:fill-color="#ffffc0" draw:auto-grow-height="true" draw:auto-grow-width="false" fo:max-width="12cm" fo:min-height="9.288cm" fo:min-width="2.9cm" fo:padding-top="0.1cm" fo:padding-bottom="0.1cm" fo:padding-left="0.1cm" fo:padding-right="0.1cm" draw:shadow="hidden" draw:shadow-offset-x="0.1cm" draw:shadow-offset-y="0.1cm" draw:caption-escape-direction="auto"/>
    </style:style>
    <style:style style:name="gr21" style:family="graphic">
      <style:graphic-properties draw:marker-start="Arrowheads_20_1" draw:marker-start-width="0.2cm" draw:marker-start-center="false" draw:fill="solid" draw:fill-color="#ffffc0" draw:auto-grow-height="true" draw:auto-grow-width="false" fo:max-width="12cm" fo:min-height="7.445cm" fo:min-width="2.9cm" fo:padding-top="0.1cm" fo:padding-bottom="0.1cm" fo:padding-left="0.1cm" fo:padding-right="0.1cm" draw:shadow="hidden" draw:shadow-offset-x="0.1cm" draw:shadow-offset-y="0.1cm" draw:caption-escape-direction="auto"/>
    </style:style>
    <style:style style:name="gr22" style:family="graphic">
      <style:graphic-properties draw:marker-start="Arrowheads_20_1" draw:marker-start-width="0.2cm" draw:marker-start-center="false" draw:fill="solid" draw:fill-color="#ffffc0" draw:auto-grow-height="true" draw:auto-grow-width="false" fo:max-width="12cm" fo:min-height="7.585cm" fo:min-width="2.9cm" fo:padding-top="0.1cm" fo:padding-bottom="0.1cm" fo:padding-left="0.1cm" fo:padding-right="0.1cm" draw:shadow="hidden" draw:shadow-offset-x="0.1cm" draw:shadow-offset-y="0.1cm" draw:caption-escape-direction="auto"/>
    </style:style>
    <style:style style:name="gr23" style:family="graphic">
      <style:graphic-properties draw:marker-start="Arrowheads_20_1" draw:marker-start-width="0.2cm" draw:marker-start-center="false" draw:fill="solid" draw:fill-color="#ffffc0" draw:auto-grow-height="true" draw:auto-grow-width="false" fo:max-width="12cm" fo:min-height="8.059cm" fo:min-width="2.9cm" fo:padding-top="0.1cm" fo:padding-bottom="0.1cm" fo:padding-left="0.1cm" fo:padding-right="0.1cm" draw:shadow="hidden" draw:shadow-offset-x="0.1cm" draw:shadow-offset-y="0.1cm" draw:caption-escape-direction="auto"/>
    </style:style>
    <style:style style:name="gr24" style:family="graphic">
      <style:graphic-properties draw:marker-start="Arrowheads_20_1" draw:marker-start-width="0.2cm" draw:marker-start-center="false" draw:fill="solid" draw:fill-color="#ffffc0" draw:auto-grow-height="true" draw:auto-grow-width="false" fo:max-width="12cm" fo:min-height="21.805cm" fo:min-width="2.9cm" fo:padding-top="0.1cm" fo:padding-bottom="0.1cm" fo:padding-left="0.1cm" fo:padding-right="0.1cm" draw:shadow="hidden" draw:shadow-offset-x="0.1cm" draw:shadow-offset-y="0.1cm" draw:caption-escape-direction="auto"/>
    </style:style>
    <style:style style:name="gr25" style:family="graphic">
      <style:graphic-properties draw:marker-start="Arrowheads_20_1" draw:marker-start-width="0.2cm" draw:marker-start-center="false" draw:fill="solid" draw:fill-color="#ffffc0" draw:auto-grow-height="true" draw:auto-grow-width="false" fo:max-width="12cm" fo:min-height="3.143cm" fo:min-width="2.9cm" fo:padding-top="0.1cm" fo:padding-bottom="0.1cm" fo:padding-left="0.1cm" fo:padding-right="0.1cm" draw:shadow="hidden" draw:shadow-offset-x="0.1cm" draw:shadow-offset-y="0.1cm" draw:caption-escape-direction="auto"/>
    </style:style>
    <style:style style:name="gr26" style:family="graphic">
      <style:graphic-properties draw:marker-start="Arrowheads_20_1" draw:marker-start-width="0.2cm" draw:marker-start-center="false" draw:fill="solid" draw:fill-color="#ffffc0" draw:auto-grow-height="true" draw:auto-grow-width="false" fo:max-width="12cm" fo:min-height="23.701cm" fo:min-width="2.9cm" fo:padding-top="0.1cm" fo:padding-bottom="0.1cm" fo:padding-left="0.1cm" fo:padding-right="0.1cm" draw:shadow="hidden" draw:shadow-offset-x="0.1cm" draw:shadow-offset-y="0.1cm" draw:caption-escape-direction="auto"/>
    </style:style>
    <style:style style:name="gr27" style:family="graphic">
      <style:graphic-properties draw:marker-start="Arrowheads_20_1" draw:marker-start-width="0.2cm" draw:marker-start-center="false" draw:fill="solid" draw:fill-color="#ffffc0" draw:auto-grow-height="true" draw:auto-grow-width="false" fo:max-width="12cm" fo:min-height="24.175cm" fo:min-width="2.9cm" fo:padding-top="0.1cm" fo:padding-bottom="0.1cm" fo:padding-left="0.1cm" fo:padding-right="0.1cm" draw:shadow="hidden" draw:shadow-offset-x="0.1cm" draw:shadow-offset-y="0.1cm" draw:caption-escape-direction="auto"/>
    </style:style>
    <style:style style:name="gr28" style:family="graphic">
      <style:graphic-properties draw:marker-start="Arrowheads_20_1" draw:marker-start-width="0.2cm" draw:marker-start-center="false" draw:fill="solid" draw:fill-color="#ffffc0" draw:auto-grow-height="true" draw:auto-grow-width="false" fo:max-width="12cm" fo:min-height="20.857cm" fo:min-width="2.9cm" fo:padding-top="0.1cm" fo:padding-bottom="0.1cm" fo:padding-left="0.1cm" fo:padding-right="0.1cm" draw:shadow="hidden" draw:shadow-offset-x="0.1cm" draw:shadow-offset-y="0.1cm" draw:caption-escape-direction="auto"/>
    </style:style>
    <style:style style:name="gr29" style:family="graphic">
      <style:graphic-properties draw:marker-start="Arrowheads_20_1" draw:marker-start-width="0.2cm" draw:marker-start-center="false" draw:fill="solid" draw:fill-color="#ffffc0" draw:auto-grow-height="true" draw:auto-grow-width="false" fo:max-width="12cm" fo:min-height="5.689cm" fo:min-width="2.9cm" fo:padding-top="0.1cm" fo:padding-bottom="0.1cm" fo:padding-left="0.1cm" fo:padding-right="0.1cm" draw:shadow="hidden" draw:shadow-offset-x="0.1cm" draw:shadow-offset-y="0.1cm" draw:caption-escape-direction="auto"/>
    </style:style>
    <style:style style:name="gr30" style:family="graphic">
      <style:graphic-properties draw:marker-start="Arrowheads_20_1" draw:marker-start-width="0.2cm" draw:marker-start-center="false" draw:fill="solid" draw:fill-color="#ffffc0" draw:auto-grow-height="true" draw:auto-grow-width="false" fo:max-width="12cm" fo:min-height="10.903cm" fo:min-width="2.9cm" fo:padding-top="0.1cm" fo:padding-bottom="0.1cm" fo:padding-left="0.1cm" fo:padding-right="0.1cm" draw:shadow="hidden" draw:shadow-offset-x="0.1cm" draw:shadow-offset-y="0.1cm" draw:caption-escape-direction="auto"/>
    </style:style>
    <style:style style:name="gr31" style:family="graphic">
      <style:graphic-properties draw:marker-start="Arrowheads_20_1" draw:marker-start-width="0.2cm" draw:marker-start-center="false" draw:fill="solid" draw:fill-color="#ffffc0" draw:auto-grow-height="true" draw:auto-grow-width="false" fo:max-width="12cm" fo:min-height="4.741cm" fo:min-width="2.9cm" fo:padding-top="0.1cm" fo:padding-bottom="0.1cm" fo:padding-left="0.1cm" fo:padding-right="0.1cm" draw:shadow="hidden" draw:shadow-offset-x="0.1cm" draw:shadow-offset-y="0.1cm" draw:caption-escape-direction="auto"/>
    </style:style>
    <style:style style:name="gr32" style:family="graphic">
      <style:graphic-properties draw:marker-start="Arrowheads_20_1" draw:marker-start-width="0.2cm" draw:marker-start-center="false" draw:fill="solid" draw:fill-color="#ffffc0" draw:auto-grow-height="true" draw:auto-grow-width="false" fo:max-width="12cm" fo:min-height="15.169cm" fo:min-width="2.9cm" fo:padding-top="0.1cm" fo:padding-bottom="0.1cm" fo:padding-left="0.1cm" fo:padding-right="0.1cm" draw:shadow="hidden" draw:shadow-offset-x="0.1cm" draw:shadow-offset-y="0.1cm" draw:caption-escape-direction="auto"/>
    </style:style>
    <style:style style:name="gr33" style:family="graphic">
      <style:graphic-properties draw:marker-start="Arrowheads_20_1" draw:marker-start-width="0.2cm" draw:marker-start-center="false" draw:fill="solid" draw:fill-color="#ffffc0" draw:auto-grow-height="true" draw:auto-grow-width="false" fo:max-width="12cm" fo:min-height="13.361cm" fo:min-width="2.9cm" fo:padding-top="0.1cm" fo:padding-bottom="0.1cm" fo:padding-left="0.1cm" fo:padding-right="0.1cm" draw:shadow="hidden" draw:shadow-offset-x="0.1cm" draw:shadow-offset-y="0.1cm" draw:caption-escape-direction="auto"/>
    </style:style>
    <style:style style:name="gr34" style:family="graphic">
      <style:graphic-properties draw:marker-start="Arrowheads_20_1" draw:marker-start-width="0.2cm" draw:marker-start-center="false" draw:fill="solid" draw:fill-color="#ffffc0" draw:auto-grow-height="true" draw:auto-grow-width="false" fo:max-width="12cm" fo:min-height="2.977cm" fo:min-width="2.9cm" fo:padding-top="0.1cm" fo:padding-bottom="0.1cm" fo:padding-left="0.1cm" fo:padding-right="0.1cm" draw:shadow="hidden" draw:shadow-offset-x="0.1cm" draw:shadow-offset-y="0.1cm" draw:caption-escape-direction="auto"/>
    </style:style>
    <style:style style:name="gr35" style:family="graphic">
      <style:graphic-properties draw:marker-start="Arrowheads_20_1" draw:marker-start-width="0.2cm" draw:marker-start-center="false" draw:fill="solid" draw:fill-color="#ffffc0" draw:auto-grow-height="true" draw:auto-grow-width="false" fo:max-width="12cm" fo:min-height="2.845cm" fo:min-width="2.9cm" fo:padding-top="0.1cm" fo:padding-bottom="0.1cm" fo:padding-left="0.1cm" fo:padding-right="0.1cm" draw:shadow="hidden" draw:shadow-offset-x="0.1cm" draw:shadow-offset-y="0.1cm" draw:caption-escape-direction="auto"/>
    </style:style>
    <style:style style:name="gr36" style:family="graphic">
      <style:graphic-properties draw:marker-start="Arrowheads_20_1" draw:marker-start-width="0.2cm" draw:marker-start-center="false" draw:fill="solid" draw:fill-color="#ffffc0" draw:auto-grow-height="true" draw:auto-grow-width="false" fo:max-width="12cm" fo:min-height="2.371cm" fo:min-width="2.9cm" fo:padding-top="0.1cm" fo:padding-bottom="0.1cm" fo:padding-left="0.1cm" fo:padding-right="0.1cm" draw:shadow="hidden" draw:shadow-offset-x="0.1cm" draw:shadow-offset-y="0.1cm" draw:caption-escape-direction="auto"/>
    </style:style>
    <style:style style:name="gr37"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38" style:family="graphic">
      <style:graphic-properties draw:marker-start="Arrowheads_20_1" draw:marker-start-width="0.2cm" draw:marker-start-center="false" draw:fill="solid" draw:fill-color="#ffffc0" draw:auto-grow-height="true" draw:auto-grow-width="false" fo:min-height="0.844cm" fo:padding-top="0.1cm" fo:padding-bottom="0.1cm" fo:padding-left="0.1cm" fo:padding-right="0.1cm" draw:shadow="hidden" draw:shadow-offset-x="0.1cm" draw:shadow-offset-y="0.1cm" draw:caption-escape-direction="auto"/>
    </style:style>
    <style:style style:name="gr39" style:family="graphic">
      <style:graphic-properties draw:marker-start="Arrowheads_20_1" draw:marker-start-width="0.2cm" draw:marker-start-center="false" draw:fill="solid" draw:fill-color="#ffffc0" draw:auto-grow-height="true" draw:auto-grow-width="false" fo:min-height="0.255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en" fo:country="US" fo:font-style="normal" fo:text-shadow="none" style:text-underline-style="none" fo:font-weight="normal" style:text-underline-mode="continuous" style:text-overline-mode="continuous" style:text-line-through-mode="continuous" style:font-name-asian="Calibri1" style:font-size-asian="10pt" style:language-asian="zh" style:country-asian="CN" style:font-style-asian="normal" style:font-weight-asian="normal" style:font-family-complex="'Akshar Unicode'"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 fo:font-size="11pt" fo:language="en" fo:country="US" fo:font-style="normal" fo:text-shadow="none" style:text-underline-style="none" fo:font-weight="normal" style:text-underline-mode="continuous" style:text-overline-mode="continuous" style:text-line-through-mode="continuous" style:font-name-asian="Calibri1" style:font-size-asian="10pt" style:language-asian="zh" style:country-asian="CN" style:font-style-asian="normal" style:font-weight-asian="normal" style:font-family-complex="'Akshar Unicode'"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Calibri" fo:font-size="11pt" style:font-size-asian="11pt" style:font-size-complex="11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igiRuler2U.$A$1:.$A$317])" table:allow-empty-cell="true" table:display-list="unsorted" table:base-cell-address="Blank.C5">
          <table:help-message table:display="true"/>
          <table:error-message table:message-type="stop" table:display="true"/>
        </table:content-validation>
      </table:content-validations>
      <table:table table:name="Blank" table:style-name="ta1" table:protected="true" table:print="false">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16"/>
        <table:table-column table:style-name="co2" table:default-cell-style-name="ce6"/>
        <table:table-column table:style-name="co1" table:default-cell-style-name="ce6"/>
        <table:table-column table:style-name="co1" table:default-cell-style-name="ce16"/>
        <table:table-column table:style-name="co5" table:number-columns-repeated="992" table:default-cell-style-name="ce19"/>
        <table:table-column table:style-name="co5" table:number-columns-repeated="25" table:default-cell-style-name="ce20"/>
        <table:table-row table:style-name="ro1">
          <table:table-cell table:style-name="ce1" office:value-type="string" table:number-columns-spanned="7" table:number-rows-spanned="1">
            <text:p><text:s text:c="10"/>Instruction Set Code Maker</text:p>
          </table:table-cell>
          <table:covered-table-cell table:number-columns-repeated="2" table:style-name="ce7"/>
          <table:covered-table-cell table:style-name="ce12"/>
          <table:covered-table-cell table:number-columns-repeated="3" table:style-name="ce7"/>
          <table:table-cell table:number-columns-repeated="1017"/>
        </table:table-row>
        <table:table-row table:style-name="ro2">
          <table:table-cell table:style-name="ce2" office:value-type="string" table:number-columns-spanned="7" table:number-rows-spanned="1">
            <text:p>Place Program Name Here</text:p>
          </table:table-cell>
          <table:covered-table-cell table:number-columns-repeated="2" table:style-name="ce2"/>
          <table:covered-table-cell table:style-name="ce13"/>
          <table:covered-table-cell table:number-columns-repeated="3" table:style-name="ce2"/>
          <table:table-cell table:number-columns-repeated="1017"/>
        </table:table-row>
        <table:table-row table:style-name="ro1">
          <table:table-cell table:style-name="ce3" office:value-type="string" table:number-columns-spanned="2" table:number-rows-spanned="1">
            <text:p>Address</text:p>
          </table:table-cell>
          <table:covered-table-cell table:style-name="ce8"/>
          <table:table-cell table:style-name="ce9" office:value-type="string" table:number-columns-spanned="1" table:number-rows-spanned="2">
            <text:p>Instruction</text:p>
          </table:table-cell>
          <table:table-cell table:style-name="ce9" office:value-type="string" table:number-columns-spanned="1" table:number-rows-spanned="2">
            <text:p>Comments</text:p>
          </table:table-cell>
          <table:table-cell table:style-name="ce3" office:value-type="string" table:number-columns-spanned="3" table:number-rows-spanned="1">
            <text:p>Machine Code</text:p>
          </table:table-cell>
          <table:covered-table-cell table:number-columns-repeated="2" table:style-name="ce8"/>
          <table:table-cell table:number-columns-repeated="1017"/>
        </table:table-row>
        <table:table-row table:style-name="ro3">
          <table:table-cell table:style-name="ce4" office:value-type="string">
            <text:p>DEC</text:p>
          </table:table-cell>
          <table:table-cell table:style-name="ce4" office:value-type="string">
            <text:p>BIN</text:p>
          </table:table-cell>
          <table:covered-table-cell table:style-name="ce10"/>
          <table:covered-table-cell table:style-name="ce14"/>
          <table:table-cell table:style-name="ce4" office:value-type="string">
            <text:p>BIN</text:p>
          </table:table-cell>
          <table:table-cell table:style-name="ce4" office:value-type="string">
            <text:p>DEC</text:p>
          </table:table-cell>
          <table:table-cell table:style-name="ce17" office:value-type="string">
            <text:p>HEX</text:p>
          </table:table-cell>
          <table:table-cell table:number-columns-repeated="1017"/>
        </table:table-row>
        <table:table-row table:style-name="ro1">
          <table:table-cell table:style-name="ce5" office:value-type="float" office:value="0">
            <text:p>0</text:p>
          </table:table-cell>
          <table:table-cell table:style-name="ce5" table:formula="of:=DEC2BIN([.A5];8)" office:value-type="string" office:string-value="00000000">
            <text:p>00000000</text:p>
          </table:table-cell>
          <table:table-cell table:style-name="ce11" table:content-validation-name="val1"/>
          <table:table-cell table:style-name="ce15"/>
          <table:table-cell table:style-name="ce5" table:formula="of:=IF([.C5]=&quot;&quot;;&quot;&quot;;VLOOKUP([.C5];[DigiRuler2U.$A$1:.$B$317];2;0))">
            <text:p/>
          </table:table-cell>
          <table:table-cell table:style-name="ce5" table:formula="of:=IF([.E5]=&quot;&quot;;&quot;&quot;;BIN2DEC([.E5]))">
            <text:p/>
          </table:table-cell>
          <table:table-cell table:style-name="ce18" table:formula="of:=IF([.E5]=&quot;&quot;;&quot;&quot;;DEC2HEX([.F5];2))">
            <text:p/>
          </table:table-cell>
          <table:table-cell table:number-columns-repeated="1017"/>
        </table:table-row>
        <table:table-row table:style-name="ro1">
          <table:table-cell table:style-name="ce5" office:value-type="float" office:value="1">
            <text:p>1</text:p>
          </table:table-cell>
          <table:table-cell table:style-name="ce5" table:formula="of:=DEC2BIN([.A6];8)" office:value-type="string" office:string-value="00000001">
            <text:p>00000001</text:p>
          </table:table-cell>
          <table:table-cell table:style-name="ce11" table:content-validation-name="val1"/>
          <table:table-cell table:style-name="ce15"/>
          <table:table-cell table:style-name="ce5" table:formula="of:=IF([.C6]=&quot;&quot;;&quot;&quot;;VLOOKUP([.C6];[DigiRuler2U.$A$1:.$B$317];2;0))">
            <text:p/>
          </table:table-cell>
          <table:table-cell table:style-name="ce5" table:formula="of:=IF([.E6]=&quot;&quot;;&quot;&quot;;BIN2DEC([.E6]))">
            <text:p/>
          </table:table-cell>
          <table:table-cell table:style-name="ce18" table:formula="of:=IF([.E6]=&quot;&quot;;&quot;&quot;;DEC2HEX([.F6];2))">
            <text:p/>
          </table:table-cell>
          <table:table-cell table:number-columns-repeated="1017"/>
        </table:table-row>
        <table:table-row table:style-name="ro1">
          <table:table-cell table:style-name="ce5" office:value-type="float" office:value="2">
            <text:p>2</text:p>
          </table:table-cell>
          <table:table-cell table:style-name="ce5" table:formula="of:=DEC2BIN([.A7];8)" office:value-type="string" office:string-value="00000010">
            <text:p>00000010</text:p>
          </table:table-cell>
          <table:table-cell table:style-name="ce11" table:content-validation-name="val1"/>
          <table:table-cell table:style-name="ce15"/>
          <table:table-cell table:style-name="ce5" table:formula="of:=IF([.C7]=&quot;&quot;;&quot;&quot;;VLOOKUP([.C7];[DigiRuler2U.$A$1:.$B$317];2;0))">
            <text:p/>
          </table:table-cell>
          <table:table-cell table:style-name="ce5" table:formula="of:=IF([.E7]=&quot;&quot;;&quot;&quot;;BIN2DEC([.E7]))">
            <text:p/>
          </table:table-cell>
          <table:table-cell table:style-name="ce18" table:formula="of:=IF([.E7]=&quot;&quot;;&quot;&quot;;DEC2HEX([.F7];2))">
            <text:p/>
          </table:table-cell>
          <table:table-cell table:number-columns-repeated="1017"/>
        </table:table-row>
        <table:table-row table:style-name="ro1">
          <table:table-cell table:style-name="ce5" office:value-type="float" office:value="3">
            <text:p>3</text:p>
          </table:table-cell>
          <table:table-cell table:style-name="ce5" table:formula="of:=DEC2BIN([.A8];8)" office:value-type="string" office:string-value="00000011">
            <text:p>00000011</text:p>
          </table:table-cell>
          <table:table-cell table:style-name="ce11" table:content-validation-name="val1"/>
          <table:table-cell table:style-name="ce15"/>
          <table:table-cell table:style-name="ce5" table:formula="of:=IF([.C8]=&quot;&quot;;&quot;&quot;;VLOOKUP([.C8];[DigiRuler2U.$A$1:.$B$317];2;0))">
            <text:p/>
          </table:table-cell>
          <table:table-cell table:style-name="ce5" table:formula="of:=IF([.E8]=&quot;&quot;;&quot;&quot;;BIN2DEC([.E8]))">
            <text:p/>
          </table:table-cell>
          <table:table-cell table:style-name="ce18" table:formula="of:=IF([.E8]=&quot;&quot;;&quot;&quot;;DEC2HEX([.F8];2))">
            <text:p/>
          </table:table-cell>
          <table:table-cell table:number-columns-repeated="1017"/>
        </table:table-row>
        <table:table-row table:style-name="ro1">
          <table:table-cell table:style-name="ce5" office:value-type="float" office:value="4">
            <text:p>4</text:p>
          </table:table-cell>
          <table:table-cell table:style-name="ce5" table:formula="of:=DEC2BIN([.A9];8)" office:value-type="string" office:string-value="00000100">
            <text:p>00000100</text:p>
          </table:table-cell>
          <table:table-cell table:style-name="ce11" table:content-validation-name="val1"/>
          <table:table-cell table:style-name="ce15"/>
          <table:table-cell table:style-name="ce5" table:formula="of:=IF([.C9]=&quot;&quot;;&quot;&quot;;VLOOKUP([.C9];[DigiRuler2U.$A$1:.$B$317];2;0))">
            <text:p/>
          </table:table-cell>
          <table:table-cell table:style-name="ce5" table:formula="of:=IF([.E9]=&quot;&quot;;&quot;&quot;;BIN2DEC([.E9]))">
            <text:p/>
          </table:table-cell>
          <table:table-cell table:style-name="ce18" table:formula="of:=IF([.E9]=&quot;&quot;;&quot;&quot;;DEC2HEX([.F9];2))">
            <text:p/>
          </table:table-cell>
          <table:table-cell table:number-columns-repeated="1017"/>
        </table:table-row>
        <table:table-row table:style-name="ro1">
          <table:table-cell table:style-name="ce5" office:value-type="float" office:value="5">
            <text:p>5</text:p>
          </table:table-cell>
          <table:table-cell table:style-name="ce5" table:formula="of:=DEC2BIN([.A10];8)" office:value-type="string" office:string-value="00000101">
            <text:p>00000101</text:p>
          </table:table-cell>
          <table:table-cell table:style-name="ce11" table:content-validation-name="val1"/>
          <table:table-cell table:style-name="ce15"/>
          <table:table-cell table:style-name="ce5" table:formula="of:=IF([.C10]=&quot;&quot;;&quot;&quot;;VLOOKUP([.C10];[DigiRuler2U.$A$1:.$B$317];2;0))">
            <text:p/>
          </table:table-cell>
          <table:table-cell table:style-name="ce5" table:formula="of:=IF([.E10]=&quot;&quot;;&quot;&quot;;BIN2DEC([.E10]))">
            <text:p/>
          </table:table-cell>
          <table:table-cell table:style-name="ce18" table:formula="of:=IF([.E10]=&quot;&quot;;&quot;&quot;;DEC2HEX([.F10];2))">
            <text:p/>
          </table:table-cell>
          <table:table-cell table:number-columns-repeated="1017"/>
        </table:table-row>
        <table:table-row table:style-name="ro1">
          <table:table-cell table:style-name="ce5" office:value-type="float" office:value="6">
            <text:p>6</text:p>
          </table:table-cell>
          <table:table-cell table:style-name="ce5" table:formula="of:=DEC2BIN([.A11];8)" office:value-type="string" office:string-value="00000110">
            <text:p>00000110</text:p>
          </table:table-cell>
          <table:table-cell table:style-name="ce11" table:content-validation-name="val1"/>
          <table:table-cell table:style-name="ce15"/>
          <table:table-cell table:style-name="ce5" table:formula="of:=IF([.C11]=&quot;&quot;;&quot;&quot;;VLOOKUP([.C11];[DigiRuler2U.$A$1:.$B$317];2;0))">
            <text:p/>
          </table:table-cell>
          <table:table-cell table:style-name="ce5" table:formula="of:=IF([.E11]=&quot;&quot;;&quot;&quot;;BIN2DEC([.E11]))">
            <text:p/>
          </table:table-cell>
          <table:table-cell table:style-name="ce18" table:formula="of:=IF([.E11]=&quot;&quot;;&quot;&quot;;DEC2HEX([.F11];2))">
            <text:p/>
          </table:table-cell>
          <table:table-cell table:number-columns-repeated="1017"/>
        </table:table-row>
        <table:table-row table:style-name="ro1">
          <table:table-cell table:style-name="ce5" office:value-type="float" office:value="7">
            <text:p>7</text:p>
          </table:table-cell>
          <table:table-cell table:style-name="ce5" table:formula="of:=DEC2BIN([.A12];8)" office:value-type="string" office:string-value="00000111">
            <text:p>00000111</text:p>
          </table:table-cell>
          <table:table-cell table:style-name="ce11" table:content-validation-name="val1"/>
          <table:table-cell table:style-name="ce15"/>
          <table:table-cell table:style-name="ce5" table:formula="of:=IF([.C12]=&quot;&quot;;&quot;&quot;;VLOOKUP([.C12];[DigiRuler2U.$A$1:.$B$317];2;0))">
            <text:p/>
          </table:table-cell>
          <table:table-cell table:style-name="ce5" table:formula="of:=IF([.E12]=&quot;&quot;;&quot;&quot;;BIN2DEC([.E12]))">
            <text:p/>
          </table:table-cell>
          <table:table-cell table:style-name="ce18" table:formula="of:=IF([.E12]=&quot;&quot;;&quot;&quot;;DEC2HEX([.F12];2))">
            <text:p/>
          </table:table-cell>
          <table:table-cell table:number-columns-repeated="1017"/>
        </table:table-row>
        <table:table-row table:style-name="ro1">
          <table:table-cell table:style-name="ce5" office:value-type="float" office:value="8">
            <text:p>8</text:p>
          </table:table-cell>
          <table:table-cell table:style-name="ce5" table:formula="of:=DEC2BIN([.A13];8)" office:value-type="string" office:string-value="00001000">
            <text:p>00001000</text:p>
          </table:table-cell>
          <table:table-cell table:style-name="ce11" table:content-validation-name="val1"/>
          <table:table-cell table:style-name="ce15"/>
          <table:table-cell table:style-name="ce5" table:formula="of:=IF([.C13]=&quot;&quot;;&quot;&quot;;VLOOKUP([.C13];[DigiRuler2U.$A$1:.$B$317];2;0))">
            <text:p/>
          </table:table-cell>
          <table:table-cell table:style-name="ce5" table:formula="of:=IF([.E13]=&quot;&quot;;&quot;&quot;;BIN2DEC([.E13]))">
            <text:p/>
          </table:table-cell>
          <table:table-cell table:style-name="ce18" table:formula="of:=IF([.E13]=&quot;&quot;;&quot;&quot;;DEC2HEX([.F13];2))">
            <text:p/>
          </table:table-cell>
          <table:table-cell table:number-columns-repeated="1017"/>
        </table:table-row>
        <table:table-row table:style-name="ro1">
          <table:table-cell table:style-name="ce5" office:value-type="float" office:value="9">
            <text:p>9</text:p>
          </table:table-cell>
          <table:table-cell table:style-name="ce5" table:formula="of:=DEC2BIN([.A14];8)" office:value-type="string" office:string-value="00001001">
            <text:p>00001001</text:p>
          </table:table-cell>
          <table:table-cell table:style-name="ce11" table:content-validation-name="val1"/>
          <table:table-cell table:style-name="ce15"/>
          <table:table-cell table:style-name="ce5" table:formula="of:=IF([.C14]=&quot;&quot;;&quot;&quot;;VLOOKUP([.C14];[DigiRuler2U.$A$1:.$B$317];2;0))">
            <text:p/>
          </table:table-cell>
          <table:table-cell table:style-name="ce5" table:formula="of:=IF([.E14]=&quot;&quot;;&quot;&quot;;BIN2DEC([.E14]))">
            <text:p/>
          </table:table-cell>
          <table:table-cell table:style-name="ce18" table:formula="of:=IF([.E14]=&quot;&quot;;&quot;&quot;;DEC2HEX([.F14];2))">
            <text:p/>
          </table:table-cell>
          <table:table-cell table:number-columns-repeated="1017"/>
        </table:table-row>
        <table:table-row table:style-name="ro1">
          <table:table-cell table:style-name="ce5" office:value-type="float" office:value="10">
            <text:p>10</text:p>
          </table:table-cell>
          <table:table-cell table:style-name="ce5" table:formula="of:=DEC2BIN([.A15];8)" office:value-type="string" office:string-value="00001010">
            <text:p>00001010</text:p>
          </table:table-cell>
          <table:table-cell table:style-name="ce11" table:content-validation-name="val1"/>
          <table:table-cell table:style-name="ce15"/>
          <table:table-cell table:style-name="ce5" table:formula="of:=IF([.C15]=&quot;&quot;;&quot;&quot;;VLOOKUP([.C15];[DigiRuler2U.$A$1:.$B$317];2;0))">
            <text:p/>
          </table:table-cell>
          <table:table-cell table:style-name="ce5" table:formula="of:=IF([.E15]=&quot;&quot;;&quot;&quot;;BIN2DEC([.E15]))">
            <text:p/>
          </table:table-cell>
          <table:table-cell table:style-name="ce18" table:formula="of:=IF([.E15]=&quot;&quot;;&quot;&quot;;DEC2HEX([.F15];2))">
            <text:p/>
          </table:table-cell>
          <table:table-cell table:number-columns-repeated="1017"/>
        </table:table-row>
        <table:table-row table:style-name="ro1">
          <table:table-cell table:style-name="ce5" office:value-type="float" office:value="11">
            <text:p>11</text:p>
          </table:table-cell>
          <table:table-cell table:style-name="ce5" table:formula="of:=DEC2BIN([.A16];8)" office:value-type="string" office:string-value="00001011">
            <text:p>00001011</text:p>
          </table:table-cell>
          <table:table-cell table:style-name="ce11" table:content-validation-name="val1"/>
          <table:table-cell table:style-name="ce15"/>
          <table:table-cell table:style-name="ce5" table:formula="of:=IF([.C16]=&quot;&quot;;&quot;&quot;;VLOOKUP([.C16];[DigiRuler2U.$A$1:.$B$317];2;0))">
            <text:p/>
          </table:table-cell>
          <table:table-cell table:style-name="ce5" table:formula="of:=IF([.E16]=&quot;&quot;;&quot;&quot;;BIN2DEC([.E16]))">
            <text:p/>
          </table:table-cell>
          <table:table-cell table:style-name="ce18" table:formula="of:=IF([.E16]=&quot;&quot;;&quot;&quot;;DEC2HEX([.F16];2))">
            <text:p/>
          </table:table-cell>
          <table:table-cell table:number-columns-repeated="1017"/>
        </table:table-row>
        <table:table-row table:style-name="ro1">
          <table:table-cell table:style-name="ce5" office:value-type="float" office:value="12">
            <text:p>12</text:p>
          </table:table-cell>
          <table:table-cell table:style-name="ce5" table:formula="of:=DEC2BIN([.A17];8)" office:value-type="string" office:string-value="00001100">
            <text:p>00001100</text:p>
          </table:table-cell>
          <table:table-cell table:style-name="ce11" table:content-validation-name="val1"/>
          <table:table-cell table:style-name="ce15"/>
          <table:table-cell table:style-name="ce5" table:formula="of:=IF([.C17]=&quot;&quot;;&quot;&quot;;VLOOKUP([.C17];[DigiRuler2U.$A$1:.$B$317];2;0))">
            <text:p/>
          </table:table-cell>
          <table:table-cell table:style-name="ce5" table:formula="of:=IF([.E17]=&quot;&quot;;&quot;&quot;;BIN2DEC([.E17]))">
            <text:p/>
          </table:table-cell>
          <table:table-cell table:style-name="ce18" table:formula="of:=IF([.E17]=&quot;&quot;;&quot;&quot;;DEC2HEX([.F17];2))">
            <text:p/>
          </table:table-cell>
          <table:table-cell table:number-columns-repeated="1017"/>
        </table:table-row>
        <table:table-row table:style-name="ro1">
          <table:table-cell table:style-name="ce5" office:value-type="float" office:value="13">
            <text:p>13</text:p>
          </table:table-cell>
          <table:table-cell table:style-name="ce5" table:formula="of:=DEC2BIN([.A18];8)" office:value-type="string" office:string-value="00001101">
            <text:p>00001101</text:p>
          </table:table-cell>
          <table:table-cell table:style-name="ce11" table:content-validation-name="val1"/>
          <table:table-cell table:style-name="ce15"/>
          <table:table-cell table:style-name="ce5" table:formula="of:=IF([.C18]=&quot;&quot;;&quot;&quot;;VLOOKUP([.C18];[DigiRuler2U.$A$1:.$B$317];2;0))">
            <text:p/>
          </table:table-cell>
          <table:table-cell table:style-name="ce5" table:formula="of:=IF([.E18]=&quot;&quot;;&quot;&quot;;BIN2DEC([.E18]))">
            <text:p/>
          </table:table-cell>
          <table:table-cell table:style-name="ce18" table:formula="of:=IF([.E18]=&quot;&quot;;&quot;&quot;;DEC2HEX([.F18];2))">
            <text:p/>
          </table:table-cell>
          <table:table-cell table:number-columns-repeated="1017"/>
        </table:table-row>
        <table:table-row table:style-name="ro1">
          <table:table-cell table:style-name="ce5" office:value-type="float" office:value="14">
            <text:p>14</text:p>
          </table:table-cell>
          <table:table-cell table:style-name="ce5" table:formula="of:=DEC2BIN([.A19];8)" office:value-type="string" office:string-value="00001110">
            <text:p>00001110</text:p>
          </table:table-cell>
          <table:table-cell table:style-name="ce11" table:content-validation-name="val1"/>
          <table:table-cell table:style-name="ce15"/>
          <table:table-cell table:style-name="ce5" table:formula="of:=IF([.C19]=&quot;&quot;;&quot;&quot;;VLOOKUP([.C19];[DigiRuler2U.$A$1:.$B$317];2;0))">
            <text:p/>
          </table:table-cell>
          <table:table-cell table:style-name="ce5" table:formula="of:=IF([.E19]=&quot;&quot;;&quot;&quot;;BIN2DEC([.E19]))">
            <text:p/>
          </table:table-cell>
          <table:table-cell table:style-name="ce18" table:formula="of:=IF([.E19]=&quot;&quot;;&quot;&quot;;DEC2HEX([.F19];2))">
            <text:p/>
          </table:table-cell>
          <table:table-cell table:number-columns-repeated="1017"/>
        </table:table-row>
        <table:table-row table:style-name="ro1">
          <table:table-cell table:style-name="ce5" office:value-type="float" office:value="15">
            <text:p>15</text:p>
          </table:table-cell>
          <table:table-cell table:style-name="ce5" table:formula="of:=DEC2BIN([.A20];8)" office:value-type="string" office:string-value="00001111">
            <text:p>00001111</text:p>
          </table:table-cell>
          <table:table-cell table:style-name="ce11" table:content-validation-name="val1"/>
          <table:table-cell table:style-name="ce15"/>
          <table:table-cell table:style-name="ce5" table:formula="of:=IF([.C20]=&quot;&quot;;&quot;&quot;;VLOOKUP([.C20];[DigiRuler2U.$A$1:.$B$317];2;0))">
            <text:p/>
          </table:table-cell>
          <table:table-cell table:style-name="ce5" table:formula="of:=IF([.E20]=&quot;&quot;;&quot;&quot;;BIN2DEC([.E20]))">
            <text:p/>
          </table:table-cell>
          <table:table-cell table:style-name="ce18" table:formula="of:=IF([.E20]=&quot;&quot;;&quot;&quot;;DEC2HEX([.F20];2))">
            <text:p/>
          </table:table-cell>
          <table:table-cell table:number-columns-repeated="1017"/>
        </table:table-row>
        <table:table-row table:style-name="ro1">
          <table:table-cell table:style-name="ce5" office:value-type="float" office:value="16">
            <text:p>16</text:p>
          </table:table-cell>
          <table:table-cell table:style-name="ce5" table:formula="of:=DEC2BIN([.A21];8)" office:value-type="string" office:string-value="00010000">
            <text:p>00010000</text:p>
          </table:table-cell>
          <table:table-cell table:style-name="ce11" table:content-validation-name="val1"/>
          <table:table-cell table:style-name="ce15"/>
          <table:table-cell table:style-name="ce5" table:formula="of:=IF([.C21]=&quot;&quot;;&quot;&quot;;VLOOKUP([.C21];[DigiRuler2U.$A$1:.$B$317];2;0))">
            <text:p/>
          </table:table-cell>
          <table:table-cell table:style-name="ce5" table:formula="of:=IF([.E21]=&quot;&quot;;&quot;&quot;;BIN2DEC([.E21]))">
            <text:p/>
          </table:table-cell>
          <table:table-cell table:style-name="ce18" table:formula="of:=IF([.E21]=&quot;&quot;;&quot;&quot;;DEC2HEX([.F21];2))">
            <text:p/>
          </table:table-cell>
          <table:table-cell table:number-columns-repeated="1017"/>
        </table:table-row>
        <table:table-row table:style-name="ro1">
          <table:table-cell table:style-name="ce5" office:value-type="float" office:value="17">
            <text:p>17</text:p>
          </table:table-cell>
          <table:table-cell table:style-name="ce5" table:formula="of:=DEC2BIN([.A22];8)" office:value-type="string" office:string-value="00010001">
            <text:p>00010001</text:p>
          </table:table-cell>
          <table:table-cell table:style-name="ce11" table:content-validation-name="val1"/>
          <table:table-cell table:style-name="ce15"/>
          <table:table-cell table:style-name="ce5" table:formula="of:=IF([.C22]=&quot;&quot;;&quot;&quot;;VLOOKUP([.C22];[DigiRuler2U.$A$1:.$B$317];2;0))">
            <text:p/>
          </table:table-cell>
          <table:table-cell table:style-name="ce5" table:formula="of:=IF([.E22]=&quot;&quot;;&quot;&quot;;BIN2DEC([.E22]))">
            <text:p/>
          </table:table-cell>
          <table:table-cell table:style-name="ce18" table:formula="of:=IF([.E22]=&quot;&quot;;&quot;&quot;;DEC2HEX([.F22];2))">
            <text:p/>
          </table:table-cell>
          <table:table-cell table:number-columns-repeated="1017"/>
        </table:table-row>
        <table:table-row table:style-name="ro1">
          <table:table-cell table:style-name="ce5" office:value-type="float" office:value="18">
            <text:p>18</text:p>
          </table:table-cell>
          <table:table-cell table:style-name="ce5" table:formula="of:=DEC2BIN([.A23];8)" office:value-type="string" office:string-value="00010010">
            <text:p>00010010</text:p>
          </table:table-cell>
          <table:table-cell table:style-name="ce11" table:content-validation-name="val1"/>
          <table:table-cell table:style-name="ce15"/>
          <table:table-cell table:style-name="ce5" table:formula="of:=IF([.C23]=&quot;&quot;;&quot;&quot;;VLOOKUP([.C23];[DigiRuler2U.$A$1:.$B$317];2;0))">
            <text:p/>
          </table:table-cell>
          <table:table-cell table:style-name="ce5" table:formula="of:=IF([.E23]=&quot;&quot;;&quot;&quot;;BIN2DEC([.E23]))">
            <text:p/>
          </table:table-cell>
          <table:table-cell table:style-name="ce18" table:formula="of:=IF([.E23]=&quot;&quot;;&quot;&quot;;DEC2HEX([.F23];2))">
            <text:p/>
          </table:table-cell>
          <table:table-cell table:number-columns-repeated="1017"/>
        </table:table-row>
        <table:table-row table:style-name="ro1">
          <table:table-cell table:style-name="ce5" office:value-type="float" office:value="19">
            <text:p>19</text:p>
          </table:table-cell>
          <table:table-cell table:style-name="ce5" table:formula="of:=DEC2BIN([.A24];8)" office:value-type="string" office:string-value="00010011">
            <text:p>00010011</text:p>
          </table:table-cell>
          <table:table-cell table:style-name="ce11" table:content-validation-name="val1"/>
          <table:table-cell table:style-name="ce15"/>
          <table:table-cell table:style-name="ce5" table:formula="of:=IF([.C24]=&quot;&quot;;&quot;&quot;;VLOOKUP([.C24];[DigiRuler2U.$A$1:.$B$317];2;0))">
            <text:p/>
          </table:table-cell>
          <table:table-cell table:style-name="ce5" table:formula="of:=IF([.E24]=&quot;&quot;;&quot;&quot;;BIN2DEC([.E24]))">
            <text:p/>
          </table:table-cell>
          <table:table-cell table:style-name="ce18" table:formula="of:=IF([.E24]=&quot;&quot;;&quot;&quot;;DEC2HEX([.F24];2))">
            <text:p/>
          </table:table-cell>
          <table:table-cell table:number-columns-repeated="1017"/>
        </table:table-row>
        <table:table-row table:style-name="ro1">
          <table:table-cell table:style-name="ce5" office:value-type="float" office:value="20">
            <text:p>20</text:p>
          </table:table-cell>
          <table:table-cell table:style-name="ce5" table:formula="of:=DEC2BIN([.A25];8)" office:value-type="string" office:string-value="00010100">
            <text:p>00010100</text:p>
          </table:table-cell>
          <table:table-cell table:style-name="ce11" table:content-validation-name="val1"/>
          <table:table-cell table:style-name="ce15"/>
          <table:table-cell table:style-name="ce5" table:formula="of:=IF([.C25]=&quot;&quot;;&quot;&quot;;VLOOKUP([.C25];[DigiRuler2U.$A$1:.$B$317];2;0))">
            <text:p/>
          </table:table-cell>
          <table:table-cell table:style-name="ce5" table:formula="of:=IF([.E25]=&quot;&quot;;&quot;&quot;;BIN2DEC([.E25]))">
            <text:p/>
          </table:table-cell>
          <table:table-cell table:style-name="ce18" table:formula="of:=IF([.E25]=&quot;&quot;;&quot;&quot;;DEC2HEX([.F25];2))">
            <text:p/>
          </table:table-cell>
          <table:table-cell table:number-columns-repeated="1017"/>
        </table:table-row>
        <table:table-row table:style-name="ro1">
          <table:table-cell table:style-name="ce5" office:value-type="float" office:value="21">
            <text:p>21</text:p>
          </table:table-cell>
          <table:table-cell table:style-name="ce5" table:formula="of:=DEC2BIN([.A26];8)" office:value-type="string" office:string-value="00010101">
            <text:p>00010101</text:p>
          </table:table-cell>
          <table:table-cell table:style-name="ce11" table:content-validation-name="val1"/>
          <table:table-cell table:style-name="ce15"/>
          <table:table-cell table:style-name="ce5" table:formula="of:=IF([.C26]=&quot;&quot;;&quot;&quot;;VLOOKUP([.C26];[DigiRuler2U.$A$1:.$B$317];2;0))">
            <text:p/>
          </table:table-cell>
          <table:table-cell table:style-name="ce5" table:formula="of:=IF([.E26]=&quot;&quot;;&quot;&quot;;BIN2DEC([.E26]))">
            <text:p/>
          </table:table-cell>
          <table:table-cell table:style-name="ce18" table:formula="of:=IF([.E26]=&quot;&quot;;&quot;&quot;;DEC2HEX([.F26];2))">
            <text:p/>
          </table:table-cell>
          <table:table-cell table:number-columns-repeated="1017"/>
        </table:table-row>
        <table:table-row table:style-name="ro1">
          <table:table-cell table:style-name="ce5" office:value-type="float" office:value="22">
            <text:p>22</text:p>
          </table:table-cell>
          <table:table-cell table:style-name="ce5" table:formula="of:=DEC2BIN([.A27];8)" office:value-type="string" office:string-value="00010110">
            <text:p>00010110</text:p>
          </table:table-cell>
          <table:table-cell table:style-name="ce11" table:content-validation-name="val1"/>
          <table:table-cell table:style-name="ce15"/>
          <table:table-cell table:style-name="ce5" table:formula="of:=IF([.C27]=&quot;&quot;;&quot;&quot;;VLOOKUP([.C27];[DigiRuler2U.$A$1:.$B$317];2;0))">
            <text:p/>
          </table:table-cell>
          <table:table-cell table:style-name="ce5" table:formula="of:=IF([.E27]=&quot;&quot;;&quot;&quot;;BIN2DEC([.E27]))">
            <text:p/>
          </table:table-cell>
          <table:table-cell table:style-name="ce18" table:formula="of:=IF([.E27]=&quot;&quot;;&quot;&quot;;DEC2HEX([.F27];2))">
            <text:p/>
          </table:table-cell>
          <table:table-cell table:number-columns-repeated="1017"/>
        </table:table-row>
        <table:table-row table:style-name="ro1">
          <table:table-cell table:style-name="ce5" office:value-type="float" office:value="23">
            <text:p>23</text:p>
          </table:table-cell>
          <table:table-cell table:style-name="ce5" table:formula="of:=DEC2BIN([.A28];8)" office:value-type="string" office:string-value="00010111">
            <text:p>00010111</text:p>
          </table:table-cell>
          <table:table-cell table:style-name="ce11" table:content-validation-name="val1"/>
          <table:table-cell table:style-name="ce15"/>
          <table:table-cell table:style-name="ce5" table:formula="of:=IF([.C28]=&quot;&quot;;&quot;&quot;;VLOOKUP([.C28];[DigiRuler2U.$A$1:.$B$317];2;0))">
            <text:p/>
          </table:table-cell>
          <table:table-cell table:style-name="ce5" table:formula="of:=IF([.E28]=&quot;&quot;;&quot;&quot;;BIN2DEC([.E28]))">
            <text:p/>
          </table:table-cell>
          <table:table-cell table:style-name="ce18" table:formula="of:=IF([.E28]=&quot;&quot;;&quot;&quot;;DEC2HEX([.F28];2))">
            <text:p/>
          </table:table-cell>
          <table:table-cell table:number-columns-repeated="1017"/>
        </table:table-row>
        <table:table-row table:style-name="ro1">
          <table:table-cell table:style-name="ce5" office:value-type="float" office:value="24">
            <text:p>24</text:p>
          </table:table-cell>
          <table:table-cell table:style-name="ce5" table:formula="of:=DEC2BIN([.A29];8)" office:value-type="string" office:string-value="00011000">
            <text:p>00011000</text:p>
          </table:table-cell>
          <table:table-cell table:style-name="ce11" table:content-validation-name="val1"/>
          <table:table-cell table:style-name="ce15"/>
          <table:table-cell table:style-name="ce5" table:formula="of:=IF([.C29]=&quot;&quot;;&quot;&quot;;VLOOKUP([.C29];[DigiRuler2U.$A$1:.$B$317];2;0))">
            <text:p/>
          </table:table-cell>
          <table:table-cell table:style-name="ce5" table:formula="of:=IF([.E29]=&quot;&quot;;&quot;&quot;;BIN2DEC([.E29]))">
            <text:p/>
          </table:table-cell>
          <table:table-cell table:style-name="ce18" table:formula="of:=IF([.E29]=&quot;&quot;;&quot;&quot;;DEC2HEX([.F29];2))">
            <text:p/>
          </table:table-cell>
          <table:table-cell table:number-columns-repeated="1017"/>
        </table:table-row>
        <table:table-row table:style-name="ro1">
          <table:table-cell table:style-name="ce5" office:value-type="float" office:value="25">
            <text:p>25</text:p>
          </table:table-cell>
          <table:table-cell table:style-name="ce5" table:formula="of:=DEC2BIN([.A30];8)" office:value-type="string" office:string-value="00011001">
            <text:p>00011001</text:p>
          </table:table-cell>
          <table:table-cell table:style-name="ce11" table:content-validation-name="val1"/>
          <table:table-cell table:style-name="ce15"/>
          <table:table-cell table:style-name="ce5" table:formula="of:=IF([.C30]=&quot;&quot;;&quot;&quot;;VLOOKUP([.C30];[DigiRuler2U.$A$1:.$B$317];2;0))">
            <text:p/>
          </table:table-cell>
          <table:table-cell table:style-name="ce5" table:formula="of:=IF([.E30]=&quot;&quot;;&quot;&quot;;BIN2DEC([.E30]))">
            <text:p/>
          </table:table-cell>
          <table:table-cell table:style-name="ce18" table:formula="of:=IF([.E30]=&quot;&quot;;&quot;&quot;;DEC2HEX([.F30];2))">
            <text:p/>
          </table:table-cell>
          <table:table-cell table:number-columns-repeated="1017"/>
        </table:table-row>
        <table:table-row table:style-name="ro1">
          <table:table-cell table:style-name="ce5" office:value-type="float" office:value="26">
            <text:p>26</text:p>
          </table:table-cell>
          <table:table-cell table:style-name="ce5" table:formula="of:=DEC2BIN([.A31];8)" office:value-type="string" office:string-value="00011010">
            <text:p>00011010</text:p>
          </table:table-cell>
          <table:table-cell table:style-name="ce11" table:content-validation-name="val1"/>
          <table:table-cell table:style-name="ce15"/>
          <table:table-cell table:style-name="ce5" table:formula="of:=IF([.C31]=&quot;&quot;;&quot;&quot;;VLOOKUP([.C31];[DigiRuler2U.$A$1:.$B$317];2;0))">
            <text:p/>
          </table:table-cell>
          <table:table-cell table:style-name="ce5" table:formula="of:=IF([.E31]=&quot;&quot;;&quot;&quot;;BIN2DEC([.E31]))">
            <text:p/>
          </table:table-cell>
          <table:table-cell table:style-name="ce18" table:formula="of:=IF([.E31]=&quot;&quot;;&quot;&quot;;DEC2HEX([.F31];2))">
            <text:p/>
          </table:table-cell>
          <table:table-cell table:number-columns-repeated="1017"/>
        </table:table-row>
        <table:table-row table:style-name="ro1">
          <table:table-cell table:style-name="ce5" office:value-type="float" office:value="27">
            <text:p>27</text:p>
          </table:table-cell>
          <table:table-cell table:style-name="ce5" table:formula="of:=DEC2BIN([.A32];8)" office:value-type="string" office:string-value="00011011">
            <text:p>00011011</text:p>
          </table:table-cell>
          <table:table-cell table:style-name="ce11" table:content-validation-name="val1"/>
          <table:table-cell table:style-name="ce15"/>
          <table:table-cell table:style-name="ce5" table:formula="of:=IF([.C32]=&quot;&quot;;&quot;&quot;;VLOOKUP([.C32];[DigiRuler2U.$A$1:.$B$317];2;0))">
            <text:p/>
          </table:table-cell>
          <table:table-cell table:style-name="ce5" table:formula="of:=IF([.E32]=&quot;&quot;;&quot;&quot;;BIN2DEC([.E32]))">
            <text:p/>
          </table:table-cell>
          <table:table-cell table:style-name="ce18" table:formula="of:=IF([.E32]=&quot;&quot;;&quot;&quot;;DEC2HEX([.F32];2))">
            <text:p/>
          </table:table-cell>
          <table:table-cell table:number-columns-repeated="1017"/>
        </table:table-row>
        <table:table-row table:style-name="ro1">
          <table:table-cell table:style-name="ce5" office:value-type="float" office:value="28">
            <text:p>28</text:p>
          </table:table-cell>
          <table:table-cell table:style-name="ce5" table:formula="of:=DEC2BIN([.A33];8)" office:value-type="string" office:string-value="00011100">
            <text:p>00011100</text:p>
          </table:table-cell>
          <table:table-cell table:style-name="ce11" table:content-validation-name="val1"/>
          <table:table-cell table:style-name="ce15"/>
          <table:table-cell table:style-name="ce5" table:formula="of:=IF([.C33]=&quot;&quot;;&quot;&quot;;VLOOKUP([.C33];[DigiRuler2U.$A$1:.$B$317];2;0))">
            <text:p/>
          </table:table-cell>
          <table:table-cell table:style-name="ce5" table:formula="of:=IF([.E33]=&quot;&quot;;&quot;&quot;;BIN2DEC([.E33]))">
            <text:p/>
          </table:table-cell>
          <table:table-cell table:style-name="ce18" table:formula="of:=IF([.E33]=&quot;&quot;;&quot;&quot;;DEC2HEX([.F33];2))">
            <text:p/>
          </table:table-cell>
          <table:table-cell table:number-columns-repeated="1017"/>
        </table:table-row>
        <table:table-row table:style-name="ro1">
          <table:table-cell table:style-name="ce5" office:value-type="float" office:value="29">
            <text:p>29</text:p>
          </table:table-cell>
          <table:table-cell table:style-name="ce5" table:formula="of:=DEC2BIN([.A34];8)" office:value-type="string" office:string-value="00011101">
            <text:p>00011101</text:p>
          </table:table-cell>
          <table:table-cell table:style-name="ce11" table:content-validation-name="val1"/>
          <table:table-cell table:style-name="ce15"/>
          <table:table-cell table:style-name="ce5" table:formula="of:=IF([.C34]=&quot;&quot;;&quot;&quot;;VLOOKUP([.C34];[DigiRuler2U.$A$1:.$B$317];2;0))">
            <text:p/>
          </table:table-cell>
          <table:table-cell table:style-name="ce5" table:formula="of:=IF([.E34]=&quot;&quot;;&quot;&quot;;BIN2DEC([.E34]))">
            <text:p/>
          </table:table-cell>
          <table:table-cell table:style-name="ce18" table:formula="of:=IF([.E34]=&quot;&quot;;&quot;&quot;;DEC2HEX([.F34];2))">
            <text:p/>
          </table:table-cell>
          <table:table-cell table:number-columns-repeated="1017"/>
        </table:table-row>
        <table:table-row table:style-name="ro1">
          <table:table-cell table:style-name="ce5" office:value-type="float" office:value="30">
            <text:p>30</text:p>
          </table:table-cell>
          <table:table-cell table:style-name="ce5" table:formula="of:=DEC2BIN([.A35];8)" office:value-type="string" office:string-value="00011110">
            <text:p>00011110</text:p>
          </table:table-cell>
          <table:table-cell table:style-name="ce11" table:content-validation-name="val1"/>
          <table:table-cell table:style-name="ce15"/>
          <table:table-cell table:style-name="ce5" table:formula="of:=IF([.C35]=&quot;&quot;;&quot;&quot;;VLOOKUP([.C35];[DigiRuler2U.$A$1:.$B$317];2;0))">
            <text:p/>
          </table:table-cell>
          <table:table-cell table:style-name="ce5" table:formula="of:=IF([.E35]=&quot;&quot;;&quot;&quot;;BIN2DEC([.E35]))">
            <text:p/>
          </table:table-cell>
          <table:table-cell table:style-name="ce18" table:formula="of:=IF([.E35]=&quot;&quot;;&quot;&quot;;DEC2HEX([.F35];2))">
            <text:p/>
          </table:table-cell>
          <table:table-cell table:number-columns-repeated="1017"/>
        </table:table-row>
        <table:table-row table:style-name="ro1">
          <table:table-cell table:style-name="ce5" office:value-type="float" office:value="31">
            <text:p>31</text:p>
          </table:table-cell>
          <table:table-cell table:style-name="ce5" table:formula="of:=DEC2BIN([.A36];8)" office:value-type="string" office:string-value="00011111">
            <text:p>00011111</text:p>
          </table:table-cell>
          <table:table-cell table:style-name="ce11" table:content-validation-name="val1"/>
          <table:table-cell table:style-name="ce15"/>
          <table:table-cell table:style-name="ce5" table:formula="of:=IF([.C36]=&quot;&quot;;&quot;&quot;;VLOOKUP([.C36];[DigiRuler2U.$A$1:.$B$317];2;0))">
            <text:p/>
          </table:table-cell>
          <table:table-cell table:style-name="ce5" table:formula="of:=IF([.E36]=&quot;&quot;;&quot;&quot;;BIN2DEC([.E36]))">
            <text:p/>
          </table:table-cell>
          <table:table-cell table:style-name="ce18" table:formula="of:=IF([.E36]=&quot;&quot;;&quot;&quot;;DEC2HEX([.F36];2))">
            <text:p/>
          </table:table-cell>
          <table:table-cell table:number-columns-repeated="1017"/>
        </table:table-row>
        <table:table-row table:style-name="ro1">
          <table:table-cell table:style-name="ce5" office:value-type="float" office:value="32">
            <text:p>32</text:p>
          </table:table-cell>
          <table:table-cell table:style-name="ce5" table:formula="of:=DEC2BIN([.A37];8)" office:value-type="string" office:string-value="00100000">
            <text:p>00100000</text:p>
          </table:table-cell>
          <table:table-cell table:style-name="ce11" table:content-validation-name="val1"/>
          <table:table-cell table:style-name="ce15"/>
          <table:table-cell table:style-name="ce5" table:formula="of:=IF([.C37]=&quot;&quot;;&quot;&quot;;VLOOKUP([.C37];[DigiRuler2U.$A$1:.$B$317];2;0))">
            <text:p/>
          </table:table-cell>
          <table:table-cell table:style-name="ce5" table:formula="of:=IF([.E37]=&quot;&quot;;&quot;&quot;;BIN2DEC([.E37]))">
            <text:p/>
          </table:table-cell>
          <table:table-cell table:style-name="ce18" table:formula="of:=IF([.E37]=&quot;&quot;;&quot;&quot;;DEC2HEX([.F37];2))">
            <text:p/>
          </table:table-cell>
          <table:table-cell table:number-columns-repeated="1017"/>
        </table:table-row>
        <table:table-row table:style-name="ro1">
          <table:table-cell table:style-name="ce5" office:value-type="float" office:value="33">
            <text:p>33</text:p>
          </table:table-cell>
          <table:table-cell table:style-name="ce5" table:formula="of:=DEC2BIN([.A38];8)" office:value-type="string" office:string-value="00100001">
            <text:p>00100001</text:p>
          </table:table-cell>
          <table:table-cell table:style-name="ce11" table:content-validation-name="val1"/>
          <table:table-cell table:style-name="ce15"/>
          <table:table-cell table:style-name="ce5" table:formula="of:=IF([.C38]=&quot;&quot;;&quot;&quot;;VLOOKUP([.C38];[DigiRuler2U.$A$1:.$B$317];2;0))">
            <text:p/>
          </table:table-cell>
          <table:table-cell table:style-name="ce5" table:formula="of:=IF([.E38]=&quot;&quot;;&quot;&quot;;BIN2DEC([.E38]))">
            <text:p/>
          </table:table-cell>
          <table:table-cell table:style-name="ce18" table:formula="of:=IF([.E38]=&quot;&quot;;&quot;&quot;;DEC2HEX([.F38];2))">
            <text:p/>
          </table:table-cell>
          <table:table-cell table:number-columns-repeated="1017"/>
        </table:table-row>
        <table:table-row table:style-name="ro1">
          <table:table-cell table:style-name="ce5" office:value-type="float" office:value="34">
            <text:p>34</text:p>
          </table:table-cell>
          <table:table-cell table:style-name="ce5" table:formula="of:=DEC2BIN([.A39];8)" office:value-type="string" office:string-value="00100010">
            <text:p>00100010</text:p>
          </table:table-cell>
          <table:table-cell table:style-name="ce11" table:content-validation-name="val1"/>
          <table:table-cell table:style-name="ce15"/>
          <table:table-cell table:style-name="ce5" table:formula="of:=IF([.C39]=&quot;&quot;;&quot;&quot;;VLOOKUP([.C39];[DigiRuler2U.$A$1:.$B$317];2;0))">
            <text:p/>
          </table:table-cell>
          <table:table-cell table:style-name="ce5" table:formula="of:=IF([.E39]=&quot;&quot;;&quot;&quot;;BIN2DEC([.E39]))">
            <text:p/>
          </table:table-cell>
          <table:table-cell table:style-name="ce18" table:formula="of:=IF([.E39]=&quot;&quot;;&quot;&quot;;DEC2HEX([.F39];2))">
            <text:p/>
          </table:table-cell>
          <table:table-cell table:number-columns-repeated="1017"/>
        </table:table-row>
        <table:table-row table:style-name="ro1">
          <table:table-cell table:style-name="ce5" office:value-type="float" office:value="35">
            <text:p>35</text:p>
          </table:table-cell>
          <table:table-cell table:style-name="ce5" table:formula="of:=DEC2BIN([.A40];8)" office:value-type="string" office:string-value="00100011">
            <text:p>00100011</text:p>
          </table:table-cell>
          <table:table-cell table:style-name="ce11" table:content-validation-name="val1"/>
          <table:table-cell table:style-name="ce15"/>
          <table:table-cell table:style-name="ce5" table:formula="of:=IF([.C40]=&quot;&quot;;&quot;&quot;;VLOOKUP([.C40];[DigiRuler2U.$A$1:.$B$317];2;0))">
            <text:p/>
          </table:table-cell>
          <table:table-cell table:style-name="ce5" table:formula="of:=IF([.E40]=&quot;&quot;;&quot;&quot;;BIN2DEC([.E40]))">
            <text:p/>
          </table:table-cell>
          <table:table-cell table:style-name="ce18" table:formula="of:=IF([.E40]=&quot;&quot;;&quot;&quot;;DEC2HEX([.F40];2))">
            <text:p/>
          </table:table-cell>
          <table:table-cell table:number-columns-repeated="1017"/>
        </table:table-row>
        <table:table-row table:style-name="ro1">
          <table:table-cell table:style-name="ce5" office:value-type="float" office:value="36">
            <text:p>36</text:p>
          </table:table-cell>
          <table:table-cell table:style-name="ce5" table:formula="of:=DEC2BIN([.A41];8)" office:value-type="string" office:string-value="00100100">
            <text:p>00100100</text:p>
          </table:table-cell>
          <table:table-cell table:style-name="ce11" table:content-validation-name="val1"/>
          <table:table-cell table:style-name="ce15"/>
          <table:table-cell table:style-name="ce5" table:formula="of:=IF([.C41]=&quot;&quot;;&quot;&quot;;VLOOKUP([.C41];[DigiRuler2U.$A$1:.$B$317];2;0))">
            <text:p/>
          </table:table-cell>
          <table:table-cell table:style-name="ce5" table:formula="of:=IF([.E41]=&quot;&quot;;&quot;&quot;;BIN2DEC([.E41]))">
            <text:p/>
          </table:table-cell>
          <table:table-cell table:style-name="ce18" table:formula="of:=IF([.E41]=&quot;&quot;;&quot;&quot;;DEC2HEX([.F41];2))">
            <text:p/>
          </table:table-cell>
          <table:table-cell table:number-columns-repeated="1017"/>
        </table:table-row>
        <table:table-row table:style-name="ro1">
          <table:table-cell table:style-name="ce5" office:value-type="float" office:value="37">
            <text:p>37</text:p>
          </table:table-cell>
          <table:table-cell table:style-name="ce5" table:formula="of:=DEC2BIN([.A42];8)" office:value-type="string" office:string-value="00100101">
            <text:p>00100101</text:p>
          </table:table-cell>
          <table:table-cell table:style-name="ce11" table:content-validation-name="val1"/>
          <table:table-cell table:style-name="ce15"/>
          <table:table-cell table:style-name="ce5" table:formula="of:=IF([.C42]=&quot;&quot;;&quot;&quot;;VLOOKUP([.C42];[DigiRuler2U.$A$1:.$B$317];2;0))">
            <text:p/>
          </table:table-cell>
          <table:table-cell table:style-name="ce5" table:formula="of:=IF([.E42]=&quot;&quot;;&quot;&quot;;BIN2DEC([.E42]))">
            <text:p/>
          </table:table-cell>
          <table:table-cell table:style-name="ce18" table:formula="of:=IF([.E42]=&quot;&quot;;&quot;&quot;;DEC2HEX([.F42];2))">
            <text:p/>
          </table:table-cell>
          <table:table-cell table:number-columns-repeated="1017"/>
        </table:table-row>
        <table:table-row table:style-name="ro1">
          <table:table-cell table:style-name="ce5" office:value-type="float" office:value="38">
            <text:p>38</text:p>
          </table:table-cell>
          <table:table-cell table:style-name="ce5" table:formula="of:=DEC2BIN([.A43];8)" office:value-type="string" office:string-value="00100110">
            <text:p>00100110</text:p>
          </table:table-cell>
          <table:table-cell table:style-name="ce11" table:content-validation-name="val1"/>
          <table:table-cell table:style-name="ce15"/>
          <table:table-cell table:style-name="ce5" table:formula="of:=IF([.C43]=&quot;&quot;;&quot;&quot;;VLOOKUP([.C43];[DigiRuler2U.$A$1:.$B$317];2;0))">
            <text:p/>
          </table:table-cell>
          <table:table-cell table:style-name="ce5" table:formula="of:=IF([.E43]=&quot;&quot;;&quot;&quot;;BIN2DEC([.E43]))">
            <text:p/>
          </table:table-cell>
          <table:table-cell table:style-name="ce18" table:formula="of:=IF([.E43]=&quot;&quot;;&quot;&quot;;DEC2HEX([.F43];2))">
            <text:p/>
          </table:table-cell>
          <table:table-cell table:number-columns-repeated="1017"/>
        </table:table-row>
        <table:table-row table:style-name="ro1">
          <table:table-cell table:style-name="ce5" office:value-type="float" office:value="39">
            <text:p>39</text:p>
          </table:table-cell>
          <table:table-cell table:style-name="ce5" table:formula="of:=DEC2BIN([.A44];8)" office:value-type="string" office:string-value="00100111">
            <text:p>00100111</text:p>
          </table:table-cell>
          <table:table-cell table:style-name="ce11" table:content-validation-name="val1"/>
          <table:table-cell table:style-name="ce15"/>
          <table:table-cell table:style-name="ce5" table:formula="of:=IF([.C44]=&quot;&quot;;&quot;&quot;;VLOOKUP([.C44];[DigiRuler2U.$A$1:.$B$317];2;0))">
            <text:p/>
          </table:table-cell>
          <table:table-cell table:style-name="ce5" table:formula="of:=IF([.E44]=&quot;&quot;;&quot;&quot;;BIN2DEC([.E44]))">
            <text:p/>
          </table:table-cell>
          <table:table-cell table:style-name="ce18" table:formula="of:=IF([.E44]=&quot;&quot;;&quot;&quot;;DEC2HEX([.F44];2))">
            <text:p/>
          </table:table-cell>
          <table:table-cell table:number-columns-repeated="1017"/>
        </table:table-row>
        <table:table-row table:style-name="ro1">
          <table:table-cell table:style-name="ce5" office:value-type="float" office:value="40">
            <text:p>40</text:p>
          </table:table-cell>
          <table:table-cell table:style-name="ce5" table:formula="of:=DEC2BIN([.A45];8)" office:value-type="string" office:string-value="00101000">
            <text:p>00101000</text:p>
          </table:table-cell>
          <table:table-cell table:style-name="ce11" table:content-validation-name="val1"/>
          <table:table-cell table:style-name="ce15"/>
          <table:table-cell table:style-name="ce5" table:formula="of:=IF([.C45]=&quot;&quot;;&quot;&quot;;VLOOKUP([.C45];[DigiRuler2U.$A$1:.$B$317];2;0))">
            <text:p/>
          </table:table-cell>
          <table:table-cell table:style-name="ce5" table:formula="of:=IF([.E45]=&quot;&quot;;&quot;&quot;;BIN2DEC([.E45]))">
            <text:p/>
          </table:table-cell>
          <table:table-cell table:style-name="ce18" table:formula="of:=IF([.E45]=&quot;&quot;;&quot;&quot;;DEC2HEX([.F45];2))">
            <text:p/>
          </table:table-cell>
          <table:table-cell table:number-columns-repeated="1017"/>
        </table:table-row>
        <table:table-row table:style-name="ro1">
          <table:table-cell table:style-name="ce5" office:value-type="float" office:value="41">
            <text:p>41</text:p>
          </table:table-cell>
          <table:table-cell table:style-name="ce5" table:formula="of:=DEC2BIN([.A46];8)" office:value-type="string" office:string-value="00101001">
            <text:p>00101001</text:p>
          </table:table-cell>
          <table:table-cell table:style-name="ce11" table:content-validation-name="val1"/>
          <table:table-cell table:style-name="ce15"/>
          <table:table-cell table:style-name="ce5" table:formula="of:=IF([.C46]=&quot;&quot;;&quot;&quot;;VLOOKUP([.C46];[DigiRuler2U.$A$1:.$B$317];2;0))">
            <text:p/>
          </table:table-cell>
          <table:table-cell table:style-name="ce5" table:formula="of:=IF([.E46]=&quot;&quot;;&quot;&quot;;BIN2DEC([.E46]))">
            <text:p/>
          </table:table-cell>
          <table:table-cell table:style-name="ce18" table:formula="of:=IF([.E46]=&quot;&quot;;&quot;&quot;;DEC2HEX([.F46];2))">
            <text:p/>
          </table:table-cell>
          <table:table-cell table:number-columns-repeated="1017"/>
        </table:table-row>
        <table:table-row table:style-name="ro1">
          <table:table-cell table:style-name="ce5" office:value-type="float" office:value="42">
            <text:p>42</text:p>
          </table:table-cell>
          <table:table-cell table:style-name="ce5" table:formula="of:=DEC2BIN([.A47];8)" office:value-type="string" office:string-value="00101010">
            <text:p>00101010</text:p>
          </table:table-cell>
          <table:table-cell table:style-name="ce11" table:content-validation-name="val1"/>
          <table:table-cell table:style-name="ce15"/>
          <table:table-cell table:style-name="ce5" table:formula="of:=IF([.C47]=&quot;&quot;;&quot;&quot;;VLOOKUP([.C47];[DigiRuler2U.$A$1:.$B$317];2;0))">
            <text:p/>
          </table:table-cell>
          <table:table-cell table:style-name="ce5" table:formula="of:=IF([.E47]=&quot;&quot;;&quot;&quot;;BIN2DEC([.E47]))">
            <text:p/>
          </table:table-cell>
          <table:table-cell table:style-name="ce18" table:formula="of:=IF([.E47]=&quot;&quot;;&quot;&quot;;DEC2HEX([.F47];2))">
            <text:p/>
          </table:table-cell>
          <table:table-cell table:number-columns-repeated="1017"/>
        </table:table-row>
        <table:table-row table:style-name="ro1">
          <table:table-cell table:style-name="ce5" office:value-type="float" office:value="43">
            <text:p>43</text:p>
          </table:table-cell>
          <table:table-cell table:style-name="ce5" table:formula="of:=DEC2BIN([.A48];8)" office:value-type="string" office:string-value="00101011">
            <text:p>00101011</text:p>
          </table:table-cell>
          <table:table-cell table:style-name="ce11" table:content-validation-name="val1"/>
          <table:table-cell table:style-name="ce15"/>
          <table:table-cell table:style-name="ce5" table:formula="of:=IF([.C48]=&quot;&quot;;&quot;&quot;;VLOOKUP([.C48];[DigiRuler2U.$A$1:.$B$317];2;0))">
            <text:p/>
          </table:table-cell>
          <table:table-cell table:style-name="ce5" table:formula="of:=IF([.E48]=&quot;&quot;;&quot;&quot;;BIN2DEC([.E48]))">
            <text:p/>
          </table:table-cell>
          <table:table-cell table:style-name="ce18" table:formula="of:=IF([.E48]=&quot;&quot;;&quot;&quot;;DEC2HEX([.F48];2))">
            <text:p/>
          </table:table-cell>
          <table:table-cell table:number-columns-repeated="1017"/>
        </table:table-row>
        <table:table-row table:style-name="ro1">
          <table:table-cell table:style-name="ce5" office:value-type="float" office:value="44">
            <text:p>44</text:p>
          </table:table-cell>
          <table:table-cell table:style-name="ce5" table:formula="of:=DEC2BIN([.A49];8)" office:value-type="string" office:string-value="00101100">
            <text:p>00101100</text:p>
          </table:table-cell>
          <table:table-cell table:style-name="ce11" table:content-validation-name="val1"/>
          <table:table-cell table:style-name="ce15"/>
          <table:table-cell table:style-name="ce5" table:formula="of:=IF([.C49]=&quot;&quot;;&quot;&quot;;VLOOKUP([.C49];[DigiRuler2U.$A$1:.$B$317];2;0))">
            <text:p/>
          </table:table-cell>
          <table:table-cell table:style-name="ce5" table:formula="of:=IF([.E49]=&quot;&quot;;&quot;&quot;;BIN2DEC([.E49]))">
            <text:p/>
          </table:table-cell>
          <table:table-cell table:style-name="ce18" table:formula="of:=IF([.E49]=&quot;&quot;;&quot;&quot;;DEC2HEX([.F49];2))">
            <text:p/>
          </table:table-cell>
          <table:table-cell table:number-columns-repeated="1017"/>
        </table:table-row>
        <table:table-row table:style-name="ro1">
          <table:table-cell table:style-name="ce5" office:value-type="float" office:value="45">
            <text:p>45</text:p>
          </table:table-cell>
          <table:table-cell table:style-name="ce5" table:formula="of:=DEC2BIN([.A50];8)" office:value-type="string" office:string-value="00101101">
            <text:p>00101101</text:p>
          </table:table-cell>
          <table:table-cell table:style-name="ce11" table:content-validation-name="val1"/>
          <table:table-cell table:style-name="ce15"/>
          <table:table-cell table:style-name="ce5" table:formula="of:=IF([.C50]=&quot;&quot;;&quot;&quot;;VLOOKUP([.C50];[DigiRuler2U.$A$1:.$B$317];2;0))">
            <text:p/>
          </table:table-cell>
          <table:table-cell table:style-name="ce5" table:formula="of:=IF([.E50]=&quot;&quot;;&quot;&quot;;BIN2DEC([.E50]))">
            <text:p/>
          </table:table-cell>
          <table:table-cell table:style-name="ce18" table:formula="of:=IF([.E50]=&quot;&quot;;&quot;&quot;;DEC2HEX([.F50];2))">
            <text:p/>
          </table:table-cell>
          <table:table-cell table:number-columns-repeated="1017"/>
        </table:table-row>
        <table:table-row table:style-name="ro1">
          <table:table-cell table:style-name="ce5" office:value-type="float" office:value="46">
            <text:p>46</text:p>
          </table:table-cell>
          <table:table-cell table:style-name="ce5" table:formula="of:=DEC2BIN([.A51];8)" office:value-type="string" office:string-value="00101110">
            <text:p>00101110</text:p>
          </table:table-cell>
          <table:table-cell table:style-name="ce11" table:content-validation-name="val1"/>
          <table:table-cell table:style-name="ce15"/>
          <table:table-cell table:style-name="ce5" table:formula="of:=IF([.C51]=&quot;&quot;;&quot;&quot;;VLOOKUP([.C51];[DigiRuler2U.$A$1:.$B$317];2;0))">
            <text:p/>
          </table:table-cell>
          <table:table-cell table:style-name="ce5" table:formula="of:=IF([.E51]=&quot;&quot;;&quot;&quot;;BIN2DEC([.E51]))">
            <text:p/>
          </table:table-cell>
          <table:table-cell table:style-name="ce18" table:formula="of:=IF([.E51]=&quot;&quot;;&quot;&quot;;DEC2HEX([.F51];2))">
            <text:p/>
          </table:table-cell>
          <table:table-cell table:number-columns-repeated="1017"/>
        </table:table-row>
        <table:table-row table:style-name="ro1">
          <table:table-cell table:style-name="ce5" office:value-type="float" office:value="47">
            <text:p>47</text:p>
          </table:table-cell>
          <table:table-cell table:style-name="ce5" table:formula="of:=DEC2BIN([.A52];8)" office:value-type="string" office:string-value="00101111">
            <text:p>00101111</text:p>
          </table:table-cell>
          <table:table-cell table:style-name="ce11" table:content-validation-name="val1"/>
          <table:table-cell table:style-name="ce15"/>
          <table:table-cell table:style-name="ce5" table:formula="of:=IF([.C52]=&quot;&quot;;&quot;&quot;;VLOOKUP([.C52];[DigiRuler2U.$A$1:.$B$317];2;0))">
            <text:p/>
          </table:table-cell>
          <table:table-cell table:style-name="ce5" table:formula="of:=IF([.E52]=&quot;&quot;;&quot;&quot;;BIN2DEC([.E52]))">
            <text:p/>
          </table:table-cell>
          <table:table-cell table:style-name="ce18" table:formula="of:=IF([.E52]=&quot;&quot;;&quot;&quot;;DEC2HEX([.F52];2))">
            <text:p/>
          </table:table-cell>
          <table:table-cell table:number-columns-repeated="1017"/>
        </table:table-row>
        <table:table-row table:style-name="ro1">
          <table:table-cell table:style-name="ce5" office:value-type="float" office:value="48">
            <text:p>48</text:p>
          </table:table-cell>
          <table:table-cell table:style-name="ce5" table:formula="of:=DEC2BIN([.A53];8)" office:value-type="string" office:string-value="00110000">
            <text:p>00110000</text:p>
          </table:table-cell>
          <table:table-cell table:style-name="ce11" table:content-validation-name="val1"/>
          <table:table-cell table:style-name="ce15"/>
          <table:table-cell table:style-name="ce5" table:formula="of:=IF([.C53]=&quot;&quot;;&quot;&quot;;VLOOKUP([.C53];[DigiRuler2U.$A$1:.$B$317];2;0))">
            <text:p/>
          </table:table-cell>
          <table:table-cell table:style-name="ce5" table:formula="of:=IF([.E53]=&quot;&quot;;&quot;&quot;;BIN2DEC([.E53]))">
            <text:p/>
          </table:table-cell>
          <table:table-cell table:style-name="ce18" table:formula="of:=IF([.E53]=&quot;&quot;;&quot;&quot;;DEC2HEX([.F53];2))">
            <text:p/>
          </table:table-cell>
          <table:table-cell table:number-columns-repeated="1017"/>
        </table:table-row>
        <table:table-row table:style-name="ro1">
          <table:table-cell table:style-name="ce5" office:value-type="float" office:value="49">
            <text:p>49</text:p>
          </table:table-cell>
          <table:table-cell table:style-name="ce5" table:formula="of:=DEC2BIN([.A54];8)" office:value-type="string" office:string-value="00110001">
            <text:p>00110001</text:p>
          </table:table-cell>
          <table:table-cell table:style-name="ce11" table:content-validation-name="val1"/>
          <table:table-cell table:style-name="ce15"/>
          <table:table-cell table:style-name="ce5" table:formula="of:=IF([.C54]=&quot;&quot;;&quot;&quot;;VLOOKUP([.C54];[DigiRuler2U.$A$1:.$B$317];2;0))">
            <text:p/>
          </table:table-cell>
          <table:table-cell table:style-name="ce5" table:formula="of:=IF([.E54]=&quot;&quot;;&quot;&quot;;BIN2DEC([.E54]))">
            <text:p/>
          </table:table-cell>
          <table:table-cell table:style-name="ce18" table:formula="of:=IF([.E54]=&quot;&quot;;&quot;&quot;;DEC2HEX([.F54];2))">
            <text:p/>
          </table:table-cell>
          <table:table-cell table:number-columns-repeated="1017"/>
        </table:table-row>
        <table:table-row table:style-name="ro1">
          <table:table-cell table:style-name="ce5" office:value-type="float" office:value="50">
            <text:p>50</text:p>
          </table:table-cell>
          <table:table-cell table:style-name="ce5" table:formula="of:=DEC2BIN([.A55];8)" office:value-type="string" office:string-value="00110010">
            <text:p>00110010</text:p>
          </table:table-cell>
          <table:table-cell table:style-name="ce11" table:content-validation-name="val1"/>
          <table:table-cell table:style-name="ce15"/>
          <table:table-cell table:style-name="ce5" table:formula="of:=IF([.C55]=&quot;&quot;;&quot;&quot;;VLOOKUP([.C55];[DigiRuler2U.$A$1:.$B$317];2;0))">
            <text:p/>
          </table:table-cell>
          <table:table-cell table:style-name="ce5" table:formula="of:=IF([.E55]=&quot;&quot;;&quot;&quot;;BIN2DEC([.E55]))">
            <text:p/>
          </table:table-cell>
          <table:table-cell table:style-name="ce18" table:formula="of:=IF([.E55]=&quot;&quot;;&quot;&quot;;DEC2HEX([.F55];2))">
            <text:p/>
          </table:table-cell>
          <table:table-cell table:number-columns-repeated="1017"/>
        </table:table-row>
        <table:table-row table:style-name="ro1">
          <table:table-cell table:style-name="ce5" office:value-type="float" office:value="51">
            <text:p>51</text:p>
          </table:table-cell>
          <table:table-cell table:style-name="ce5" table:formula="of:=DEC2BIN([.A56];8)" office:value-type="string" office:string-value="00110011">
            <text:p>00110011</text:p>
          </table:table-cell>
          <table:table-cell table:style-name="ce11" table:content-validation-name="val1"/>
          <table:table-cell table:style-name="ce15"/>
          <table:table-cell table:style-name="ce5" table:formula="of:=IF([.C56]=&quot;&quot;;&quot;&quot;;VLOOKUP([.C56];[DigiRuler2U.$A$1:.$B$317];2;0))">
            <text:p/>
          </table:table-cell>
          <table:table-cell table:style-name="ce5" table:formula="of:=IF([.E56]=&quot;&quot;;&quot;&quot;;BIN2DEC([.E56]))">
            <text:p/>
          </table:table-cell>
          <table:table-cell table:style-name="ce18" table:formula="of:=IF([.E56]=&quot;&quot;;&quot;&quot;;DEC2HEX([.F56];2))">
            <text:p/>
          </table:table-cell>
          <table:table-cell table:number-columns-repeated="1017"/>
        </table:table-row>
        <table:table-row table:style-name="ro1">
          <table:table-cell table:style-name="ce5" office:value-type="float" office:value="52">
            <text:p>52</text:p>
          </table:table-cell>
          <table:table-cell table:style-name="ce5" table:formula="of:=DEC2BIN([.A57];8)" office:value-type="string" office:string-value="00110100">
            <text:p>00110100</text:p>
          </table:table-cell>
          <table:table-cell table:style-name="ce11" table:content-validation-name="val1"/>
          <table:table-cell table:style-name="ce15"/>
          <table:table-cell table:style-name="ce5" table:formula="of:=IF([.C57]=&quot;&quot;;&quot;&quot;;VLOOKUP([.C57];[DigiRuler2U.$A$1:.$B$317];2;0))">
            <text:p/>
          </table:table-cell>
          <table:table-cell table:style-name="ce5" table:formula="of:=IF([.E57]=&quot;&quot;;&quot;&quot;;BIN2DEC([.E57]))">
            <text:p/>
          </table:table-cell>
          <table:table-cell table:style-name="ce18" table:formula="of:=IF([.E57]=&quot;&quot;;&quot;&quot;;DEC2HEX([.F57];2))">
            <text:p/>
          </table:table-cell>
          <table:table-cell table:number-columns-repeated="1017"/>
        </table:table-row>
        <table:table-row table:style-name="ro1">
          <table:table-cell table:style-name="ce5" office:value-type="float" office:value="53">
            <text:p>53</text:p>
          </table:table-cell>
          <table:table-cell table:style-name="ce5" table:formula="of:=DEC2BIN([.A58];8)" office:value-type="string" office:string-value="00110101">
            <text:p>00110101</text:p>
          </table:table-cell>
          <table:table-cell table:style-name="ce11" table:content-validation-name="val1"/>
          <table:table-cell table:style-name="ce15"/>
          <table:table-cell table:style-name="ce5" table:formula="of:=IF([.C58]=&quot;&quot;;&quot;&quot;;VLOOKUP([.C58];[DigiRuler2U.$A$1:.$B$317];2;0))">
            <text:p/>
          </table:table-cell>
          <table:table-cell table:style-name="ce5" table:formula="of:=IF([.E58]=&quot;&quot;;&quot;&quot;;BIN2DEC([.E58]))">
            <text:p/>
          </table:table-cell>
          <table:table-cell table:style-name="ce18" table:formula="of:=IF([.E58]=&quot;&quot;;&quot;&quot;;DEC2HEX([.F58];2))">
            <text:p/>
          </table:table-cell>
          <table:table-cell table:number-columns-repeated="1017"/>
        </table:table-row>
        <table:table-row table:style-name="ro1">
          <table:table-cell table:style-name="ce5" office:value-type="float" office:value="54">
            <text:p>54</text:p>
          </table:table-cell>
          <table:table-cell table:style-name="ce5" table:formula="of:=DEC2BIN([.A59];8)" office:value-type="string" office:string-value="00110110">
            <text:p>00110110</text:p>
          </table:table-cell>
          <table:table-cell table:style-name="ce11" table:content-validation-name="val1"/>
          <table:table-cell table:style-name="ce15"/>
          <table:table-cell table:style-name="ce5" table:formula="of:=IF([.C59]=&quot;&quot;;&quot;&quot;;VLOOKUP([.C59];[DigiRuler2U.$A$1:.$B$317];2;0))">
            <text:p/>
          </table:table-cell>
          <table:table-cell table:style-name="ce5" table:formula="of:=IF([.E59]=&quot;&quot;;&quot;&quot;;BIN2DEC([.E59]))">
            <text:p/>
          </table:table-cell>
          <table:table-cell table:style-name="ce18" table:formula="of:=IF([.E59]=&quot;&quot;;&quot;&quot;;DEC2HEX([.F59];2))">
            <text:p/>
          </table:table-cell>
          <table:table-cell table:number-columns-repeated="1017"/>
        </table:table-row>
        <table:table-row table:style-name="ro1">
          <table:table-cell table:style-name="ce5" office:value-type="float" office:value="55">
            <text:p>55</text:p>
          </table:table-cell>
          <table:table-cell table:style-name="ce5" table:formula="of:=DEC2BIN([.A60];8)" office:value-type="string" office:string-value="00110111">
            <text:p>00110111</text:p>
          </table:table-cell>
          <table:table-cell table:style-name="ce11" table:content-validation-name="val1"/>
          <table:table-cell table:style-name="ce15"/>
          <table:table-cell table:style-name="ce5" table:formula="of:=IF([.C60]=&quot;&quot;;&quot;&quot;;VLOOKUP([.C60];[DigiRuler2U.$A$1:.$B$317];2;0))">
            <text:p/>
          </table:table-cell>
          <table:table-cell table:style-name="ce5" table:formula="of:=IF([.E60]=&quot;&quot;;&quot;&quot;;BIN2DEC([.E60]))">
            <text:p/>
          </table:table-cell>
          <table:table-cell table:style-name="ce18" table:formula="of:=IF([.E60]=&quot;&quot;;&quot;&quot;;DEC2HEX([.F60];2))">
            <text:p/>
          </table:table-cell>
          <table:table-cell table:number-columns-repeated="1017"/>
        </table:table-row>
        <table:table-row table:style-name="ro1">
          <table:table-cell table:style-name="ce5" office:value-type="float" office:value="56">
            <text:p>56</text:p>
          </table:table-cell>
          <table:table-cell table:style-name="ce5" table:formula="of:=DEC2BIN([.A61];8)" office:value-type="string" office:string-value="00111000">
            <text:p>00111000</text:p>
          </table:table-cell>
          <table:table-cell table:style-name="ce11" table:content-validation-name="val1"/>
          <table:table-cell table:style-name="ce15"/>
          <table:table-cell table:style-name="ce5" table:formula="of:=IF([.C61]=&quot;&quot;;&quot;&quot;;VLOOKUP([.C61];[DigiRuler2U.$A$1:.$B$317];2;0))">
            <text:p/>
          </table:table-cell>
          <table:table-cell table:style-name="ce5" table:formula="of:=IF([.E61]=&quot;&quot;;&quot;&quot;;BIN2DEC([.E61]))">
            <text:p/>
          </table:table-cell>
          <table:table-cell table:style-name="ce18" table:formula="of:=IF([.E61]=&quot;&quot;;&quot;&quot;;DEC2HEX([.F61];2))">
            <text:p/>
          </table:table-cell>
          <table:table-cell table:number-columns-repeated="1017"/>
        </table:table-row>
        <table:table-row table:style-name="ro1">
          <table:table-cell table:style-name="ce5" office:value-type="float" office:value="57">
            <text:p>57</text:p>
          </table:table-cell>
          <table:table-cell table:style-name="ce5" table:formula="of:=DEC2BIN([.A62];8)" office:value-type="string" office:string-value="00111001">
            <text:p>00111001</text:p>
          </table:table-cell>
          <table:table-cell table:style-name="ce11" table:content-validation-name="val1"/>
          <table:table-cell table:style-name="ce15"/>
          <table:table-cell table:style-name="ce5" table:formula="of:=IF([.C62]=&quot;&quot;;&quot;&quot;;VLOOKUP([.C62];[DigiRuler2U.$A$1:.$B$317];2;0))">
            <text:p/>
          </table:table-cell>
          <table:table-cell table:style-name="ce5" table:formula="of:=IF([.E62]=&quot;&quot;;&quot;&quot;;BIN2DEC([.E62]))">
            <text:p/>
          </table:table-cell>
          <table:table-cell table:style-name="ce18" table:formula="of:=IF([.E62]=&quot;&quot;;&quot;&quot;;DEC2HEX([.F62];2))">
            <text:p/>
          </table:table-cell>
          <table:table-cell table:number-columns-repeated="1017"/>
        </table:table-row>
        <table:table-row table:style-name="ro1">
          <table:table-cell table:style-name="ce5" office:value-type="float" office:value="58">
            <text:p>58</text:p>
          </table:table-cell>
          <table:table-cell table:style-name="ce5" table:formula="of:=DEC2BIN([.A63];8)" office:value-type="string" office:string-value="00111010">
            <text:p>00111010</text:p>
          </table:table-cell>
          <table:table-cell table:style-name="ce11" table:content-validation-name="val1"/>
          <table:table-cell table:style-name="ce15"/>
          <table:table-cell table:style-name="ce5" table:formula="of:=IF([.C63]=&quot;&quot;;&quot;&quot;;VLOOKUP([.C63];[DigiRuler2U.$A$1:.$B$317];2;0))">
            <text:p/>
          </table:table-cell>
          <table:table-cell table:style-name="ce5" table:formula="of:=IF([.E63]=&quot;&quot;;&quot;&quot;;BIN2DEC([.E63]))">
            <text:p/>
          </table:table-cell>
          <table:table-cell table:style-name="ce18" table:formula="of:=IF([.E63]=&quot;&quot;;&quot;&quot;;DEC2HEX([.F63];2))">
            <text:p/>
          </table:table-cell>
          <table:table-cell table:number-columns-repeated="1017"/>
        </table:table-row>
        <table:table-row table:style-name="ro1">
          <table:table-cell table:style-name="ce5" office:value-type="float" office:value="59">
            <text:p>59</text:p>
          </table:table-cell>
          <table:table-cell table:style-name="ce5" table:formula="of:=DEC2BIN([.A64];8)" office:value-type="string" office:string-value="00111011">
            <text:p>00111011</text:p>
          </table:table-cell>
          <table:table-cell table:style-name="ce11" table:content-validation-name="val1"/>
          <table:table-cell table:style-name="ce15"/>
          <table:table-cell table:style-name="ce5" table:formula="of:=IF([.C64]=&quot;&quot;;&quot;&quot;;VLOOKUP([.C64];[DigiRuler2U.$A$1:.$B$317];2;0))">
            <text:p/>
          </table:table-cell>
          <table:table-cell table:style-name="ce5" table:formula="of:=IF([.E64]=&quot;&quot;;&quot;&quot;;BIN2DEC([.E64]))">
            <text:p/>
          </table:table-cell>
          <table:table-cell table:style-name="ce18" table:formula="of:=IF([.E64]=&quot;&quot;;&quot;&quot;;DEC2HEX([.F64];2))">
            <text:p/>
          </table:table-cell>
          <table:table-cell table:number-columns-repeated="1017"/>
        </table:table-row>
        <table:table-row table:style-name="ro1">
          <table:table-cell table:style-name="ce5" office:value-type="float" office:value="60">
            <text:p>60</text:p>
          </table:table-cell>
          <table:table-cell table:style-name="ce5" table:formula="of:=DEC2BIN([.A65];8)" office:value-type="string" office:string-value="00111100">
            <text:p>00111100</text:p>
          </table:table-cell>
          <table:table-cell table:style-name="ce11" table:content-validation-name="val1"/>
          <table:table-cell table:style-name="ce15"/>
          <table:table-cell table:style-name="ce5" table:formula="of:=IF([.C65]=&quot;&quot;;&quot;&quot;;VLOOKUP([.C65];[DigiRuler2U.$A$1:.$B$317];2;0))">
            <text:p/>
          </table:table-cell>
          <table:table-cell table:style-name="ce5" table:formula="of:=IF([.E65]=&quot;&quot;;&quot;&quot;;BIN2DEC([.E65]))">
            <text:p/>
          </table:table-cell>
          <table:table-cell table:style-name="ce18" table:formula="of:=IF([.E65]=&quot;&quot;;&quot;&quot;;DEC2HEX([.F65];2))">
            <text:p/>
          </table:table-cell>
          <table:table-cell table:number-columns-repeated="1017"/>
        </table:table-row>
        <table:table-row table:style-name="ro1">
          <table:table-cell table:style-name="ce5" office:value-type="float" office:value="61">
            <text:p>61</text:p>
          </table:table-cell>
          <table:table-cell table:style-name="ce5" table:formula="of:=DEC2BIN([.A66];8)" office:value-type="string" office:string-value="00111101">
            <text:p>00111101</text:p>
          </table:table-cell>
          <table:table-cell table:style-name="ce11" table:content-validation-name="val1"/>
          <table:table-cell table:style-name="ce15"/>
          <table:table-cell table:style-name="ce5" table:formula="of:=IF([.C66]=&quot;&quot;;&quot;&quot;;VLOOKUP([.C66];[DigiRuler2U.$A$1:.$B$317];2;0))">
            <text:p/>
          </table:table-cell>
          <table:table-cell table:style-name="ce5" table:formula="of:=IF([.E66]=&quot;&quot;;&quot;&quot;;BIN2DEC([.E66]))">
            <text:p/>
          </table:table-cell>
          <table:table-cell table:style-name="ce18" table:formula="of:=IF([.E66]=&quot;&quot;;&quot;&quot;;DEC2HEX([.F66];2))">
            <text:p/>
          </table:table-cell>
          <table:table-cell table:number-columns-repeated="1017"/>
        </table:table-row>
        <table:table-row table:style-name="ro1">
          <table:table-cell table:style-name="ce5" office:value-type="float" office:value="62">
            <text:p>62</text:p>
          </table:table-cell>
          <table:table-cell table:style-name="ce5" table:formula="of:=DEC2BIN([.A67];8)" office:value-type="string" office:string-value="00111110">
            <text:p>00111110</text:p>
          </table:table-cell>
          <table:table-cell table:style-name="ce11" table:content-validation-name="val1"/>
          <table:table-cell table:style-name="ce15"/>
          <table:table-cell table:style-name="ce5" table:formula="of:=IF([.C67]=&quot;&quot;;&quot;&quot;;VLOOKUP([.C67];[DigiRuler2U.$A$1:.$B$317];2;0))">
            <text:p/>
          </table:table-cell>
          <table:table-cell table:style-name="ce5" table:formula="of:=IF([.E67]=&quot;&quot;;&quot;&quot;;BIN2DEC([.E67]))">
            <text:p/>
          </table:table-cell>
          <table:table-cell table:style-name="ce18" table:formula="of:=IF([.E67]=&quot;&quot;;&quot;&quot;;DEC2HEX([.F67];2))">
            <text:p/>
          </table:table-cell>
          <table:table-cell table:number-columns-repeated="1017"/>
        </table:table-row>
        <table:table-row table:style-name="ro1">
          <table:table-cell table:style-name="ce5" office:value-type="float" office:value="63">
            <text:p>63</text:p>
          </table:table-cell>
          <table:table-cell table:style-name="ce5" table:formula="of:=DEC2BIN([.A68];8)" office:value-type="string" office:string-value="00111111">
            <text:p>00111111</text:p>
          </table:table-cell>
          <table:table-cell table:style-name="ce11" table:content-validation-name="val1"/>
          <table:table-cell table:style-name="ce15"/>
          <table:table-cell table:style-name="ce5" table:formula="of:=IF([.C68]=&quot;&quot;;&quot;&quot;;VLOOKUP([.C68];[DigiRuler2U.$A$1:.$B$317];2;0))">
            <text:p/>
          </table:table-cell>
          <table:table-cell table:style-name="ce5" table:formula="of:=IF([.E68]=&quot;&quot;;&quot;&quot;;BIN2DEC([.E68]))">
            <text:p/>
          </table:table-cell>
          <table:table-cell table:style-name="ce18" table:formula="of:=IF([.E68]=&quot;&quot;;&quot;&quot;;DEC2HEX([.F68];2))">
            <text:p/>
          </table:table-cell>
          <table:table-cell table:number-columns-repeated="1017"/>
        </table:table-row>
        <table:table-row table:style-name="ro1">
          <table:table-cell table:style-name="ce5" office:value-type="float" office:value="64">
            <text:p>64</text:p>
          </table:table-cell>
          <table:table-cell table:style-name="ce5" table:formula="of:=DEC2BIN([.A69];8)" office:value-type="string" office:string-value="01000000">
            <text:p>01000000</text:p>
          </table:table-cell>
          <table:table-cell table:style-name="ce11" table:content-validation-name="val1"/>
          <table:table-cell table:style-name="ce15"/>
          <table:table-cell table:style-name="ce5" table:formula="of:=IF([.C69]=&quot;&quot;;&quot;&quot;;VLOOKUP([.C69];[DigiRuler2U.$A$1:.$B$317];2;0))">
            <text:p/>
          </table:table-cell>
          <table:table-cell table:style-name="ce5" table:formula="of:=IF([.E69]=&quot;&quot;;&quot;&quot;;BIN2DEC([.E69]))">
            <text:p/>
          </table:table-cell>
          <table:table-cell table:style-name="ce18" table:formula="of:=IF([.E69]=&quot;&quot;;&quot;&quot;;DEC2HEX([.F69];2))">
            <text:p/>
          </table:table-cell>
          <table:table-cell table:number-columns-repeated="1017"/>
        </table:table-row>
        <table:table-row table:style-name="ro1">
          <table:table-cell table:style-name="ce5" office:value-type="float" office:value="65">
            <text:p>65</text:p>
          </table:table-cell>
          <table:table-cell table:style-name="ce5" table:formula="of:=DEC2BIN([.A70];8)" office:value-type="string" office:string-value="01000001">
            <text:p>01000001</text:p>
          </table:table-cell>
          <table:table-cell table:style-name="ce11" table:content-validation-name="val1"/>
          <table:table-cell table:style-name="ce15"/>
          <table:table-cell table:style-name="ce5" table:formula="of:=IF([.C70]=&quot;&quot;;&quot;&quot;;VLOOKUP([.C70];[DigiRuler2U.$A$1:.$B$317];2;0))">
            <text:p/>
          </table:table-cell>
          <table:table-cell table:style-name="ce5" table:formula="of:=IF([.E70]=&quot;&quot;;&quot;&quot;;BIN2DEC([.E70]))">
            <text:p/>
          </table:table-cell>
          <table:table-cell table:style-name="ce18" table:formula="of:=IF([.E70]=&quot;&quot;;&quot;&quot;;DEC2HEX([.F70];2))">
            <text:p/>
          </table:table-cell>
          <table:table-cell table:number-columns-repeated="1017"/>
        </table:table-row>
        <table:table-row table:style-name="ro1">
          <table:table-cell table:style-name="ce5" office:value-type="float" office:value="66">
            <text:p>66</text:p>
          </table:table-cell>
          <table:table-cell table:style-name="ce5" table:formula="of:=DEC2BIN([.A71];8)" office:value-type="string" office:string-value="01000010">
            <text:p>01000010</text:p>
          </table:table-cell>
          <table:table-cell table:style-name="ce11" table:content-validation-name="val1"/>
          <table:table-cell table:style-name="ce15"/>
          <table:table-cell table:style-name="ce5" table:formula="of:=IF([.C71]=&quot;&quot;;&quot;&quot;;VLOOKUP([.C71];[DigiRuler2U.$A$1:.$B$317];2;0))">
            <text:p/>
          </table:table-cell>
          <table:table-cell table:style-name="ce5" table:formula="of:=IF([.E71]=&quot;&quot;;&quot;&quot;;BIN2DEC([.E71]))">
            <text:p/>
          </table:table-cell>
          <table:table-cell table:style-name="ce18" table:formula="of:=IF([.E71]=&quot;&quot;;&quot;&quot;;DEC2HEX([.F71];2))">
            <text:p/>
          </table:table-cell>
          <table:table-cell table:number-columns-repeated="1017"/>
        </table:table-row>
        <table:table-row table:style-name="ro1">
          <table:table-cell table:style-name="ce5" office:value-type="float" office:value="67">
            <text:p>67</text:p>
          </table:table-cell>
          <table:table-cell table:style-name="ce5" table:formula="of:=DEC2BIN([.A72];8)" office:value-type="string" office:string-value="01000011">
            <text:p>01000011</text:p>
          </table:table-cell>
          <table:table-cell table:style-name="ce11" table:content-validation-name="val1"/>
          <table:table-cell table:style-name="ce15"/>
          <table:table-cell table:style-name="ce5" table:formula="of:=IF([.C72]=&quot;&quot;;&quot;&quot;;VLOOKUP([.C72];[DigiRuler2U.$A$1:.$B$317];2;0))">
            <text:p/>
          </table:table-cell>
          <table:table-cell table:style-name="ce5" table:formula="of:=IF([.E72]=&quot;&quot;;&quot;&quot;;BIN2DEC([.E72]))">
            <text:p/>
          </table:table-cell>
          <table:table-cell table:style-name="ce18" table:formula="of:=IF([.E72]=&quot;&quot;;&quot;&quot;;DEC2HEX([.F72];2))">
            <text:p/>
          </table:table-cell>
          <table:table-cell table:number-columns-repeated="1017"/>
        </table:table-row>
        <table:table-row table:style-name="ro1">
          <table:table-cell table:style-name="ce5" office:value-type="float" office:value="68">
            <text:p>68</text:p>
          </table:table-cell>
          <table:table-cell table:style-name="ce5" table:formula="of:=DEC2BIN([.A73];8)" office:value-type="string" office:string-value="01000100">
            <text:p>01000100</text:p>
          </table:table-cell>
          <table:table-cell table:style-name="ce11" table:content-validation-name="val1"/>
          <table:table-cell table:style-name="ce15"/>
          <table:table-cell table:style-name="ce5" table:formula="of:=IF([.C73]=&quot;&quot;;&quot;&quot;;VLOOKUP([.C73];[DigiRuler2U.$A$1:.$B$317];2;0))">
            <text:p/>
          </table:table-cell>
          <table:table-cell table:style-name="ce5" table:formula="of:=IF([.E73]=&quot;&quot;;&quot;&quot;;BIN2DEC([.E73]))">
            <text:p/>
          </table:table-cell>
          <table:table-cell table:style-name="ce18" table:formula="of:=IF([.E73]=&quot;&quot;;&quot;&quot;;DEC2HEX([.F73];2))">
            <text:p/>
          </table:table-cell>
          <table:table-cell table:number-columns-repeated="1017"/>
        </table:table-row>
        <table:table-row table:style-name="ro1">
          <table:table-cell table:style-name="ce5" office:value-type="float" office:value="69">
            <text:p>69</text:p>
          </table:table-cell>
          <table:table-cell table:style-name="ce5" table:formula="of:=DEC2BIN([.A74];8)" office:value-type="string" office:string-value="01000101">
            <text:p>01000101</text:p>
          </table:table-cell>
          <table:table-cell table:style-name="ce11" table:content-validation-name="val1"/>
          <table:table-cell table:style-name="ce15"/>
          <table:table-cell table:style-name="ce5" table:formula="of:=IF([.C74]=&quot;&quot;;&quot;&quot;;VLOOKUP([.C74];[DigiRuler2U.$A$1:.$B$317];2;0))">
            <text:p/>
          </table:table-cell>
          <table:table-cell table:style-name="ce5" table:formula="of:=IF([.E74]=&quot;&quot;;&quot;&quot;;BIN2DEC([.E74]))">
            <text:p/>
          </table:table-cell>
          <table:table-cell table:style-name="ce18" table:formula="of:=IF([.E74]=&quot;&quot;;&quot;&quot;;DEC2HEX([.F74];2))">
            <text:p/>
          </table:table-cell>
          <table:table-cell table:number-columns-repeated="1017"/>
        </table:table-row>
        <table:table-row table:style-name="ro1">
          <table:table-cell table:style-name="ce5" office:value-type="float" office:value="70">
            <text:p>70</text:p>
          </table:table-cell>
          <table:table-cell table:style-name="ce5" table:formula="of:=DEC2BIN([.A75];8)" office:value-type="string" office:string-value="01000110">
            <text:p>01000110</text:p>
          </table:table-cell>
          <table:table-cell table:style-name="ce11" table:content-validation-name="val1"/>
          <table:table-cell table:style-name="ce15"/>
          <table:table-cell table:style-name="ce5" table:formula="of:=IF([.C75]=&quot;&quot;;&quot;&quot;;VLOOKUP([.C75];[DigiRuler2U.$A$1:.$B$317];2;0))">
            <text:p/>
          </table:table-cell>
          <table:table-cell table:style-name="ce5" table:formula="of:=IF([.E75]=&quot;&quot;;&quot;&quot;;BIN2DEC([.E75]))">
            <text:p/>
          </table:table-cell>
          <table:table-cell table:style-name="ce18" table:formula="of:=IF([.E75]=&quot;&quot;;&quot;&quot;;DEC2HEX([.F75];2))">
            <text:p/>
          </table:table-cell>
          <table:table-cell table:number-columns-repeated="1017"/>
        </table:table-row>
        <table:table-row table:style-name="ro1">
          <table:table-cell table:style-name="ce5" office:value-type="float" office:value="71">
            <text:p>71</text:p>
          </table:table-cell>
          <table:table-cell table:style-name="ce5" table:formula="of:=DEC2BIN([.A76];8)" office:value-type="string" office:string-value="01000111">
            <text:p>01000111</text:p>
          </table:table-cell>
          <table:table-cell table:style-name="ce11" table:content-validation-name="val1"/>
          <table:table-cell table:style-name="ce15"/>
          <table:table-cell table:style-name="ce5" table:formula="of:=IF([.C76]=&quot;&quot;;&quot;&quot;;VLOOKUP([.C76];[DigiRuler2U.$A$1:.$B$317];2;0))">
            <text:p/>
          </table:table-cell>
          <table:table-cell table:style-name="ce5" table:formula="of:=IF([.E76]=&quot;&quot;;&quot;&quot;;BIN2DEC([.E76]))">
            <text:p/>
          </table:table-cell>
          <table:table-cell table:style-name="ce18" table:formula="of:=IF([.E76]=&quot;&quot;;&quot;&quot;;DEC2HEX([.F76];2))">
            <text:p/>
          </table:table-cell>
          <table:table-cell table:number-columns-repeated="1017"/>
        </table:table-row>
        <table:table-row table:style-name="ro1">
          <table:table-cell table:style-name="ce5" office:value-type="float" office:value="72">
            <text:p>72</text:p>
          </table:table-cell>
          <table:table-cell table:style-name="ce5" table:formula="of:=DEC2BIN([.A77];8)" office:value-type="string" office:string-value="01001000">
            <text:p>01001000</text:p>
          </table:table-cell>
          <table:table-cell table:style-name="ce11" table:content-validation-name="val1"/>
          <table:table-cell table:style-name="ce15"/>
          <table:table-cell table:style-name="ce5" table:formula="of:=IF([.C77]=&quot;&quot;;&quot;&quot;;VLOOKUP([.C77];[DigiRuler2U.$A$1:.$B$317];2;0))">
            <text:p/>
          </table:table-cell>
          <table:table-cell table:style-name="ce5" table:formula="of:=IF([.E77]=&quot;&quot;;&quot;&quot;;BIN2DEC([.E77]))">
            <text:p/>
          </table:table-cell>
          <table:table-cell table:style-name="ce18" table:formula="of:=IF([.E77]=&quot;&quot;;&quot;&quot;;DEC2HEX([.F77];2))">
            <text:p/>
          </table:table-cell>
          <table:table-cell table:number-columns-repeated="1017"/>
        </table:table-row>
        <table:table-row table:style-name="ro1">
          <table:table-cell table:style-name="ce5" office:value-type="float" office:value="73">
            <text:p>73</text:p>
          </table:table-cell>
          <table:table-cell table:style-name="ce5" table:formula="of:=DEC2BIN([.A78];8)" office:value-type="string" office:string-value="01001001">
            <text:p>01001001</text:p>
          </table:table-cell>
          <table:table-cell table:style-name="ce11" table:content-validation-name="val1"/>
          <table:table-cell table:style-name="ce15"/>
          <table:table-cell table:style-name="ce5" table:formula="of:=IF([.C78]=&quot;&quot;;&quot;&quot;;VLOOKUP([.C78];[DigiRuler2U.$A$1:.$B$317];2;0))">
            <text:p/>
          </table:table-cell>
          <table:table-cell table:style-name="ce5" table:formula="of:=IF([.E78]=&quot;&quot;;&quot;&quot;;BIN2DEC([.E78]))">
            <text:p/>
          </table:table-cell>
          <table:table-cell table:style-name="ce18" table:formula="of:=IF([.E78]=&quot;&quot;;&quot;&quot;;DEC2HEX([.F78];2))">
            <text:p/>
          </table:table-cell>
          <table:table-cell table:number-columns-repeated="1017"/>
        </table:table-row>
        <table:table-row table:style-name="ro1">
          <table:table-cell table:style-name="ce5" office:value-type="float" office:value="74">
            <text:p>74</text:p>
          </table:table-cell>
          <table:table-cell table:style-name="ce5" table:formula="of:=DEC2BIN([.A79];8)" office:value-type="string" office:string-value="01001010">
            <text:p>01001010</text:p>
          </table:table-cell>
          <table:table-cell table:style-name="ce11" table:content-validation-name="val1"/>
          <table:table-cell table:style-name="ce15"/>
          <table:table-cell table:style-name="ce5" table:formula="of:=IF([.C79]=&quot;&quot;;&quot;&quot;;VLOOKUP([.C79];[DigiRuler2U.$A$1:.$B$317];2;0))">
            <text:p/>
          </table:table-cell>
          <table:table-cell table:style-name="ce5" table:formula="of:=IF([.E79]=&quot;&quot;;&quot;&quot;;BIN2DEC([.E79]))">
            <text:p/>
          </table:table-cell>
          <table:table-cell table:style-name="ce18" table:formula="of:=IF([.E79]=&quot;&quot;;&quot;&quot;;DEC2HEX([.F79];2))">
            <text:p/>
          </table:table-cell>
          <table:table-cell table:number-columns-repeated="1017"/>
        </table:table-row>
        <table:table-row table:style-name="ro1">
          <table:table-cell table:style-name="ce5" office:value-type="float" office:value="75">
            <text:p>75</text:p>
          </table:table-cell>
          <table:table-cell table:style-name="ce5" table:formula="of:=DEC2BIN([.A80];8)" office:value-type="string" office:string-value="01001011">
            <text:p>01001011</text:p>
          </table:table-cell>
          <table:table-cell table:style-name="ce11" table:content-validation-name="val1"/>
          <table:table-cell table:style-name="ce15"/>
          <table:table-cell table:style-name="ce5" table:formula="of:=IF([.C80]=&quot;&quot;;&quot;&quot;;VLOOKUP([.C80];[DigiRuler2U.$A$1:.$B$317];2;0))">
            <text:p/>
          </table:table-cell>
          <table:table-cell table:style-name="ce5" table:formula="of:=IF([.E80]=&quot;&quot;;&quot;&quot;;BIN2DEC([.E80]))">
            <text:p/>
          </table:table-cell>
          <table:table-cell table:style-name="ce18" table:formula="of:=IF([.E80]=&quot;&quot;;&quot;&quot;;DEC2HEX([.F80];2))">
            <text:p/>
          </table:table-cell>
          <table:table-cell table:number-columns-repeated="1017"/>
        </table:table-row>
        <table:table-row table:style-name="ro1">
          <table:table-cell table:style-name="ce5" office:value-type="float" office:value="76">
            <text:p>76</text:p>
          </table:table-cell>
          <table:table-cell table:style-name="ce5" table:formula="of:=DEC2BIN([.A81];8)" office:value-type="string" office:string-value="01001100">
            <text:p>01001100</text:p>
          </table:table-cell>
          <table:table-cell table:style-name="ce11" table:content-validation-name="val1"/>
          <table:table-cell table:style-name="ce15"/>
          <table:table-cell table:style-name="ce5" table:formula="of:=IF([.C81]=&quot;&quot;;&quot;&quot;;VLOOKUP([.C81];[DigiRuler2U.$A$1:.$B$317];2;0))">
            <text:p/>
          </table:table-cell>
          <table:table-cell table:style-name="ce5" table:formula="of:=IF([.E81]=&quot;&quot;;&quot;&quot;;BIN2DEC([.E81]))">
            <text:p/>
          </table:table-cell>
          <table:table-cell table:style-name="ce18" table:formula="of:=IF([.E81]=&quot;&quot;;&quot;&quot;;DEC2HEX([.F81];2))">
            <text:p/>
          </table:table-cell>
          <table:table-cell table:number-columns-repeated="1017"/>
        </table:table-row>
        <table:table-row table:style-name="ro1">
          <table:table-cell table:style-name="ce5" office:value-type="float" office:value="77">
            <text:p>77</text:p>
          </table:table-cell>
          <table:table-cell table:style-name="ce5" table:formula="of:=DEC2BIN([.A82];8)" office:value-type="string" office:string-value="01001101">
            <text:p>01001101</text:p>
          </table:table-cell>
          <table:table-cell table:style-name="ce11" table:content-validation-name="val1"/>
          <table:table-cell table:style-name="ce15"/>
          <table:table-cell table:style-name="ce5" table:formula="of:=IF([.C82]=&quot;&quot;;&quot;&quot;;VLOOKUP([.C82];[DigiRuler2U.$A$1:.$B$317];2;0))">
            <text:p/>
          </table:table-cell>
          <table:table-cell table:style-name="ce5" table:formula="of:=IF([.E82]=&quot;&quot;;&quot;&quot;;BIN2DEC([.E82]))">
            <text:p/>
          </table:table-cell>
          <table:table-cell table:style-name="ce18" table:formula="of:=IF([.E82]=&quot;&quot;;&quot;&quot;;DEC2HEX([.F82];2))">
            <text:p/>
          </table:table-cell>
          <table:table-cell table:number-columns-repeated="1017"/>
        </table:table-row>
        <table:table-row table:style-name="ro1">
          <table:table-cell table:style-name="ce5" office:value-type="float" office:value="78">
            <text:p>78</text:p>
          </table:table-cell>
          <table:table-cell table:style-name="ce5" table:formula="of:=DEC2BIN([.A83];8)" office:value-type="string" office:string-value="01001110">
            <text:p>01001110</text:p>
          </table:table-cell>
          <table:table-cell table:style-name="ce11" table:content-validation-name="val1"/>
          <table:table-cell table:style-name="ce15"/>
          <table:table-cell table:style-name="ce5" table:formula="of:=IF([.C83]=&quot;&quot;;&quot;&quot;;VLOOKUP([.C83];[DigiRuler2U.$A$1:.$B$317];2;0))">
            <text:p/>
          </table:table-cell>
          <table:table-cell table:style-name="ce5" table:formula="of:=IF([.E83]=&quot;&quot;;&quot;&quot;;BIN2DEC([.E83]))">
            <text:p/>
          </table:table-cell>
          <table:table-cell table:style-name="ce18" table:formula="of:=IF([.E83]=&quot;&quot;;&quot;&quot;;DEC2HEX([.F83];2))">
            <text:p/>
          </table:table-cell>
          <table:table-cell table:number-columns-repeated="1017"/>
        </table:table-row>
        <table:table-row table:style-name="ro1">
          <table:table-cell table:style-name="ce5" office:value-type="float" office:value="79">
            <text:p>79</text:p>
          </table:table-cell>
          <table:table-cell table:style-name="ce5" table:formula="of:=DEC2BIN([.A84];8)" office:value-type="string" office:string-value="01001111">
            <text:p>01001111</text:p>
          </table:table-cell>
          <table:table-cell table:style-name="ce11" table:content-validation-name="val1"/>
          <table:table-cell table:style-name="ce15"/>
          <table:table-cell table:style-name="ce5" table:formula="of:=IF([.C84]=&quot;&quot;;&quot;&quot;;VLOOKUP([.C84];[DigiRuler2U.$A$1:.$B$317];2;0))">
            <text:p/>
          </table:table-cell>
          <table:table-cell table:style-name="ce5" table:formula="of:=IF([.E84]=&quot;&quot;;&quot;&quot;;BIN2DEC([.E84]))">
            <text:p/>
          </table:table-cell>
          <table:table-cell table:style-name="ce18" table:formula="of:=IF([.E84]=&quot;&quot;;&quot;&quot;;DEC2HEX([.F84];2))">
            <text:p/>
          </table:table-cell>
          <table:table-cell table:number-columns-repeated="1017"/>
        </table:table-row>
        <table:table-row table:style-name="ro1">
          <table:table-cell table:style-name="ce5" office:value-type="float" office:value="80">
            <text:p>80</text:p>
          </table:table-cell>
          <table:table-cell table:style-name="ce5" table:formula="of:=DEC2BIN([.A85];8)" office:value-type="string" office:string-value="01010000">
            <text:p>01010000</text:p>
          </table:table-cell>
          <table:table-cell table:style-name="ce11" table:content-validation-name="val1"/>
          <table:table-cell table:style-name="ce15"/>
          <table:table-cell table:style-name="ce5" table:formula="of:=IF([.C85]=&quot;&quot;;&quot;&quot;;VLOOKUP([.C85];[DigiRuler2U.$A$1:.$B$317];2;0))">
            <text:p/>
          </table:table-cell>
          <table:table-cell table:style-name="ce5" table:formula="of:=IF([.E85]=&quot;&quot;;&quot;&quot;;BIN2DEC([.E85]))">
            <text:p/>
          </table:table-cell>
          <table:table-cell table:style-name="ce18" table:formula="of:=IF([.E85]=&quot;&quot;;&quot;&quot;;DEC2HEX([.F85];2))">
            <text:p/>
          </table:table-cell>
          <table:table-cell table:number-columns-repeated="1017"/>
        </table:table-row>
        <table:table-row table:style-name="ro1">
          <table:table-cell table:style-name="ce5" office:value-type="float" office:value="81">
            <text:p>81</text:p>
          </table:table-cell>
          <table:table-cell table:style-name="ce5" table:formula="of:=DEC2BIN([.A86];8)" office:value-type="string" office:string-value="01010001">
            <text:p>01010001</text:p>
          </table:table-cell>
          <table:table-cell table:style-name="ce11" table:content-validation-name="val1"/>
          <table:table-cell table:style-name="ce15"/>
          <table:table-cell table:style-name="ce5" table:formula="of:=IF([.C86]=&quot;&quot;;&quot;&quot;;VLOOKUP([.C86];[DigiRuler2U.$A$1:.$B$317];2;0))">
            <text:p/>
          </table:table-cell>
          <table:table-cell table:style-name="ce5" table:formula="of:=IF([.E86]=&quot;&quot;;&quot;&quot;;BIN2DEC([.E86]))">
            <text:p/>
          </table:table-cell>
          <table:table-cell table:style-name="ce18" table:formula="of:=IF([.E86]=&quot;&quot;;&quot;&quot;;DEC2HEX([.F86];2))">
            <text:p/>
          </table:table-cell>
          <table:table-cell table:number-columns-repeated="1017"/>
        </table:table-row>
        <table:table-row table:style-name="ro1">
          <table:table-cell table:style-name="ce5" office:value-type="float" office:value="82">
            <text:p>82</text:p>
          </table:table-cell>
          <table:table-cell table:style-name="ce5" table:formula="of:=DEC2BIN([.A87];8)" office:value-type="string" office:string-value="01010010">
            <text:p>01010010</text:p>
          </table:table-cell>
          <table:table-cell table:style-name="ce11" table:content-validation-name="val1"/>
          <table:table-cell table:style-name="ce15"/>
          <table:table-cell table:style-name="ce5" table:formula="of:=IF([.C87]=&quot;&quot;;&quot;&quot;;VLOOKUP([.C87];[DigiRuler2U.$A$1:.$B$317];2;0))">
            <text:p/>
          </table:table-cell>
          <table:table-cell table:style-name="ce5" table:formula="of:=IF([.E87]=&quot;&quot;;&quot;&quot;;BIN2DEC([.E87]))">
            <text:p/>
          </table:table-cell>
          <table:table-cell table:style-name="ce18" table:formula="of:=IF([.E87]=&quot;&quot;;&quot;&quot;;DEC2HEX([.F87];2))">
            <text:p/>
          </table:table-cell>
          <table:table-cell table:number-columns-repeated="1017"/>
        </table:table-row>
        <table:table-row table:style-name="ro1">
          <table:table-cell table:style-name="ce5" office:value-type="float" office:value="83">
            <text:p>83</text:p>
          </table:table-cell>
          <table:table-cell table:style-name="ce5" table:formula="of:=DEC2BIN([.A88];8)" office:value-type="string" office:string-value="01010011">
            <text:p>01010011</text:p>
          </table:table-cell>
          <table:table-cell table:style-name="ce11" table:content-validation-name="val1"/>
          <table:table-cell table:style-name="ce15"/>
          <table:table-cell table:style-name="ce5" table:formula="of:=IF([.C88]=&quot;&quot;;&quot;&quot;;VLOOKUP([.C88];[DigiRuler2U.$A$1:.$B$317];2;0))">
            <text:p/>
          </table:table-cell>
          <table:table-cell table:style-name="ce5" table:formula="of:=IF([.E88]=&quot;&quot;;&quot;&quot;;BIN2DEC([.E88]))">
            <text:p/>
          </table:table-cell>
          <table:table-cell table:style-name="ce18" table:formula="of:=IF([.E88]=&quot;&quot;;&quot;&quot;;DEC2HEX([.F88];2))">
            <text:p/>
          </table:table-cell>
          <table:table-cell table:number-columns-repeated="1017"/>
        </table:table-row>
        <table:table-row table:style-name="ro1">
          <table:table-cell table:style-name="ce5" office:value-type="float" office:value="84">
            <text:p>84</text:p>
          </table:table-cell>
          <table:table-cell table:style-name="ce5" table:formula="of:=DEC2BIN([.A89];8)" office:value-type="string" office:string-value="01010100">
            <text:p>01010100</text:p>
          </table:table-cell>
          <table:table-cell table:style-name="ce11" table:content-validation-name="val1"/>
          <table:table-cell table:style-name="ce15"/>
          <table:table-cell table:style-name="ce5" table:formula="of:=IF([.C89]=&quot;&quot;;&quot;&quot;;VLOOKUP([.C89];[DigiRuler2U.$A$1:.$B$317];2;0))">
            <text:p/>
          </table:table-cell>
          <table:table-cell table:style-name="ce5" table:formula="of:=IF([.E89]=&quot;&quot;;&quot;&quot;;BIN2DEC([.E89]))">
            <text:p/>
          </table:table-cell>
          <table:table-cell table:style-name="ce18" table:formula="of:=IF([.E89]=&quot;&quot;;&quot;&quot;;DEC2HEX([.F89];2))">
            <text:p/>
          </table:table-cell>
          <table:table-cell table:number-columns-repeated="1017"/>
        </table:table-row>
        <table:table-row table:style-name="ro1">
          <table:table-cell table:style-name="ce5" office:value-type="float" office:value="85">
            <text:p>85</text:p>
          </table:table-cell>
          <table:table-cell table:style-name="ce5" table:formula="of:=DEC2BIN([.A90];8)" office:value-type="string" office:string-value="01010101">
            <text:p>01010101</text:p>
          </table:table-cell>
          <table:table-cell table:style-name="ce11" table:content-validation-name="val1"/>
          <table:table-cell table:style-name="ce15"/>
          <table:table-cell table:style-name="ce5" table:formula="of:=IF([.C90]=&quot;&quot;;&quot;&quot;;VLOOKUP([.C90];[DigiRuler2U.$A$1:.$B$317];2;0))">
            <text:p/>
          </table:table-cell>
          <table:table-cell table:style-name="ce5" table:formula="of:=IF([.E90]=&quot;&quot;;&quot;&quot;;BIN2DEC([.E90]))">
            <text:p/>
          </table:table-cell>
          <table:table-cell table:style-name="ce18" table:formula="of:=IF([.E90]=&quot;&quot;;&quot;&quot;;DEC2HEX([.F90];2))">
            <text:p/>
          </table:table-cell>
          <table:table-cell table:number-columns-repeated="1017"/>
        </table:table-row>
        <table:table-row table:style-name="ro1">
          <table:table-cell table:style-name="ce5" office:value-type="float" office:value="86">
            <text:p>86</text:p>
          </table:table-cell>
          <table:table-cell table:style-name="ce5" table:formula="of:=DEC2BIN([.A91];8)" office:value-type="string" office:string-value="01010110">
            <text:p>01010110</text:p>
          </table:table-cell>
          <table:table-cell table:style-name="ce11" table:content-validation-name="val1"/>
          <table:table-cell table:style-name="ce15"/>
          <table:table-cell table:style-name="ce5" table:formula="of:=IF([.C91]=&quot;&quot;;&quot;&quot;;VLOOKUP([.C91];[DigiRuler2U.$A$1:.$B$317];2;0))">
            <text:p/>
          </table:table-cell>
          <table:table-cell table:style-name="ce5" table:formula="of:=IF([.E91]=&quot;&quot;;&quot;&quot;;BIN2DEC([.E91]))">
            <text:p/>
          </table:table-cell>
          <table:table-cell table:style-name="ce18" table:formula="of:=IF([.E91]=&quot;&quot;;&quot;&quot;;DEC2HEX([.F91];2))">
            <text:p/>
          </table:table-cell>
          <table:table-cell table:number-columns-repeated="1017"/>
        </table:table-row>
        <table:table-row table:style-name="ro1">
          <table:table-cell table:style-name="ce5" office:value-type="float" office:value="87">
            <text:p>87</text:p>
          </table:table-cell>
          <table:table-cell table:style-name="ce5" table:formula="of:=DEC2BIN([.A92];8)" office:value-type="string" office:string-value="01010111">
            <text:p>01010111</text:p>
          </table:table-cell>
          <table:table-cell table:style-name="ce11" table:content-validation-name="val1"/>
          <table:table-cell table:style-name="ce15"/>
          <table:table-cell table:style-name="ce5" table:formula="of:=IF([.C92]=&quot;&quot;;&quot;&quot;;VLOOKUP([.C92];[DigiRuler2U.$A$1:.$B$317];2;0))">
            <text:p/>
          </table:table-cell>
          <table:table-cell table:style-name="ce5" table:formula="of:=IF([.E92]=&quot;&quot;;&quot;&quot;;BIN2DEC([.E92]))">
            <text:p/>
          </table:table-cell>
          <table:table-cell table:style-name="ce18" table:formula="of:=IF([.E92]=&quot;&quot;;&quot;&quot;;DEC2HEX([.F92];2))">
            <text:p/>
          </table:table-cell>
          <table:table-cell table:number-columns-repeated="1017"/>
        </table:table-row>
        <table:table-row table:style-name="ro1">
          <table:table-cell table:style-name="ce5" office:value-type="float" office:value="88">
            <text:p>88</text:p>
          </table:table-cell>
          <table:table-cell table:style-name="ce5" table:formula="of:=DEC2BIN([.A93];8)" office:value-type="string" office:string-value="01011000">
            <text:p>01011000</text:p>
          </table:table-cell>
          <table:table-cell table:style-name="ce11" table:content-validation-name="val1"/>
          <table:table-cell table:style-name="ce15"/>
          <table:table-cell table:style-name="ce5" table:formula="of:=IF([.C93]=&quot;&quot;;&quot;&quot;;VLOOKUP([.C93];[DigiRuler2U.$A$1:.$B$317];2;0))">
            <text:p/>
          </table:table-cell>
          <table:table-cell table:style-name="ce5" table:formula="of:=IF([.E93]=&quot;&quot;;&quot;&quot;;BIN2DEC([.E93]))">
            <text:p/>
          </table:table-cell>
          <table:table-cell table:style-name="ce18" table:formula="of:=IF([.E93]=&quot;&quot;;&quot;&quot;;DEC2HEX([.F93];2))">
            <text:p/>
          </table:table-cell>
          <table:table-cell table:number-columns-repeated="1017"/>
        </table:table-row>
        <table:table-row table:style-name="ro1">
          <table:table-cell table:style-name="ce5" office:value-type="float" office:value="89">
            <text:p>89</text:p>
          </table:table-cell>
          <table:table-cell table:style-name="ce5" table:formula="of:=DEC2BIN([.A94];8)" office:value-type="string" office:string-value="01011001">
            <text:p>01011001</text:p>
          </table:table-cell>
          <table:table-cell table:style-name="ce11" table:content-validation-name="val1"/>
          <table:table-cell table:style-name="ce15"/>
          <table:table-cell table:style-name="ce5" table:formula="of:=IF([.C94]=&quot;&quot;;&quot;&quot;;VLOOKUP([.C94];[DigiRuler2U.$A$1:.$B$317];2;0))">
            <text:p/>
          </table:table-cell>
          <table:table-cell table:style-name="ce5" table:formula="of:=IF([.E94]=&quot;&quot;;&quot;&quot;;BIN2DEC([.E94]))">
            <text:p/>
          </table:table-cell>
          <table:table-cell table:style-name="ce18" table:formula="of:=IF([.E94]=&quot;&quot;;&quot;&quot;;DEC2HEX([.F94];2))">
            <text:p/>
          </table:table-cell>
          <table:table-cell table:number-columns-repeated="1017"/>
        </table:table-row>
        <table:table-row table:style-name="ro1">
          <table:table-cell table:style-name="ce5" office:value-type="float" office:value="90">
            <text:p>90</text:p>
          </table:table-cell>
          <table:table-cell table:style-name="ce5" table:formula="of:=DEC2BIN([.A95];8)" office:value-type="string" office:string-value="01011010">
            <text:p>01011010</text:p>
          </table:table-cell>
          <table:table-cell table:style-name="ce11" table:content-validation-name="val1"/>
          <table:table-cell table:style-name="ce15"/>
          <table:table-cell table:style-name="ce5" table:formula="of:=IF([.C95]=&quot;&quot;;&quot;&quot;;VLOOKUP([.C95];[DigiRuler2U.$A$1:.$B$317];2;0))">
            <text:p/>
          </table:table-cell>
          <table:table-cell table:style-name="ce5" table:formula="of:=IF([.E95]=&quot;&quot;;&quot;&quot;;BIN2DEC([.E95]))">
            <text:p/>
          </table:table-cell>
          <table:table-cell table:style-name="ce18" table:formula="of:=IF([.E95]=&quot;&quot;;&quot;&quot;;DEC2HEX([.F95];2))">
            <text:p/>
          </table:table-cell>
          <table:table-cell table:number-columns-repeated="1017"/>
        </table:table-row>
        <table:table-row table:style-name="ro1">
          <table:table-cell table:style-name="ce5" office:value-type="float" office:value="91">
            <text:p>91</text:p>
          </table:table-cell>
          <table:table-cell table:style-name="ce5" table:formula="of:=DEC2BIN([.A96];8)" office:value-type="string" office:string-value="01011011">
            <text:p>01011011</text:p>
          </table:table-cell>
          <table:table-cell table:style-name="ce11" table:content-validation-name="val1"/>
          <table:table-cell table:style-name="ce15"/>
          <table:table-cell table:style-name="ce5" table:formula="of:=IF([.C96]=&quot;&quot;;&quot;&quot;;VLOOKUP([.C96];[DigiRuler2U.$A$1:.$B$317];2;0))">
            <text:p/>
          </table:table-cell>
          <table:table-cell table:style-name="ce5" table:formula="of:=IF([.E96]=&quot;&quot;;&quot;&quot;;BIN2DEC([.E96]))">
            <text:p/>
          </table:table-cell>
          <table:table-cell table:style-name="ce18" table:formula="of:=IF([.E96]=&quot;&quot;;&quot;&quot;;DEC2HEX([.F96];2))">
            <text:p/>
          </table:table-cell>
          <table:table-cell table:number-columns-repeated="1017"/>
        </table:table-row>
        <table:table-row table:style-name="ro1">
          <table:table-cell table:style-name="ce5" office:value-type="float" office:value="92">
            <text:p>92</text:p>
          </table:table-cell>
          <table:table-cell table:style-name="ce5" table:formula="of:=DEC2BIN([.A97];8)" office:value-type="string" office:string-value="01011100">
            <text:p>01011100</text:p>
          </table:table-cell>
          <table:table-cell table:style-name="ce11" table:content-validation-name="val1"/>
          <table:table-cell table:style-name="ce15"/>
          <table:table-cell table:style-name="ce5" table:formula="of:=IF([.C97]=&quot;&quot;;&quot;&quot;;VLOOKUP([.C97];[DigiRuler2U.$A$1:.$B$317];2;0))">
            <text:p/>
          </table:table-cell>
          <table:table-cell table:style-name="ce5" table:formula="of:=IF([.E97]=&quot;&quot;;&quot;&quot;;BIN2DEC([.E97]))">
            <text:p/>
          </table:table-cell>
          <table:table-cell table:style-name="ce18" table:formula="of:=IF([.E97]=&quot;&quot;;&quot;&quot;;DEC2HEX([.F97];2))">
            <text:p/>
          </table:table-cell>
          <table:table-cell table:number-columns-repeated="1017"/>
        </table:table-row>
        <table:table-row table:style-name="ro1">
          <table:table-cell table:style-name="ce5" office:value-type="float" office:value="93">
            <text:p>93</text:p>
          </table:table-cell>
          <table:table-cell table:style-name="ce5" table:formula="of:=DEC2BIN([.A98];8)" office:value-type="string" office:string-value="01011101">
            <text:p>01011101</text:p>
          </table:table-cell>
          <table:table-cell table:style-name="ce11" table:content-validation-name="val1"/>
          <table:table-cell table:style-name="ce15"/>
          <table:table-cell table:style-name="ce5" table:formula="of:=IF([.C98]=&quot;&quot;;&quot;&quot;;VLOOKUP([.C98];[DigiRuler2U.$A$1:.$B$317];2;0))">
            <text:p/>
          </table:table-cell>
          <table:table-cell table:style-name="ce5" table:formula="of:=IF([.E98]=&quot;&quot;;&quot;&quot;;BIN2DEC([.E98]))">
            <text:p/>
          </table:table-cell>
          <table:table-cell table:style-name="ce18" table:formula="of:=IF([.E98]=&quot;&quot;;&quot;&quot;;DEC2HEX([.F98];2))">
            <text:p/>
          </table:table-cell>
          <table:table-cell table:number-columns-repeated="1017"/>
        </table:table-row>
        <table:table-row table:style-name="ro1">
          <table:table-cell table:style-name="ce5" office:value-type="float" office:value="94">
            <text:p>94</text:p>
          </table:table-cell>
          <table:table-cell table:style-name="ce5" table:formula="of:=DEC2BIN([.A99];8)" office:value-type="string" office:string-value="01011110">
            <text:p>01011110</text:p>
          </table:table-cell>
          <table:table-cell table:style-name="ce11" table:content-validation-name="val1"/>
          <table:table-cell table:style-name="ce15"/>
          <table:table-cell table:style-name="ce5" table:formula="of:=IF([.C99]=&quot;&quot;;&quot;&quot;;VLOOKUP([.C99];[DigiRuler2U.$A$1:.$B$317];2;0))">
            <text:p/>
          </table:table-cell>
          <table:table-cell table:style-name="ce5" table:formula="of:=IF([.E99]=&quot;&quot;;&quot;&quot;;BIN2DEC([.E99]))">
            <text:p/>
          </table:table-cell>
          <table:table-cell table:style-name="ce18" table:formula="of:=IF([.E99]=&quot;&quot;;&quot;&quot;;DEC2HEX([.F99];2))">
            <text:p/>
          </table:table-cell>
          <table:table-cell table:number-columns-repeated="1017"/>
        </table:table-row>
        <table:table-row table:style-name="ro1">
          <table:table-cell table:style-name="ce5" office:value-type="float" office:value="95">
            <text:p>95</text:p>
          </table:table-cell>
          <table:table-cell table:style-name="ce5" table:formula="of:=DEC2BIN([.A100];8)" office:value-type="string" office:string-value="01011111">
            <text:p>01011111</text:p>
          </table:table-cell>
          <table:table-cell table:style-name="ce11" table:content-validation-name="val1"/>
          <table:table-cell table:style-name="ce15"/>
          <table:table-cell table:style-name="ce5" table:formula="of:=IF([.C100]=&quot;&quot;;&quot;&quot;;VLOOKUP([.C100];[DigiRuler2U.$A$1:.$B$317];2;0))">
            <text:p/>
          </table:table-cell>
          <table:table-cell table:style-name="ce5" table:formula="of:=IF([.E100]=&quot;&quot;;&quot;&quot;;BIN2DEC([.E100]))">
            <text:p/>
          </table:table-cell>
          <table:table-cell table:style-name="ce18" table:formula="of:=IF([.E100]=&quot;&quot;;&quot;&quot;;DEC2HEX([.F100];2))">
            <text:p/>
          </table:table-cell>
          <table:table-cell table:number-columns-repeated="1017"/>
        </table:table-row>
        <table:table-row table:style-name="ro1">
          <table:table-cell table:style-name="ce5" office:value-type="float" office:value="96">
            <text:p>96</text:p>
          </table:table-cell>
          <table:table-cell table:style-name="ce5" table:formula="of:=DEC2BIN([.A101];8)" office:value-type="string" office:string-value="01100000">
            <text:p>01100000</text:p>
          </table:table-cell>
          <table:table-cell table:style-name="ce11" table:content-validation-name="val1"/>
          <table:table-cell table:style-name="ce15"/>
          <table:table-cell table:style-name="ce5" table:formula="of:=IF([.C101]=&quot;&quot;;&quot;&quot;;VLOOKUP([.C101];[DigiRuler2U.$A$1:.$B$317];2;0))">
            <text:p/>
          </table:table-cell>
          <table:table-cell table:style-name="ce5" table:formula="of:=IF([.E101]=&quot;&quot;;&quot;&quot;;BIN2DEC([.E101]))">
            <text:p/>
          </table:table-cell>
          <table:table-cell table:style-name="ce18" table:formula="of:=IF([.E101]=&quot;&quot;;&quot;&quot;;DEC2HEX([.F101];2))">
            <text:p/>
          </table:table-cell>
          <table:table-cell table:number-columns-repeated="1017"/>
        </table:table-row>
        <table:table-row table:style-name="ro1">
          <table:table-cell table:style-name="ce5" office:value-type="float" office:value="97">
            <text:p>97</text:p>
          </table:table-cell>
          <table:table-cell table:style-name="ce5" table:formula="of:=DEC2BIN([.A102];8)" office:value-type="string" office:string-value="01100001">
            <text:p>01100001</text:p>
          </table:table-cell>
          <table:table-cell table:style-name="ce11" table:content-validation-name="val1"/>
          <table:table-cell table:style-name="ce15"/>
          <table:table-cell table:style-name="ce5" table:formula="of:=IF([.C102]=&quot;&quot;;&quot;&quot;;VLOOKUP([.C102];[DigiRuler2U.$A$1:.$B$317];2;0))">
            <text:p/>
          </table:table-cell>
          <table:table-cell table:style-name="ce5" table:formula="of:=IF([.E102]=&quot;&quot;;&quot;&quot;;BIN2DEC([.E102]))">
            <text:p/>
          </table:table-cell>
          <table:table-cell table:style-name="ce18" table:formula="of:=IF([.E102]=&quot;&quot;;&quot;&quot;;DEC2HEX([.F102];2))">
            <text:p/>
          </table:table-cell>
          <table:table-cell table:number-columns-repeated="1017"/>
        </table:table-row>
        <table:table-row table:style-name="ro1">
          <table:table-cell table:style-name="ce5" office:value-type="float" office:value="98">
            <text:p>98</text:p>
          </table:table-cell>
          <table:table-cell table:style-name="ce5" table:formula="of:=DEC2BIN([.A103];8)" office:value-type="string" office:string-value="01100010">
            <text:p>01100010</text:p>
          </table:table-cell>
          <table:table-cell table:style-name="ce11" table:content-validation-name="val1"/>
          <table:table-cell table:style-name="ce15"/>
          <table:table-cell table:style-name="ce5" table:formula="of:=IF([.C103]=&quot;&quot;;&quot;&quot;;VLOOKUP([.C103];[DigiRuler2U.$A$1:.$B$317];2;0))">
            <text:p/>
          </table:table-cell>
          <table:table-cell table:style-name="ce5" table:formula="of:=IF([.E103]=&quot;&quot;;&quot;&quot;;BIN2DEC([.E103]))">
            <text:p/>
          </table:table-cell>
          <table:table-cell table:style-name="ce18" table:formula="of:=IF([.E103]=&quot;&quot;;&quot;&quot;;DEC2HEX([.F103];2))">
            <text:p/>
          </table:table-cell>
          <table:table-cell table:number-columns-repeated="1017"/>
        </table:table-row>
        <table:table-row table:style-name="ro1">
          <table:table-cell table:style-name="ce5" office:value-type="float" office:value="99">
            <text:p>99</text:p>
          </table:table-cell>
          <table:table-cell table:style-name="ce5" table:formula="of:=DEC2BIN([.A104];8)" office:value-type="string" office:string-value="01100011">
            <text:p>01100011</text:p>
          </table:table-cell>
          <table:table-cell table:style-name="ce11" table:content-validation-name="val1"/>
          <table:table-cell table:style-name="ce15"/>
          <table:table-cell table:style-name="ce5" table:formula="of:=IF([.C104]=&quot;&quot;;&quot;&quot;;VLOOKUP([.C104];[DigiRuler2U.$A$1:.$B$317];2;0))">
            <text:p/>
          </table:table-cell>
          <table:table-cell table:style-name="ce5" table:formula="of:=IF([.E104]=&quot;&quot;;&quot;&quot;;BIN2DEC([.E104]))">
            <text:p/>
          </table:table-cell>
          <table:table-cell table:style-name="ce18" table:formula="of:=IF([.E104]=&quot;&quot;;&quot;&quot;;DEC2HEX([.F104];2))">
            <text:p/>
          </table:table-cell>
          <table:table-cell table:number-columns-repeated="1017"/>
        </table:table-row>
        <table:table-row table:style-name="ro1">
          <table:table-cell table:style-name="ce5" office:value-type="float" office:value="100">
            <text:p>100</text:p>
          </table:table-cell>
          <table:table-cell table:style-name="ce5" table:formula="of:=DEC2BIN([.A105];8)" office:value-type="string" office:string-value="01100100">
            <text:p>01100100</text:p>
          </table:table-cell>
          <table:table-cell table:style-name="ce11" table:content-validation-name="val1"/>
          <table:table-cell table:style-name="ce15"/>
          <table:table-cell table:style-name="ce5" table:formula="of:=IF([.C105]=&quot;&quot;;&quot;&quot;;VLOOKUP([.C105];[DigiRuler2U.$A$1:.$B$317];2;0))">
            <text:p/>
          </table:table-cell>
          <table:table-cell table:style-name="ce5" table:formula="of:=IF([.E105]=&quot;&quot;;&quot;&quot;;BIN2DEC([.E105]))">
            <text:p/>
          </table:table-cell>
          <table:table-cell table:style-name="ce18" table:formula="of:=IF([.E105]=&quot;&quot;;&quot;&quot;;DEC2HEX([.F105];2))">
            <text:p/>
          </table:table-cell>
          <table:table-cell table:number-columns-repeated="1017"/>
        </table:table-row>
        <table:table-row table:style-name="ro1">
          <table:table-cell table:style-name="ce5" office:value-type="float" office:value="101">
            <text:p>101</text:p>
          </table:table-cell>
          <table:table-cell table:style-name="ce5" table:formula="of:=DEC2BIN([.A106];8)" office:value-type="string" office:string-value="01100101">
            <text:p>01100101</text:p>
          </table:table-cell>
          <table:table-cell table:style-name="ce11" table:content-validation-name="val1"/>
          <table:table-cell table:style-name="ce15"/>
          <table:table-cell table:style-name="ce5" table:formula="of:=IF([.C106]=&quot;&quot;;&quot;&quot;;VLOOKUP([.C106];[DigiRuler2U.$A$1:.$B$317];2;0))">
            <text:p/>
          </table:table-cell>
          <table:table-cell table:style-name="ce5" table:formula="of:=IF([.E106]=&quot;&quot;;&quot;&quot;;BIN2DEC([.E106]))">
            <text:p/>
          </table:table-cell>
          <table:table-cell table:style-name="ce18" table:formula="of:=IF([.E106]=&quot;&quot;;&quot;&quot;;DEC2HEX([.F106];2))">
            <text:p/>
          </table:table-cell>
          <table:table-cell table:number-columns-repeated="1017"/>
        </table:table-row>
        <table:table-row table:style-name="ro1">
          <table:table-cell table:style-name="ce5" office:value-type="float" office:value="102">
            <text:p>102</text:p>
          </table:table-cell>
          <table:table-cell table:style-name="ce5" table:formula="of:=DEC2BIN([.A107];8)" office:value-type="string" office:string-value="01100110">
            <text:p>01100110</text:p>
          </table:table-cell>
          <table:table-cell table:style-name="ce11" table:content-validation-name="val1"/>
          <table:table-cell table:style-name="ce15"/>
          <table:table-cell table:style-name="ce5" table:formula="of:=IF([.C107]=&quot;&quot;;&quot;&quot;;VLOOKUP([.C107];[DigiRuler2U.$A$1:.$B$317];2;0))">
            <text:p/>
          </table:table-cell>
          <table:table-cell table:style-name="ce5" table:formula="of:=IF([.E107]=&quot;&quot;;&quot;&quot;;BIN2DEC([.E107]))">
            <text:p/>
          </table:table-cell>
          <table:table-cell table:style-name="ce18" table:formula="of:=IF([.E107]=&quot;&quot;;&quot;&quot;;DEC2HEX([.F107];2))">
            <text:p/>
          </table:table-cell>
          <table:table-cell table:number-columns-repeated="1017"/>
        </table:table-row>
        <table:table-row table:style-name="ro1">
          <table:table-cell table:style-name="ce5" office:value-type="float" office:value="103">
            <text:p>103</text:p>
          </table:table-cell>
          <table:table-cell table:style-name="ce5" table:formula="of:=DEC2BIN([.A108];8)" office:value-type="string" office:string-value="01100111">
            <text:p>01100111</text:p>
          </table:table-cell>
          <table:table-cell table:style-name="ce11" table:content-validation-name="val1"/>
          <table:table-cell table:style-name="ce15"/>
          <table:table-cell table:style-name="ce5" table:formula="of:=IF([.C108]=&quot;&quot;;&quot;&quot;;VLOOKUP([.C108];[DigiRuler2U.$A$1:.$B$317];2;0))">
            <text:p/>
          </table:table-cell>
          <table:table-cell table:style-name="ce5" table:formula="of:=IF([.E108]=&quot;&quot;;&quot;&quot;;BIN2DEC([.E108]))">
            <text:p/>
          </table:table-cell>
          <table:table-cell table:style-name="ce18" table:formula="of:=IF([.E108]=&quot;&quot;;&quot;&quot;;DEC2HEX([.F108];2))">
            <text:p/>
          </table:table-cell>
          <table:table-cell table:number-columns-repeated="1017"/>
        </table:table-row>
        <table:table-row table:style-name="ro1">
          <table:table-cell table:style-name="ce5" office:value-type="float" office:value="104">
            <text:p>104</text:p>
          </table:table-cell>
          <table:table-cell table:style-name="ce5" table:formula="of:=DEC2BIN([.A109];8)" office:value-type="string" office:string-value="01101000">
            <text:p>01101000</text:p>
          </table:table-cell>
          <table:table-cell table:style-name="ce11" table:content-validation-name="val1"/>
          <table:table-cell table:style-name="ce15"/>
          <table:table-cell table:style-name="ce5" table:formula="of:=IF([.C109]=&quot;&quot;;&quot;&quot;;VLOOKUP([.C109];[DigiRuler2U.$A$1:.$B$317];2;0))">
            <text:p/>
          </table:table-cell>
          <table:table-cell table:style-name="ce5" table:formula="of:=IF([.E109]=&quot;&quot;;&quot;&quot;;BIN2DEC([.E109]))">
            <text:p/>
          </table:table-cell>
          <table:table-cell table:style-name="ce18" table:formula="of:=IF([.E109]=&quot;&quot;;&quot;&quot;;DEC2HEX([.F109];2))">
            <text:p/>
          </table:table-cell>
          <table:table-cell table:number-columns-repeated="1017"/>
        </table:table-row>
        <table:table-row table:style-name="ro1">
          <table:table-cell table:style-name="ce5" office:value-type="float" office:value="105">
            <text:p>105</text:p>
          </table:table-cell>
          <table:table-cell table:style-name="ce5" table:formula="of:=DEC2BIN([.A110];8)" office:value-type="string" office:string-value="01101001">
            <text:p>01101001</text:p>
          </table:table-cell>
          <table:table-cell table:style-name="ce11" table:content-validation-name="val1"/>
          <table:table-cell table:style-name="ce15"/>
          <table:table-cell table:style-name="ce5" table:formula="of:=IF([.C110]=&quot;&quot;;&quot;&quot;;VLOOKUP([.C110];[DigiRuler2U.$A$1:.$B$317];2;0))">
            <text:p/>
          </table:table-cell>
          <table:table-cell table:style-name="ce5" table:formula="of:=IF([.E110]=&quot;&quot;;&quot;&quot;;BIN2DEC([.E110]))">
            <text:p/>
          </table:table-cell>
          <table:table-cell table:style-name="ce18" table:formula="of:=IF([.E110]=&quot;&quot;;&quot;&quot;;DEC2HEX([.F110];2))">
            <text:p/>
          </table:table-cell>
          <table:table-cell table:number-columns-repeated="1017"/>
        </table:table-row>
        <table:table-row table:style-name="ro1">
          <table:table-cell table:style-name="ce5" office:value-type="float" office:value="106">
            <text:p>106</text:p>
          </table:table-cell>
          <table:table-cell table:style-name="ce5" table:formula="of:=DEC2BIN([.A111];8)" office:value-type="string" office:string-value="01101010">
            <text:p>01101010</text:p>
          </table:table-cell>
          <table:table-cell table:style-name="ce11" table:content-validation-name="val1"/>
          <table:table-cell table:style-name="ce15"/>
          <table:table-cell table:style-name="ce5" table:formula="of:=IF([.C111]=&quot;&quot;;&quot;&quot;;VLOOKUP([.C111];[DigiRuler2U.$A$1:.$B$317];2;0))">
            <text:p/>
          </table:table-cell>
          <table:table-cell table:style-name="ce5" table:formula="of:=IF([.E111]=&quot;&quot;;&quot;&quot;;BIN2DEC([.E111]))">
            <text:p/>
          </table:table-cell>
          <table:table-cell table:style-name="ce18" table:formula="of:=IF([.E111]=&quot;&quot;;&quot;&quot;;DEC2HEX([.F111];2))">
            <text:p/>
          </table:table-cell>
          <table:table-cell table:number-columns-repeated="1017"/>
        </table:table-row>
        <table:table-row table:style-name="ro1">
          <table:table-cell table:style-name="ce5" office:value-type="float" office:value="107">
            <text:p>107</text:p>
          </table:table-cell>
          <table:table-cell table:style-name="ce5" table:formula="of:=DEC2BIN([.A112];8)" office:value-type="string" office:string-value="01101011">
            <text:p>01101011</text:p>
          </table:table-cell>
          <table:table-cell table:style-name="ce11" table:content-validation-name="val1"/>
          <table:table-cell table:style-name="ce15"/>
          <table:table-cell table:style-name="ce5" table:formula="of:=IF([.C112]=&quot;&quot;;&quot;&quot;;VLOOKUP([.C112];[DigiRuler2U.$A$1:.$B$317];2;0))">
            <text:p/>
          </table:table-cell>
          <table:table-cell table:style-name="ce5" table:formula="of:=IF([.E112]=&quot;&quot;;&quot;&quot;;BIN2DEC([.E112]))">
            <text:p/>
          </table:table-cell>
          <table:table-cell table:style-name="ce18" table:formula="of:=IF([.E112]=&quot;&quot;;&quot;&quot;;DEC2HEX([.F112];2))">
            <text:p/>
          </table:table-cell>
          <table:table-cell table:number-columns-repeated="1017"/>
        </table:table-row>
        <table:table-row table:style-name="ro1">
          <table:table-cell table:style-name="ce5" office:value-type="float" office:value="108">
            <text:p>108</text:p>
          </table:table-cell>
          <table:table-cell table:style-name="ce5" table:formula="of:=DEC2BIN([.A113];8)" office:value-type="string" office:string-value="01101100">
            <text:p>01101100</text:p>
          </table:table-cell>
          <table:table-cell table:style-name="ce11" table:content-validation-name="val1"/>
          <table:table-cell table:style-name="ce15"/>
          <table:table-cell table:style-name="ce5" table:formula="of:=IF([.C113]=&quot;&quot;;&quot;&quot;;VLOOKUP([.C113];[DigiRuler2U.$A$1:.$B$317];2;0))">
            <text:p/>
          </table:table-cell>
          <table:table-cell table:style-name="ce5" table:formula="of:=IF([.E113]=&quot;&quot;;&quot;&quot;;BIN2DEC([.E113]))">
            <text:p/>
          </table:table-cell>
          <table:table-cell table:style-name="ce18" table:formula="of:=IF([.E113]=&quot;&quot;;&quot;&quot;;DEC2HEX([.F113];2))">
            <text:p/>
          </table:table-cell>
          <table:table-cell table:number-columns-repeated="1017"/>
        </table:table-row>
        <table:table-row table:style-name="ro1">
          <table:table-cell table:style-name="ce5" office:value-type="float" office:value="109">
            <text:p>109</text:p>
          </table:table-cell>
          <table:table-cell table:style-name="ce5" table:formula="of:=DEC2BIN([.A114];8)" office:value-type="string" office:string-value="01101101">
            <text:p>01101101</text:p>
          </table:table-cell>
          <table:table-cell table:style-name="ce11" table:content-validation-name="val1"/>
          <table:table-cell table:style-name="ce15"/>
          <table:table-cell table:style-name="ce5" table:formula="of:=IF([.C114]=&quot;&quot;;&quot;&quot;;VLOOKUP([.C114];[DigiRuler2U.$A$1:.$B$317];2;0))">
            <text:p/>
          </table:table-cell>
          <table:table-cell table:style-name="ce5" table:formula="of:=IF([.E114]=&quot;&quot;;&quot;&quot;;BIN2DEC([.E114]))">
            <text:p/>
          </table:table-cell>
          <table:table-cell table:style-name="ce18" table:formula="of:=IF([.E114]=&quot;&quot;;&quot;&quot;;DEC2HEX([.F114];2))">
            <text:p/>
          </table:table-cell>
          <table:table-cell table:number-columns-repeated="1017"/>
        </table:table-row>
        <table:table-row table:style-name="ro1">
          <table:table-cell table:style-name="ce5" office:value-type="float" office:value="110">
            <text:p>110</text:p>
          </table:table-cell>
          <table:table-cell table:style-name="ce5" table:formula="of:=DEC2BIN([.A115];8)" office:value-type="string" office:string-value="01101110">
            <text:p>01101110</text:p>
          </table:table-cell>
          <table:table-cell table:style-name="ce11" table:content-validation-name="val1"/>
          <table:table-cell table:style-name="ce15"/>
          <table:table-cell table:style-name="ce5" table:formula="of:=IF([.C115]=&quot;&quot;;&quot;&quot;;VLOOKUP([.C115];[DigiRuler2U.$A$1:.$B$317];2;0))">
            <text:p/>
          </table:table-cell>
          <table:table-cell table:style-name="ce5" table:formula="of:=IF([.E115]=&quot;&quot;;&quot;&quot;;BIN2DEC([.E115]))">
            <text:p/>
          </table:table-cell>
          <table:table-cell table:style-name="ce18" table:formula="of:=IF([.E115]=&quot;&quot;;&quot;&quot;;DEC2HEX([.F115];2))">
            <text:p/>
          </table:table-cell>
          <table:table-cell table:number-columns-repeated="1017"/>
        </table:table-row>
        <table:table-row table:style-name="ro1">
          <table:table-cell table:style-name="ce5" office:value-type="float" office:value="111">
            <text:p>111</text:p>
          </table:table-cell>
          <table:table-cell table:style-name="ce5" table:formula="of:=DEC2BIN([.A116];8)" office:value-type="string" office:string-value="01101111">
            <text:p>01101111</text:p>
          </table:table-cell>
          <table:table-cell table:style-name="ce11" table:content-validation-name="val1"/>
          <table:table-cell table:style-name="ce15"/>
          <table:table-cell table:style-name="ce5" table:formula="of:=IF([.C116]=&quot;&quot;;&quot;&quot;;VLOOKUP([.C116];[DigiRuler2U.$A$1:.$B$317];2;0))">
            <text:p/>
          </table:table-cell>
          <table:table-cell table:style-name="ce5" table:formula="of:=IF([.E116]=&quot;&quot;;&quot;&quot;;BIN2DEC([.E116]))">
            <text:p/>
          </table:table-cell>
          <table:table-cell table:style-name="ce18" table:formula="of:=IF([.E116]=&quot;&quot;;&quot;&quot;;DEC2HEX([.F116];2))">
            <text:p/>
          </table:table-cell>
          <table:table-cell table:number-columns-repeated="1017"/>
        </table:table-row>
        <table:table-row table:style-name="ro1">
          <table:table-cell table:style-name="ce5" office:value-type="float" office:value="112">
            <text:p>112</text:p>
          </table:table-cell>
          <table:table-cell table:style-name="ce5" table:formula="of:=DEC2BIN([.A117];8)" office:value-type="string" office:string-value="01110000">
            <text:p>01110000</text:p>
          </table:table-cell>
          <table:table-cell table:style-name="ce11" table:content-validation-name="val1"/>
          <table:table-cell table:style-name="ce15"/>
          <table:table-cell table:style-name="ce5" table:formula="of:=IF([.C117]=&quot;&quot;;&quot;&quot;;VLOOKUP([.C117];[DigiRuler2U.$A$1:.$B$317];2;0))">
            <text:p/>
          </table:table-cell>
          <table:table-cell table:style-name="ce5" table:formula="of:=IF([.E117]=&quot;&quot;;&quot;&quot;;BIN2DEC([.E117]))">
            <text:p/>
          </table:table-cell>
          <table:table-cell table:style-name="ce18" table:formula="of:=IF([.E117]=&quot;&quot;;&quot;&quot;;DEC2HEX([.F117];2))">
            <text:p/>
          </table:table-cell>
          <table:table-cell table:number-columns-repeated="1017"/>
        </table:table-row>
        <table:table-row table:style-name="ro1">
          <table:table-cell table:style-name="ce5" office:value-type="float" office:value="113">
            <text:p>113</text:p>
          </table:table-cell>
          <table:table-cell table:style-name="ce5" table:formula="of:=DEC2BIN([.A118];8)" office:value-type="string" office:string-value="01110001">
            <text:p>01110001</text:p>
          </table:table-cell>
          <table:table-cell table:style-name="ce11" table:content-validation-name="val1"/>
          <table:table-cell table:style-name="ce15"/>
          <table:table-cell table:style-name="ce5" table:formula="of:=IF([.C118]=&quot;&quot;;&quot;&quot;;VLOOKUP([.C118];[DigiRuler2U.$A$1:.$B$317];2;0))">
            <text:p/>
          </table:table-cell>
          <table:table-cell table:style-name="ce5" table:formula="of:=IF([.E118]=&quot;&quot;;&quot;&quot;;BIN2DEC([.E118]))">
            <text:p/>
          </table:table-cell>
          <table:table-cell table:style-name="ce18" table:formula="of:=IF([.E118]=&quot;&quot;;&quot;&quot;;DEC2HEX([.F118];2))">
            <text:p/>
          </table:table-cell>
          <table:table-cell table:number-columns-repeated="1017"/>
        </table:table-row>
        <table:table-row table:style-name="ro1">
          <table:table-cell table:style-name="ce5" office:value-type="float" office:value="114">
            <text:p>114</text:p>
          </table:table-cell>
          <table:table-cell table:style-name="ce5" table:formula="of:=DEC2BIN([.A119];8)" office:value-type="string" office:string-value="01110010">
            <text:p>01110010</text:p>
          </table:table-cell>
          <table:table-cell table:style-name="ce11" table:content-validation-name="val1"/>
          <table:table-cell table:style-name="ce15"/>
          <table:table-cell table:style-name="ce5" table:formula="of:=IF([.C119]=&quot;&quot;;&quot;&quot;;VLOOKUP([.C119];[DigiRuler2U.$A$1:.$B$317];2;0))">
            <text:p/>
          </table:table-cell>
          <table:table-cell table:style-name="ce5" table:formula="of:=IF([.E119]=&quot;&quot;;&quot;&quot;;BIN2DEC([.E119]))">
            <text:p/>
          </table:table-cell>
          <table:table-cell table:style-name="ce18" table:formula="of:=IF([.E119]=&quot;&quot;;&quot;&quot;;DEC2HEX([.F119];2))">
            <text:p/>
          </table:table-cell>
          <table:table-cell table:number-columns-repeated="1017"/>
        </table:table-row>
        <table:table-row table:style-name="ro1">
          <table:table-cell table:style-name="ce5" office:value-type="float" office:value="115">
            <text:p>115</text:p>
          </table:table-cell>
          <table:table-cell table:style-name="ce5" table:formula="of:=DEC2BIN([.A120];8)" office:value-type="string" office:string-value="01110011">
            <text:p>01110011</text:p>
          </table:table-cell>
          <table:table-cell table:style-name="ce11" table:content-validation-name="val1"/>
          <table:table-cell table:style-name="ce15"/>
          <table:table-cell table:style-name="ce5" table:formula="of:=IF([.C120]=&quot;&quot;;&quot;&quot;;VLOOKUP([.C120];[DigiRuler2U.$A$1:.$B$317];2;0))">
            <text:p/>
          </table:table-cell>
          <table:table-cell table:style-name="ce5" table:formula="of:=IF([.E120]=&quot;&quot;;&quot;&quot;;BIN2DEC([.E120]))">
            <text:p/>
          </table:table-cell>
          <table:table-cell table:style-name="ce18" table:formula="of:=IF([.E120]=&quot;&quot;;&quot;&quot;;DEC2HEX([.F120];2))">
            <text:p/>
          </table:table-cell>
          <table:table-cell table:number-columns-repeated="1017"/>
        </table:table-row>
        <table:table-row table:style-name="ro1">
          <table:table-cell table:style-name="ce5" office:value-type="float" office:value="116">
            <text:p>116</text:p>
          </table:table-cell>
          <table:table-cell table:style-name="ce5" table:formula="of:=DEC2BIN([.A121];8)" office:value-type="string" office:string-value="01110100">
            <text:p>01110100</text:p>
          </table:table-cell>
          <table:table-cell table:style-name="ce11" table:content-validation-name="val1"/>
          <table:table-cell table:style-name="ce15"/>
          <table:table-cell table:style-name="ce5" table:formula="of:=IF([.C121]=&quot;&quot;;&quot;&quot;;VLOOKUP([.C121];[DigiRuler2U.$A$1:.$B$317];2;0))">
            <text:p/>
          </table:table-cell>
          <table:table-cell table:style-name="ce5" table:formula="of:=IF([.E121]=&quot;&quot;;&quot;&quot;;BIN2DEC([.E121]))">
            <text:p/>
          </table:table-cell>
          <table:table-cell table:style-name="ce18" table:formula="of:=IF([.E121]=&quot;&quot;;&quot;&quot;;DEC2HEX([.F121];2))">
            <text:p/>
          </table:table-cell>
          <table:table-cell table:number-columns-repeated="1017"/>
        </table:table-row>
        <table:table-row table:style-name="ro1">
          <table:table-cell table:style-name="ce5" office:value-type="float" office:value="117">
            <text:p>117</text:p>
          </table:table-cell>
          <table:table-cell table:style-name="ce5" table:formula="of:=DEC2BIN([.A122];8)" office:value-type="string" office:string-value="01110101">
            <text:p>01110101</text:p>
          </table:table-cell>
          <table:table-cell table:style-name="ce11" table:content-validation-name="val1"/>
          <table:table-cell table:style-name="ce15"/>
          <table:table-cell table:style-name="ce5" table:formula="of:=IF([.C122]=&quot;&quot;;&quot;&quot;;VLOOKUP([.C122];[DigiRuler2U.$A$1:.$B$317];2;0))">
            <text:p/>
          </table:table-cell>
          <table:table-cell table:style-name="ce5" table:formula="of:=IF([.E122]=&quot;&quot;;&quot;&quot;;BIN2DEC([.E122]))">
            <text:p/>
          </table:table-cell>
          <table:table-cell table:style-name="ce18" table:formula="of:=IF([.E122]=&quot;&quot;;&quot;&quot;;DEC2HEX([.F122];2))">
            <text:p/>
          </table:table-cell>
          <table:table-cell table:number-columns-repeated="1017"/>
        </table:table-row>
        <table:table-row table:style-name="ro1">
          <table:table-cell table:style-name="ce5" office:value-type="float" office:value="118">
            <text:p>118</text:p>
          </table:table-cell>
          <table:table-cell table:style-name="ce5" table:formula="of:=DEC2BIN([.A123];8)" office:value-type="string" office:string-value="01110110">
            <text:p>01110110</text:p>
          </table:table-cell>
          <table:table-cell table:style-name="ce11" table:content-validation-name="val1"/>
          <table:table-cell table:style-name="ce15"/>
          <table:table-cell table:style-name="ce5" table:formula="of:=IF([.C123]=&quot;&quot;;&quot;&quot;;VLOOKUP([.C123];[DigiRuler2U.$A$1:.$B$317];2;0))">
            <text:p/>
          </table:table-cell>
          <table:table-cell table:style-name="ce5" table:formula="of:=IF([.E123]=&quot;&quot;;&quot;&quot;;BIN2DEC([.E123]))">
            <text:p/>
          </table:table-cell>
          <table:table-cell table:style-name="ce18" table:formula="of:=IF([.E123]=&quot;&quot;;&quot;&quot;;DEC2HEX([.F123];2))">
            <text:p/>
          </table:table-cell>
          <table:table-cell table:number-columns-repeated="1017"/>
        </table:table-row>
        <table:table-row table:style-name="ro1">
          <table:table-cell table:style-name="ce5" office:value-type="float" office:value="119">
            <text:p>119</text:p>
          </table:table-cell>
          <table:table-cell table:style-name="ce5" table:formula="of:=DEC2BIN([.A124];8)" office:value-type="string" office:string-value="01110111">
            <text:p>01110111</text:p>
          </table:table-cell>
          <table:table-cell table:style-name="ce11" table:content-validation-name="val1"/>
          <table:table-cell table:style-name="ce15"/>
          <table:table-cell table:style-name="ce5" table:formula="of:=IF([.C124]=&quot;&quot;;&quot;&quot;;VLOOKUP([.C124];[DigiRuler2U.$A$1:.$B$317];2;0))">
            <text:p/>
          </table:table-cell>
          <table:table-cell table:style-name="ce5" table:formula="of:=IF([.E124]=&quot;&quot;;&quot;&quot;;BIN2DEC([.E124]))">
            <text:p/>
          </table:table-cell>
          <table:table-cell table:style-name="ce18" table:formula="of:=IF([.E124]=&quot;&quot;;&quot;&quot;;DEC2HEX([.F124];2))">
            <text:p/>
          </table:table-cell>
          <table:table-cell table:number-columns-repeated="1017"/>
        </table:table-row>
        <table:table-row table:style-name="ro1">
          <table:table-cell table:style-name="ce5" office:value-type="float" office:value="120">
            <text:p>120</text:p>
          </table:table-cell>
          <table:table-cell table:style-name="ce5" table:formula="of:=DEC2BIN([.A125];8)" office:value-type="string" office:string-value="01111000">
            <text:p>01111000</text:p>
          </table:table-cell>
          <table:table-cell table:style-name="ce11" table:content-validation-name="val1"/>
          <table:table-cell table:style-name="ce15"/>
          <table:table-cell table:style-name="ce5" table:formula="of:=IF([.C125]=&quot;&quot;;&quot;&quot;;VLOOKUP([.C125];[DigiRuler2U.$A$1:.$B$317];2;0))">
            <text:p/>
          </table:table-cell>
          <table:table-cell table:style-name="ce5" table:formula="of:=IF([.E125]=&quot;&quot;;&quot;&quot;;BIN2DEC([.E125]))">
            <text:p/>
          </table:table-cell>
          <table:table-cell table:style-name="ce18" table:formula="of:=IF([.E125]=&quot;&quot;;&quot;&quot;;DEC2HEX([.F125];2))">
            <text:p/>
          </table:table-cell>
          <table:table-cell table:number-columns-repeated="1017"/>
        </table:table-row>
        <table:table-row table:style-name="ro1">
          <table:table-cell table:style-name="ce5" office:value-type="float" office:value="121">
            <text:p>121</text:p>
          </table:table-cell>
          <table:table-cell table:style-name="ce5" table:formula="of:=DEC2BIN([.A126];8)" office:value-type="string" office:string-value="01111001">
            <text:p>01111001</text:p>
          </table:table-cell>
          <table:table-cell table:style-name="ce11" table:content-validation-name="val1"/>
          <table:table-cell table:style-name="ce15"/>
          <table:table-cell table:style-name="ce5" table:formula="of:=IF([.C126]=&quot;&quot;;&quot;&quot;;VLOOKUP([.C126];[DigiRuler2U.$A$1:.$B$317];2;0))">
            <text:p/>
          </table:table-cell>
          <table:table-cell table:style-name="ce5" table:formula="of:=IF([.E126]=&quot;&quot;;&quot;&quot;;BIN2DEC([.E126]))">
            <text:p/>
          </table:table-cell>
          <table:table-cell table:style-name="ce18" table:formula="of:=IF([.E126]=&quot;&quot;;&quot;&quot;;DEC2HEX([.F126];2))">
            <text:p/>
          </table:table-cell>
          <table:table-cell table:number-columns-repeated="1017"/>
        </table:table-row>
        <table:table-row table:style-name="ro1">
          <table:table-cell table:style-name="ce5" office:value-type="float" office:value="122">
            <text:p>122</text:p>
          </table:table-cell>
          <table:table-cell table:style-name="ce5" table:formula="of:=DEC2BIN([.A127];8)" office:value-type="string" office:string-value="01111010">
            <text:p>01111010</text:p>
          </table:table-cell>
          <table:table-cell table:style-name="ce11" table:content-validation-name="val1"/>
          <table:table-cell table:style-name="ce15"/>
          <table:table-cell table:style-name="ce5" table:formula="of:=IF([.C127]=&quot;&quot;;&quot;&quot;;VLOOKUP([.C127];[DigiRuler2U.$A$1:.$B$317];2;0))">
            <text:p/>
          </table:table-cell>
          <table:table-cell table:style-name="ce5" table:formula="of:=IF([.E127]=&quot;&quot;;&quot;&quot;;BIN2DEC([.E127]))">
            <text:p/>
          </table:table-cell>
          <table:table-cell table:style-name="ce18" table:formula="of:=IF([.E127]=&quot;&quot;;&quot;&quot;;DEC2HEX([.F127];2))">
            <text:p/>
          </table:table-cell>
          <table:table-cell table:number-columns-repeated="1017"/>
        </table:table-row>
        <table:table-row table:style-name="ro1">
          <table:table-cell table:style-name="ce5" office:value-type="float" office:value="123">
            <text:p>123</text:p>
          </table:table-cell>
          <table:table-cell table:style-name="ce5" table:formula="of:=DEC2BIN([.A128];8)" office:value-type="string" office:string-value="01111011">
            <text:p>01111011</text:p>
          </table:table-cell>
          <table:table-cell table:style-name="ce11" table:content-validation-name="val1"/>
          <table:table-cell table:style-name="ce15"/>
          <table:table-cell table:style-name="ce5" table:formula="of:=IF([.C128]=&quot;&quot;;&quot;&quot;;VLOOKUP([.C128];[DigiRuler2U.$A$1:.$B$317];2;0))">
            <text:p/>
          </table:table-cell>
          <table:table-cell table:style-name="ce5" table:formula="of:=IF([.E128]=&quot;&quot;;&quot;&quot;;BIN2DEC([.E128]))">
            <text:p/>
          </table:table-cell>
          <table:table-cell table:style-name="ce18" table:formula="of:=IF([.E128]=&quot;&quot;;&quot;&quot;;DEC2HEX([.F128];2))">
            <text:p/>
          </table:table-cell>
          <table:table-cell table:number-columns-repeated="1017"/>
        </table:table-row>
        <table:table-row table:style-name="ro1">
          <table:table-cell table:style-name="ce5" office:value-type="float" office:value="124">
            <text:p>124</text:p>
          </table:table-cell>
          <table:table-cell table:style-name="ce5" table:formula="of:=DEC2BIN([.A129];8)" office:value-type="string" office:string-value="01111100">
            <text:p>01111100</text:p>
          </table:table-cell>
          <table:table-cell table:style-name="ce11" table:content-validation-name="val1"/>
          <table:table-cell table:style-name="ce15"/>
          <table:table-cell table:style-name="ce5" table:formula="of:=IF([.C129]=&quot;&quot;;&quot;&quot;;VLOOKUP([.C129];[DigiRuler2U.$A$1:.$B$317];2;0))">
            <text:p/>
          </table:table-cell>
          <table:table-cell table:style-name="ce5" table:formula="of:=IF([.E129]=&quot;&quot;;&quot;&quot;;BIN2DEC([.E129]))">
            <text:p/>
          </table:table-cell>
          <table:table-cell table:style-name="ce18" table:formula="of:=IF([.E129]=&quot;&quot;;&quot;&quot;;DEC2HEX([.F129];2))">
            <text:p/>
          </table:table-cell>
          <table:table-cell table:number-columns-repeated="1017"/>
        </table:table-row>
        <table:table-row table:style-name="ro1">
          <table:table-cell table:style-name="ce5" office:value-type="float" office:value="125">
            <text:p>125</text:p>
          </table:table-cell>
          <table:table-cell table:style-name="ce5" table:formula="of:=DEC2BIN([.A130];8)" office:value-type="string" office:string-value="01111101">
            <text:p>01111101</text:p>
          </table:table-cell>
          <table:table-cell table:style-name="ce11" table:content-validation-name="val1"/>
          <table:table-cell table:style-name="ce15"/>
          <table:table-cell table:style-name="ce5" table:formula="of:=IF([.C130]=&quot;&quot;;&quot;&quot;;VLOOKUP([.C130];[DigiRuler2U.$A$1:.$B$317];2;0))">
            <text:p/>
          </table:table-cell>
          <table:table-cell table:style-name="ce5" table:formula="of:=IF([.E130]=&quot;&quot;;&quot;&quot;;BIN2DEC([.E130]))">
            <text:p/>
          </table:table-cell>
          <table:table-cell table:style-name="ce18" table:formula="of:=IF([.E130]=&quot;&quot;;&quot;&quot;;DEC2HEX([.F130];2))">
            <text:p/>
          </table:table-cell>
          <table:table-cell table:number-columns-repeated="1017"/>
        </table:table-row>
        <table:table-row table:style-name="ro1">
          <table:table-cell table:style-name="ce5" office:value-type="float" office:value="126">
            <text:p>126</text:p>
          </table:table-cell>
          <table:table-cell table:style-name="ce5" table:formula="of:=DEC2BIN([.A131];8)" office:value-type="string" office:string-value="01111110">
            <text:p>01111110</text:p>
          </table:table-cell>
          <table:table-cell table:style-name="ce11" table:content-validation-name="val1"/>
          <table:table-cell table:style-name="ce15"/>
          <table:table-cell table:style-name="ce5" table:formula="of:=IF([.C131]=&quot;&quot;;&quot;&quot;;VLOOKUP([.C131];[DigiRuler2U.$A$1:.$B$317];2;0))">
            <text:p/>
          </table:table-cell>
          <table:table-cell table:style-name="ce5" table:formula="of:=IF([.E131]=&quot;&quot;;&quot;&quot;;BIN2DEC([.E131]))">
            <text:p/>
          </table:table-cell>
          <table:table-cell table:style-name="ce18" table:formula="of:=IF([.E131]=&quot;&quot;;&quot;&quot;;DEC2HEX([.F131];2))">
            <text:p/>
          </table:table-cell>
          <table:table-cell table:number-columns-repeated="1017"/>
        </table:table-row>
        <table:table-row table:style-name="ro1">
          <table:table-cell table:style-name="ce5" office:value-type="float" office:value="127">
            <text:p>127</text:p>
          </table:table-cell>
          <table:table-cell table:style-name="ce5" table:formula="of:=DEC2BIN([.A132];8)" office:value-type="string" office:string-value="01111111">
            <text:p>01111111</text:p>
          </table:table-cell>
          <table:table-cell table:style-name="ce11" table:content-validation-name="val1"/>
          <table:table-cell table:style-name="ce15"/>
          <table:table-cell table:style-name="ce5" table:formula="of:=IF([.C132]=&quot;&quot;;&quot;&quot;;VLOOKUP([.C132];[DigiRuler2U.$A$1:.$B$317];2;0))">
            <text:p/>
          </table:table-cell>
          <table:table-cell table:style-name="ce5" table:formula="of:=IF([.E132]=&quot;&quot;;&quot;&quot;;BIN2DEC([.E132]))">
            <text:p/>
          </table:table-cell>
          <table:table-cell table:style-name="ce18" table:formula="of:=IF([.E132]=&quot;&quot;;&quot;&quot;;DEC2HEX([.F132];2))">
            <text:p/>
          </table:table-cell>
          <table:table-cell table:number-columns-repeated="1017"/>
        </table:table-row>
        <table:table-row table:style-name="ro1">
          <table:table-cell table:style-name="ce5" office:value-type="float" office:value="128">
            <text:p>128</text:p>
          </table:table-cell>
          <table:table-cell table:style-name="ce5" table:formula="of:=DEC2BIN([.A133];8)" office:value-type="string" office:string-value="10000000">
            <text:p>10000000</text:p>
          </table:table-cell>
          <table:table-cell table:style-name="ce11" table:content-validation-name="val1"/>
          <table:table-cell table:style-name="ce15"/>
          <table:table-cell table:style-name="ce5" table:formula="of:=IF([.C133]=&quot;&quot;;&quot;&quot;;VLOOKUP([.C133];[DigiRuler2U.$A$1:.$B$317];2;0))">
            <text:p/>
          </table:table-cell>
          <table:table-cell table:style-name="ce5" table:formula="of:=IF([.E133]=&quot;&quot;;&quot;&quot;;BIN2DEC([.E133]))">
            <text:p/>
          </table:table-cell>
          <table:table-cell table:style-name="ce18" table:formula="of:=IF([.E133]=&quot;&quot;;&quot;&quot;;DEC2HEX([.F133];2))">
            <text:p/>
          </table:table-cell>
          <table:table-cell table:number-columns-repeated="1017"/>
        </table:table-row>
        <table:table-row table:style-name="ro1">
          <table:table-cell table:style-name="ce5" office:value-type="float" office:value="129">
            <text:p>129</text:p>
          </table:table-cell>
          <table:table-cell table:style-name="ce5" table:formula="of:=DEC2BIN([.A134];8)" office:value-type="string" office:string-value="10000001">
            <text:p>10000001</text:p>
          </table:table-cell>
          <table:table-cell table:style-name="ce11" table:content-validation-name="val1"/>
          <table:table-cell table:style-name="ce15"/>
          <table:table-cell table:style-name="ce5" table:formula="of:=IF([.C134]=&quot;&quot;;&quot;&quot;;VLOOKUP([.C134];[DigiRuler2U.$A$1:.$B$317];2;0))">
            <text:p/>
          </table:table-cell>
          <table:table-cell table:style-name="ce5" table:formula="of:=IF([.E134]=&quot;&quot;;&quot;&quot;;BIN2DEC([.E134]))">
            <text:p/>
          </table:table-cell>
          <table:table-cell table:style-name="ce18" table:formula="of:=IF([.E134]=&quot;&quot;;&quot;&quot;;DEC2HEX([.F134];2))">
            <text:p/>
          </table:table-cell>
          <table:table-cell table:number-columns-repeated="1017"/>
        </table:table-row>
        <table:table-row table:style-name="ro1">
          <table:table-cell table:style-name="ce5" office:value-type="float" office:value="130">
            <text:p>130</text:p>
          </table:table-cell>
          <table:table-cell table:style-name="ce5" table:formula="of:=DEC2BIN([.A135];8)" office:value-type="string" office:string-value="10000010">
            <text:p>10000010</text:p>
          </table:table-cell>
          <table:table-cell table:style-name="ce11" table:content-validation-name="val1"/>
          <table:table-cell table:style-name="ce15"/>
          <table:table-cell table:style-name="ce5" table:formula="of:=IF([.C135]=&quot;&quot;;&quot;&quot;;VLOOKUP([.C135];[DigiRuler2U.$A$1:.$B$317];2;0))">
            <text:p/>
          </table:table-cell>
          <table:table-cell table:style-name="ce5" table:formula="of:=IF([.E135]=&quot;&quot;;&quot;&quot;;BIN2DEC([.E135]))">
            <text:p/>
          </table:table-cell>
          <table:table-cell table:style-name="ce18" table:formula="of:=IF([.E135]=&quot;&quot;;&quot;&quot;;DEC2HEX([.F135];2))">
            <text:p/>
          </table:table-cell>
          <table:table-cell table:number-columns-repeated="1017"/>
        </table:table-row>
        <table:table-row table:style-name="ro1">
          <table:table-cell table:style-name="ce5" office:value-type="float" office:value="131">
            <text:p>131</text:p>
          </table:table-cell>
          <table:table-cell table:style-name="ce5" table:formula="of:=DEC2BIN([.A136];8)" office:value-type="string" office:string-value="10000011">
            <text:p>10000011</text:p>
          </table:table-cell>
          <table:table-cell table:style-name="ce11" table:content-validation-name="val1"/>
          <table:table-cell table:style-name="ce15"/>
          <table:table-cell table:style-name="ce5" table:formula="of:=IF([.C136]=&quot;&quot;;&quot;&quot;;VLOOKUP([.C136];[DigiRuler2U.$A$1:.$B$317];2;0))">
            <text:p/>
          </table:table-cell>
          <table:table-cell table:style-name="ce5" table:formula="of:=IF([.E136]=&quot;&quot;;&quot;&quot;;BIN2DEC([.E136]))">
            <text:p/>
          </table:table-cell>
          <table:table-cell table:style-name="ce18" table:formula="of:=IF([.E136]=&quot;&quot;;&quot;&quot;;DEC2HEX([.F136];2))">
            <text:p/>
          </table:table-cell>
          <table:table-cell table:number-columns-repeated="1017"/>
        </table:table-row>
        <table:table-row table:style-name="ro1">
          <table:table-cell table:style-name="ce5" office:value-type="float" office:value="132">
            <text:p>132</text:p>
          </table:table-cell>
          <table:table-cell table:style-name="ce5" table:formula="of:=DEC2BIN([.A137];8)" office:value-type="string" office:string-value="10000100">
            <text:p>10000100</text:p>
          </table:table-cell>
          <table:table-cell table:style-name="ce11" table:content-validation-name="val1"/>
          <table:table-cell table:style-name="ce15"/>
          <table:table-cell table:style-name="ce5" table:formula="of:=IF([.C137]=&quot;&quot;;&quot;&quot;;VLOOKUP([.C137];[DigiRuler2U.$A$1:.$B$317];2;0))">
            <text:p/>
          </table:table-cell>
          <table:table-cell table:style-name="ce5" table:formula="of:=IF([.E137]=&quot;&quot;;&quot;&quot;;BIN2DEC([.E137]))">
            <text:p/>
          </table:table-cell>
          <table:table-cell table:style-name="ce18" table:formula="of:=IF([.E137]=&quot;&quot;;&quot;&quot;;DEC2HEX([.F137];2))">
            <text:p/>
          </table:table-cell>
          <table:table-cell table:number-columns-repeated="1017"/>
        </table:table-row>
        <table:table-row table:style-name="ro1">
          <table:table-cell table:style-name="ce5" office:value-type="float" office:value="133">
            <text:p>133</text:p>
          </table:table-cell>
          <table:table-cell table:style-name="ce5" table:formula="of:=DEC2BIN([.A138];8)" office:value-type="string" office:string-value="10000101">
            <text:p>10000101</text:p>
          </table:table-cell>
          <table:table-cell table:style-name="ce11" table:content-validation-name="val1"/>
          <table:table-cell table:style-name="ce15"/>
          <table:table-cell table:style-name="ce5" table:formula="of:=IF([.C138]=&quot;&quot;;&quot;&quot;;VLOOKUP([.C138];[DigiRuler2U.$A$1:.$B$317];2;0))">
            <text:p/>
          </table:table-cell>
          <table:table-cell table:style-name="ce5" table:formula="of:=IF([.E138]=&quot;&quot;;&quot;&quot;;BIN2DEC([.E138]))">
            <text:p/>
          </table:table-cell>
          <table:table-cell table:style-name="ce18" table:formula="of:=IF([.E138]=&quot;&quot;;&quot;&quot;;DEC2HEX([.F138];2))">
            <text:p/>
          </table:table-cell>
          <table:table-cell table:number-columns-repeated="1017"/>
        </table:table-row>
        <table:table-row table:style-name="ro1">
          <table:table-cell table:style-name="ce5" office:value-type="float" office:value="134">
            <text:p>134</text:p>
          </table:table-cell>
          <table:table-cell table:style-name="ce5" table:formula="of:=DEC2BIN([.A139];8)" office:value-type="string" office:string-value="10000110">
            <text:p>10000110</text:p>
          </table:table-cell>
          <table:table-cell table:style-name="ce11" table:content-validation-name="val1"/>
          <table:table-cell table:style-name="ce15"/>
          <table:table-cell table:style-name="ce5" table:formula="of:=IF([.C139]=&quot;&quot;;&quot;&quot;;VLOOKUP([.C139];[DigiRuler2U.$A$1:.$B$317];2;0))">
            <text:p/>
          </table:table-cell>
          <table:table-cell table:style-name="ce5" table:formula="of:=IF([.E139]=&quot;&quot;;&quot;&quot;;BIN2DEC([.E139]))">
            <text:p/>
          </table:table-cell>
          <table:table-cell table:style-name="ce18" table:formula="of:=IF([.E139]=&quot;&quot;;&quot;&quot;;DEC2HEX([.F139];2))">
            <text:p/>
          </table:table-cell>
          <table:table-cell table:number-columns-repeated="1017"/>
        </table:table-row>
        <table:table-row table:style-name="ro1">
          <table:table-cell table:style-name="ce5" office:value-type="float" office:value="135">
            <text:p>135</text:p>
          </table:table-cell>
          <table:table-cell table:style-name="ce5" table:formula="of:=DEC2BIN([.A140];8)" office:value-type="string" office:string-value="10000111">
            <text:p>10000111</text:p>
          </table:table-cell>
          <table:table-cell table:style-name="ce11" table:content-validation-name="val1"/>
          <table:table-cell table:style-name="ce15"/>
          <table:table-cell table:style-name="ce5" table:formula="of:=IF([.C140]=&quot;&quot;;&quot;&quot;;VLOOKUP([.C140];[DigiRuler2U.$A$1:.$B$317];2;0))">
            <text:p/>
          </table:table-cell>
          <table:table-cell table:style-name="ce5" table:formula="of:=IF([.E140]=&quot;&quot;;&quot;&quot;;BIN2DEC([.E140]))">
            <text:p/>
          </table:table-cell>
          <table:table-cell table:style-name="ce18" table:formula="of:=IF([.E140]=&quot;&quot;;&quot;&quot;;DEC2HEX([.F140];2))">
            <text:p/>
          </table:table-cell>
          <table:table-cell table:number-columns-repeated="1017"/>
        </table:table-row>
        <table:table-row table:style-name="ro1">
          <table:table-cell table:style-name="ce5" office:value-type="float" office:value="136">
            <text:p>136</text:p>
          </table:table-cell>
          <table:table-cell table:style-name="ce5" table:formula="of:=DEC2BIN([.A141];8)" office:value-type="string" office:string-value="10001000">
            <text:p>10001000</text:p>
          </table:table-cell>
          <table:table-cell table:style-name="ce11" table:content-validation-name="val1"/>
          <table:table-cell table:style-name="ce15"/>
          <table:table-cell table:style-name="ce5" table:formula="of:=IF([.C141]=&quot;&quot;;&quot;&quot;;VLOOKUP([.C141];[DigiRuler2U.$A$1:.$B$317];2;0))">
            <text:p/>
          </table:table-cell>
          <table:table-cell table:style-name="ce5" table:formula="of:=IF([.E141]=&quot;&quot;;&quot;&quot;;BIN2DEC([.E141]))">
            <text:p/>
          </table:table-cell>
          <table:table-cell table:style-name="ce18" table:formula="of:=IF([.E141]=&quot;&quot;;&quot;&quot;;DEC2HEX([.F141];2))">
            <text:p/>
          </table:table-cell>
          <table:table-cell table:number-columns-repeated="1017"/>
        </table:table-row>
        <table:table-row table:style-name="ro1">
          <table:table-cell table:style-name="ce5" office:value-type="float" office:value="137">
            <text:p>137</text:p>
          </table:table-cell>
          <table:table-cell table:style-name="ce5" table:formula="of:=DEC2BIN([.A142];8)" office:value-type="string" office:string-value="10001001">
            <text:p>10001001</text:p>
          </table:table-cell>
          <table:table-cell table:style-name="ce11" table:content-validation-name="val1"/>
          <table:table-cell table:style-name="ce15"/>
          <table:table-cell table:style-name="ce5" table:formula="of:=IF([.C142]=&quot;&quot;;&quot;&quot;;VLOOKUP([.C142];[DigiRuler2U.$A$1:.$B$317];2;0))">
            <text:p/>
          </table:table-cell>
          <table:table-cell table:style-name="ce5" table:formula="of:=IF([.E142]=&quot;&quot;;&quot;&quot;;BIN2DEC([.E142]))">
            <text:p/>
          </table:table-cell>
          <table:table-cell table:style-name="ce18" table:formula="of:=IF([.E142]=&quot;&quot;;&quot;&quot;;DEC2HEX([.F142];2))">
            <text:p/>
          </table:table-cell>
          <table:table-cell table:number-columns-repeated="1017"/>
        </table:table-row>
        <table:table-row table:style-name="ro1">
          <table:table-cell table:style-name="ce5" office:value-type="float" office:value="138">
            <text:p>138</text:p>
          </table:table-cell>
          <table:table-cell table:style-name="ce5" table:formula="of:=DEC2BIN([.A143];8)" office:value-type="string" office:string-value="10001010">
            <text:p>10001010</text:p>
          </table:table-cell>
          <table:table-cell table:style-name="ce11" table:content-validation-name="val1"/>
          <table:table-cell table:style-name="ce15"/>
          <table:table-cell table:style-name="ce5" table:formula="of:=IF([.C143]=&quot;&quot;;&quot;&quot;;VLOOKUP([.C143];[DigiRuler2U.$A$1:.$B$317];2;0))">
            <text:p/>
          </table:table-cell>
          <table:table-cell table:style-name="ce5" table:formula="of:=IF([.E143]=&quot;&quot;;&quot;&quot;;BIN2DEC([.E143]))">
            <text:p/>
          </table:table-cell>
          <table:table-cell table:style-name="ce18" table:formula="of:=IF([.E143]=&quot;&quot;;&quot;&quot;;DEC2HEX([.F143];2))">
            <text:p/>
          </table:table-cell>
          <table:table-cell table:number-columns-repeated="1017"/>
        </table:table-row>
        <table:table-row table:style-name="ro1">
          <table:table-cell table:style-name="ce5" office:value-type="float" office:value="139">
            <text:p>139</text:p>
          </table:table-cell>
          <table:table-cell table:style-name="ce5" table:formula="of:=DEC2BIN([.A144];8)" office:value-type="string" office:string-value="10001011">
            <text:p>10001011</text:p>
          </table:table-cell>
          <table:table-cell table:style-name="ce11" table:content-validation-name="val1"/>
          <table:table-cell table:style-name="ce15"/>
          <table:table-cell table:style-name="ce5" table:formula="of:=IF([.C144]=&quot;&quot;;&quot;&quot;;VLOOKUP([.C144];[DigiRuler2U.$A$1:.$B$317];2;0))">
            <text:p/>
          </table:table-cell>
          <table:table-cell table:style-name="ce5" table:formula="of:=IF([.E144]=&quot;&quot;;&quot;&quot;;BIN2DEC([.E144]))">
            <text:p/>
          </table:table-cell>
          <table:table-cell table:style-name="ce18" table:formula="of:=IF([.E144]=&quot;&quot;;&quot;&quot;;DEC2HEX([.F144];2))">
            <text:p/>
          </table:table-cell>
          <table:table-cell table:number-columns-repeated="1017"/>
        </table:table-row>
        <table:table-row table:style-name="ro1">
          <table:table-cell table:style-name="ce5" office:value-type="float" office:value="140">
            <text:p>140</text:p>
          </table:table-cell>
          <table:table-cell table:style-name="ce5" table:formula="of:=DEC2BIN([.A145];8)" office:value-type="string" office:string-value="10001100">
            <text:p>10001100</text:p>
          </table:table-cell>
          <table:table-cell table:style-name="ce11" table:content-validation-name="val1"/>
          <table:table-cell table:style-name="ce15"/>
          <table:table-cell table:style-name="ce5" table:formula="of:=IF([.C145]=&quot;&quot;;&quot;&quot;;VLOOKUP([.C145];[DigiRuler2U.$A$1:.$B$317];2;0))">
            <text:p/>
          </table:table-cell>
          <table:table-cell table:style-name="ce5" table:formula="of:=IF([.E145]=&quot;&quot;;&quot;&quot;;BIN2DEC([.E145]))">
            <text:p/>
          </table:table-cell>
          <table:table-cell table:style-name="ce18" table:formula="of:=IF([.E145]=&quot;&quot;;&quot;&quot;;DEC2HEX([.F145];2))">
            <text:p/>
          </table:table-cell>
          <table:table-cell table:number-columns-repeated="1017"/>
        </table:table-row>
        <table:table-row table:style-name="ro1">
          <table:table-cell table:style-name="ce5" office:value-type="float" office:value="141">
            <text:p>141</text:p>
          </table:table-cell>
          <table:table-cell table:style-name="ce5" table:formula="of:=DEC2BIN([.A146];8)" office:value-type="string" office:string-value="10001101">
            <text:p>10001101</text:p>
          </table:table-cell>
          <table:table-cell table:style-name="ce11" table:content-validation-name="val1"/>
          <table:table-cell table:style-name="ce15"/>
          <table:table-cell table:style-name="ce5" table:formula="of:=IF([.C146]=&quot;&quot;;&quot;&quot;;VLOOKUP([.C146];[DigiRuler2U.$A$1:.$B$317];2;0))">
            <text:p/>
          </table:table-cell>
          <table:table-cell table:style-name="ce5" table:formula="of:=IF([.E146]=&quot;&quot;;&quot;&quot;;BIN2DEC([.E146]))">
            <text:p/>
          </table:table-cell>
          <table:table-cell table:style-name="ce18" table:formula="of:=IF([.E146]=&quot;&quot;;&quot;&quot;;DEC2HEX([.F146];2))">
            <text:p/>
          </table:table-cell>
          <table:table-cell table:number-columns-repeated="1017"/>
        </table:table-row>
        <table:table-row table:style-name="ro1">
          <table:table-cell table:style-name="ce5" office:value-type="float" office:value="142">
            <text:p>142</text:p>
          </table:table-cell>
          <table:table-cell table:style-name="ce5" table:formula="of:=DEC2BIN([.A147];8)" office:value-type="string" office:string-value="10001110">
            <text:p>10001110</text:p>
          </table:table-cell>
          <table:table-cell table:style-name="ce11" table:content-validation-name="val1"/>
          <table:table-cell table:style-name="ce15"/>
          <table:table-cell table:style-name="ce5" table:formula="of:=IF([.C147]=&quot;&quot;;&quot;&quot;;VLOOKUP([.C147];[DigiRuler2U.$A$1:.$B$317];2;0))">
            <text:p/>
          </table:table-cell>
          <table:table-cell table:style-name="ce5" table:formula="of:=IF([.E147]=&quot;&quot;;&quot;&quot;;BIN2DEC([.E147]))">
            <text:p/>
          </table:table-cell>
          <table:table-cell table:style-name="ce18" table:formula="of:=IF([.E147]=&quot;&quot;;&quot;&quot;;DEC2HEX([.F147];2))">
            <text:p/>
          </table:table-cell>
          <table:table-cell table:number-columns-repeated="1017"/>
        </table:table-row>
        <table:table-row table:style-name="ro1">
          <table:table-cell table:style-name="ce5" office:value-type="float" office:value="143">
            <text:p>143</text:p>
          </table:table-cell>
          <table:table-cell table:style-name="ce5" table:formula="of:=DEC2BIN([.A148];8)" office:value-type="string" office:string-value="10001111">
            <text:p>10001111</text:p>
          </table:table-cell>
          <table:table-cell table:style-name="ce11" table:content-validation-name="val1"/>
          <table:table-cell table:style-name="ce15"/>
          <table:table-cell table:style-name="ce5" table:formula="of:=IF([.C148]=&quot;&quot;;&quot;&quot;;VLOOKUP([.C148];[DigiRuler2U.$A$1:.$B$317];2;0))">
            <text:p/>
          </table:table-cell>
          <table:table-cell table:style-name="ce5" table:formula="of:=IF([.E148]=&quot;&quot;;&quot;&quot;;BIN2DEC([.E148]))">
            <text:p/>
          </table:table-cell>
          <table:table-cell table:style-name="ce18" table:formula="of:=IF([.E148]=&quot;&quot;;&quot;&quot;;DEC2HEX([.F148];2))">
            <text:p/>
          </table:table-cell>
          <table:table-cell table:number-columns-repeated="1017"/>
        </table:table-row>
        <table:table-row table:style-name="ro1">
          <table:table-cell table:style-name="ce5" office:value-type="float" office:value="144">
            <text:p>144</text:p>
          </table:table-cell>
          <table:table-cell table:style-name="ce5" table:formula="of:=DEC2BIN([.A149];8)" office:value-type="string" office:string-value="10010000">
            <text:p>10010000</text:p>
          </table:table-cell>
          <table:table-cell table:style-name="ce11" table:content-validation-name="val1"/>
          <table:table-cell table:style-name="ce15"/>
          <table:table-cell table:style-name="ce5" table:formula="of:=IF([.C149]=&quot;&quot;;&quot;&quot;;VLOOKUP([.C149];[DigiRuler2U.$A$1:.$B$317];2;0))">
            <text:p/>
          </table:table-cell>
          <table:table-cell table:style-name="ce5" table:formula="of:=IF([.E149]=&quot;&quot;;&quot;&quot;;BIN2DEC([.E149]))">
            <text:p/>
          </table:table-cell>
          <table:table-cell table:style-name="ce18" table:formula="of:=IF([.E149]=&quot;&quot;;&quot;&quot;;DEC2HEX([.F149];2))">
            <text:p/>
          </table:table-cell>
          <table:table-cell table:number-columns-repeated="1017"/>
        </table:table-row>
        <table:table-row table:style-name="ro1">
          <table:table-cell table:style-name="ce5" office:value-type="float" office:value="145">
            <text:p>145</text:p>
          </table:table-cell>
          <table:table-cell table:style-name="ce5" table:formula="of:=DEC2BIN([.A150];8)" office:value-type="string" office:string-value="10010001">
            <text:p>10010001</text:p>
          </table:table-cell>
          <table:table-cell table:style-name="ce11" table:content-validation-name="val1"/>
          <table:table-cell table:style-name="ce15"/>
          <table:table-cell table:style-name="ce5" table:formula="of:=IF([.C150]=&quot;&quot;;&quot;&quot;;VLOOKUP([.C150];[DigiRuler2U.$A$1:.$B$317];2;0))">
            <text:p/>
          </table:table-cell>
          <table:table-cell table:style-name="ce5" table:formula="of:=IF([.E150]=&quot;&quot;;&quot;&quot;;BIN2DEC([.E150]))">
            <text:p/>
          </table:table-cell>
          <table:table-cell table:style-name="ce18" table:formula="of:=IF([.E150]=&quot;&quot;;&quot;&quot;;DEC2HEX([.F150];2))">
            <text:p/>
          </table:table-cell>
          <table:table-cell table:number-columns-repeated="1017"/>
        </table:table-row>
        <table:table-row table:style-name="ro1">
          <table:table-cell table:style-name="ce5" office:value-type="float" office:value="146">
            <text:p>146</text:p>
          </table:table-cell>
          <table:table-cell table:style-name="ce5" table:formula="of:=DEC2BIN([.A151];8)" office:value-type="string" office:string-value="10010010">
            <text:p>10010010</text:p>
          </table:table-cell>
          <table:table-cell table:style-name="ce11" table:content-validation-name="val1"/>
          <table:table-cell table:style-name="ce15"/>
          <table:table-cell table:style-name="ce5" table:formula="of:=IF([.C151]=&quot;&quot;;&quot;&quot;;VLOOKUP([.C151];[DigiRuler2U.$A$1:.$B$317];2;0))">
            <text:p/>
          </table:table-cell>
          <table:table-cell table:style-name="ce5" table:formula="of:=IF([.E151]=&quot;&quot;;&quot;&quot;;BIN2DEC([.E151]))">
            <text:p/>
          </table:table-cell>
          <table:table-cell table:style-name="ce18" table:formula="of:=IF([.E151]=&quot;&quot;;&quot;&quot;;DEC2HEX([.F151];2))">
            <text:p/>
          </table:table-cell>
          <table:table-cell table:number-columns-repeated="1017"/>
        </table:table-row>
        <table:table-row table:style-name="ro1">
          <table:table-cell table:style-name="ce5" office:value-type="float" office:value="147">
            <text:p>147</text:p>
          </table:table-cell>
          <table:table-cell table:style-name="ce5" table:formula="of:=DEC2BIN([.A152];8)" office:value-type="string" office:string-value="10010011">
            <text:p>10010011</text:p>
          </table:table-cell>
          <table:table-cell table:style-name="ce11" table:content-validation-name="val1"/>
          <table:table-cell table:style-name="ce15"/>
          <table:table-cell table:style-name="ce5" table:formula="of:=IF([.C152]=&quot;&quot;;&quot;&quot;;VLOOKUP([.C152];[DigiRuler2U.$A$1:.$B$317];2;0))">
            <text:p/>
          </table:table-cell>
          <table:table-cell table:style-name="ce5" table:formula="of:=IF([.E152]=&quot;&quot;;&quot;&quot;;BIN2DEC([.E152]))">
            <text:p/>
          </table:table-cell>
          <table:table-cell table:style-name="ce18" table:formula="of:=IF([.E152]=&quot;&quot;;&quot;&quot;;DEC2HEX([.F152];2))">
            <text:p/>
          </table:table-cell>
          <table:table-cell table:number-columns-repeated="1017"/>
        </table:table-row>
        <table:table-row table:style-name="ro1">
          <table:table-cell table:style-name="ce5" office:value-type="float" office:value="148">
            <text:p>148</text:p>
          </table:table-cell>
          <table:table-cell table:style-name="ce5" table:formula="of:=DEC2BIN([.A153];8)" office:value-type="string" office:string-value="10010100">
            <text:p>10010100</text:p>
          </table:table-cell>
          <table:table-cell table:style-name="ce11" table:content-validation-name="val1"/>
          <table:table-cell table:style-name="ce15"/>
          <table:table-cell table:style-name="ce5" table:formula="of:=IF([.C153]=&quot;&quot;;&quot;&quot;;VLOOKUP([.C153];[DigiRuler2U.$A$1:.$B$317];2;0))">
            <text:p/>
          </table:table-cell>
          <table:table-cell table:style-name="ce5" table:formula="of:=IF([.E153]=&quot;&quot;;&quot;&quot;;BIN2DEC([.E153]))">
            <text:p/>
          </table:table-cell>
          <table:table-cell table:style-name="ce18" table:formula="of:=IF([.E153]=&quot;&quot;;&quot;&quot;;DEC2HEX([.F153];2))">
            <text:p/>
          </table:table-cell>
          <table:table-cell table:number-columns-repeated="1017"/>
        </table:table-row>
        <table:table-row table:style-name="ro1">
          <table:table-cell table:style-name="ce5" office:value-type="float" office:value="149">
            <text:p>149</text:p>
          </table:table-cell>
          <table:table-cell table:style-name="ce5" table:formula="of:=DEC2BIN([.A154];8)" office:value-type="string" office:string-value="10010101">
            <text:p>10010101</text:p>
          </table:table-cell>
          <table:table-cell table:style-name="ce11" table:content-validation-name="val1"/>
          <table:table-cell table:style-name="ce15"/>
          <table:table-cell table:style-name="ce5" table:formula="of:=IF([.C154]=&quot;&quot;;&quot;&quot;;VLOOKUP([.C154];[DigiRuler2U.$A$1:.$B$317];2;0))">
            <text:p/>
          </table:table-cell>
          <table:table-cell table:style-name="ce5" table:formula="of:=IF([.E154]=&quot;&quot;;&quot;&quot;;BIN2DEC([.E154]))">
            <text:p/>
          </table:table-cell>
          <table:table-cell table:style-name="ce18" table:formula="of:=IF([.E154]=&quot;&quot;;&quot;&quot;;DEC2HEX([.F154];2))">
            <text:p/>
          </table:table-cell>
          <table:table-cell table:number-columns-repeated="1017"/>
        </table:table-row>
        <table:table-row table:style-name="ro1">
          <table:table-cell table:style-name="ce5" office:value-type="float" office:value="150">
            <text:p>150</text:p>
          </table:table-cell>
          <table:table-cell table:style-name="ce5" table:formula="of:=DEC2BIN([.A155];8)" office:value-type="string" office:string-value="10010110">
            <text:p>10010110</text:p>
          </table:table-cell>
          <table:table-cell table:style-name="ce11" table:content-validation-name="val1"/>
          <table:table-cell table:style-name="ce15"/>
          <table:table-cell table:style-name="ce5" table:formula="of:=IF([.C155]=&quot;&quot;;&quot;&quot;;VLOOKUP([.C155];[DigiRuler2U.$A$1:.$B$317];2;0))">
            <text:p/>
          </table:table-cell>
          <table:table-cell table:style-name="ce5" table:formula="of:=IF([.E155]=&quot;&quot;;&quot;&quot;;BIN2DEC([.E155]))">
            <text:p/>
          </table:table-cell>
          <table:table-cell table:style-name="ce18" table:formula="of:=IF([.E155]=&quot;&quot;;&quot;&quot;;DEC2HEX([.F155];2))">
            <text:p/>
          </table:table-cell>
          <table:table-cell table:number-columns-repeated="1017"/>
        </table:table-row>
        <table:table-row table:style-name="ro1">
          <table:table-cell table:style-name="ce5" office:value-type="float" office:value="151">
            <text:p>151</text:p>
          </table:table-cell>
          <table:table-cell table:style-name="ce5" table:formula="of:=DEC2BIN([.A156];8)" office:value-type="string" office:string-value="10010111">
            <text:p>10010111</text:p>
          </table:table-cell>
          <table:table-cell table:style-name="ce11" table:content-validation-name="val1"/>
          <table:table-cell table:style-name="ce15"/>
          <table:table-cell table:style-name="ce5" table:formula="of:=IF([.C156]=&quot;&quot;;&quot;&quot;;VLOOKUP([.C156];[DigiRuler2U.$A$1:.$B$317];2;0))">
            <text:p/>
          </table:table-cell>
          <table:table-cell table:style-name="ce5" table:formula="of:=IF([.E156]=&quot;&quot;;&quot;&quot;;BIN2DEC([.E156]))">
            <text:p/>
          </table:table-cell>
          <table:table-cell table:style-name="ce18" table:formula="of:=IF([.E156]=&quot;&quot;;&quot;&quot;;DEC2HEX([.F156];2))">
            <text:p/>
          </table:table-cell>
          <table:table-cell table:number-columns-repeated="1017"/>
        </table:table-row>
        <table:table-row table:style-name="ro1">
          <table:table-cell table:style-name="ce5" office:value-type="float" office:value="152">
            <text:p>152</text:p>
          </table:table-cell>
          <table:table-cell table:style-name="ce5" table:formula="of:=DEC2BIN([.A157];8)" office:value-type="string" office:string-value="10011000">
            <text:p>10011000</text:p>
          </table:table-cell>
          <table:table-cell table:style-name="ce11" table:content-validation-name="val1"/>
          <table:table-cell table:style-name="ce15"/>
          <table:table-cell table:style-name="ce5" table:formula="of:=IF([.C157]=&quot;&quot;;&quot;&quot;;VLOOKUP([.C157];[DigiRuler2U.$A$1:.$B$317];2;0))">
            <text:p/>
          </table:table-cell>
          <table:table-cell table:style-name="ce5" table:formula="of:=IF([.E157]=&quot;&quot;;&quot;&quot;;BIN2DEC([.E157]))">
            <text:p/>
          </table:table-cell>
          <table:table-cell table:style-name="ce18" table:formula="of:=IF([.E157]=&quot;&quot;;&quot;&quot;;DEC2HEX([.F157];2))">
            <text:p/>
          </table:table-cell>
          <table:table-cell table:number-columns-repeated="1017"/>
        </table:table-row>
        <table:table-row table:style-name="ro1">
          <table:table-cell table:style-name="ce5" office:value-type="float" office:value="153">
            <text:p>153</text:p>
          </table:table-cell>
          <table:table-cell table:style-name="ce5" table:formula="of:=DEC2BIN([.A158];8)" office:value-type="string" office:string-value="10011001">
            <text:p>10011001</text:p>
          </table:table-cell>
          <table:table-cell table:style-name="ce11" table:content-validation-name="val1"/>
          <table:table-cell table:style-name="ce15"/>
          <table:table-cell table:style-name="ce5" table:formula="of:=IF([.C158]=&quot;&quot;;&quot;&quot;;VLOOKUP([.C158];[DigiRuler2U.$A$1:.$B$317];2;0))">
            <text:p/>
          </table:table-cell>
          <table:table-cell table:style-name="ce5" table:formula="of:=IF([.E158]=&quot;&quot;;&quot;&quot;;BIN2DEC([.E158]))">
            <text:p/>
          </table:table-cell>
          <table:table-cell table:style-name="ce18" table:formula="of:=IF([.E158]=&quot;&quot;;&quot;&quot;;DEC2HEX([.F158];2))">
            <text:p/>
          </table:table-cell>
          <table:table-cell table:number-columns-repeated="1017"/>
        </table:table-row>
        <table:table-row table:style-name="ro1">
          <table:table-cell table:style-name="ce5" office:value-type="float" office:value="154">
            <text:p>154</text:p>
          </table:table-cell>
          <table:table-cell table:style-name="ce5" table:formula="of:=DEC2BIN([.A159];8)" office:value-type="string" office:string-value="10011010">
            <text:p>10011010</text:p>
          </table:table-cell>
          <table:table-cell table:style-name="ce11" table:content-validation-name="val1"/>
          <table:table-cell table:style-name="ce15"/>
          <table:table-cell table:style-name="ce5" table:formula="of:=IF([.C159]=&quot;&quot;;&quot;&quot;;VLOOKUP([.C159];[DigiRuler2U.$A$1:.$B$317];2;0))">
            <text:p/>
          </table:table-cell>
          <table:table-cell table:style-name="ce5" table:formula="of:=IF([.E159]=&quot;&quot;;&quot;&quot;;BIN2DEC([.E159]))">
            <text:p/>
          </table:table-cell>
          <table:table-cell table:style-name="ce18" table:formula="of:=IF([.E159]=&quot;&quot;;&quot;&quot;;DEC2HEX([.F159];2))">
            <text:p/>
          </table:table-cell>
          <table:table-cell table:number-columns-repeated="1017"/>
        </table:table-row>
        <table:table-row table:style-name="ro1">
          <table:table-cell table:style-name="ce5" office:value-type="float" office:value="155">
            <text:p>155</text:p>
          </table:table-cell>
          <table:table-cell table:style-name="ce5" table:formula="of:=DEC2BIN([.A160];8)" office:value-type="string" office:string-value="10011011">
            <text:p>10011011</text:p>
          </table:table-cell>
          <table:table-cell table:style-name="ce11" table:content-validation-name="val1"/>
          <table:table-cell table:style-name="ce15"/>
          <table:table-cell table:style-name="ce5" table:formula="of:=IF([.C160]=&quot;&quot;;&quot;&quot;;VLOOKUP([.C160];[DigiRuler2U.$A$1:.$B$317];2;0))">
            <text:p/>
          </table:table-cell>
          <table:table-cell table:style-name="ce5" table:formula="of:=IF([.E160]=&quot;&quot;;&quot;&quot;;BIN2DEC([.E160]))">
            <text:p/>
          </table:table-cell>
          <table:table-cell table:style-name="ce18" table:formula="of:=IF([.E160]=&quot;&quot;;&quot;&quot;;DEC2HEX([.F160];2))">
            <text:p/>
          </table:table-cell>
          <table:table-cell table:number-columns-repeated="1017"/>
        </table:table-row>
        <table:table-row table:style-name="ro1">
          <table:table-cell table:style-name="ce5" office:value-type="float" office:value="156">
            <text:p>156</text:p>
          </table:table-cell>
          <table:table-cell table:style-name="ce5" table:formula="of:=DEC2BIN([.A161];8)" office:value-type="string" office:string-value="10011100">
            <text:p>10011100</text:p>
          </table:table-cell>
          <table:table-cell table:style-name="ce11" table:content-validation-name="val1"/>
          <table:table-cell table:style-name="ce15"/>
          <table:table-cell table:style-name="ce5" table:formula="of:=IF([.C161]=&quot;&quot;;&quot;&quot;;VLOOKUP([.C161];[DigiRuler2U.$A$1:.$B$317];2;0))">
            <text:p/>
          </table:table-cell>
          <table:table-cell table:style-name="ce5" table:formula="of:=IF([.E161]=&quot;&quot;;&quot;&quot;;BIN2DEC([.E161]))">
            <text:p/>
          </table:table-cell>
          <table:table-cell table:style-name="ce18" table:formula="of:=IF([.E161]=&quot;&quot;;&quot;&quot;;DEC2HEX([.F161];2))">
            <text:p/>
          </table:table-cell>
          <table:table-cell table:number-columns-repeated="1017"/>
        </table:table-row>
        <table:table-row table:style-name="ro1">
          <table:table-cell table:style-name="ce5" office:value-type="float" office:value="157">
            <text:p>157</text:p>
          </table:table-cell>
          <table:table-cell table:style-name="ce5" table:formula="of:=DEC2BIN([.A162];8)" office:value-type="string" office:string-value="10011101">
            <text:p>10011101</text:p>
          </table:table-cell>
          <table:table-cell table:style-name="ce11" table:content-validation-name="val1"/>
          <table:table-cell table:style-name="ce15"/>
          <table:table-cell table:style-name="ce5" table:formula="of:=IF([.C162]=&quot;&quot;;&quot;&quot;;VLOOKUP([.C162];[DigiRuler2U.$A$1:.$B$317];2;0))">
            <text:p/>
          </table:table-cell>
          <table:table-cell table:style-name="ce5" table:formula="of:=IF([.E162]=&quot;&quot;;&quot;&quot;;BIN2DEC([.E162]))">
            <text:p/>
          </table:table-cell>
          <table:table-cell table:style-name="ce18" table:formula="of:=IF([.E162]=&quot;&quot;;&quot;&quot;;DEC2HEX([.F162];2))">
            <text:p/>
          </table:table-cell>
          <table:table-cell table:number-columns-repeated="1017"/>
        </table:table-row>
        <table:table-row table:style-name="ro1">
          <table:table-cell table:style-name="ce5" office:value-type="float" office:value="158">
            <text:p>158</text:p>
          </table:table-cell>
          <table:table-cell table:style-name="ce5" table:formula="of:=DEC2BIN([.A163];8)" office:value-type="string" office:string-value="10011110">
            <text:p>10011110</text:p>
          </table:table-cell>
          <table:table-cell table:style-name="ce11" table:content-validation-name="val1"/>
          <table:table-cell table:style-name="ce15"/>
          <table:table-cell table:style-name="ce5" table:formula="of:=IF([.C163]=&quot;&quot;;&quot;&quot;;VLOOKUP([.C163];[DigiRuler2U.$A$1:.$B$317];2;0))">
            <text:p/>
          </table:table-cell>
          <table:table-cell table:style-name="ce5" table:formula="of:=IF([.E163]=&quot;&quot;;&quot;&quot;;BIN2DEC([.E163]))">
            <text:p/>
          </table:table-cell>
          <table:table-cell table:style-name="ce18" table:formula="of:=IF([.E163]=&quot;&quot;;&quot;&quot;;DEC2HEX([.F163];2))">
            <text:p/>
          </table:table-cell>
          <table:table-cell table:number-columns-repeated="1017"/>
        </table:table-row>
        <table:table-row table:style-name="ro1">
          <table:table-cell table:style-name="ce5" office:value-type="float" office:value="159">
            <text:p>159</text:p>
          </table:table-cell>
          <table:table-cell table:style-name="ce5" table:formula="of:=DEC2BIN([.A164];8)" office:value-type="string" office:string-value="10011111">
            <text:p>10011111</text:p>
          </table:table-cell>
          <table:table-cell table:style-name="ce11" table:content-validation-name="val1"/>
          <table:table-cell table:style-name="ce15"/>
          <table:table-cell table:style-name="ce5" table:formula="of:=IF([.C164]=&quot;&quot;;&quot;&quot;;VLOOKUP([.C164];[DigiRuler2U.$A$1:.$B$317];2;0))">
            <text:p/>
          </table:table-cell>
          <table:table-cell table:style-name="ce5" table:formula="of:=IF([.E164]=&quot;&quot;;&quot;&quot;;BIN2DEC([.E164]))">
            <text:p/>
          </table:table-cell>
          <table:table-cell table:style-name="ce18" table:formula="of:=IF([.E164]=&quot;&quot;;&quot;&quot;;DEC2HEX([.F164];2))">
            <text:p/>
          </table:table-cell>
          <table:table-cell table:number-columns-repeated="1017"/>
        </table:table-row>
        <table:table-row table:style-name="ro1">
          <table:table-cell table:style-name="ce5" office:value-type="float" office:value="160">
            <text:p>160</text:p>
          </table:table-cell>
          <table:table-cell table:style-name="ce5" table:formula="of:=DEC2BIN([.A165];8)" office:value-type="string" office:string-value="10100000">
            <text:p>10100000</text:p>
          </table:table-cell>
          <table:table-cell table:style-name="ce11" table:content-validation-name="val1"/>
          <table:table-cell table:style-name="ce15"/>
          <table:table-cell table:style-name="ce5" table:formula="of:=IF([.C165]=&quot;&quot;;&quot;&quot;;VLOOKUP([.C165];[DigiRuler2U.$A$1:.$B$317];2;0))">
            <text:p/>
          </table:table-cell>
          <table:table-cell table:style-name="ce5" table:formula="of:=IF([.E165]=&quot;&quot;;&quot;&quot;;BIN2DEC([.E165]))">
            <text:p/>
          </table:table-cell>
          <table:table-cell table:style-name="ce18" table:formula="of:=IF([.E165]=&quot;&quot;;&quot;&quot;;DEC2HEX([.F165];2))">
            <text:p/>
          </table:table-cell>
          <table:table-cell table:number-columns-repeated="1017"/>
        </table:table-row>
        <table:table-row table:style-name="ro1">
          <table:table-cell table:style-name="ce5" office:value-type="float" office:value="161">
            <text:p>161</text:p>
          </table:table-cell>
          <table:table-cell table:style-name="ce5" table:formula="of:=DEC2BIN([.A166];8)" office:value-type="string" office:string-value="10100001">
            <text:p>10100001</text:p>
          </table:table-cell>
          <table:table-cell table:style-name="ce11" table:content-validation-name="val1"/>
          <table:table-cell table:style-name="ce15"/>
          <table:table-cell table:style-name="ce5" table:formula="of:=IF([.C166]=&quot;&quot;;&quot;&quot;;VLOOKUP([.C166];[DigiRuler2U.$A$1:.$B$317];2;0))">
            <text:p/>
          </table:table-cell>
          <table:table-cell table:style-name="ce5" table:formula="of:=IF([.E166]=&quot;&quot;;&quot;&quot;;BIN2DEC([.E166]))">
            <text:p/>
          </table:table-cell>
          <table:table-cell table:style-name="ce18" table:formula="of:=IF([.E166]=&quot;&quot;;&quot;&quot;;DEC2HEX([.F166];2))">
            <text:p/>
          </table:table-cell>
          <table:table-cell table:number-columns-repeated="1017"/>
        </table:table-row>
        <table:table-row table:style-name="ro1">
          <table:table-cell table:style-name="ce5" office:value-type="float" office:value="162">
            <text:p>162</text:p>
          </table:table-cell>
          <table:table-cell table:style-name="ce5" table:formula="of:=DEC2BIN([.A167];8)" office:value-type="string" office:string-value="10100010">
            <text:p>10100010</text:p>
          </table:table-cell>
          <table:table-cell table:style-name="ce11" table:content-validation-name="val1"/>
          <table:table-cell table:style-name="ce15"/>
          <table:table-cell table:style-name="ce5" table:formula="of:=IF([.C167]=&quot;&quot;;&quot;&quot;;VLOOKUP([.C167];[DigiRuler2U.$A$1:.$B$317];2;0))">
            <text:p/>
          </table:table-cell>
          <table:table-cell table:style-name="ce5" table:formula="of:=IF([.E167]=&quot;&quot;;&quot;&quot;;BIN2DEC([.E167]))">
            <text:p/>
          </table:table-cell>
          <table:table-cell table:style-name="ce18" table:formula="of:=IF([.E167]=&quot;&quot;;&quot;&quot;;DEC2HEX([.F167];2))">
            <text:p/>
          </table:table-cell>
          <table:table-cell table:number-columns-repeated="1017"/>
        </table:table-row>
        <table:table-row table:style-name="ro1">
          <table:table-cell table:style-name="ce5" office:value-type="float" office:value="163">
            <text:p>163</text:p>
          </table:table-cell>
          <table:table-cell table:style-name="ce5" table:formula="of:=DEC2BIN([.A168];8)" office:value-type="string" office:string-value="10100011">
            <text:p>10100011</text:p>
          </table:table-cell>
          <table:table-cell table:style-name="ce11" table:content-validation-name="val1"/>
          <table:table-cell table:style-name="ce15"/>
          <table:table-cell table:style-name="ce5" table:formula="of:=IF([.C168]=&quot;&quot;;&quot;&quot;;VLOOKUP([.C168];[DigiRuler2U.$A$1:.$B$317];2;0))">
            <text:p/>
          </table:table-cell>
          <table:table-cell table:style-name="ce5" table:formula="of:=IF([.E168]=&quot;&quot;;&quot;&quot;;BIN2DEC([.E168]))">
            <text:p/>
          </table:table-cell>
          <table:table-cell table:style-name="ce18" table:formula="of:=IF([.E168]=&quot;&quot;;&quot;&quot;;DEC2HEX([.F168];2))">
            <text:p/>
          </table:table-cell>
          <table:table-cell table:number-columns-repeated="1017"/>
        </table:table-row>
        <table:table-row table:style-name="ro1">
          <table:table-cell table:style-name="ce5" office:value-type="float" office:value="164">
            <text:p>164</text:p>
          </table:table-cell>
          <table:table-cell table:style-name="ce5" table:formula="of:=DEC2BIN([.A169];8)" office:value-type="string" office:string-value="10100100">
            <text:p>10100100</text:p>
          </table:table-cell>
          <table:table-cell table:style-name="ce11" table:content-validation-name="val1"/>
          <table:table-cell table:style-name="ce15"/>
          <table:table-cell table:style-name="ce5" table:formula="of:=IF([.C169]=&quot;&quot;;&quot;&quot;;VLOOKUP([.C169];[DigiRuler2U.$A$1:.$B$317];2;0))">
            <text:p/>
          </table:table-cell>
          <table:table-cell table:style-name="ce5" table:formula="of:=IF([.E169]=&quot;&quot;;&quot;&quot;;BIN2DEC([.E169]))">
            <text:p/>
          </table:table-cell>
          <table:table-cell table:style-name="ce18" table:formula="of:=IF([.E169]=&quot;&quot;;&quot;&quot;;DEC2HEX([.F169];2))">
            <text:p/>
          </table:table-cell>
          <table:table-cell table:number-columns-repeated="1017"/>
        </table:table-row>
        <table:table-row table:style-name="ro1">
          <table:table-cell table:style-name="ce5" office:value-type="float" office:value="165">
            <text:p>165</text:p>
          </table:table-cell>
          <table:table-cell table:style-name="ce5" table:formula="of:=DEC2BIN([.A170];8)" office:value-type="string" office:string-value="10100101">
            <text:p>10100101</text:p>
          </table:table-cell>
          <table:table-cell table:style-name="ce11" table:content-validation-name="val1"/>
          <table:table-cell table:style-name="ce15"/>
          <table:table-cell table:style-name="ce5" table:formula="of:=IF([.C170]=&quot;&quot;;&quot;&quot;;VLOOKUP([.C170];[DigiRuler2U.$A$1:.$B$317];2;0))">
            <text:p/>
          </table:table-cell>
          <table:table-cell table:style-name="ce5" table:formula="of:=IF([.E170]=&quot;&quot;;&quot;&quot;;BIN2DEC([.E170]))">
            <text:p/>
          </table:table-cell>
          <table:table-cell table:style-name="ce18" table:formula="of:=IF([.E170]=&quot;&quot;;&quot;&quot;;DEC2HEX([.F170];2))">
            <text:p/>
          </table:table-cell>
          <table:table-cell table:number-columns-repeated="1017"/>
        </table:table-row>
        <table:table-row table:style-name="ro1">
          <table:table-cell table:style-name="ce5" office:value-type="float" office:value="166">
            <text:p>166</text:p>
          </table:table-cell>
          <table:table-cell table:style-name="ce5" table:formula="of:=DEC2BIN([.A171];8)" office:value-type="string" office:string-value="10100110">
            <text:p>10100110</text:p>
          </table:table-cell>
          <table:table-cell table:style-name="ce11" table:content-validation-name="val1"/>
          <table:table-cell table:style-name="ce15"/>
          <table:table-cell table:style-name="ce5" table:formula="of:=IF([.C171]=&quot;&quot;;&quot;&quot;;VLOOKUP([.C171];[DigiRuler2U.$A$1:.$B$317];2;0))">
            <text:p/>
          </table:table-cell>
          <table:table-cell table:style-name="ce5" table:formula="of:=IF([.E171]=&quot;&quot;;&quot;&quot;;BIN2DEC([.E171]))">
            <text:p/>
          </table:table-cell>
          <table:table-cell table:style-name="ce18" table:formula="of:=IF([.E171]=&quot;&quot;;&quot;&quot;;DEC2HEX([.F171];2))">
            <text:p/>
          </table:table-cell>
          <table:table-cell table:number-columns-repeated="1017"/>
        </table:table-row>
        <table:table-row table:style-name="ro1">
          <table:table-cell table:style-name="ce5" office:value-type="float" office:value="167">
            <text:p>167</text:p>
          </table:table-cell>
          <table:table-cell table:style-name="ce5" table:formula="of:=DEC2BIN([.A172];8)" office:value-type="string" office:string-value="10100111">
            <text:p>10100111</text:p>
          </table:table-cell>
          <table:table-cell table:style-name="ce11" table:content-validation-name="val1"/>
          <table:table-cell table:style-name="ce15"/>
          <table:table-cell table:style-name="ce5" table:formula="of:=IF([.C172]=&quot;&quot;;&quot;&quot;;VLOOKUP([.C172];[DigiRuler2U.$A$1:.$B$317];2;0))">
            <text:p/>
          </table:table-cell>
          <table:table-cell table:style-name="ce5" table:formula="of:=IF([.E172]=&quot;&quot;;&quot;&quot;;BIN2DEC([.E172]))">
            <text:p/>
          </table:table-cell>
          <table:table-cell table:style-name="ce18" table:formula="of:=IF([.E172]=&quot;&quot;;&quot;&quot;;DEC2HEX([.F172];2))">
            <text:p/>
          </table:table-cell>
          <table:table-cell table:number-columns-repeated="1017"/>
        </table:table-row>
        <table:table-row table:style-name="ro1">
          <table:table-cell table:style-name="ce5" office:value-type="float" office:value="168">
            <text:p>168</text:p>
          </table:table-cell>
          <table:table-cell table:style-name="ce5" table:formula="of:=DEC2BIN([.A173];8)" office:value-type="string" office:string-value="10101000">
            <text:p>10101000</text:p>
          </table:table-cell>
          <table:table-cell table:style-name="ce11" table:content-validation-name="val1"/>
          <table:table-cell table:style-name="ce15"/>
          <table:table-cell table:style-name="ce5" table:formula="of:=IF([.C173]=&quot;&quot;;&quot;&quot;;VLOOKUP([.C173];[DigiRuler2U.$A$1:.$B$317];2;0))">
            <text:p/>
          </table:table-cell>
          <table:table-cell table:style-name="ce5" table:formula="of:=IF([.E173]=&quot;&quot;;&quot;&quot;;BIN2DEC([.E173]))">
            <text:p/>
          </table:table-cell>
          <table:table-cell table:style-name="ce18" table:formula="of:=IF([.E173]=&quot;&quot;;&quot;&quot;;DEC2HEX([.F173];2))">
            <text:p/>
          </table:table-cell>
          <table:table-cell table:number-columns-repeated="1017"/>
        </table:table-row>
        <table:table-row table:style-name="ro1">
          <table:table-cell table:style-name="ce5" office:value-type="float" office:value="169">
            <text:p>169</text:p>
          </table:table-cell>
          <table:table-cell table:style-name="ce5" table:formula="of:=DEC2BIN([.A174];8)" office:value-type="string" office:string-value="10101001">
            <text:p>10101001</text:p>
          </table:table-cell>
          <table:table-cell table:style-name="ce11" table:content-validation-name="val1"/>
          <table:table-cell table:style-name="ce15"/>
          <table:table-cell table:style-name="ce5" table:formula="of:=IF([.C174]=&quot;&quot;;&quot;&quot;;VLOOKUP([.C174];[DigiRuler2U.$A$1:.$B$317];2;0))">
            <text:p/>
          </table:table-cell>
          <table:table-cell table:style-name="ce5" table:formula="of:=IF([.E174]=&quot;&quot;;&quot;&quot;;BIN2DEC([.E174]))">
            <text:p/>
          </table:table-cell>
          <table:table-cell table:style-name="ce18" table:formula="of:=IF([.E174]=&quot;&quot;;&quot;&quot;;DEC2HEX([.F174];2))">
            <text:p/>
          </table:table-cell>
          <table:table-cell table:number-columns-repeated="1017"/>
        </table:table-row>
        <table:table-row table:style-name="ro1">
          <table:table-cell table:style-name="ce5" office:value-type="float" office:value="170">
            <text:p>170</text:p>
          </table:table-cell>
          <table:table-cell table:style-name="ce5" table:formula="of:=DEC2BIN([.A175];8)" office:value-type="string" office:string-value="10101010">
            <text:p>10101010</text:p>
          </table:table-cell>
          <table:table-cell table:style-name="ce11" table:content-validation-name="val1"/>
          <table:table-cell table:style-name="ce15"/>
          <table:table-cell table:style-name="ce5" table:formula="of:=IF([.C175]=&quot;&quot;;&quot;&quot;;VLOOKUP([.C175];[DigiRuler2U.$A$1:.$B$317];2;0))">
            <text:p/>
          </table:table-cell>
          <table:table-cell table:style-name="ce5" table:formula="of:=IF([.E175]=&quot;&quot;;&quot;&quot;;BIN2DEC([.E175]))">
            <text:p/>
          </table:table-cell>
          <table:table-cell table:style-name="ce18" table:formula="of:=IF([.E175]=&quot;&quot;;&quot;&quot;;DEC2HEX([.F175];2))">
            <text:p/>
          </table:table-cell>
          <table:table-cell table:number-columns-repeated="1017"/>
        </table:table-row>
        <table:table-row table:style-name="ro1">
          <table:table-cell table:style-name="ce5" office:value-type="float" office:value="171">
            <text:p>171</text:p>
          </table:table-cell>
          <table:table-cell table:style-name="ce5" table:formula="of:=DEC2BIN([.A176];8)" office:value-type="string" office:string-value="10101011">
            <text:p>10101011</text:p>
          </table:table-cell>
          <table:table-cell table:style-name="ce11" table:content-validation-name="val1"/>
          <table:table-cell table:style-name="ce15"/>
          <table:table-cell table:style-name="ce5" table:formula="of:=IF([.C176]=&quot;&quot;;&quot;&quot;;VLOOKUP([.C176];[DigiRuler2U.$A$1:.$B$317];2;0))">
            <text:p/>
          </table:table-cell>
          <table:table-cell table:style-name="ce5" table:formula="of:=IF([.E176]=&quot;&quot;;&quot;&quot;;BIN2DEC([.E176]))">
            <text:p/>
          </table:table-cell>
          <table:table-cell table:style-name="ce18" table:formula="of:=IF([.E176]=&quot;&quot;;&quot;&quot;;DEC2HEX([.F176];2))">
            <text:p/>
          </table:table-cell>
          <table:table-cell table:number-columns-repeated="1017"/>
        </table:table-row>
        <table:table-row table:style-name="ro1">
          <table:table-cell table:style-name="ce5" office:value-type="float" office:value="172">
            <text:p>172</text:p>
          </table:table-cell>
          <table:table-cell table:style-name="ce5" table:formula="of:=DEC2BIN([.A177];8)" office:value-type="string" office:string-value="10101100">
            <text:p>10101100</text:p>
          </table:table-cell>
          <table:table-cell table:style-name="ce11" table:content-validation-name="val1"/>
          <table:table-cell table:style-name="ce15"/>
          <table:table-cell table:style-name="ce5" table:formula="of:=IF([.C177]=&quot;&quot;;&quot;&quot;;VLOOKUP([.C177];[DigiRuler2U.$A$1:.$B$317];2;0))">
            <text:p/>
          </table:table-cell>
          <table:table-cell table:style-name="ce5" table:formula="of:=IF([.E177]=&quot;&quot;;&quot;&quot;;BIN2DEC([.E177]))">
            <text:p/>
          </table:table-cell>
          <table:table-cell table:style-name="ce18" table:formula="of:=IF([.E177]=&quot;&quot;;&quot;&quot;;DEC2HEX([.F177];2))">
            <text:p/>
          </table:table-cell>
          <table:table-cell table:number-columns-repeated="1017"/>
        </table:table-row>
        <table:table-row table:style-name="ro1">
          <table:table-cell table:style-name="ce5" office:value-type="float" office:value="173">
            <text:p>173</text:p>
          </table:table-cell>
          <table:table-cell table:style-name="ce5" table:formula="of:=DEC2BIN([.A178];8)" office:value-type="string" office:string-value="10101101">
            <text:p>10101101</text:p>
          </table:table-cell>
          <table:table-cell table:style-name="ce11" table:content-validation-name="val1"/>
          <table:table-cell table:style-name="ce15"/>
          <table:table-cell table:style-name="ce5" table:formula="of:=IF([.C178]=&quot;&quot;;&quot;&quot;;VLOOKUP([.C178];[DigiRuler2U.$A$1:.$B$317];2;0))">
            <text:p/>
          </table:table-cell>
          <table:table-cell table:style-name="ce5" table:formula="of:=IF([.E178]=&quot;&quot;;&quot;&quot;;BIN2DEC([.E178]))">
            <text:p/>
          </table:table-cell>
          <table:table-cell table:style-name="ce18" table:formula="of:=IF([.E178]=&quot;&quot;;&quot;&quot;;DEC2HEX([.F178];2))">
            <text:p/>
          </table:table-cell>
          <table:table-cell table:number-columns-repeated="1017"/>
        </table:table-row>
        <table:table-row table:style-name="ro1">
          <table:table-cell table:style-name="ce5" office:value-type="float" office:value="174">
            <text:p>174</text:p>
          </table:table-cell>
          <table:table-cell table:style-name="ce5" table:formula="of:=DEC2BIN([.A179];8)" office:value-type="string" office:string-value="10101110">
            <text:p>10101110</text:p>
          </table:table-cell>
          <table:table-cell table:style-name="ce11" table:content-validation-name="val1"/>
          <table:table-cell table:style-name="ce15"/>
          <table:table-cell table:style-name="ce5" table:formula="of:=IF([.C179]=&quot;&quot;;&quot;&quot;;VLOOKUP([.C179];[DigiRuler2U.$A$1:.$B$317];2;0))">
            <text:p/>
          </table:table-cell>
          <table:table-cell table:style-name="ce5" table:formula="of:=IF([.E179]=&quot;&quot;;&quot;&quot;;BIN2DEC([.E179]))">
            <text:p/>
          </table:table-cell>
          <table:table-cell table:style-name="ce18" table:formula="of:=IF([.E179]=&quot;&quot;;&quot;&quot;;DEC2HEX([.F179];2))">
            <text:p/>
          </table:table-cell>
          <table:table-cell table:number-columns-repeated="1017"/>
        </table:table-row>
        <table:table-row table:style-name="ro1">
          <table:table-cell table:style-name="ce5" office:value-type="float" office:value="175">
            <text:p>175</text:p>
          </table:table-cell>
          <table:table-cell table:style-name="ce5" table:formula="of:=DEC2BIN([.A180];8)" office:value-type="string" office:string-value="10101111">
            <text:p>10101111</text:p>
          </table:table-cell>
          <table:table-cell table:style-name="ce11" table:content-validation-name="val1"/>
          <table:table-cell table:style-name="ce15"/>
          <table:table-cell table:style-name="ce5" table:formula="of:=IF([.C180]=&quot;&quot;;&quot;&quot;;VLOOKUP([.C180];[DigiRuler2U.$A$1:.$B$317];2;0))">
            <text:p/>
          </table:table-cell>
          <table:table-cell table:style-name="ce5" table:formula="of:=IF([.E180]=&quot;&quot;;&quot;&quot;;BIN2DEC([.E180]))">
            <text:p/>
          </table:table-cell>
          <table:table-cell table:style-name="ce18" table:formula="of:=IF([.E180]=&quot;&quot;;&quot;&quot;;DEC2HEX([.F180];2))">
            <text:p/>
          </table:table-cell>
          <table:table-cell table:number-columns-repeated="1017"/>
        </table:table-row>
        <table:table-row table:style-name="ro1">
          <table:table-cell table:style-name="ce5" office:value-type="float" office:value="176">
            <text:p>176</text:p>
          </table:table-cell>
          <table:table-cell table:style-name="ce5" table:formula="of:=DEC2BIN([.A181];8)" office:value-type="string" office:string-value="10110000">
            <text:p>10110000</text:p>
          </table:table-cell>
          <table:table-cell table:style-name="ce11" table:content-validation-name="val1"/>
          <table:table-cell table:style-name="ce15"/>
          <table:table-cell table:style-name="ce5" table:formula="of:=IF([.C181]=&quot;&quot;;&quot;&quot;;VLOOKUP([.C181];[DigiRuler2U.$A$1:.$B$317];2;0))">
            <text:p/>
          </table:table-cell>
          <table:table-cell table:style-name="ce5" table:formula="of:=IF([.E181]=&quot;&quot;;&quot;&quot;;BIN2DEC([.E181]))">
            <text:p/>
          </table:table-cell>
          <table:table-cell table:style-name="ce18" table:formula="of:=IF([.E181]=&quot;&quot;;&quot;&quot;;DEC2HEX([.F181];2))">
            <text:p/>
          </table:table-cell>
          <table:table-cell table:number-columns-repeated="1017"/>
        </table:table-row>
        <table:table-row table:style-name="ro1">
          <table:table-cell table:style-name="ce5" office:value-type="float" office:value="177">
            <text:p>177</text:p>
          </table:table-cell>
          <table:table-cell table:style-name="ce5" table:formula="of:=DEC2BIN([.A182];8)" office:value-type="string" office:string-value="10110001">
            <text:p>10110001</text:p>
          </table:table-cell>
          <table:table-cell table:style-name="ce11" table:content-validation-name="val1"/>
          <table:table-cell table:style-name="ce15"/>
          <table:table-cell table:style-name="ce5" table:formula="of:=IF([.C182]=&quot;&quot;;&quot;&quot;;VLOOKUP([.C182];[DigiRuler2U.$A$1:.$B$317];2;0))">
            <text:p/>
          </table:table-cell>
          <table:table-cell table:style-name="ce5" table:formula="of:=IF([.E182]=&quot;&quot;;&quot;&quot;;BIN2DEC([.E182]))">
            <text:p/>
          </table:table-cell>
          <table:table-cell table:style-name="ce18" table:formula="of:=IF([.E182]=&quot;&quot;;&quot;&quot;;DEC2HEX([.F182];2))">
            <text:p/>
          </table:table-cell>
          <table:table-cell table:number-columns-repeated="1017"/>
        </table:table-row>
        <table:table-row table:style-name="ro1">
          <table:table-cell table:style-name="ce5" office:value-type="float" office:value="178">
            <text:p>178</text:p>
          </table:table-cell>
          <table:table-cell table:style-name="ce5" table:formula="of:=DEC2BIN([.A183];8)" office:value-type="string" office:string-value="10110010">
            <text:p>10110010</text:p>
          </table:table-cell>
          <table:table-cell table:style-name="ce11" table:content-validation-name="val1"/>
          <table:table-cell table:style-name="ce15"/>
          <table:table-cell table:style-name="ce5" table:formula="of:=IF([.C183]=&quot;&quot;;&quot;&quot;;VLOOKUP([.C183];[DigiRuler2U.$A$1:.$B$317];2;0))">
            <text:p/>
          </table:table-cell>
          <table:table-cell table:style-name="ce5" table:formula="of:=IF([.E183]=&quot;&quot;;&quot;&quot;;BIN2DEC([.E183]))">
            <text:p/>
          </table:table-cell>
          <table:table-cell table:style-name="ce18" table:formula="of:=IF([.E183]=&quot;&quot;;&quot;&quot;;DEC2HEX([.F183];2))">
            <text:p/>
          </table:table-cell>
          <table:table-cell table:number-columns-repeated="1017"/>
        </table:table-row>
        <table:table-row table:style-name="ro1">
          <table:table-cell table:style-name="ce5" office:value-type="float" office:value="179">
            <text:p>179</text:p>
          </table:table-cell>
          <table:table-cell table:style-name="ce5" table:formula="of:=DEC2BIN([.A184];8)" office:value-type="string" office:string-value="10110011">
            <text:p>10110011</text:p>
          </table:table-cell>
          <table:table-cell table:style-name="ce11" table:content-validation-name="val1"/>
          <table:table-cell table:style-name="ce15"/>
          <table:table-cell table:style-name="ce5" table:formula="of:=IF([.C184]=&quot;&quot;;&quot;&quot;;VLOOKUP([.C184];[DigiRuler2U.$A$1:.$B$317];2;0))">
            <text:p/>
          </table:table-cell>
          <table:table-cell table:style-name="ce5" table:formula="of:=IF([.E184]=&quot;&quot;;&quot;&quot;;BIN2DEC([.E184]))">
            <text:p/>
          </table:table-cell>
          <table:table-cell table:style-name="ce18" table:formula="of:=IF([.E184]=&quot;&quot;;&quot;&quot;;DEC2HEX([.F184];2))">
            <text:p/>
          </table:table-cell>
          <table:table-cell table:number-columns-repeated="1017"/>
        </table:table-row>
        <table:table-row table:style-name="ro1">
          <table:table-cell table:style-name="ce5" office:value-type="float" office:value="180">
            <text:p>180</text:p>
          </table:table-cell>
          <table:table-cell table:style-name="ce5" table:formula="of:=DEC2BIN([.A185];8)" office:value-type="string" office:string-value="10110100">
            <text:p>10110100</text:p>
          </table:table-cell>
          <table:table-cell table:style-name="ce11" table:content-validation-name="val1"/>
          <table:table-cell table:style-name="ce15"/>
          <table:table-cell table:style-name="ce5" table:formula="of:=IF([.C185]=&quot;&quot;;&quot;&quot;;VLOOKUP([.C185];[DigiRuler2U.$A$1:.$B$317];2;0))">
            <text:p/>
          </table:table-cell>
          <table:table-cell table:style-name="ce5" table:formula="of:=IF([.E185]=&quot;&quot;;&quot;&quot;;BIN2DEC([.E185]))">
            <text:p/>
          </table:table-cell>
          <table:table-cell table:style-name="ce18" table:formula="of:=IF([.E185]=&quot;&quot;;&quot;&quot;;DEC2HEX([.F185];2))">
            <text:p/>
          </table:table-cell>
          <table:table-cell table:number-columns-repeated="1017"/>
        </table:table-row>
        <table:table-row table:style-name="ro1">
          <table:table-cell table:style-name="ce5" office:value-type="float" office:value="181">
            <text:p>181</text:p>
          </table:table-cell>
          <table:table-cell table:style-name="ce5" table:formula="of:=DEC2BIN([.A186];8)" office:value-type="string" office:string-value="10110101">
            <text:p>10110101</text:p>
          </table:table-cell>
          <table:table-cell table:style-name="ce11" table:content-validation-name="val1"/>
          <table:table-cell table:style-name="ce15"/>
          <table:table-cell table:style-name="ce5" table:formula="of:=IF([.C186]=&quot;&quot;;&quot;&quot;;VLOOKUP([.C186];[DigiRuler2U.$A$1:.$B$317];2;0))">
            <text:p/>
          </table:table-cell>
          <table:table-cell table:style-name="ce5" table:formula="of:=IF([.E186]=&quot;&quot;;&quot;&quot;;BIN2DEC([.E186]))">
            <text:p/>
          </table:table-cell>
          <table:table-cell table:style-name="ce18" table:formula="of:=IF([.E186]=&quot;&quot;;&quot;&quot;;DEC2HEX([.F186];2))">
            <text:p/>
          </table:table-cell>
          <table:table-cell table:number-columns-repeated="1017"/>
        </table:table-row>
        <table:table-row table:style-name="ro1">
          <table:table-cell table:style-name="ce5" office:value-type="float" office:value="182">
            <text:p>182</text:p>
          </table:table-cell>
          <table:table-cell table:style-name="ce5" table:formula="of:=DEC2BIN([.A187];8)" office:value-type="string" office:string-value="10110110">
            <text:p>10110110</text:p>
          </table:table-cell>
          <table:table-cell table:style-name="ce11" table:content-validation-name="val1"/>
          <table:table-cell table:style-name="ce15"/>
          <table:table-cell table:style-name="ce5" table:formula="of:=IF([.C187]=&quot;&quot;;&quot;&quot;;VLOOKUP([.C187];[DigiRuler2U.$A$1:.$B$317];2;0))">
            <text:p/>
          </table:table-cell>
          <table:table-cell table:style-name="ce5" table:formula="of:=IF([.E187]=&quot;&quot;;&quot;&quot;;BIN2DEC([.E187]))">
            <text:p/>
          </table:table-cell>
          <table:table-cell table:style-name="ce18" table:formula="of:=IF([.E187]=&quot;&quot;;&quot;&quot;;DEC2HEX([.F187];2))">
            <text:p/>
          </table:table-cell>
          <table:table-cell table:number-columns-repeated="1017"/>
        </table:table-row>
        <table:table-row table:style-name="ro1">
          <table:table-cell table:style-name="ce5" office:value-type="float" office:value="183">
            <text:p>183</text:p>
          </table:table-cell>
          <table:table-cell table:style-name="ce5" table:formula="of:=DEC2BIN([.A188];8)" office:value-type="string" office:string-value="10110111">
            <text:p>10110111</text:p>
          </table:table-cell>
          <table:table-cell table:style-name="ce11" table:content-validation-name="val1"/>
          <table:table-cell table:style-name="ce15"/>
          <table:table-cell table:style-name="ce5" table:formula="of:=IF([.C188]=&quot;&quot;;&quot;&quot;;VLOOKUP([.C188];[DigiRuler2U.$A$1:.$B$317];2;0))">
            <text:p/>
          </table:table-cell>
          <table:table-cell table:style-name="ce5" table:formula="of:=IF([.E188]=&quot;&quot;;&quot;&quot;;BIN2DEC([.E188]))">
            <text:p/>
          </table:table-cell>
          <table:table-cell table:style-name="ce18" table:formula="of:=IF([.E188]=&quot;&quot;;&quot;&quot;;DEC2HEX([.F188];2))">
            <text:p/>
          </table:table-cell>
          <table:table-cell table:number-columns-repeated="1017"/>
        </table:table-row>
        <table:table-row table:style-name="ro1">
          <table:table-cell table:style-name="ce5" office:value-type="float" office:value="184">
            <text:p>184</text:p>
          </table:table-cell>
          <table:table-cell table:style-name="ce5" table:formula="of:=DEC2BIN([.A189];8)" office:value-type="string" office:string-value="10111000">
            <text:p>10111000</text:p>
          </table:table-cell>
          <table:table-cell table:style-name="ce11" table:content-validation-name="val1"/>
          <table:table-cell table:style-name="ce15"/>
          <table:table-cell table:style-name="ce5" table:formula="of:=IF([.C189]=&quot;&quot;;&quot;&quot;;VLOOKUP([.C189];[DigiRuler2U.$A$1:.$B$317];2;0))">
            <text:p/>
          </table:table-cell>
          <table:table-cell table:style-name="ce5" table:formula="of:=IF([.E189]=&quot;&quot;;&quot;&quot;;BIN2DEC([.E189]))">
            <text:p/>
          </table:table-cell>
          <table:table-cell table:style-name="ce18" table:formula="of:=IF([.E189]=&quot;&quot;;&quot;&quot;;DEC2HEX([.F189];2))">
            <text:p/>
          </table:table-cell>
          <table:table-cell table:number-columns-repeated="1017"/>
        </table:table-row>
        <table:table-row table:style-name="ro1">
          <table:table-cell table:style-name="ce5" office:value-type="float" office:value="185">
            <text:p>185</text:p>
          </table:table-cell>
          <table:table-cell table:style-name="ce5" table:formula="of:=DEC2BIN([.A190];8)" office:value-type="string" office:string-value="10111001">
            <text:p>10111001</text:p>
          </table:table-cell>
          <table:table-cell table:style-name="ce11" table:content-validation-name="val1"/>
          <table:table-cell table:style-name="ce15"/>
          <table:table-cell table:style-name="ce5" table:formula="of:=IF([.C190]=&quot;&quot;;&quot;&quot;;VLOOKUP([.C190];[DigiRuler2U.$A$1:.$B$317];2;0))">
            <text:p/>
          </table:table-cell>
          <table:table-cell table:style-name="ce5" table:formula="of:=IF([.E190]=&quot;&quot;;&quot;&quot;;BIN2DEC([.E190]))">
            <text:p/>
          </table:table-cell>
          <table:table-cell table:style-name="ce18" table:formula="of:=IF([.E190]=&quot;&quot;;&quot;&quot;;DEC2HEX([.F190];2))">
            <text:p/>
          </table:table-cell>
          <table:table-cell table:number-columns-repeated="1017"/>
        </table:table-row>
        <table:table-row table:style-name="ro1">
          <table:table-cell table:style-name="ce5" office:value-type="float" office:value="186">
            <text:p>186</text:p>
          </table:table-cell>
          <table:table-cell table:style-name="ce5" table:formula="of:=DEC2BIN([.A191];8)" office:value-type="string" office:string-value="10111010">
            <text:p>10111010</text:p>
          </table:table-cell>
          <table:table-cell table:style-name="ce11" table:content-validation-name="val1"/>
          <table:table-cell table:style-name="ce15"/>
          <table:table-cell table:style-name="ce5" table:formula="of:=IF([.C191]=&quot;&quot;;&quot;&quot;;VLOOKUP([.C191];[DigiRuler2U.$A$1:.$B$317];2;0))">
            <text:p/>
          </table:table-cell>
          <table:table-cell table:style-name="ce5" table:formula="of:=IF([.E191]=&quot;&quot;;&quot;&quot;;BIN2DEC([.E191]))">
            <text:p/>
          </table:table-cell>
          <table:table-cell table:style-name="ce18" table:formula="of:=IF([.E191]=&quot;&quot;;&quot;&quot;;DEC2HEX([.F191];2))">
            <text:p/>
          </table:table-cell>
          <table:table-cell table:number-columns-repeated="1017"/>
        </table:table-row>
        <table:table-row table:style-name="ro1">
          <table:table-cell table:style-name="ce5" office:value-type="float" office:value="187">
            <text:p>187</text:p>
          </table:table-cell>
          <table:table-cell table:style-name="ce5" table:formula="of:=DEC2BIN([.A192];8)" office:value-type="string" office:string-value="10111011">
            <text:p>10111011</text:p>
          </table:table-cell>
          <table:table-cell table:style-name="ce11" table:content-validation-name="val1"/>
          <table:table-cell table:style-name="ce15"/>
          <table:table-cell table:style-name="ce5" table:formula="of:=IF([.C192]=&quot;&quot;;&quot;&quot;;VLOOKUP([.C192];[DigiRuler2U.$A$1:.$B$317];2;0))">
            <text:p/>
          </table:table-cell>
          <table:table-cell table:style-name="ce5" table:formula="of:=IF([.E192]=&quot;&quot;;&quot;&quot;;BIN2DEC([.E192]))">
            <text:p/>
          </table:table-cell>
          <table:table-cell table:style-name="ce18" table:formula="of:=IF([.E192]=&quot;&quot;;&quot;&quot;;DEC2HEX([.F192];2))">
            <text:p/>
          </table:table-cell>
          <table:table-cell table:number-columns-repeated="1017"/>
        </table:table-row>
        <table:table-row table:style-name="ro1">
          <table:table-cell table:style-name="ce5" office:value-type="float" office:value="188">
            <text:p>188</text:p>
          </table:table-cell>
          <table:table-cell table:style-name="ce5" table:formula="of:=DEC2BIN([.A193];8)" office:value-type="string" office:string-value="10111100">
            <text:p>10111100</text:p>
          </table:table-cell>
          <table:table-cell table:style-name="ce11" table:content-validation-name="val1"/>
          <table:table-cell table:style-name="ce15"/>
          <table:table-cell table:style-name="ce5" table:formula="of:=IF([.C193]=&quot;&quot;;&quot;&quot;;VLOOKUP([.C193];[DigiRuler2U.$A$1:.$B$317];2;0))">
            <text:p/>
          </table:table-cell>
          <table:table-cell table:style-name="ce5" table:formula="of:=IF([.E193]=&quot;&quot;;&quot;&quot;;BIN2DEC([.E193]))">
            <text:p/>
          </table:table-cell>
          <table:table-cell table:style-name="ce18" table:formula="of:=IF([.E193]=&quot;&quot;;&quot;&quot;;DEC2HEX([.F193];2))">
            <text:p/>
          </table:table-cell>
          <table:table-cell table:number-columns-repeated="1017"/>
        </table:table-row>
        <table:table-row table:style-name="ro1">
          <table:table-cell table:style-name="ce5" office:value-type="float" office:value="189">
            <text:p>189</text:p>
          </table:table-cell>
          <table:table-cell table:style-name="ce5" table:formula="of:=DEC2BIN([.A194];8)" office:value-type="string" office:string-value="10111101">
            <text:p>10111101</text:p>
          </table:table-cell>
          <table:table-cell table:style-name="ce11" table:content-validation-name="val1"/>
          <table:table-cell table:style-name="ce15"/>
          <table:table-cell table:style-name="ce5" table:formula="of:=IF([.C194]=&quot;&quot;;&quot;&quot;;VLOOKUP([.C194];[DigiRuler2U.$A$1:.$B$317];2;0))">
            <text:p/>
          </table:table-cell>
          <table:table-cell table:style-name="ce5" table:formula="of:=IF([.E194]=&quot;&quot;;&quot;&quot;;BIN2DEC([.E194]))">
            <text:p/>
          </table:table-cell>
          <table:table-cell table:style-name="ce18" table:formula="of:=IF([.E194]=&quot;&quot;;&quot;&quot;;DEC2HEX([.F194];2))">
            <text:p/>
          </table:table-cell>
          <table:table-cell table:number-columns-repeated="1017"/>
        </table:table-row>
        <table:table-row table:style-name="ro1">
          <table:table-cell table:style-name="ce5" office:value-type="float" office:value="190">
            <text:p>190</text:p>
          </table:table-cell>
          <table:table-cell table:style-name="ce5" table:formula="of:=DEC2BIN([.A195];8)" office:value-type="string" office:string-value="10111110">
            <text:p>10111110</text:p>
          </table:table-cell>
          <table:table-cell table:style-name="ce11" table:content-validation-name="val1"/>
          <table:table-cell table:style-name="ce15"/>
          <table:table-cell table:style-name="ce5" table:formula="of:=IF([.C195]=&quot;&quot;;&quot;&quot;;VLOOKUP([.C195];[DigiRuler2U.$A$1:.$B$317];2;0))">
            <text:p/>
          </table:table-cell>
          <table:table-cell table:style-name="ce5" table:formula="of:=IF([.E195]=&quot;&quot;;&quot;&quot;;BIN2DEC([.E195]))">
            <text:p/>
          </table:table-cell>
          <table:table-cell table:style-name="ce18" table:formula="of:=IF([.E195]=&quot;&quot;;&quot;&quot;;DEC2HEX([.F195];2))">
            <text:p/>
          </table:table-cell>
          <table:table-cell table:number-columns-repeated="1017"/>
        </table:table-row>
        <table:table-row table:style-name="ro1">
          <table:table-cell table:style-name="ce5" office:value-type="float" office:value="191">
            <text:p>191</text:p>
          </table:table-cell>
          <table:table-cell table:style-name="ce5" table:formula="of:=DEC2BIN([.A196];8)" office:value-type="string" office:string-value="10111111">
            <text:p>10111111</text:p>
          </table:table-cell>
          <table:table-cell table:style-name="ce11" table:content-validation-name="val1"/>
          <table:table-cell table:style-name="ce15"/>
          <table:table-cell table:style-name="ce5" table:formula="of:=IF([.C196]=&quot;&quot;;&quot;&quot;;VLOOKUP([.C196];[DigiRuler2U.$A$1:.$B$317];2;0))">
            <text:p/>
          </table:table-cell>
          <table:table-cell table:style-name="ce5" table:formula="of:=IF([.E196]=&quot;&quot;;&quot;&quot;;BIN2DEC([.E196]))">
            <text:p/>
          </table:table-cell>
          <table:table-cell table:style-name="ce18" table:formula="of:=IF([.E196]=&quot;&quot;;&quot;&quot;;DEC2HEX([.F196];2))">
            <text:p/>
          </table:table-cell>
          <table:table-cell table:number-columns-repeated="1017"/>
        </table:table-row>
        <table:table-row table:style-name="ro1">
          <table:table-cell table:style-name="ce5" office:value-type="float" office:value="192">
            <text:p>192</text:p>
          </table:table-cell>
          <table:table-cell table:style-name="ce5" table:formula="of:=DEC2BIN([.A197];8)" office:value-type="string" office:string-value="11000000">
            <text:p>11000000</text:p>
          </table:table-cell>
          <table:table-cell table:style-name="ce11" table:content-validation-name="val1"/>
          <table:table-cell table:style-name="ce15"/>
          <table:table-cell table:style-name="ce5" table:formula="of:=IF([.C197]=&quot;&quot;;&quot;&quot;;VLOOKUP([.C197];[DigiRuler2U.$A$1:.$B$317];2;0))">
            <text:p/>
          </table:table-cell>
          <table:table-cell table:style-name="ce5" table:formula="of:=IF([.E197]=&quot;&quot;;&quot;&quot;;BIN2DEC([.E197]))">
            <text:p/>
          </table:table-cell>
          <table:table-cell table:style-name="ce18" table:formula="of:=IF([.E197]=&quot;&quot;;&quot;&quot;;DEC2HEX([.F197];2))">
            <text:p/>
          </table:table-cell>
          <table:table-cell table:number-columns-repeated="1017"/>
        </table:table-row>
        <table:table-row table:style-name="ro1">
          <table:table-cell table:style-name="ce5" office:value-type="float" office:value="193">
            <text:p>193</text:p>
          </table:table-cell>
          <table:table-cell table:style-name="ce5" table:formula="of:=DEC2BIN([.A198];8)" office:value-type="string" office:string-value="11000001">
            <text:p>11000001</text:p>
          </table:table-cell>
          <table:table-cell table:style-name="ce11" table:content-validation-name="val1"/>
          <table:table-cell table:style-name="ce15"/>
          <table:table-cell table:style-name="ce5" table:formula="of:=IF([.C198]=&quot;&quot;;&quot;&quot;;VLOOKUP([.C198];[DigiRuler2U.$A$1:.$B$317];2;0))">
            <text:p/>
          </table:table-cell>
          <table:table-cell table:style-name="ce5" table:formula="of:=IF([.E198]=&quot;&quot;;&quot;&quot;;BIN2DEC([.E198]))">
            <text:p/>
          </table:table-cell>
          <table:table-cell table:style-name="ce18" table:formula="of:=IF([.E198]=&quot;&quot;;&quot;&quot;;DEC2HEX([.F198];2))">
            <text:p/>
          </table:table-cell>
          <table:table-cell table:number-columns-repeated="1017"/>
        </table:table-row>
        <table:table-row table:style-name="ro1">
          <table:table-cell table:style-name="ce5" office:value-type="float" office:value="194">
            <text:p>194</text:p>
          </table:table-cell>
          <table:table-cell table:style-name="ce5" table:formula="of:=DEC2BIN([.A199];8)" office:value-type="string" office:string-value="11000010">
            <text:p>11000010</text:p>
          </table:table-cell>
          <table:table-cell table:style-name="ce11" table:content-validation-name="val1"/>
          <table:table-cell table:style-name="ce15"/>
          <table:table-cell table:style-name="ce5" table:formula="of:=IF([.C199]=&quot;&quot;;&quot;&quot;;VLOOKUP([.C199];[DigiRuler2U.$A$1:.$B$317];2;0))">
            <text:p/>
          </table:table-cell>
          <table:table-cell table:style-name="ce5" table:formula="of:=IF([.E199]=&quot;&quot;;&quot;&quot;;BIN2DEC([.E199]))">
            <text:p/>
          </table:table-cell>
          <table:table-cell table:style-name="ce18" table:formula="of:=IF([.E199]=&quot;&quot;;&quot;&quot;;DEC2HEX([.F199];2))">
            <text:p/>
          </table:table-cell>
          <table:table-cell table:number-columns-repeated="1017"/>
        </table:table-row>
        <table:table-row table:style-name="ro1">
          <table:table-cell table:style-name="ce5" office:value-type="float" office:value="195">
            <text:p>195</text:p>
          </table:table-cell>
          <table:table-cell table:style-name="ce5" table:formula="of:=DEC2BIN([.A200];8)" office:value-type="string" office:string-value="11000011">
            <text:p>11000011</text:p>
          </table:table-cell>
          <table:table-cell table:style-name="ce11" table:content-validation-name="val1"/>
          <table:table-cell table:style-name="ce15"/>
          <table:table-cell table:style-name="ce5" table:formula="of:=IF([.C200]=&quot;&quot;;&quot;&quot;;VLOOKUP([.C200];[DigiRuler2U.$A$1:.$B$317];2;0))">
            <text:p/>
          </table:table-cell>
          <table:table-cell table:style-name="ce5" table:formula="of:=IF([.E200]=&quot;&quot;;&quot;&quot;;BIN2DEC([.E200]))">
            <text:p/>
          </table:table-cell>
          <table:table-cell table:style-name="ce18" table:formula="of:=IF([.E200]=&quot;&quot;;&quot;&quot;;DEC2HEX([.F200];2))">
            <text:p/>
          </table:table-cell>
          <table:table-cell table:number-columns-repeated="1017"/>
        </table:table-row>
        <table:table-row table:style-name="ro1">
          <table:table-cell table:style-name="ce5" office:value-type="float" office:value="196">
            <text:p>196</text:p>
          </table:table-cell>
          <table:table-cell table:style-name="ce5" table:formula="of:=DEC2BIN([.A201];8)" office:value-type="string" office:string-value="11000100">
            <text:p>11000100</text:p>
          </table:table-cell>
          <table:table-cell table:style-name="ce11" table:content-validation-name="val1"/>
          <table:table-cell table:style-name="ce15"/>
          <table:table-cell table:style-name="ce5" table:formula="of:=IF([.C201]=&quot;&quot;;&quot;&quot;;VLOOKUP([.C201];[DigiRuler2U.$A$1:.$B$317];2;0))">
            <text:p/>
          </table:table-cell>
          <table:table-cell table:style-name="ce5" table:formula="of:=IF([.E201]=&quot;&quot;;&quot;&quot;;BIN2DEC([.E201]))">
            <text:p/>
          </table:table-cell>
          <table:table-cell table:style-name="ce18" table:formula="of:=IF([.E201]=&quot;&quot;;&quot;&quot;;DEC2HEX([.F201];2))">
            <text:p/>
          </table:table-cell>
          <table:table-cell table:number-columns-repeated="1017"/>
        </table:table-row>
        <table:table-row table:style-name="ro1">
          <table:table-cell table:style-name="ce5" office:value-type="float" office:value="197">
            <text:p>197</text:p>
          </table:table-cell>
          <table:table-cell table:style-name="ce5" table:formula="of:=DEC2BIN([.A202];8)" office:value-type="string" office:string-value="11000101">
            <text:p>11000101</text:p>
          </table:table-cell>
          <table:table-cell table:style-name="ce11" table:content-validation-name="val1"/>
          <table:table-cell table:style-name="ce15"/>
          <table:table-cell table:style-name="ce5" table:formula="of:=IF([.C202]=&quot;&quot;;&quot;&quot;;VLOOKUP([.C202];[DigiRuler2U.$A$1:.$B$317];2;0))">
            <text:p/>
          </table:table-cell>
          <table:table-cell table:style-name="ce5" table:formula="of:=IF([.E202]=&quot;&quot;;&quot;&quot;;BIN2DEC([.E202]))">
            <text:p/>
          </table:table-cell>
          <table:table-cell table:style-name="ce18" table:formula="of:=IF([.E202]=&quot;&quot;;&quot;&quot;;DEC2HEX([.F202];2))">
            <text:p/>
          </table:table-cell>
          <table:table-cell table:number-columns-repeated="1017"/>
        </table:table-row>
        <table:table-row table:style-name="ro1">
          <table:table-cell table:style-name="ce5" office:value-type="float" office:value="198">
            <text:p>198</text:p>
          </table:table-cell>
          <table:table-cell table:style-name="ce5" table:formula="of:=DEC2BIN([.A203];8)" office:value-type="string" office:string-value="11000110">
            <text:p>11000110</text:p>
          </table:table-cell>
          <table:table-cell table:style-name="ce11" table:content-validation-name="val1"/>
          <table:table-cell table:style-name="ce15"/>
          <table:table-cell table:style-name="ce5" table:formula="of:=IF([.C203]=&quot;&quot;;&quot;&quot;;VLOOKUP([.C203];[DigiRuler2U.$A$1:.$B$317];2;0))">
            <text:p/>
          </table:table-cell>
          <table:table-cell table:style-name="ce5" table:formula="of:=IF([.E203]=&quot;&quot;;&quot;&quot;;BIN2DEC([.E203]))">
            <text:p/>
          </table:table-cell>
          <table:table-cell table:style-name="ce18" table:formula="of:=IF([.E203]=&quot;&quot;;&quot;&quot;;DEC2HEX([.F203];2))">
            <text:p/>
          </table:table-cell>
          <table:table-cell table:number-columns-repeated="1017"/>
        </table:table-row>
        <table:table-row table:style-name="ro1">
          <table:table-cell table:style-name="ce5" office:value-type="float" office:value="199">
            <text:p>199</text:p>
          </table:table-cell>
          <table:table-cell table:style-name="ce5" table:formula="of:=DEC2BIN([.A204];8)" office:value-type="string" office:string-value="11000111">
            <text:p>11000111</text:p>
          </table:table-cell>
          <table:table-cell table:style-name="ce11" table:content-validation-name="val1"/>
          <table:table-cell table:style-name="ce15"/>
          <table:table-cell table:style-name="ce5" table:formula="of:=IF([.C204]=&quot;&quot;;&quot;&quot;;VLOOKUP([.C204];[DigiRuler2U.$A$1:.$B$317];2;0))">
            <text:p/>
          </table:table-cell>
          <table:table-cell table:style-name="ce5" table:formula="of:=IF([.E204]=&quot;&quot;;&quot;&quot;;BIN2DEC([.E204]))">
            <text:p/>
          </table:table-cell>
          <table:table-cell table:style-name="ce18" table:formula="of:=IF([.E204]=&quot;&quot;;&quot;&quot;;DEC2HEX([.F204];2))">
            <text:p/>
          </table:table-cell>
          <table:table-cell table:number-columns-repeated="1017"/>
        </table:table-row>
        <table:table-row table:style-name="ro1">
          <table:table-cell table:style-name="ce5" office:value-type="float" office:value="200">
            <text:p>200</text:p>
          </table:table-cell>
          <table:table-cell table:style-name="ce5" table:formula="of:=DEC2BIN([.A205];8)" office:value-type="string" office:string-value="11001000">
            <text:p>11001000</text:p>
          </table:table-cell>
          <table:table-cell table:style-name="ce11" table:content-validation-name="val1"/>
          <table:table-cell table:style-name="ce15"/>
          <table:table-cell table:style-name="ce5" table:formula="of:=IF([.C205]=&quot;&quot;;&quot;&quot;;VLOOKUP([.C205];[DigiRuler2U.$A$1:.$B$317];2;0))">
            <text:p/>
          </table:table-cell>
          <table:table-cell table:style-name="ce5" table:formula="of:=IF([.E205]=&quot;&quot;;&quot;&quot;;BIN2DEC([.E205]))">
            <text:p/>
          </table:table-cell>
          <table:table-cell table:style-name="ce18" table:formula="of:=IF([.E205]=&quot;&quot;;&quot;&quot;;DEC2HEX([.F205];2))">
            <text:p/>
          </table:table-cell>
          <table:table-cell table:number-columns-repeated="1017"/>
        </table:table-row>
        <table:table-row table:style-name="ro1">
          <table:table-cell table:style-name="ce5" office:value-type="float" office:value="201">
            <text:p>201</text:p>
          </table:table-cell>
          <table:table-cell table:style-name="ce5" table:formula="of:=DEC2BIN([.A206];8)" office:value-type="string" office:string-value="11001001">
            <text:p>11001001</text:p>
          </table:table-cell>
          <table:table-cell table:style-name="ce11" table:content-validation-name="val1"/>
          <table:table-cell table:style-name="ce15"/>
          <table:table-cell table:style-name="ce5" table:formula="of:=IF([.C206]=&quot;&quot;;&quot;&quot;;VLOOKUP([.C206];[DigiRuler2U.$A$1:.$B$317];2;0))">
            <text:p/>
          </table:table-cell>
          <table:table-cell table:style-name="ce5" table:formula="of:=IF([.E206]=&quot;&quot;;&quot;&quot;;BIN2DEC([.E206]))">
            <text:p/>
          </table:table-cell>
          <table:table-cell table:style-name="ce18" table:formula="of:=IF([.E206]=&quot;&quot;;&quot;&quot;;DEC2HEX([.F206];2))">
            <text:p/>
          </table:table-cell>
          <table:table-cell table:number-columns-repeated="1017"/>
        </table:table-row>
        <table:table-row table:style-name="ro1">
          <table:table-cell table:style-name="ce5" office:value-type="float" office:value="202">
            <text:p>202</text:p>
          </table:table-cell>
          <table:table-cell table:style-name="ce5" table:formula="of:=DEC2BIN([.A207];8)" office:value-type="string" office:string-value="11001010">
            <text:p>11001010</text:p>
          </table:table-cell>
          <table:table-cell table:style-name="ce11" table:content-validation-name="val1"/>
          <table:table-cell table:style-name="ce15"/>
          <table:table-cell table:style-name="ce5" table:formula="of:=IF([.C207]=&quot;&quot;;&quot;&quot;;VLOOKUP([.C207];[DigiRuler2U.$A$1:.$B$317];2;0))">
            <text:p/>
          </table:table-cell>
          <table:table-cell table:style-name="ce5" table:formula="of:=IF([.E207]=&quot;&quot;;&quot;&quot;;BIN2DEC([.E207]))">
            <text:p/>
          </table:table-cell>
          <table:table-cell table:style-name="ce18" table:formula="of:=IF([.E207]=&quot;&quot;;&quot;&quot;;DEC2HEX([.F207];2))">
            <text:p/>
          </table:table-cell>
          <table:table-cell table:number-columns-repeated="1017"/>
        </table:table-row>
        <table:table-row table:style-name="ro1">
          <table:table-cell table:style-name="ce5" office:value-type="float" office:value="203">
            <text:p>203</text:p>
          </table:table-cell>
          <table:table-cell table:style-name="ce5" table:formula="of:=DEC2BIN([.A208];8)" office:value-type="string" office:string-value="11001011">
            <text:p>11001011</text:p>
          </table:table-cell>
          <table:table-cell table:style-name="ce11" table:content-validation-name="val1"/>
          <table:table-cell table:style-name="ce15"/>
          <table:table-cell table:style-name="ce5" table:formula="of:=IF([.C208]=&quot;&quot;;&quot;&quot;;VLOOKUP([.C208];[DigiRuler2U.$A$1:.$B$317];2;0))">
            <text:p/>
          </table:table-cell>
          <table:table-cell table:style-name="ce5" table:formula="of:=IF([.E208]=&quot;&quot;;&quot;&quot;;BIN2DEC([.E208]))">
            <text:p/>
          </table:table-cell>
          <table:table-cell table:style-name="ce18" table:formula="of:=IF([.E208]=&quot;&quot;;&quot;&quot;;DEC2HEX([.F208];2))">
            <text:p/>
          </table:table-cell>
          <table:table-cell table:number-columns-repeated="1017"/>
        </table:table-row>
        <table:table-row table:style-name="ro1">
          <table:table-cell table:style-name="ce5" office:value-type="float" office:value="204">
            <text:p>204</text:p>
          </table:table-cell>
          <table:table-cell table:style-name="ce5" table:formula="of:=DEC2BIN([.A209];8)" office:value-type="string" office:string-value="11001100">
            <text:p>11001100</text:p>
          </table:table-cell>
          <table:table-cell table:style-name="ce11" table:content-validation-name="val1"/>
          <table:table-cell table:style-name="ce15"/>
          <table:table-cell table:style-name="ce5" table:formula="of:=IF([.C209]=&quot;&quot;;&quot;&quot;;VLOOKUP([.C209];[DigiRuler2U.$A$1:.$B$317];2;0))">
            <text:p/>
          </table:table-cell>
          <table:table-cell table:style-name="ce5" table:formula="of:=IF([.E209]=&quot;&quot;;&quot;&quot;;BIN2DEC([.E209]))">
            <text:p/>
          </table:table-cell>
          <table:table-cell table:style-name="ce18" table:formula="of:=IF([.E209]=&quot;&quot;;&quot;&quot;;DEC2HEX([.F209];2))">
            <text:p/>
          </table:table-cell>
          <table:table-cell table:number-columns-repeated="1017"/>
        </table:table-row>
        <table:table-row table:style-name="ro1">
          <table:table-cell table:style-name="ce5" office:value-type="float" office:value="205">
            <text:p>205</text:p>
          </table:table-cell>
          <table:table-cell table:style-name="ce5" table:formula="of:=DEC2BIN([.A210];8)" office:value-type="string" office:string-value="11001101">
            <text:p>11001101</text:p>
          </table:table-cell>
          <table:table-cell table:style-name="ce11" table:content-validation-name="val1"/>
          <table:table-cell table:style-name="ce15"/>
          <table:table-cell table:style-name="ce5" table:formula="of:=IF([.C210]=&quot;&quot;;&quot;&quot;;VLOOKUP([.C210];[DigiRuler2U.$A$1:.$B$317];2;0))">
            <text:p/>
          </table:table-cell>
          <table:table-cell table:style-name="ce5" table:formula="of:=IF([.E210]=&quot;&quot;;&quot;&quot;;BIN2DEC([.E210]))">
            <text:p/>
          </table:table-cell>
          <table:table-cell table:style-name="ce18" table:formula="of:=IF([.E210]=&quot;&quot;;&quot;&quot;;DEC2HEX([.F210];2))">
            <text:p/>
          </table:table-cell>
          <table:table-cell table:number-columns-repeated="1017"/>
        </table:table-row>
        <table:table-row table:style-name="ro1">
          <table:table-cell table:style-name="ce5" office:value-type="float" office:value="206">
            <text:p>206</text:p>
          </table:table-cell>
          <table:table-cell table:style-name="ce5" table:formula="of:=DEC2BIN([.A211];8)" office:value-type="string" office:string-value="11001110">
            <text:p>11001110</text:p>
          </table:table-cell>
          <table:table-cell table:style-name="ce11" table:content-validation-name="val1"/>
          <table:table-cell table:style-name="ce15"/>
          <table:table-cell table:style-name="ce5" table:formula="of:=IF([.C211]=&quot;&quot;;&quot;&quot;;VLOOKUP([.C211];[DigiRuler2U.$A$1:.$B$317];2;0))">
            <text:p/>
          </table:table-cell>
          <table:table-cell table:style-name="ce5" table:formula="of:=IF([.E211]=&quot;&quot;;&quot;&quot;;BIN2DEC([.E211]))">
            <text:p/>
          </table:table-cell>
          <table:table-cell table:style-name="ce18" table:formula="of:=IF([.E211]=&quot;&quot;;&quot;&quot;;DEC2HEX([.F211];2))">
            <text:p/>
          </table:table-cell>
          <table:table-cell table:number-columns-repeated="1017"/>
        </table:table-row>
        <table:table-row table:style-name="ro1">
          <table:table-cell table:style-name="ce5" office:value-type="float" office:value="207">
            <text:p>207</text:p>
          </table:table-cell>
          <table:table-cell table:style-name="ce5" table:formula="of:=DEC2BIN([.A212];8)" office:value-type="string" office:string-value="11001111">
            <text:p>11001111</text:p>
          </table:table-cell>
          <table:table-cell table:style-name="ce11" table:content-validation-name="val1"/>
          <table:table-cell table:style-name="ce15"/>
          <table:table-cell table:style-name="ce5" table:formula="of:=IF([.C212]=&quot;&quot;;&quot;&quot;;VLOOKUP([.C212];[DigiRuler2U.$A$1:.$B$317];2;0))">
            <text:p/>
          </table:table-cell>
          <table:table-cell table:style-name="ce5" table:formula="of:=IF([.E212]=&quot;&quot;;&quot;&quot;;BIN2DEC([.E212]))">
            <text:p/>
          </table:table-cell>
          <table:table-cell table:style-name="ce18" table:formula="of:=IF([.E212]=&quot;&quot;;&quot;&quot;;DEC2HEX([.F212];2))">
            <text:p/>
          </table:table-cell>
          <table:table-cell table:number-columns-repeated="1017"/>
        </table:table-row>
        <table:table-row table:style-name="ro1">
          <table:table-cell table:style-name="ce5" office:value-type="float" office:value="208">
            <text:p>208</text:p>
          </table:table-cell>
          <table:table-cell table:style-name="ce5" table:formula="of:=DEC2BIN([.A213];8)" office:value-type="string" office:string-value="11010000">
            <text:p>11010000</text:p>
          </table:table-cell>
          <table:table-cell table:style-name="ce11" table:content-validation-name="val1"/>
          <table:table-cell table:style-name="ce15"/>
          <table:table-cell table:style-name="ce5" table:formula="of:=IF([.C213]=&quot;&quot;;&quot;&quot;;VLOOKUP([.C213];[DigiRuler2U.$A$1:.$B$317];2;0))">
            <text:p/>
          </table:table-cell>
          <table:table-cell table:style-name="ce5" table:formula="of:=IF([.E213]=&quot;&quot;;&quot;&quot;;BIN2DEC([.E213]))">
            <text:p/>
          </table:table-cell>
          <table:table-cell table:style-name="ce18" table:formula="of:=IF([.E213]=&quot;&quot;;&quot;&quot;;DEC2HEX([.F213];2))">
            <text:p/>
          </table:table-cell>
          <table:table-cell table:number-columns-repeated="1017"/>
        </table:table-row>
        <table:table-row table:style-name="ro1">
          <table:table-cell table:style-name="ce5" office:value-type="float" office:value="209">
            <text:p>209</text:p>
          </table:table-cell>
          <table:table-cell table:style-name="ce5" table:formula="of:=DEC2BIN([.A214];8)" office:value-type="string" office:string-value="11010001">
            <text:p>11010001</text:p>
          </table:table-cell>
          <table:table-cell table:style-name="ce11" table:content-validation-name="val1"/>
          <table:table-cell table:style-name="ce15"/>
          <table:table-cell table:style-name="ce5" table:formula="of:=IF([.C214]=&quot;&quot;;&quot;&quot;;VLOOKUP([.C214];[DigiRuler2U.$A$1:.$B$317];2;0))">
            <text:p/>
          </table:table-cell>
          <table:table-cell table:style-name="ce5" table:formula="of:=IF([.E214]=&quot;&quot;;&quot;&quot;;BIN2DEC([.E214]))">
            <text:p/>
          </table:table-cell>
          <table:table-cell table:style-name="ce18" table:formula="of:=IF([.E214]=&quot;&quot;;&quot;&quot;;DEC2HEX([.F214];2))">
            <text:p/>
          </table:table-cell>
          <table:table-cell table:number-columns-repeated="1017"/>
        </table:table-row>
        <table:table-row table:style-name="ro1">
          <table:table-cell table:style-name="ce5" office:value-type="float" office:value="210">
            <text:p>210</text:p>
          </table:table-cell>
          <table:table-cell table:style-name="ce5" table:formula="of:=DEC2BIN([.A215];8)" office:value-type="string" office:string-value="11010010">
            <text:p>11010010</text:p>
          </table:table-cell>
          <table:table-cell table:style-name="ce11" table:content-validation-name="val1"/>
          <table:table-cell table:style-name="ce15"/>
          <table:table-cell table:style-name="ce5" table:formula="of:=IF([.C215]=&quot;&quot;;&quot;&quot;;VLOOKUP([.C215];[DigiRuler2U.$A$1:.$B$317];2;0))">
            <text:p/>
          </table:table-cell>
          <table:table-cell table:style-name="ce5" table:formula="of:=IF([.E215]=&quot;&quot;;&quot;&quot;;BIN2DEC([.E215]))">
            <text:p/>
          </table:table-cell>
          <table:table-cell table:style-name="ce18" table:formula="of:=IF([.E215]=&quot;&quot;;&quot;&quot;;DEC2HEX([.F215];2))">
            <text:p/>
          </table:table-cell>
          <table:table-cell table:number-columns-repeated="1017"/>
        </table:table-row>
        <table:table-row table:style-name="ro1">
          <table:table-cell table:style-name="ce5" office:value-type="float" office:value="211">
            <text:p>211</text:p>
          </table:table-cell>
          <table:table-cell table:style-name="ce5" table:formula="of:=DEC2BIN([.A216];8)" office:value-type="string" office:string-value="11010011">
            <text:p>11010011</text:p>
          </table:table-cell>
          <table:table-cell table:style-name="ce11" table:content-validation-name="val1"/>
          <table:table-cell table:style-name="ce15"/>
          <table:table-cell table:style-name="ce5" table:formula="of:=IF([.C216]=&quot;&quot;;&quot;&quot;;VLOOKUP([.C216];[DigiRuler2U.$A$1:.$B$317];2;0))">
            <text:p/>
          </table:table-cell>
          <table:table-cell table:style-name="ce5" table:formula="of:=IF([.E216]=&quot;&quot;;&quot;&quot;;BIN2DEC([.E216]))">
            <text:p/>
          </table:table-cell>
          <table:table-cell table:style-name="ce18" table:formula="of:=IF([.E216]=&quot;&quot;;&quot;&quot;;DEC2HEX([.F216];2))">
            <text:p/>
          </table:table-cell>
          <table:table-cell table:number-columns-repeated="1017"/>
        </table:table-row>
        <table:table-row table:style-name="ro1">
          <table:table-cell table:style-name="ce5" office:value-type="float" office:value="212">
            <text:p>212</text:p>
          </table:table-cell>
          <table:table-cell table:style-name="ce5" table:formula="of:=DEC2BIN([.A217];8)" office:value-type="string" office:string-value="11010100">
            <text:p>11010100</text:p>
          </table:table-cell>
          <table:table-cell table:style-name="ce11" table:content-validation-name="val1"/>
          <table:table-cell table:style-name="ce15"/>
          <table:table-cell table:style-name="ce5" table:formula="of:=IF([.C217]=&quot;&quot;;&quot;&quot;;VLOOKUP([.C217];[DigiRuler2U.$A$1:.$B$317];2;0))">
            <text:p/>
          </table:table-cell>
          <table:table-cell table:style-name="ce5" table:formula="of:=IF([.E217]=&quot;&quot;;&quot;&quot;;BIN2DEC([.E217]))">
            <text:p/>
          </table:table-cell>
          <table:table-cell table:style-name="ce18" table:formula="of:=IF([.E217]=&quot;&quot;;&quot;&quot;;DEC2HEX([.F217];2))">
            <text:p/>
          </table:table-cell>
          <table:table-cell table:number-columns-repeated="1017"/>
        </table:table-row>
        <table:table-row table:style-name="ro1">
          <table:table-cell table:style-name="ce5" office:value-type="float" office:value="213">
            <text:p>213</text:p>
          </table:table-cell>
          <table:table-cell table:style-name="ce5" table:formula="of:=DEC2BIN([.A218];8)" office:value-type="string" office:string-value="11010101">
            <text:p>11010101</text:p>
          </table:table-cell>
          <table:table-cell table:style-name="ce11" table:content-validation-name="val1"/>
          <table:table-cell table:style-name="ce15"/>
          <table:table-cell table:style-name="ce5" table:formula="of:=IF([.C218]=&quot;&quot;;&quot;&quot;;VLOOKUP([.C218];[DigiRuler2U.$A$1:.$B$317];2;0))">
            <text:p/>
          </table:table-cell>
          <table:table-cell table:style-name="ce5" table:formula="of:=IF([.E218]=&quot;&quot;;&quot;&quot;;BIN2DEC([.E218]))">
            <text:p/>
          </table:table-cell>
          <table:table-cell table:style-name="ce18" table:formula="of:=IF([.E218]=&quot;&quot;;&quot;&quot;;DEC2HEX([.F218];2))">
            <text:p/>
          </table:table-cell>
          <table:table-cell table:number-columns-repeated="1017"/>
        </table:table-row>
        <table:table-row table:style-name="ro1">
          <table:table-cell table:style-name="ce5" office:value-type="float" office:value="214">
            <text:p>214</text:p>
          </table:table-cell>
          <table:table-cell table:style-name="ce5" table:formula="of:=DEC2BIN([.A219];8)" office:value-type="string" office:string-value="11010110">
            <text:p>11010110</text:p>
          </table:table-cell>
          <table:table-cell table:style-name="ce11" table:content-validation-name="val1"/>
          <table:table-cell table:style-name="ce15"/>
          <table:table-cell table:style-name="ce5" table:formula="of:=IF([.C219]=&quot;&quot;;&quot;&quot;;VLOOKUP([.C219];[DigiRuler2U.$A$1:.$B$317];2;0))">
            <text:p/>
          </table:table-cell>
          <table:table-cell table:style-name="ce5" table:formula="of:=IF([.E219]=&quot;&quot;;&quot;&quot;;BIN2DEC([.E219]))">
            <text:p/>
          </table:table-cell>
          <table:table-cell table:style-name="ce18" table:formula="of:=IF([.E219]=&quot;&quot;;&quot;&quot;;DEC2HEX([.F219];2))">
            <text:p/>
          </table:table-cell>
          <table:table-cell table:number-columns-repeated="1017"/>
        </table:table-row>
        <table:table-row table:style-name="ro1">
          <table:table-cell table:style-name="ce5" office:value-type="float" office:value="215">
            <text:p>215</text:p>
          </table:table-cell>
          <table:table-cell table:style-name="ce5" table:formula="of:=DEC2BIN([.A220];8)" office:value-type="string" office:string-value="11010111">
            <text:p>11010111</text:p>
          </table:table-cell>
          <table:table-cell table:style-name="ce11" table:content-validation-name="val1"/>
          <table:table-cell table:style-name="ce15"/>
          <table:table-cell table:style-name="ce5" table:formula="of:=IF([.C220]=&quot;&quot;;&quot;&quot;;VLOOKUP([.C220];[DigiRuler2U.$A$1:.$B$317];2;0))">
            <text:p/>
          </table:table-cell>
          <table:table-cell table:style-name="ce5" table:formula="of:=IF([.E220]=&quot;&quot;;&quot;&quot;;BIN2DEC([.E220]))">
            <text:p/>
          </table:table-cell>
          <table:table-cell table:style-name="ce18" table:formula="of:=IF([.E220]=&quot;&quot;;&quot;&quot;;DEC2HEX([.F220];2))">
            <text:p/>
          </table:table-cell>
          <table:table-cell table:number-columns-repeated="1017"/>
        </table:table-row>
        <table:table-row table:style-name="ro1">
          <table:table-cell table:style-name="ce5" office:value-type="float" office:value="216">
            <text:p>216</text:p>
          </table:table-cell>
          <table:table-cell table:style-name="ce5" table:formula="of:=DEC2BIN([.A221];8)" office:value-type="string" office:string-value="11011000">
            <text:p>11011000</text:p>
          </table:table-cell>
          <table:table-cell table:style-name="ce11" table:content-validation-name="val1"/>
          <table:table-cell table:style-name="ce15"/>
          <table:table-cell table:style-name="ce5" table:formula="of:=IF([.C221]=&quot;&quot;;&quot;&quot;;VLOOKUP([.C221];[DigiRuler2U.$A$1:.$B$317];2;0))">
            <text:p/>
          </table:table-cell>
          <table:table-cell table:style-name="ce5" table:formula="of:=IF([.E221]=&quot;&quot;;&quot;&quot;;BIN2DEC([.E221]))">
            <text:p/>
          </table:table-cell>
          <table:table-cell table:style-name="ce18" table:formula="of:=IF([.E221]=&quot;&quot;;&quot;&quot;;DEC2HEX([.F221];2))">
            <text:p/>
          </table:table-cell>
          <table:table-cell table:number-columns-repeated="1017"/>
        </table:table-row>
        <table:table-row table:style-name="ro1">
          <table:table-cell table:style-name="ce5" office:value-type="float" office:value="217">
            <text:p>217</text:p>
          </table:table-cell>
          <table:table-cell table:style-name="ce5" table:formula="of:=DEC2BIN([.A222];8)" office:value-type="string" office:string-value="11011001">
            <text:p>11011001</text:p>
          </table:table-cell>
          <table:table-cell table:style-name="ce11" table:content-validation-name="val1"/>
          <table:table-cell table:style-name="ce15"/>
          <table:table-cell table:style-name="ce5" table:formula="of:=IF([.C222]=&quot;&quot;;&quot;&quot;;VLOOKUP([.C222];[DigiRuler2U.$A$1:.$B$317];2;0))">
            <text:p/>
          </table:table-cell>
          <table:table-cell table:style-name="ce5" table:formula="of:=IF([.E222]=&quot;&quot;;&quot;&quot;;BIN2DEC([.E222]))">
            <text:p/>
          </table:table-cell>
          <table:table-cell table:style-name="ce18" table:formula="of:=IF([.E222]=&quot;&quot;;&quot;&quot;;DEC2HEX([.F222];2))">
            <text:p/>
          </table:table-cell>
          <table:table-cell table:number-columns-repeated="1017"/>
        </table:table-row>
        <table:table-row table:style-name="ro1">
          <table:table-cell table:style-name="ce5" office:value-type="float" office:value="218">
            <text:p>218</text:p>
          </table:table-cell>
          <table:table-cell table:style-name="ce5" table:formula="of:=DEC2BIN([.A223];8)" office:value-type="string" office:string-value="11011010">
            <text:p>11011010</text:p>
          </table:table-cell>
          <table:table-cell table:style-name="ce11" table:content-validation-name="val1"/>
          <table:table-cell table:style-name="ce15"/>
          <table:table-cell table:style-name="ce5" table:formula="of:=IF([.C223]=&quot;&quot;;&quot;&quot;;VLOOKUP([.C223];[DigiRuler2U.$A$1:.$B$317];2;0))">
            <text:p/>
          </table:table-cell>
          <table:table-cell table:style-name="ce5" table:formula="of:=IF([.E223]=&quot;&quot;;&quot;&quot;;BIN2DEC([.E223]))">
            <text:p/>
          </table:table-cell>
          <table:table-cell table:style-name="ce18" table:formula="of:=IF([.E223]=&quot;&quot;;&quot;&quot;;DEC2HEX([.F223];2))">
            <text:p/>
          </table:table-cell>
          <table:table-cell table:number-columns-repeated="1017"/>
        </table:table-row>
        <table:table-row table:style-name="ro1">
          <table:table-cell table:style-name="ce5" office:value-type="float" office:value="219">
            <text:p>219</text:p>
          </table:table-cell>
          <table:table-cell table:style-name="ce5" table:formula="of:=DEC2BIN([.A224];8)" office:value-type="string" office:string-value="11011011">
            <text:p>11011011</text:p>
          </table:table-cell>
          <table:table-cell table:style-name="ce11" table:content-validation-name="val1"/>
          <table:table-cell table:style-name="ce15"/>
          <table:table-cell table:style-name="ce5" table:formula="of:=IF([.C224]=&quot;&quot;;&quot;&quot;;VLOOKUP([.C224];[DigiRuler2U.$A$1:.$B$317];2;0))">
            <text:p/>
          </table:table-cell>
          <table:table-cell table:style-name="ce5" table:formula="of:=IF([.E224]=&quot;&quot;;&quot;&quot;;BIN2DEC([.E224]))">
            <text:p/>
          </table:table-cell>
          <table:table-cell table:style-name="ce18" table:formula="of:=IF([.E224]=&quot;&quot;;&quot;&quot;;DEC2HEX([.F224];2))">
            <text:p/>
          </table:table-cell>
          <table:table-cell table:number-columns-repeated="1017"/>
        </table:table-row>
        <table:table-row table:style-name="ro1">
          <table:table-cell table:style-name="ce5" office:value-type="float" office:value="220">
            <text:p>220</text:p>
          </table:table-cell>
          <table:table-cell table:style-name="ce5" table:formula="of:=DEC2BIN([.A225];8)" office:value-type="string" office:string-value="11011100">
            <text:p>11011100</text:p>
          </table:table-cell>
          <table:table-cell table:style-name="ce11" table:content-validation-name="val1"/>
          <table:table-cell table:style-name="ce15"/>
          <table:table-cell table:style-name="ce5" table:formula="of:=IF([.C225]=&quot;&quot;;&quot;&quot;;VLOOKUP([.C225];[DigiRuler2U.$A$1:.$B$317];2;0))">
            <text:p/>
          </table:table-cell>
          <table:table-cell table:style-name="ce5" table:formula="of:=IF([.E225]=&quot;&quot;;&quot;&quot;;BIN2DEC([.E225]))">
            <text:p/>
          </table:table-cell>
          <table:table-cell table:style-name="ce18" table:formula="of:=IF([.E225]=&quot;&quot;;&quot;&quot;;DEC2HEX([.F225];2))">
            <text:p/>
          </table:table-cell>
          <table:table-cell table:number-columns-repeated="1017"/>
        </table:table-row>
        <table:table-row table:style-name="ro1">
          <table:table-cell table:style-name="ce5" office:value-type="float" office:value="221">
            <text:p>221</text:p>
          </table:table-cell>
          <table:table-cell table:style-name="ce5" table:formula="of:=DEC2BIN([.A226];8)" office:value-type="string" office:string-value="11011101">
            <text:p>11011101</text:p>
          </table:table-cell>
          <table:table-cell table:style-name="ce11" table:content-validation-name="val1"/>
          <table:table-cell table:style-name="ce15"/>
          <table:table-cell table:style-name="ce5" table:formula="of:=IF([.C226]=&quot;&quot;;&quot;&quot;;VLOOKUP([.C226];[DigiRuler2U.$A$1:.$B$317];2;0))">
            <text:p/>
          </table:table-cell>
          <table:table-cell table:style-name="ce5" table:formula="of:=IF([.E226]=&quot;&quot;;&quot;&quot;;BIN2DEC([.E226]))">
            <text:p/>
          </table:table-cell>
          <table:table-cell table:style-name="ce18" table:formula="of:=IF([.E226]=&quot;&quot;;&quot;&quot;;DEC2HEX([.F226];2))">
            <text:p/>
          </table:table-cell>
          <table:table-cell table:number-columns-repeated="1017"/>
        </table:table-row>
        <table:table-row table:style-name="ro1">
          <table:table-cell table:style-name="ce5" office:value-type="float" office:value="222">
            <text:p>222</text:p>
          </table:table-cell>
          <table:table-cell table:style-name="ce5" table:formula="of:=DEC2BIN([.A227];8)" office:value-type="string" office:string-value="11011110">
            <text:p>11011110</text:p>
          </table:table-cell>
          <table:table-cell table:style-name="ce11" table:content-validation-name="val1"/>
          <table:table-cell table:style-name="ce15"/>
          <table:table-cell table:style-name="ce5" table:formula="of:=IF([.C227]=&quot;&quot;;&quot;&quot;;VLOOKUP([.C227];[DigiRuler2U.$A$1:.$B$317];2;0))">
            <text:p/>
          </table:table-cell>
          <table:table-cell table:style-name="ce5" table:formula="of:=IF([.E227]=&quot;&quot;;&quot;&quot;;BIN2DEC([.E227]))">
            <text:p/>
          </table:table-cell>
          <table:table-cell table:style-name="ce18" table:formula="of:=IF([.E227]=&quot;&quot;;&quot;&quot;;DEC2HEX([.F227];2))">
            <text:p/>
          </table:table-cell>
          <table:table-cell table:number-columns-repeated="1017"/>
        </table:table-row>
        <table:table-row table:style-name="ro1">
          <table:table-cell table:style-name="ce5" office:value-type="float" office:value="223">
            <text:p>223</text:p>
          </table:table-cell>
          <table:table-cell table:style-name="ce5" table:formula="of:=DEC2BIN([.A228];8)" office:value-type="string" office:string-value="11011111">
            <text:p>11011111</text:p>
          </table:table-cell>
          <table:table-cell table:style-name="ce11" table:content-validation-name="val1"/>
          <table:table-cell table:style-name="ce15"/>
          <table:table-cell table:style-name="ce5" table:formula="of:=IF([.C228]=&quot;&quot;;&quot;&quot;;VLOOKUP([.C228];[DigiRuler2U.$A$1:.$B$317];2;0))">
            <text:p/>
          </table:table-cell>
          <table:table-cell table:style-name="ce5" table:formula="of:=IF([.E228]=&quot;&quot;;&quot;&quot;;BIN2DEC([.E228]))">
            <text:p/>
          </table:table-cell>
          <table:table-cell table:style-name="ce18" table:formula="of:=IF([.E228]=&quot;&quot;;&quot;&quot;;DEC2HEX([.F228];2))">
            <text:p/>
          </table:table-cell>
          <table:table-cell table:number-columns-repeated="1017"/>
        </table:table-row>
        <table:table-row table:style-name="ro1">
          <table:table-cell table:style-name="ce5" office:value-type="float" office:value="224">
            <text:p>224</text:p>
          </table:table-cell>
          <table:table-cell table:style-name="ce5" table:formula="of:=DEC2BIN([.A229];8)" office:value-type="string" office:string-value="11100000">
            <text:p>11100000</text:p>
          </table:table-cell>
          <table:table-cell table:style-name="ce11" table:content-validation-name="val1"/>
          <table:table-cell table:style-name="ce15"/>
          <table:table-cell table:style-name="ce5" table:formula="of:=IF([.C229]=&quot;&quot;;&quot;&quot;;VLOOKUP([.C229];[DigiRuler2U.$A$1:.$B$317];2;0))">
            <text:p/>
          </table:table-cell>
          <table:table-cell table:style-name="ce5" table:formula="of:=IF([.E229]=&quot;&quot;;&quot;&quot;;BIN2DEC([.E229]))">
            <text:p/>
          </table:table-cell>
          <table:table-cell table:style-name="ce18" table:formula="of:=IF([.E229]=&quot;&quot;;&quot;&quot;;DEC2HEX([.F229];2))">
            <text:p/>
          </table:table-cell>
          <table:table-cell table:number-columns-repeated="1017"/>
        </table:table-row>
        <table:table-row table:style-name="ro1">
          <table:table-cell table:style-name="ce5" office:value-type="float" office:value="225">
            <text:p>225</text:p>
          </table:table-cell>
          <table:table-cell table:style-name="ce5" table:formula="of:=DEC2BIN([.A230];8)" office:value-type="string" office:string-value="11100001">
            <text:p>11100001</text:p>
          </table:table-cell>
          <table:table-cell table:style-name="ce11" table:content-validation-name="val1"/>
          <table:table-cell table:style-name="ce15"/>
          <table:table-cell table:style-name="ce5" table:formula="of:=IF([.C230]=&quot;&quot;;&quot;&quot;;VLOOKUP([.C230];[DigiRuler2U.$A$1:.$B$317];2;0))">
            <text:p/>
          </table:table-cell>
          <table:table-cell table:style-name="ce5" table:formula="of:=IF([.E230]=&quot;&quot;;&quot;&quot;;BIN2DEC([.E230]))">
            <text:p/>
          </table:table-cell>
          <table:table-cell table:style-name="ce18" table:formula="of:=IF([.E230]=&quot;&quot;;&quot;&quot;;DEC2HEX([.F230];2))">
            <text:p/>
          </table:table-cell>
          <table:table-cell table:number-columns-repeated="1017"/>
        </table:table-row>
        <table:table-row table:style-name="ro1">
          <table:table-cell table:style-name="ce5" office:value-type="float" office:value="226">
            <text:p>226</text:p>
          </table:table-cell>
          <table:table-cell table:style-name="ce5" table:formula="of:=DEC2BIN([.A231];8)" office:value-type="string" office:string-value="11100010">
            <text:p>11100010</text:p>
          </table:table-cell>
          <table:table-cell table:style-name="ce11" table:content-validation-name="val1"/>
          <table:table-cell table:style-name="ce15"/>
          <table:table-cell table:style-name="ce5" table:formula="of:=IF([.C231]=&quot;&quot;;&quot;&quot;;VLOOKUP([.C231];[DigiRuler2U.$A$1:.$B$317];2;0))">
            <text:p/>
          </table:table-cell>
          <table:table-cell table:style-name="ce5" table:formula="of:=IF([.E231]=&quot;&quot;;&quot;&quot;;BIN2DEC([.E231]))">
            <text:p/>
          </table:table-cell>
          <table:table-cell table:style-name="ce18" table:formula="of:=IF([.E231]=&quot;&quot;;&quot;&quot;;DEC2HEX([.F231];2))">
            <text:p/>
          </table:table-cell>
          <table:table-cell table:number-columns-repeated="1017"/>
        </table:table-row>
        <table:table-row table:style-name="ro1">
          <table:table-cell table:style-name="ce5" office:value-type="float" office:value="227">
            <text:p>227</text:p>
          </table:table-cell>
          <table:table-cell table:style-name="ce5" table:formula="of:=DEC2BIN([.A232];8)" office:value-type="string" office:string-value="11100011">
            <text:p>11100011</text:p>
          </table:table-cell>
          <table:table-cell table:style-name="ce11" table:content-validation-name="val1"/>
          <table:table-cell table:style-name="ce15"/>
          <table:table-cell table:style-name="ce5" table:formula="of:=IF([.C232]=&quot;&quot;;&quot;&quot;;VLOOKUP([.C232];[DigiRuler2U.$A$1:.$B$317];2;0))">
            <text:p/>
          </table:table-cell>
          <table:table-cell table:style-name="ce5" table:formula="of:=IF([.E232]=&quot;&quot;;&quot;&quot;;BIN2DEC([.E232]))">
            <text:p/>
          </table:table-cell>
          <table:table-cell table:style-name="ce18" table:formula="of:=IF([.E232]=&quot;&quot;;&quot;&quot;;DEC2HEX([.F232];2))">
            <text:p/>
          </table:table-cell>
          <table:table-cell table:number-columns-repeated="1017"/>
        </table:table-row>
        <table:table-row table:style-name="ro1">
          <table:table-cell table:style-name="ce5" office:value-type="float" office:value="228">
            <text:p>228</text:p>
          </table:table-cell>
          <table:table-cell table:style-name="ce5" table:formula="of:=DEC2BIN([.A233];8)" office:value-type="string" office:string-value="11100100">
            <text:p>11100100</text:p>
          </table:table-cell>
          <table:table-cell table:style-name="ce11" table:content-validation-name="val1"/>
          <table:table-cell table:style-name="ce15"/>
          <table:table-cell table:style-name="ce5" table:formula="of:=IF([.C233]=&quot;&quot;;&quot;&quot;;VLOOKUP([.C233];[DigiRuler2U.$A$1:.$B$317];2;0))">
            <text:p/>
          </table:table-cell>
          <table:table-cell table:style-name="ce5" table:formula="of:=IF([.E233]=&quot;&quot;;&quot;&quot;;BIN2DEC([.E233]))">
            <text:p/>
          </table:table-cell>
          <table:table-cell table:style-name="ce18" table:formula="of:=IF([.E233]=&quot;&quot;;&quot;&quot;;DEC2HEX([.F233];2))">
            <text:p/>
          </table:table-cell>
          <table:table-cell table:number-columns-repeated="1017"/>
        </table:table-row>
        <table:table-row table:style-name="ro1">
          <table:table-cell table:style-name="ce5" office:value-type="float" office:value="229">
            <text:p>229</text:p>
          </table:table-cell>
          <table:table-cell table:style-name="ce5" table:formula="of:=DEC2BIN([.A234];8)" office:value-type="string" office:string-value="11100101">
            <text:p>11100101</text:p>
          </table:table-cell>
          <table:table-cell table:style-name="ce11" table:content-validation-name="val1"/>
          <table:table-cell table:style-name="ce15"/>
          <table:table-cell table:style-name="ce5" table:formula="of:=IF([.C234]=&quot;&quot;;&quot;&quot;;VLOOKUP([.C234];[DigiRuler2U.$A$1:.$B$317];2;0))">
            <text:p/>
          </table:table-cell>
          <table:table-cell table:style-name="ce5" table:formula="of:=IF([.E234]=&quot;&quot;;&quot;&quot;;BIN2DEC([.E234]))">
            <text:p/>
          </table:table-cell>
          <table:table-cell table:style-name="ce18" table:formula="of:=IF([.E234]=&quot;&quot;;&quot;&quot;;DEC2HEX([.F234];2))">
            <text:p/>
          </table:table-cell>
          <table:table-cell table:number-columns-repeated="1017"/>
        </table:table-row>
        <table:table-row table:style-name="ro1">
          <table:table-cell table:style-name="ce5" office:value-type="float" office:value="230">
            <text:p>230</text:p>
          </table:table-cell>
          <table:table-cell table:style-name="ce5" table:formula="of:=DEC2BIN([.A235];8)" office:value-type="string" office:string-value="11100110">
            <text:p>11100110</text:p>
          </table:table-cell>
          <table:table-cell table:style-name="ce11" table:content-validation-name="val1"/>
          <table:table-cell table:style-name="ce15"/>
          <table:table-cell table:style-name="ce5" table:formula="of:=IF([.C235]=&quot;&quot;;&quot;&quot;;VLOOKUP([.C235];[DigiRuler2U.$A$1:.$B$317];2;0))">
            <text:p/>
          </table:table-cell>
          <table:table-cell table:style-name="ce5" table:formula="of:=IF([.E235]=&quot;&quot;;&quot;&quot;;BIN2DEC([.E235]))">
            <text:p/>
          </table:table-cell>
          <table:table-cell table:style-name="ce18" table:formula="of:=IF([.E235]=&quot;&quot;;&quot;&quot;;DEC2HEX([.F235];2))">
            <text:p/>
          </table:table-cell>
          <table:table-cell table:number-columns-repeated="1017"/>
        </table:table-row>
        <table:table-row table:style-name="ro1">
          <table:table-cell table:style-name="ce5" office:value-type="float" office:value="231">
            <text:p>231</text:p>
          </table:table-cell>
          <table:table-cell table:style-name="ce5" table:formula="of:=DEC2BIN([.A236];8)" office:value-type="string" office:string-value="11100111">
            <text:p>11100111</text:p>
          </table:table-cell>
          <table:table-cell table:style-name="ce11" table:content-validation-name="val1"/>
          <table:table-cell table:style-name="ce15"/>
          <table:table-cell table:style-name="ce5" table:formula="of:=IF([.C236]=&quot;&quot;;&quot;&quot;;VLOOKUP([.C236];[DigiRuler2U.$A$1:.$B$317];2;0))">
            <text:p/>
          </table:table-cell>
          <table:table-cell table:style-name="ce5" table:formula="of:=IF([.E236]=&quot;&quot;;&quot;&quot;;BIN2DEC([.E236]))">
            <text:p/>
          </table:table-cell>
          <table:table-cell table:style-name="ce18" table:formula="of:=IF([.E236]=&quot;&quot;;&quot;&quot;;DEC2HEX([.F236];2))">
            <text:p/>
          </table:table-cell>
          <table:table-cell table:number-columns-repeated="1017"/>
        </table:table-row>
        <table:table-row table:style-name="ro1">
          <table:table-cell table:style-name="ce5" office:value-type="float" office:value="232">
            <text:p>232</text:p>
          </table:table-cell>
          <table:table-cell table:style-name="ce5" table:formula="of:=DEC2BIN([.A237];8)" office:value-type="string" office:string-value="11101000">
            <text:p>11101000</text:p>
          </table:table-cell>
          <table:table-cell table:style-name="ce11" table:content-validation-name="val1"/>
          <table:table-cell table:style-name="ce15"/>
          <table:table-cell table:style-name="ce5" table:formula="of:=IF([.C237]=&quot;&quot;;&quot;&quot;;VLOOKUP([.C237];[DigiRuler2U.$A$1:.$B$317];2;0))">
            <text:p/>
          </table:table-cell>
          <table:table-cell table:style-name="ce5" table:formula="of:=IF([.E237]=&quot;&quot;;&quot;&quot;;BIN2DEC([.E237]))">
            <text:p/>
          </table:table-cell>
          <table:table-cell table:style-name="ce18" table:formula="of:=IF([.E237]=&quot;&quot;;&quot;&quot;;DEC2HEX([.F237];2))">
            <text:p/>
          </table:table-cell>
          <table:table-cell table:number-columns-repeated="1017"/>
        </table:table-row>
        <table:table-row table:style-name="ro1">
          <table:table-cell table:style-name="ce5" office:value-type="float" office:value="233">
            <text:p>233</text:p>
          </table:table-cell>
          <table:table-cell table:style-name="ce5" table:formula="of:=DEC2BIN([.A238];8)" office:value-type="string" office:string-value="11101001">
            <text:p>11101001</text:p>
          </table:table-cell>
          <table:table-cell table:style-name="ce11" table:content-validation-name="val1"/>
          <table:table-cell table:style-name="ce15"/>
          <table:table-cell table:style-name="ce5" table:formula="of:=IF([.C238]=&quot;&quot;;&quot;&quot;;VLOOKUP([.C238];[DigiRuler2U.$A$1:.$B$317];2;0))">
            <text:p/>
          </table:table-cell>
          <table:table-cell table:style-name="ce5" table:formula="of:=IF([.E238]=&quot;&quot;;&quot;&quot;;BIN2DEC([.E238]))">
            <text:p/>
          </table:table-cell>
          <table:table-cell table:style-name="ce18" table:formula="of:=IF([.E238]=&quot;&quot;;&quot;&quot;;DEC2HEX([.F238];2))">
            <text:p/>
          </table:table-cell>
          <table:table-cell table:number-columns-repeated="1017"/>
        </table:table-row>
        <table:table-row table:style-name="ro1">
          <table:table-cell table:style-name="ce5" office:value-type="float" office:value="234">
            <text:p>234</text:p>
          </table:table-cell>
          <table:table-cell table:style-name="ce5" table:formula="of:=DEC2BIN([.A239];8)" office:value-type="string" office:string-value="11101010">
            <text:p>11101010</text:p>
          </table:table-cell>
          <table:table-cell table:style-name="ce11" table:content-validation-name="val1"/>
          <table:table-cell table:style-name="ce15"/>
          <table:table-cell table:style-name="ce5" table:formula="of:=IF([.C239]=&quot;&quot;;&quot;&quot;;VLOOKUP([.C239];[DigiRuler2U.$A$1:.$B$317];2;0))">
            <text:p/>
          </table:table-cell>
          <table:table-cell table:style-name="ce5" table:formula="of:=IF([.E239]=&quot;&quot;;&quot;&quot;;BIN2DEC([.E239]))">
            <text:p/>
          </table:table-cell>
          <table:table-cell table:style-name="ce18" table:formula="of:=IF([.E239]=&quot;&quot;;&quot;&quot;;DEC2HEX([.F239];2))">
            <text:p/>
          </table:table-cell>
          <table:table-cell table:number-columns-repeated="1017"/>
        </table:table-row>
        <table:table-row table:style-name="ro1">
          <table:table-cell table:style-name="ce5" office:value-type="float" office:value="235">
            <text:p>235</text:p>
          </table:table-cell>
          <table:table-cell table:style-name="ce5" table:formula="of:=DEC2BIN([.A240];8)" office:value-type="string" office:string-value="11101011">
            <text:p>11101011</text:p>
          </table:table-cell>
          <table:table-cell table:style-name="ce11" table:content-validation-name="val1"/>
          <table:table-cell table:style-name="ce15"/>
          <table:table-cell table:style-name="ce5" table:formula="of:=IF([.C240]=&quot;&quot;;&quot;&quot;;VLOOKUP([.C240];[DigiRuler2U.$A$1:.$B$317];2;0))">
            <text:p/>
          </table:table-cell>
          <table:table-cell table:style-name="ce5" table:formula="of:=IF([.E240]=&quot;&quot;;&quot;&quot;;BIN2DEC([.E240]))">
            <text:p/>
          </table:table-cell>
          <table:table-cell table:style-name="ce18" table:formula="of:=IF([.E240]=&quot;&quot;;&quot;&quot;;DEC2HEX([.F240];2))">
            <text:p/>
          </table:table-cell>
          <table:table-cell table:number-columns-repeated="1017"/>
        </table:table-row>
        <table:table-row table:style-name="ro1">
          <table:table-cell table:style-name="ce5" office:value-type="float" office:value="236">
            <text:p>236</text:p>
          </table:table-cell>
          <table:table-cell table:style-name="ce5" table:formula="of:=DEC2BIN([.A241];8)" office:value-type="string" office:string-value="11101100">
            <text:p>11101100</text:p>
          </table:table-cell>
          <table:table-cell table:style-name="ce11" table:content-validation-name="val1"/>
          <table:table-cell table:style-name="ce15"/>
          <table:table-cell table:style-name="ce5" table:formula="of:=IF([.C241]=&quot;&quot;;&quot;&quot;;VLOOKUP([.C241];[DigiRuler2U.$A$1:.$B$317];2;0))">
            <text:p/>
          </table:table-cell>
          <table:table-cell table:style-name="ce5" table:formula="of:=IF([.E241]=&quot;&quot;;&quot;&quot;;BIN2DEC([.E241]))">
            <text:p/>
          </table:table-cell>
          <table:table-cell table:style-name="ce18" table:formula="of:=IF([.E241]=&quot;&quot;;&quot;&quot;;DEC2HEX([.F241];2))">
            <text:p/>
          </table:table-cell>
          <table:table-cell table:number-columns-repeated="1017"/>
        </table:table-row>
        <table:table-row table:style-name="ro1">
          <table:table-cell table:style-name="ce5" office:value-type="float" office:value="237">
            <text:p>237</text:p>
          </table:table-cell>
          <table:table-cell table:style-name="ce5" table:formula="of:=DEC2BIN([.A242];8)" office:value-type="string" office:string-value="11101101">
            <text:p>11101101</text:p>
          </table:table-cell>
          <table:table-cell table:style-name="ce11" table:content-validation-name="val1"/>
          <table:table-cell table:style-name="ce15"/>
          <table:table-cell table:style-name="ce5" table:formula="of:=IF([.C242]=&quot;&quot;;&quot;&quot;;VLOOKUP([.C242];[DigiRuler2U.$A$1:.$B$317];2;0))">
            <text:p/>
          </table:table-cell>
          <table:table-cell table:style-name="ce5" table:formula="of:=IF([.E242]=&quot;&quot;;&quot;&quot;;BIN2DEC([.E242]))">
            <text:p/>
          </table:table-cell>
          <table:table-cell table:style-name="ce18" table:formula="of:=IF([.E242]=&quot;&quot;;&quot;&quot;;DEC2HEX([.F242];2))">
            <text:p/>
          </table:table-cell>
          <table:table-cell table:number-columns-repeated="1017"/>
        </table:table-row>
        <table:table-row table:style-name="ro1">
          <table:table-cell table:style-name="ce5" office:value-type="float" office:value="238">
            <text:p>238</text:p>
          </table:table-cell>
          <table:table-cell table:style-name="ce5" table:formula="of:=DEC2BIN([.A243];8)" office:value-type="string" office:string-value="11101110">
            <text:p>11101110</text:p>
          </table:table-cell>
          <table:table-cell table:style-name="ce11" table:content-validation-name="val1"/>
          <table:table-cell table:style-name="ce15"/>
          <table:table-cell table:style-name="ce5" table:formula="of:=IF([.C243]=&quot;&quot;;&quot;&quot;;VLOOKUP([.C243];[DigiRuler2U.$A$1:.$B$317];2;0))">
            <text:p/>
          </table:table-cell>
          <table:table-cell table:style-name="ce5" table:formula="of:=IF([.E243]=&quot;&quot;;&quot;&quot;;BIN2DEC([.E243]))">
            <text:p/>
          </table:table-cell>
          <table:table-cell table:style-name="ce18" table:formula="of:=IF([.E243]=&quot;&quot;;&quot;&quot;;DEC2HEX([.F243];2))">
            <text:p/>
          </table:table-cell>
          <table:table-cell table:number-columns-repeated="1017"/>
        </table:table-row>
        <table:table-row table:style-name="ro1">
          <table:table-cell table:style-name="ce5" office:value-type="float" office:value="239">
            <text:p>239</text:p>
          </table:table-cell>
          <table:table-cell table:style-name="ce5" table:formula="of:=DEC2BIN([.A244];8)" office:value-type="string" office:string-value="11101111">
            <text:p>11101111</text:p>
          </table:table-cell>
          <table:table-cell table:style-name="ce11" table:content-validation-name="val1"/>
          <table:table-cell table:style-name="ce15"/>
          <table:table-cell table:style-name="ce5" table:formula="of:=IF([.C244]=&quot;&quot;;&quot;&quot;;VLOOKUP([.C244];[DigiRuler2U.$A$1:.$B$317];2;0))">
            <text:p/>
          </table:table-cell>
          <table:table-cell table:style-name="ce5" table:formula="of:=IF([.E244]=&quot;&quot;;&quot;&quot;;BIN2DEC([.E244]))">
            <text:p/>
          </table:table-cell>
          <table:table-cell table:style-name="ce18" table:formula="of:=IF([.E244]=&quot;&quot;;&quot;&quot;;DEC2HEX([.F244];2))">
            <text:p/>
          </table:table-cell>
          <table:table-cell table:number-columns-repeated="1017"/>
        </table:table-row>
        <table:table-row table:style-name="ro1">
          <table:table-cell table:style-name="ce5" office:value-type="float" office:value="240">
            <text:p>240</text:p>
          </table:table-cell>
          <table:table-cell table:style-name="ce5" table:formula="of:=DEC2BIN([.A245];8)" office:value-type="string" office:string-value="11110000">
            <text:p>11110000</text:p>
          </table:table-cell>
          <table:table-cell table:style-name="ce11" table:content-validation-name="val1"/>
          <table:table-cell table:style-name="ce15"/>
          <table:table-cell table:style-name="ce5" table:formula="of:=IF([.C245]=&quot;&quot;;&quot;&quot;;VLOOKUP([.C245];[DigiRuler2U.$A$1:.$B$317];2;0))">
            <text:p/>
          </table:table-cell>
          <table:table-cell table:style-name="ce5" table:formula="of:=IF([.E245]=&quot;&quot;;&quot;&quot;;BIN2DEC([.E245]))">
            <text:p/>
          </table:table-cell>
          <table:table-cell table:style-name="ce18" table:formula="of:=IF([.E245]=&quot;&quot;;&quot;&quot;;DEC2HEX([.F245];2))">
            <text:p/>
          </table:table-cell>
          <table:table-cell table:number-columns-repeated="1017"/>
        </table:table-row>
        <table:table-row table:style-name="ro1">
          <table:table-cell table:style-name="ce5" office:value-type="float" office:value="241">
            <text:p>241</text:p>
          </table:table-cell>
          <table:table-cell table:style-name="ce5" table:formula="of:=DEC2BIN([.A246];8)" office:value-type="string" office:string-value="11110001">
            <text:p>11110001</text:p>
          </table:table-cell>
          <table:table-cell table:style-name="ce11" table:content-validation-name="val1"/>
          <table:table-cell table:style-name="ce15"/>
          <table:table-cell table:style-name="ce5" table:formula="of:=IF([.C246]=&quot;&quot;;&quot;&quot;;VLOOKUP([.C246];[DigiRuler2U.$A$1:.$B$317];2;0))">
            <text:p/>
          </table:table-cell>
          <table:table-cell table:style-name="ce5" table:formula="of:=IF([.E246]=&quot;&quot;;&quot;&quot;;BIN2DEC([.E246]))">
            <text:p/>
          </table:table-cell>
          <table:table-cell table:style-name="ce18" table:formula="of:=IF([.E246]=&quot;&quot;;&quot;&quot;;DEC2HEX([.F246];2))">
            <text:p/>
          </table:table-cell>
          <table:table-cell table:number-columns-repeated="1017"/>
        </table:table-row>
        <table:table-row table:style-name="ro1">
          <table:table-cell table:style-name="ce5" office:value-type="float" office:value="242">
            <text:p>242</text:p>
          </table:table-cell>
          <table:table-cell table:style-name="ce5" table:formula="of:=DEC2BIN([.A247];8)" office:value-type="string" office:string-value="11110010">
            <text:p>11110010</text:p>
          </table:table-cell>
          <table:table-cell table:style-name="ce11" table:content-validation-name="val1"/>
          <table:table-cell table:style-name="ce15"/>
          <table:table-cell table:style-name="ce5" table:formula="of:=IF([.C247]=&quot;&quot;;&quot;&quot;;VLOOKUP([.C247];[DigiRuler2U.$A$1:.$B$317];2;0))">
            <text:p/>
          </table:table-cell>
          <table:table-cell table:style-name="ce5" table:formula="of:=IF([.E247]=&quot;&quot;;&quot;&quot;;BIN2DEC([.E247]))">
            <text:p/>
          </table:table-cell>
          <table:table-cell table:style-name="ce18" table:formula="of:=IF([.E247]=&quot;&quot;;&quot;&quot;;DEC2HEX([.F247];2))">
            <text:p/>
          </table:table-cell>
          <table:table-cell table:number-columns-repeated="1017"/>
        </table:table-row>
        <table:table-row table:style-name="ro1">
          <table:table-cell table:style-name="ce5" office:value-type="float" office:value="243">
            <text:p>243</text:p>
          </table:table-cell>
          <table:table-cell table:style-name="ce5" table:formula="of:=DEC2BIN([.A248];8)" office:value-type="string" office:string-value="11110011">
            <text:p>11110011</text:p>
          </table:table-cell>
          <table:table-cell table:style-name="ce11" table:content-validation-name="val1"/>
          <table:table-cell table:style-name="ce15"/>
          <table:table-cell table:style-name="ce5" table:formula="of:=IF([.C248]=&quot;&quot;;&quot;&quot;;VLOOKUP([.C248];[DigiRuler2U.$A$1:.$B$317];2;0))">
            <text:p/>
          </table:table-cell>
          <table:table-cell table:style-name="ce5" table:formula="of:=IF([.E248]=&quot;&quot;;&quot;&quot;;BIN2DEC([.E248]))">
            <text:p/>
          </table:table-cell>
          <table:table-cell table:style-name="ce18" table:formula="of:=IF([.E248]=&quot;&quot;;&quot;&quot;;DEC2HEX([.F248];2))">
            <text:p/>
          </table:table-cell>
          <table:table-cell table:number-columns-repeated="1017"/>
        </table:table-row>
        <table:table-row table:style-name="ro1">
          <table:table-cell table:style-name="ce5" office:value-type="float" office:value="244">
            <text:p>244</text:p>
          </table:table-cell>
          <table:table-cell table:style-name="ce5" table:formula="of:=DEC2BIN([.A249];8)" office:value-type="string" office:string-value="11110100">
            <text:p>11110100</text:p>
          </table:table-cell>
          <table:table-cell table:style-name="ce11" table:content-validation-name="val1"/>
          <table:table-cell table:style-name="ce15"/>
          <table:table-cell table:style-name="ce5" table:formula="of:=IF([.C249]=&quot;&quot;;&quot;&quot;;VLOOKUP([.C249];[DigiRuler2U.$A$1:.$B$317];2;0))">
            <text:p/>
          </table:table-cell>
          <table:table-cell table:style-name="ce5" table:formula="of:=IF([.E249]=&quot;&quot;;&quot;&quot;;BIN2DEC([.E249]))">
            <text:p/>
          </table:table-cell>
          <table:table-cell table:style-name="ce18" table:formula="of:=IF([.E249]=&quot;&quot;;&quot;&quot;;DEC2HEX([.F249];2))">
            <text:p/>
          </table:table-cell>
          <table:table-cell table:number-columns-repeated="1017"/>
        </table:table-row>
        <table:table-row table:style-name="ro1">
          <table:table-cell table:style-name="ce5" office:value-type="float" office:value="245">
            <text:p>245</text:p>
          </table:table-cell>
          <table:table-cell table:style-name="ce5" table:formula="of:=DEC2BIN([.A250];8)" office:value-type="string" office:string-value="11110101">
            <text:p>11110101</text:p>
          </table:table-cell>
          <table:table-cell table:style-name="ce11" table:content-validation-name="val1"/>
          <table:table-cell table:style-name="ce15"/>
          <table:table-cell table:style-name="ce5" table:formula="of:=IF([.C250]=&quot;&quot;;&quot;&quot;;VLOOKUP([.C250];[DigiRuler2U.$A$1:.$B$317];2;0))">
            <text:p/>
          </table:table-cell>
          <table:table-cell table:style-name="ce5" table:formula="of:=IF([.E250]=&quot;&quot;;&quot;&quot;;BIN2DEC([.E250]))">
            <text:p/>
          </table:table-cell>
          <table:table-cell table:style-name="ce18" table:formula="of:=IF([.E250]=&quot;&quot;;&quot;&quot;;DEC2HEX([.F250];2))">
            <text:p/>
          </table:table-cell>
          <table:table-cell table:number-columns-repeated="1017"/>
        </table:table-row>
        <table:table-row table:style-name="ro1">
          <table:table-cell table:style-name="ce5" office:value-type="float" office:value="246">
            <text:p>246</text:p>
          </table:table-cell>
          <table:table-cell table:style-name="ce5" table:formula="of:=DEC2BIN([.A251];8)" office:value-type="string" office:string-value="11110110">
            <text:p>11110110</text:p>
          </table:table-cell>
          <table:table-cell table:style-name="ce11" table:content-validation-name="val1"/>
          <table:table-cell table:style-name="ce15"/>
          <table:table-cell table:style-name="ce5" table:formula="of:=IF([.C251]=&quot;&quot;;&quot;&quot;;VLOOKUP([.C251];[DigiRuler2U.$A$1:.$B$317];2;0))">
            <text:p/>
          </table:table-cell>
          <table:table-cell table:style-name="ce5" table:formula="of:=IF([.E251]=&quot;&quot;;&quot;&quot;;BIN2DEC([.E251]))">
            <text:p/>
          </table:table-cell>
          <table:table-cell table:style-name="ce18" table:formula="of:=IF([.E251]=&quot;&quot;;&quot;&quot;;DEC2HEX([.F251];2))">
            <text:p/>
          </table:table-cell>
          <table:table-cell table:number-columns-repeated="1017"/>
        </table:table-row>
        <table:table-row table:style-name="ro1">
          <table:table-cell table:style-name="ce5" office:value-type="float" office:value="247">
            <text:p>247</text:p>
          </table:table-cell>
          <table:table-cell table:style-name="ce5" table:formula="of:=DEC2BIN([.A252];8)" office:value-type="string" office:string-value="11110111">
            <text:p>11110111</text:p>
          </table:table-cell>
          <table:table-cell table:style-name="ce11" table:content-validation-name="val1"/>
          <table:table-cell table:style-name="ce15"/>
          <table:table-cell table:style-name="ce5" table:formula="of:=IF([.C252]=&quot;&quot;;&quot;&quot;;VLOOKUP([.C252];[DigiRuler2U.$A$1:.$B$317];2;0))">
            <text:p/>
          </table:table-cell>
          <table:table-cell table:style-name="ce5" table:formula="of:=IF([.E252]=&quot;&quot;;&quot;&quot;;BIN2DEC([.E252]))">
            <text:p/>
          </table:table-cell>
          <table:table-cell table:style-name="ce18" table:formula="of:=IF([.E252]=&quot;&quot;;&quot;&quot;;DEC2HEX([.F252];2))">
            <text:p/>
          </table:table-cell>
          <table:table-cell table:number-columns-repeated="1017"/>
        </table:table-row>
        <table:table-row table:style-name="ro1">
          <table:table-cell table:style-name="ce5" office:value-type="float" office:value="248">
            <text:p>248</text:p>
          </table:table-cell>
          <table:table-cell table:style-name="ce5" table:formula="of:=DEC2BIN([.A253];8)" office:value-type="string" office:string-value="11111000">
            <text:p>11111000</text:p>
          </table:table-cell>
          <table:table-cell table:style-name="ce11" table:content-validation-name="val1"/>
          <table:table-cell table:style-name="ce15"/>
          <table:table-cell table:style-name="ce5" table:formula="of:=IF([.C253]=&quot;&quot;;&quot;&quot;;VLOOKUP([.C253];[DigiRuler2U.$A$1:.$B$317];2;0))">
            <text:p/>
          </table:table-cell>
          <table:table-cell table:style-name="ce5" table:formula="of:=IF([.E253]=&quot;&quot;;&quot;&quot;;BIN2DEC([.E253]))">
            <text:p/>
          </table:table-cell>
          <table:table-cell table:style-name="ce18" table:formula="of:=IF([.E253]=&quot;&quot;;&quot;&quot;;DEC2HEX([.F253];2))">
            <text:p/>
          </table:table-cell>
          <table:table-cell table:number-columns-repeated="1017"/>
        </table:table-row>
        <table:table-row table:style-name="ro1">
          <table:table-cell table:style-name="ce5" office:value-type="float" office:value="249">
            <text:p>249</text:p>
          </table:table-cell>
          <table:table-cell table:style-name="ce5" table:formula="of:=DEC2BIN([.A254];8)" office:value-type="string" office:string-value="11111001">
            <text:p>11111001</text:p>
          </table:table-cell>
          <table:table-cell table:style-name="ce11" table:content-validation-name="val1"/>
          <table:table-cell table:style-name="ce15"/>
          <table:table-cell table:style-name="ce5" table:formula="of:=IF([.C254]=&quot;&quot;;&quot;&quot;;VLOOKUP([.C254];[DigiRuler2U.$A$1:.$B$317];2;0))">
            <text:p/>
          </table:table-cell>
          <table:table-cell table:style-name="ce5" table:formula="of:=IF([.E254]=&quot;&quot;;&quot;&quot;;BIN2DEC([.E254]))">
            <text:p/>
          </table:table-cell>
          <table:table-cell table:style-name="ce18" table:formula="of:=IF([.E254]=&quot;&quot;;&quot;&quot;;DEC2HEX([.F254];2))">
            <text:p/>
          </table:table-cell>
          <table:table-cell table:number-columns-repeated="1017"/>
        </table:table-row>
        <table:table-row table:style-name="ro1">
          <table:table-cell table:style-name="ce5" office:value-type="float" office:value="250">
            <text:p>250</text:p>
          </table:table-cell>
          <table:table-cell table:style-name="ce5" table:formula="of:=DEC2BIN([.A255];8)" office:value-type="string" office:string-value="11111010">
            <text:p>11111010</text:p>
          </table:table-cell>
          <table:table-cell table:style-name="ce11" table:content-validation-name="val1"/>
          <table:table-cell table:style-name="ce15"/>
          <table:table-cell table:style-name="ce5" table:formula="of:=IF([.C255]=&quot;&quot;;&quot;&quot;;VLOOKUP([.C255];[DigiRuler2U.$A$1:.$B$317];2;0))">
            <text:p/>
          </table:table-cell>
          <table:table-cell table:style-name="ce5" table:formula="of:=IF([.E255]=&quot;&quot;;&quot;&quot;;BIN2DEC([.E255]))">
            <text:p/>
          </table:table-cell>
          <table:table-cell table:style-name="ce18" table:formula="of:=IF([.E255]=&quot;&quot;;&quot;&quot;;DEC2HEX([.F255];2))">
            <text:p/>
          </table:table-cell>
          <table:table-cell table:number-columns-repeated="1017"/>
        </table:table-row>
        <table:table-row table:style-name="ro1">
          <table:table-cell table:style-name="ce5" office:value-type="float" office:value="251">
            <text:p>251</text:p>
          </table:table-cell>
          <table:table-cell table:style-name="ce5" table:formula="of:=DEC2BIN([.A256];8)" office:value-type="string" office:string-value="11111011">
            <text:p>11111011</text:p>
          </table:table-cell>
          <table:table-cell table:style-name="ce11" table:content-validation-name="val1"/>
          <table:table-cell table:style-name="ce15"/>
          <table:table-cell table:style-name="ce5" table:formula="of:=IF([.C256]=&quot;&quot;;&quot;&quot;;VLOOKUP([.C256];[DigiRuler2U.$A$1:.$B$317];2;0))">
            <text:p/>
          </table:table-cell>
          <table:table-cell table:style-name="ce5" table:formula="of:=IF([.E256]=&quot;&quot;;&quot;&quot;;BIN2DEC([.E256]))">
            <text:p/>
          </table:table-cell>
          <table:table-cell table:style-name="ce18" table:formula="of:=IF([.E256]=&quot;&quot;;&quot;&quot;;DEC2HEX([.F256];2))">
            <text:p/>
          </table:table-cell>
          <table:table-cell table:number-columns-repeated="1017"/>
        </table:table-row>
        <table:table-row table:style-name="ro1">
          <table:table-cell table:style-name="ce5" office:value-type="float" office:value="252">
            <text:p>252</text:p>
          </table:table-cell>
          <table:table-cell table:style-name="ce5" table:formula="of:=DEC2BIN([.A257];8)" office:value-type="string" office:string-value="11111100">
            <text:p>11111100</text:p>
          </table:table-cell>
          <table:table-cell table:style-name="ce11" table:content-validation-name="val1"/>
          <table:table-cell table:style-name="ce15"/>
          <table:table-cell table:style-name="ce5" table:formula="of:=IF([.C257]=&quot;&quot;;&quot;&quot;;VLOOKUP([.C257];[DigiRuler2U.$A$1:.$B$317];2;0))">
            <text:p/>
          </table:table-cell>
          <table:table-cell table:style-name="ce5" table:formula="of:=IF([.E257]=&quot;&quot;;&quot;&quot;;BIN2DEC([.E257]))">
            <text:p/>
          </table:table-cell>
          <table:table-cell table:style-name="ce18" table:formula="of:=IF([.E257]=&quot;&quot;;&quot;&quot;;DEC2HEX([.F257];2))">
            <text:p/>
          </table:table-cell>
          <table:table-cell table:number-columns-repeated="1017"/>
        </table:table-row>
        <table:table-row table:style-name="ro1">
          <table:table-cell table:style-name="ce5" office:value-type="float" office:value="253">
            <text:p>253</text:p>
          </table:table-cell>
          <table:table-cell table:style-name="ce5" table:formula="of:=DEC2BIN([.A258];8)" office:value-type="string" office:string-value="11111101">
            <text:p>11111101</text:p>
          </table:table-cell>
          <table:table-cell table:style-name="ce11" table:content-validation-name="val1"/>
          <table:table-cell table:style-name="ce15"/>
          <table:table-cell table:style-name="ce5" table:formula="of:=IF([.C258]=&quot;&quot;;&quot;&quot;;VLOOKUP([.C258];[DigiRuler2U.$A$1:.$B$317];2;0))">
            <text:p/>
          </table:table-cell>
          <table:table-cell table:style-name="ce5" table:formula="of:=IF([.E258]=&quot;&quot;;&quot;&quot;;BIN2DEC([.E258]))">
            <text:p/>
          </table:table-cell>
          <table:table-cell table:style-name="ce18" table:formula="of:=IF([.E258]=&quot;&quot;;&quot;&quot;;DEC2HEX([.F258];2))">
            <text:p/>
          </table:table-cell>
          <table:table-cell table:number-columns-repeated="1017"/>
        </table:table-row>
        <table:table-row table:style-name="ro1">
          <table:table-cell table:style-name="ce5" office:value-type="float" office:value="254">
            <text:p>254</text:p>
          </table:table-cell>
          <table:table-cell table:style-name="ce5" table:formula="of:=DEC2BIN([.A259];8)" office:value-type="string" office:string-value="11111110">
            <text:p>11111110</text:p>
          </table:table-cell>
          <table:table-cell table:style-name="ce11" table:content-validation-name="val1"/>
          <table:table-cell table:style-name="ce15"/>
          <table:table-cell table:style-name="ce5" table:formula="of:=IF([.C259]=&quot;&quot;;&quot;&quot;;VLOOKUP([.C259];[DigiRuler2U.$A$1:.$B$317];2;0))">
            <text:p/>
          </table:table-cell>
          <table:table-cell table:style-name="ce5" table:formula="of:=IF([.E259]=&quot;&quot;;&quot;&quot;;BIN2DEC([.E259]))">
            <text:p/>
          </table:table-cell>
          <table:table-cell table:style-name="ce18" table:formula="of:=IF([.E259]=&quot;&quot;;&quot;&quot;;DEC2HEX([.F259];2))">
            <text:p/>
          </table:table-cell>
          <table:table-cell table:number-columns-repeated="1017"/>
        </table:table-row>
        <table:table-row table:style-name="ro1">
          <table:table-cell table:style-name="ce5" office:value-type="float" office:value="255">
            <text:p>255</text:p>
          </table:table-cell>
          <table:table-cell table:style-name="ce5" table:formula="of:=DEC2BIN([.A260];8)" office:value-type="string" office:string-value="11111111">
            <text:p>11111111</text:p>
          </table:table-cell>
          <table:table-cell table:style-name="ce11" table:content-validation-name="val1"/>
          <table:table-cell table:style-name="ce15"/>
          <table:table-cell table:style-name="ce5" table:formula="of:=IF([.C260]=&quot;&quot;;&quot;&quot;;VLOOKUP([.C260];[DigiRuler2U.$A$1:.$B$317];2;0))">
            <text:p/>
          </table:table-cell>
          <table:table-cell table:style-name="ce5" table:formula="of:=IF([.E260]=&quot;&quot;;&quot;&quot;;BIN2DEC([.E260]))">
            <text:p/>
          </table:table-cell>
          <table:table-cell table:style-name="ce18" table:formula="of:=IF([.E260]=&quot;&quot;;&quot;&quot;;DEC2HEX([.F260];2))">
            <text:p/>
          </table:table-cell>
          <table:table-cell table:number-columns-repeated="1017"/>
        </table:table-row>
        <table:table-row table:style-name="ro1" table:number-rows-repeated="1048315">
          <table:table-cell table:number-columns-repeated="1024"/>
        </table:table-row>
        <table:table-row table:style-name="ro1">
          <table:table-cell table:number-columns-repeated="1024"/>
        </table:table-row>
        <table:named-expressions>
          <table:named-expression table:name="_00000000" table:base-cell-address="$Blank.$A$1" table:expression="$blank.$#ref!#REF!$5:$#REF!$17"/>
        </table:named-expressions>
      </table:table>
      <table:table table:name="DigiRuler2U" table:style-name="ta2" table:protected="true" table:print="false">
        <office:forms form:automatic-focus="false" form:apply-design-mode="false"/>
        <table:table-column table:style-name="co6" table:default-cell-style-name="ce23"/>
        <table:table-column table:style-name="co7" table:default-cell-style-name="ce25"/>
        <table:table-column table:style-name="co8" table:default-cell-style-name="Default"/>
        <table:table-row table:style-name="ro4">
          <table:table-cell table:style-name="ce21" office:value-type="string">
            <office:annotation draw:style-name="gr1" draw:text-style-name="P1" svg:width="11.553cm" svg:height="17.265cm" svg:x="2.592cm" svg:y="0cm" draw:caption-point-x="-0.627cm" draw:caption-point-y="0.01cm">
              <dc:date>2021-03-07T00:00:00</dc:date>
              <text:p text:style-name="P1"><text:span text:style-name="T1">0x11 ADDLA</text:span></text:p>
              <text:p text:style-name="P1"><text:span text:style-name="T1"/></text:p>
              <text:p text:style-name="P1"><text:span text:style-name="T1">Description: Add the literal value and the Carry flag to the Accumulator.</text:span></text:p>
              <text:p text:style-name="P1"><text:span text:style-name="T1">Usage: ADDLA lit</text:span></text:p>
              <text:p text:style-name="P1"><text:span text:style-name="T1">Program Bytes Used: 2</text:span></text:p>
              <text:p text:style-name="P1"><text:span text:style-name="T1">Status Flags Affected: Z, C</text:span></text:p>
              <text:p text:style-name="P1"><text:span text:style-name="T1"/></text:p>
              <text:p text:style-name="P1"><text:span text:style-name="T1">Example 1: Add the literal value 0x0F (00001111) to the Accumulator.</text:span></text:p>
              <text:p text:style-name="P1"><text:span text:style-name="T1">Pre-Conditions:</text:span></text:p>
              <text:p text:style-name="P1"><text:span text:style-name="T1">Accumulator = 0x00 (00000000)</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ADDLA 0x11 (00010001)</text:span></text:p>
              <text:p text:style-name="P1"><text:span text:style-name="T1">0x01 (00000001) 0x0F 0x0F (00001111)</text:span></text:p>
              <text:p text:style-name="P1"><text:span text:style-name="T1"/></text:p>
              <text:p text:style-name="P1"><text:span text:style-name="T1">Post-Conditions:</text:span></text:p>
              <text:p text:style-name="P1"><text:span text:style-name="T1">Accumulator = 0x0F (00001111)</text:span></text:p>
              <text:p text:style-name="P1"><text:span text:style-name="T1">Z = 0</text:span></text:p>
              <text:p text:style-name="P1"><text:span text:style-name="T1">C = 0</text:span></text:p>
              <text:p text:style-name="P1"><text:span text:style-name="T1"/></text:p>
              <text:p text:style-name="P1"><text:span text:style-name="T1">Example 2: Add the literal value 0x01 (00000001) to the Accumulator.</text:span></text:p>
              <text:p text:style-name="P1"><text:span text:style-name="T1"/></text:p>
              <text:p text:style-name="P1"><text:span text:style-name="T1">Pre-Conditions:</text:span></text:p>
              <text:p text:style-name="P1"><text:span text:style-name="T1">Accumulator = 0xFF (11111111)</text:span></text:p>
              <text:p text:style-name="P1"><text:span text:style-name="T1">Z = ?</text:span></text:p>
              <text:p text:style-name="P1"><text:span text:style-name="T1">C = 0</text:span></text:p>
              <text:p text:style-name="P1"><text:span text:style-name="T1">Address Hex (Binary) Instruction Machine Code Hex (Binary)</text:span></text:p>
              <text:p text:style-name="P1"><text:span text:style-name="T1">0x00 (00000000) ADDLA 0x11 (00010001)</text:span></text:p>
              <text:p text:style-name="P1"><text:span text:style-name="T1">0x01 (00000001) 0x01 0x01 (00000001)</text:span></text:p>
              <text:p text:style-name="P1"><text:span text:style-name="T1"/></text:p>
              <text:p text:style-name="P1"><text:span text:style-name="T1">Post-Conditions:</text:span></text:p>
              <text:p text:style-name="P1"><text:span text:style-name="T1">Accumulator = 0x00 (00000000)</text:span></text:p>
              <text:p text:style-name="P1"><text:span text:style-name="T1">Z = 1</text:span></text:p>
              <text:p text:style-name="P1"><text:span text:style-name="T1">C = 1</text:span></text:p>
            </office:annotation>
            <text:p>ADDLA</text:p>
          </table:table-cell>
          <table:table-cell table:style-name="ce24" table:formula="of:=DEC2BIN([.C1];8)" office:value-type="string" office:string-value="00010001">
            <text:p>00010001</text:p>
          </table:table-cell>
          <table:table-cell table:style-name="ce26" office:value-type="float" office:value="17">
            <text:p>17</text:p>
          </table:table-cell>
        </table:table-row>
        <table:table-row table:style-name="ro4">
          <table:table-cell table:style-name="ce21" office:value-type="string">
            <office:annotation draw:style-name="gr2" draw:text-style-name="P1" svg:width="13.812cm" svg:height="19.635cm" svg:x="2.592cm" svg:y="0cm" draw:caption-point-x="-0.627cm" draw:caption-point-y="0.503cm">
              <dc:creator>SK</dc:creator>
              <dc:date>2021-03-07T00:00:00</dc:date>
              <text:p text:style-name="P1"><text:span text:style-name="T1">0x12 ADDRA</text:span></text:p>
              <text:p text:style-name="P1"><text:span text:style-name="T1"/></text:p>
              <text:p text:style-name="P1"><text:span text:style-name="T1">Description: Add the contents of RAM at the specified address and the Carry flag to the Accumulator.</text:span></text:p>
              <text:p text:style-name="P1"><text:span text:style-name="T1">Usage: ADDRA addr</text:span></text:p>
              <text:p text:style-name="P1"><text:span text:style-name="T1">Program Bytes Used: 2</text:span></text:p>
              <text:p text:style-name="P1"><text:span text:style-name="T1">Status Flags Affected: Z, C</text:span></text:p>
              <text:p text:style-name="P1"><text:span text:style-name="T1"/></text:p>
              <text:p text:style-name="P1"><text:span text:style-name="T1">Example 1: Add the contents of RAM at address 0xFA (11111010) to the Accumulator.</text:span></text:p>
              <text:p text:style-name="P1"><text:span text:style-name="T1">Pre-Conditions:</text:span></text:p>
              <text:p text:style-name="P1"><text:span text:style-name="T1">RAM at address 0xFA (11111010) = 0x64 (01100100)</text:span></text:p>
              <text:p text:style-name="P1"><text:span text:style-name="T1">Accumulator = 0x64 (01100100)</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ADDRA 0x12 (00010010)</text:span></text:p>
              <text:p text:style-name="P1"><text:span text:style-name="T1">0x01 (00000001) 0xFA 0xFA (11111010)</text:span></text:p>
              <text:p text:style-name="P1"><text:span text:style-name="T1"/></text:p>
              <text:p text:style-name="P1"><text:span text:style-name="T1">Post-Conditions:</text:span></text:p>
              <text:p text:style-name="P1"><text:span text:style-name="T1">RAM at address 0xFA (11111010) = 0x64 (01100100)</text:span></text:p>
              <text:p text:style-name="P1"><text:span text:style-name="T1">Accumulator = 0xC8 (11001000)</text:span></text:p>
              <text:p text:style-name="P1"><text:span text:style-name="T1">Z = 0</text:span></text:p>
              <text:p text:style-name="P1"><text:span text:style-name="T1">C = 0</text:span></text:p>
              <text:p text:style-name="P1"><text:span text:style-name="T1"/></text:p>
              <text:p text:style-name="P1"><text:span text:style-name="T1">Example 2: Add the contents of RAM at address 0xF9 (11111001) to the Accumulator.</text:span></text:p>
              <text:p text:style-name="P1"><text:span text:style-name="T1">Pre-Conditions:</text:span></text:p>
              <text:p text:style-name="P1"><text:span text:style-name="T1">RAM at address 0xF9 (11111001) = 0x48 (01001000)</text:span></text:p>
              <text:p text:style-name="P1"><text:span text:style-name="T1">Accumulator = 0x28 (00101000)</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ADDRA 0x12 (00010010)</text:span></text:p>
              <text:p text:style-name="P1"><text:span text:style-name="T1">0x01 (00000001) 0xF9 0xF9 (11111001)</text:span></text:p>
              <text:p text:style-name="P1"><text:span text:style-name="T1"/></text:p>
              <text:p text:style-name="P1"><text:span text:style-name="T1">Post-Conditions:</text:span></text:p>
              <text:p text:style-name="P1"><text:span text:style-name="T1">RAM at address 0xF9 (11111001) = 0x48 (01001000)</text:span></text:p>
              <text:p text:style-name="P1"><text:span text:style-name="T1">Accumulator = 0x70 (01110000)</text:span></text:p>
              <text:p text:style-name="P1"><text:span text:style-name="T1">Z = 0</text:span></text:p>
              <text:p text:style-name="P1"><text:span text:style-name="T1">C = 0</text:span></text:p>
            </office:annotation>
            <text:p>ADDRA</text:p>
          </table:table-cell>
          <table:table-cell table:style-name="ce24" table:formula="of:=DEC2BIN([.C2];8)" office:value-type="string" office:string-value="00010010">
            <text:p>00010010</text:p>
          </table:table-cell>
          <table:table-cell table:style-name="ce26" office:value-type="float" office:value="18">
            <text:p>18</text:p>
          </table:table-cell>
        </table:table-row>
        <table:table-row table:style-name="ro4">
          <table:table-cell table:style-name="ce21" office:value-type="string">
            <office:annotation draw:style-name="gr3" draw:text-style-name="P1" svg:width="14.208cm" svg:height="12.051cm" svg:x="2.592cm" svg:y="0cm" draw:caption-point-x="-0.627cm" draw:caption-point-y="0.997cm">
              <dc:creator>SK</dc:creator>
              <dc:date>2021-03-07T00:00:00</dc:date>
              <text:p text:style-name="P1"><text:span text:style-name="T1">0x2E ADDRPC</text:span></text:p>
              <text:p text:style-name="P1"><text:span text:style-name="T1"/></text:p>
              <text:p text:style-name="P1"><text:span text:style-name="T1">Description: Add the contents of RAM at the specified address to the Program Counter.</text:span></text:p>
              <text:p text:style-name="P1"><text:span text:style-name="T1">Usage: ADDRPC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Transfer control to one of three addresses depending on the contents of RAM at address 0xF0 (11110000). In this case, RAM contains 0x04 (00000100), so execution continues at address 0xC0 (11000000).</text:span></text:p>
              <text:p text:style-name="P1"><text:span text:style-name="T1">Pre-Conditions:</text:span></text:p>
              <text:p text:style-name="P1"><text:span text:style-name="T1">RAM at address 0xF0 (11110000) = 0x04 (00000100)</text:span></text:p>
              <text:p text:style-name="P1"><text:span text:style-name="T1"/></text:p>
              <text:p text:style-name="P1"><text:span text:style-name="T1">Address Hex(Binary) Instruction Machine Code Hex(Binary) RAM ValueAdded</text:span></text:p>
              <text:p text:style-name="P1"><text:span text:style-name="T1">0x10 (00010000) ADDRPC 0x2E (00101110)</text:span></text:p>
              <text:p text:style-name="P1"><text:span text:style-name="T1">0x11 (00010001) 0xF0 0xF0 (11110000)</text:span></text:p>
              <text:p text:style-name="P1"><text:span text:style-name="T1">0x12 (00010010) JUMP 0x28 (00101000) 0x00</text:span></text:p>
              <text:p text:style-name="P1"><text:span text:style-name="T1">0x13 (00010011) 0x80 0x80 (10000000)</text:span></text:p>
              <text:p text:style-name="P1"><text:span text:style-name="T1">0x14 (00010100) JUMP 0x28 (00101000) 0x02</text:span></text:p>
              <text:p text:style-name="P1"><text:span text:style-name="T1">0x15 (00010101) 0xA0 0xA0 (10100000)</text:span></text:p>
              <text:p text:style-name="P1"><text:span text:style-name="T1">0x16 (00010110) JUMP 0x28 (00101000) 0x04</text:span></text:p>
              <text:p text:style-name="P1"><text:span text:style-name="T1">0x17 (00010111) 0xC0 0xC0 (11000000)</text:span></text:p>
              <text:p text:style-name="P1"><text:span text:style-name="T1"/></text:p>
              <text:p text:style-name="P1"><text:span text:style-name="T1">Post-Conditions:</text:span></text:p>
              <text:p text:style-name="P1"><text:span text:style-name="T1">RAM at address 0xF0 (11110000) = 0x04 (00000100)</text:span></text:p>
            </office:annotation>
            <text:p>ADDRPC</text:p>
          </table:table-cell>
          <table:table-cell table:style-name="ce24" table:formula="of:=DEC2BIN([.C3];8)" office:value-type="string" office:string-value="00101110">
            <text:p>00101110</text:p>
          </table:table-cell>
          <table:table-cell table:style-name="ce26" office:value-type="float" office:value="46">
            <text:p>46</text:p>
          </table:table-cell>
        </table:table-row>
        <table:table-row table:style-name="ro4">
          <table:table-cell table:style-name="ce21" office:value-type="string">
            <office:annotation draw:style-name="gr4" draw:text-style-name="P1" svg:width="11.851cm" svg:height="14.895cm" svg:x="2.592cm" svg:y="0.035cm" draw:caption-point-x="-0.627cm" draw:caption-point-y="1.456cm">
              <dc:date>2021-03-07T00:00:00</dc:date>
              <text:p text:style-name="P1"><text:span text:style-name="T1">0x17 ANDLA</text:span></text:p>
              <text:p text:style-name="P1"><text:span text:style-name="T1"/></text:p>
              <text:p text:style-name="P1"><text:span text:style-name="T1">Description: AND the literal value with the contents of the Accumulator.</text:span></text:p>
              <text:p text:style-name="P1"><text:span text:style-name="T1">Usage: ANDLA lit</text:span></text:p>
              <text:p text:style-name="P1"><text:span text:style-name="T1">Program Bytes Used: 2</text:span></text:p>
              <text:p text:style-name="P1"><text:span text:style-name="T1">Status Flags Affected: Z</text:span></text:p>
              <text:p text:style-name="P1"><text:span text:style-name="T1"/></text:p>
              <text:p text:style-name="P1"><text:span text:style-name="T1">Example 1: AND the literal value 0x3A (00111010) with the Accumulator.</text:span></text:p>
              <text:p text:style-name="P1"><text:span text:style-name="T1">Pre-Conditions:</text:span></text:p>
              <text:p text:style-name="P1"><text:span text:style-name="T1">Accumulator = 0xAA (1010101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ANDLA 0x17 (00010111)</text:span></text:p>
              <text:p text:style-name="P1"><text:span text:style-name="T1">0x01 (00000001) 0x3A 0x3A (00111010)</text:span></text:p>
              <text:p text:style-name="P1"><text:span text:style-name="T1"/></text:p>
              <text:p text:style-name="P1"><text:span text:style-name="T1">Post-Conditions:</text:span></text:p>
              <text:p text:style-name="P1"><text:span text:style-name="T1">Accumulator = 0x2A (00101010)</text:span></text:p>
              <text:p text:style-name="P1"><text:span text:style-name="T1">Z = 0</text:span></text:p>
              <text:p text:style-name="P1"><text:span text:style-name="T1">Example 2: AND the literal value 0x63 (01100011) with the Accumulator.</text:span></text:p>
              <text:p text:style-name="P1"><text:span text:style-name="T1">Pre-Conditions:</text:span></text:p>
              <text:p text:style-name="P1"><text:span text:style-name="T1">Accumulator = 0x9C (10011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ANDLA 0x17 (00010111)</text:span></text:p>
              <text:p text:style-name="P1"><text:span text:style-name="T1">0x01 (00000001) 0x63 0x63 (01100011)</text:span></text:p>
              <text:p text:style-name="P1"><text:span text:style-name="T1"/></text:p>
              <text:p text:style-name="P1"><text:span text:style-name="T1">Post-Conditions:</text:span></text:p>
              <text:p text:style-name="P1"><text:span text:style-name="T1">Accumulator = 0x00 (00000000)</text:span></text:p>
              <text:p text:style-name="P1"><text:span text:style-name="T1">Z = 1</text:span></text:p>
            </office:annotation>
            <text:p>ANDLA</text:p>
          </table:table-cell>
          <table:table-cell table:style-name="ce24" table:formula="of:=DEC2BIN([.C4];8)" office:value-type="string" office:string-value="00010111">
            <text:p>00010111</text:p>
          </table:table-cell>
          <table:table-cell table:style-name="ce26" office:value-type="float" office:value="23">
            <text:p>23</text:p>
          </table:table-cell>
        </table:table-row>
        <table:table-row table:style-name="ro4">
          <table:table-cell table:style-name="ce21" office:value-type="string">
            <office:annotation draw:style-name="gr5" draw:text-style-name="P1" svg:width="14.248cm" svg:height="16.317cm" svg:x="2.592cm" svg:y="0.53cm" draw:caption-point-x="-0.627cm" draw:caption-point-y="1.455cm">
              <dc:date>2021-03-07T00:00:00</dc:date>
              <text:p text:style-name="P1"><text:span text:style-name="T1">0x18 ANDRA</text:span></text:p>
              <text:p text:style-name="P1"><text:span text:style-name="T1"/></text:p>
              <text:p text:style-name="P1"><text:span text:style-name="T1">Description: AND the contents of RAM at the specified address with the Accumulator.</text:span></text:p>
              <text:p text:style-name="P1"><text:span text:style-name="T1">Usage: ANDRA addr</text:span></text:p>
              <text:p text:style-name="P1"><text:span text:style-name="T1">Program Bytes Used: 2</text:span></text:p>
              <text:p text:style-name="P1"><text:span text:style-name="T1">Status Flags Affected: Z</text:span></text:p>
              <text:p text:style-name="P1"><text:span text:style-name="T1">Example 1: AND the contents of RAM at address 0xF0 (11110000) with the Accumulator.</text:span></text:p>
              <text:p text:style-name="P1"><text:span text:style-name="T1">Pre-Conditions:</text:span></text:p>
              <text:p text:style-name="P1"><text:span text:style-name="T1">RAM at address 0xF0 (11110000) = 0x10 (00010000)</text:span></text:p>
              <text:p text:style-name="P1"><text:span text:style-name="T1">Accumulator = 0x30 (0011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ANDRA 0x18 (00011000)</text:span></text:p>
              <text:p text:style-name="P1"><text:span text:style-name="T1">0x01 (00000001) 0xF0 0xF0 (11110000)</text:span></text:p>
              <text:p text:style-name="P1"><text:span text:style-name="T1"/></text:p>
              <text:p text:style-name="P1"><text:span text:style-name="T1">Post-Conditions:</text:span></text:p>
              <text:p text:style-name="P1"><text:span text:style-name="T1">RAM at address 0xF0 (11110000) = 0x10 (00010000)</text:span></text:p>
              <text:p text:style-name="P1"><text:span text:style-name="T1">Accumulator = 0x10 (00010000)</text:span></text:p>
              <text:p text:style-name="P1"><text:span text:style-name="T1">Z = 0</text:span></text:p>
              <text:p text:style-name="P1"><text:span text:style-name="T1">Example 2: AND the contents of RAM at address 0xF2 (11110010) with the Accumulator.</text:span></text:p>
              <text:p text:style-name="P1"><text:span text:style-name="T1">Pre-Conditions:</text:span></text:p>
              <text:p text:style-name="P1"><text:span text:style-name="T1">RAM at address 0xF2 (11110010) = 0x81 (10000001)</text:span></text:p>
              <text:p text:style-name="P1"><text:span text:style-name="T1">Accumulator = 0x9C (10011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ANDRA 0x18 (00011000)</text:span></text:p>
              <text:p text:style-name="P1"><text:span text:style-name="T1">0x01 (00000001) 0xF2 0xF2 (11110010)</text:span></text:p>
              <text:p text:style-name="P1"><text:span text:style-name="T1"/></text:p>
              <text:p text:style-name="P1"><text:span text:style-name="T1">Post-Conditions:</text:span></text:p>
              <text:p text:style-name="P1"><text:span text:style-name="T1">RAM at address 0xF2 (11110010) = 0x81 (10000001)</text:span></text:p>
              <text:p text:style-name="P1"><text:span text:style-name="T1">Accumulator = 0x80 (10000000)</text:span></text:p>
              <text:p text:style-name="P1"><text:span text:style-name="T1">Z = 0</text:span></text:p>
            </office:annotation>
            <text:p>ANDRA</text:p>
          </table:table-cell>
          <table:table-cell table:style-name="ce24" table:formula="of:=DEC2BIN([.C5];8)" office:value-type="string" office:string-value="00011000">
            <text:p>00011000</text:p>
          </table:table-cell>
          <table:table-cell table:style-name="ce26" office:value-type="float" office:value="24">
            <text:p>24</text:p>
          </table:table-cell>
        </table:table-row>
        <table:table-row table:style-name="ro4">
          <table:table-cell table:style-name="ce21" office:value-type="string">
            <office:annotation draw:style-name="gr6" draw:text-style-name="P1" svg:width="13.178cm" svg:height="9.207cm" svg:x="2.592cm" svg:y="0.816cm" draw:caption-point-x="-0.627cm" draw:caption-point-y="1.663cm">
              <dc:creator>SK</dc:creator>
              <dc:date>2021-03-07T00:00:00</dc:date>
              <text:p text:style-name="P1"><text:span text:style-name="T1">0x25 BCHG</text:span></text:p>
              <text:p text:style-name="P1"><text:span text:style-name="T1"/></text:p>
              <text:p text:style-name="P1"><text:span text:style-name="T1">Description: Change (invert) the specified bit in RAM at the specified address. The bit number is evaluated as modulo 8.</text:span></text:p>
              <text:p text:style-name="P1"><text:span text:style-name="T1">Usage: BCHG bit,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Change bit 3 (00000011) in RAM at address 0xF0 (11110000).</text:span></text:p>
              <text:p text:style-name="P1"><text:span text:style-name="T1">Pre-Conditions:</text:span></text:p>
              <text:p text:style-name="P1"><text:span text:style-name="T1">RAM at address 0xF0 (11110000) = 0xA5 (10100101)</text:span></text:p>
              <text:p text:style-name="P1"><text:span text:style-name="T1"/></text:p>
              <text:p text:style-name="P1"><text:span text:style-name="T1">Address Hex (Binary) Instruction Machine Code Hex (Binary)</text:span></text:p>
              <text:p text:style-name="P1"><text:span text:style-name="T1">0x00 (00000000) BCHG 0x25 (00100101)</text:span></text:p>
              <text:p text:style-name="P1"><text:span text:style-name="T1">0x01 (00000001) 0x03 0x03 (00000011)</text:span></text:p>
              <text:p text:style-name="P1"><text:span text:style-name="T1">0x02 (00000010) 0xF0 0xF0 (11110000)</text:span></text:p>
              <text:p text:style-name="P1"><text:span text:style-name="T1"/></text:p>
              <text:p text:style-name="P1"><text:span text:style-name="T1">Post-Conditions:</text:span></text:p>
              <text:p text:style-name="P1"><text:span text:style-name="T1">RAM at address 0xF0 (11110000) = 0xAD (10101101)</text:span></text:p>
            </office:annotation>
            <text:p>BCHG</text:p>
          </table:table-cell>
          <table:table-cell table:style-name="ce24" table:formula="of:=DEC2BIN([.C6];8)" office:value-type="string" office:string-value="00100101">
            <text:p>00100101</text:p>
          </table:table-cell>
          <table:table-cell table:style-name="ce26" office:value-type="float" office:value="37">
            <text:p>37</text:p>
          </table:table-cell>
        </table:table-row>
        <table:table-row table:style-name="ro4">
          <table:table-cell table:style-name="ce21" office:value-type="string">
            <office:annotation draw:style-name="gr6" draw:text-style-name="P1" svg:width="13.871cm" svg:height="9.207cm" svg:x="2.592cm" svg:y="1.538cm" draw:caption-point-x="-0.627cm" draw:caption-point-y="1.434cm">
              <dc:creator>SK</dc:creator>
              <dc:date>2021-03-07T00:00:00</dc:date>
              <text:p text:style-name="P1"><text:span text:style-name="T1">0x23 BCLR</text:span></text:p>
              <text:p text:style-name="P1"><text:span text:style-name="T1"/></text:p>
              <text:p text:style-name="P1"><text:span text:style-name="T1">Description: Clear the specified bit in RAM at the specified address. The bit number is evaluated as modulo 8.</text:span></text:p>
              <text:p text:style-name="P1"><text:span text:style-name="T1">Usage: BCLR bit,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Clear bit 7 (00000111) in RAM at address 0xF0 (11110000).</text:span></text:p>
              <text:p text:style-name="P1"><text:span text:style-name="T1">Pre-Conditions:</text:span></text:p>
              <text:p text:style-name="P1"><text:span text:style-name="T1">RAM at address 0xF0 (11110000) = 0xFF (11111111)</text:span></text:p>
              <text:p text:style-name="P1"><text:span text:style-name="T1"/></text:p>
              <text:p text:style-name="P1"><text:span text:style-name="T1">Address Hex (Binary) Instruction Machine Code Hex (Binary)</text:span></text:p>
              <text:p text:style-name="P1"><text:span text:style-name="T1">0x00 (00000000) BCLR 0x23 (00100011)</text:span></text:p>
              <text:p text:style-name="P1"><text:span text:style-name="T1">0x01 (00000001) 0x07 0x07 (00000111)</text:span></text:p>
              <text:p text:style-name="P1"><text:span text:style-name="T1">0x02 (00000010) 0xF0 0xF0 (11110000)</text:span></text:p>
              <text:p text:style-name="P1"><text:span text:style-name="T1"/></text:p>
              <text:p text:style-name="P1"><text:span text:style-name="T1">Post-Conditions:</text:span></text:p>
              <text:p text:style-name="P1"><text:span text:style-name="T1">RAM at address 0xF0 (11110000) = 0x7F (01111111)</text:span></text:p>
            </office:annotation>
            <text:p>BCLR</text:p>
          </table:table-cell>
          <table:table-cell table:style-name="ce24" table:formula="of:=DEC2BIN([.C7];8)" office:value-type="string" office:string-value="00100011">
            <text:p>00100011</text:p>
          </table:table-cell>
          <table:table-cell table:style-name="ce26" office:value-type="float" office:value="35">
            <text:p>35</text:p>
          </table:table-cell>
        </table:table-row>
        <table:table-row table:style-name="ro4">
          <table:table-cell table:style-name="ce21" office:value-type="string">
            <office:annotation draw:style-name="gr6" draw:text-style-name="P1" svg:width="13.099cm" svg:height="9.207cm" svg:x="2.592cm" svg:y="2.033cm" draw:caption-point-x="-0.627cm" draw:caption-point-y="1.433cm">
              <dc:creator>SK</dc:creator>
              <dc:date>2021-03-07T00:00:00</dc:date>
              <text:p text:style-name="P1"><text:span text:style-name="T1">0x24 BSET</text:span></text:p>
              <text:p text:style-name="P1"><text:span text:style-name="T1"/></text:p>
              <text:p text:style-name="P1"><text:span text:style-name="T1">Description: Set the specified bit in RAM at the specified address. The bit number is evaluated as modulo 8.</text:span></text:p>
              <text:p text:style-name="P1"><text:span text:style-name="T1">Usage: BSET bit,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Set bit 7 (00000111) in RAM at address 0xF0 (11110000).</text:span></text:p>
              <text:p text:style-name="P1"><text:span text:style-name="T1">Pre-Conditions:</text:span></text:p>
              <text:p text:style-name="P1"><text:span text:style-name="T1">RAM at address 0xF0 (11110000) = 0x00 (00000000)</text:span></text:p>
              <text:p text:style-name="P1"><text:span text:style-name="T1"/></text:p>
              <text:p text:style-name="P1"><text:span text:style-name="T1">Address Hex (Binary) Instruction Machine Code Hex (Binary)</text:span></text:p>
              <text:p text:style-name="P1"><text:span text:style-name="T1">0x00 (00000000) BSET 0x24 (00100100)</text:span></text:p>
              <text:p text:style-name="P1"><text:span text:style-name="T1">0x01 (00000001) 0x07 0x07 (00000111)</text:span></text:p>
              <text:p text:style-name="P1"><text:span text:style-name="T1">0x02 (00000010) 0xF0 0xF0 (11110000)</text:span></text:p>
              <text:p text:style-name="P1"><text:span text:style-name="T1"/></text:p>
              <text:p text:style-name="P1"><text:span text:style-name="T1">Post-Conditions:</text:span></text:p>
              <text:p text:style-name="P1"><text:span text:style-name="T1">RAM at address 0xF0 (11110000) = 0x80 (10000000)</text:span></text:p>
            </office:annotation>
            <text:p>BSET</text:p>
          </table:table-cell>
          <table:table-cell table:style-name="ce24" table:formula="of:=DEC2BIN([.C8];8)" office:value-type="string" office:string-value="00100100">
            <text:p>00100100</text:p>
          </table:table-cell>
          <table:table-cell table:style-name="ce26" office:value-type="float" office:value="36">
            <text:p>36</text:p>
          </table:table-cell>
        </table:table-row>
        <table:table-row table:style-name="ro4">
          <table:table-cell table:style-name="ce21" office:value-type="string">
            <office:annotation draw:style-name="gr7" draw:text-style-name="P1" svg:width="14.565cm" svg:height="18.687cm" svg:x="2.592cm" svg:y="2.531cm" draw:caption-point-x="-0.627cm" draw:caption-point-y="1.429cm">
              <dc:creator>SK</dc:creator>
              <dc:date>2021-03-07T00:00:00</dc:date>
              <text:p text:style-name="P1"><text:span text:style-name="T1">0x26 BTSTSC</text:span></text:p>
              <text:p text:style-name="P1"><text:span text:style-name="T1"/></text:p>
              <text:p text:style-name="P1"><text:span text:style-name="T1">Description: Test the specified bit in RAM at the specified address. If it is clear (0), advance the Program Counter by two. The bit number is evaluated as modulo 8.</text:span></text:p>
              <text:p text:style-name="P1"><text:span text:style-name="T1">Usage: BTSTSC bit,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1: Test bit 2 (00000010) in RAM at address 0xF9 (11111001). Since it is clear (0), execution continues with the HALT instruction.</text:span></text:p>
              <text:p text:style-name="P1"><text:span text:style-name="T1">Pre-Conditions:</text:span></text:p>
              <text:p text:style-name="P1"><text:span text:style-name="T1">RAM at address 0xF9 (11111001) = 0x03 (00000011)</text:span></text:p>
              <text:p text:style-name="P1"><text:span text:style-name="T1"/></text:p>
              <text:p text:style-name="P1"><text:span text:style-name="T1">Address Hex (Binary) Instruction Machine Code Hex (Binary)</text:span></text:p>
              <text:p text:style-name="P1"><text:span text:style-name="T1">0x00 (00000000) BTSTSC 0x26 (00100110)</text:span></text:p>
              <text:p text:style-name="P1"><text:span text:style-name="T1">0x01 (00000001) 0x02 0x02 (00000010)</text:span></text:p>
              <text:p text:style-name="P1"><text:span text:style-name="T1">0x02 (00000010) 0xF9 0xF9 (11111001)</text:span></text:p>
              <text:p text:style-name="P1"><text:span text:style-name="T1">0x03 (00000011) JUMP 0x28 (00101000)</text:span></text:p>
              <text:p text:style-name="P1"><text:span text:style-name="T1">0x04 (00000100) 0x10 0x10 (00010000)</text:span></text:p>
              <text:p text:style-name="P1"><text:span text:style-name="T1">0x05 (00000101) HALT 0x00 (00000000)</text:span></text:p>
              <text:p text:style-name="P1"><text:span text:style-name="T1"/></text:p>
              <text:p text:style-name="P1"><text:span text:style-name="T1">Post-Conditions:</text:span></text:p>
              <text:p text:style-name="P1"><text:span text:style-name="T1">RAM at address 0xF9 (11111001) = 0x03 (00000011)</text:span></text:p>
              <text:p text:style-name="P1"><text:span text:style-name="T1"/></text:p>
              <text:p text:style-name="P1"><text:span text:style-name="T1">Example 2: Test bit 2 (00000010) in RAM at address 0xF9 (11111001). Since it is set (1), execution continues with the JUMP instruction.</text:span></text:p>
              <text:p text:style-name="P1"><text:span text:style-name="T1">Pre-Conditions:</text:span></text:p>
              <text:p text:style-name="P1"><text:span text:style-name="T1">RAM at address 0xF9 (11111001) = 0x0F (00001111)</text:span></text:p>
              <text:p text:style-name="P1"><text:span text:style-name="T1"/></text:p>
              <text:p text:style-name="P1"><text:span text:style-name="T1">Address Hex (Binary) Instruction Machine Code Hex (Binary)</text:span></text:p>
              <text:p text:style-name="P1"><text:span text:style-name="T1">0x00 (00000000) BTSTSC 0x26 (00100110)</text:span></text:p>
              <text:p text:style-name="P1"><text:span text:style-name="T1">0x01 (00000001) 0x02 0x02 (00000010)</text:span></text:p>
              <text:p text:style-name="P1"><text:span text:style-name="T1">0x02 (00000010) 0xF9 0xF9 (11111001)</text:span></text:p>
              <text:p text:style-name="P1"><text:span text:style-name="T1">0x03 (00000011) JUMP 0x28 (00101000)</text:span></text:p>
              <text:p text:style-name="P1"><text:span text:style-name="T1">0x04 (00000100) 0x10 0x10 (00010000)</text:span></text:p>
              <text:p text:style-name="P1"><text:span text:style-name="T1">0x05 (00000101) HALT 0x00 (00000000)</text:span></text:p>
              <text:p text:style-name="P1"><text:span text:style-name="T1"/></text:p>
              <text:p text:style-name="P1"><text:span text:style-name="T1">Post-Conditions:</text:span></text:p>
              <text:p text:style-name="P1"><text:span text:style-name="T1">RAM at address 0xF9 (11111001) = 0x0F (00001111)</text:span></text:p>
            </office:annotation>
            <text:p>BTSTSC</text:p>
          </table:table-cell>
          <table:table-cell table:style-name="ce24" table:formula="of:=DEC2BIN([.C9];8)" office:value-type="string" office:string-value="00100110">
            <text:p>00100110</text:p>
          </table:table-cell>
          <table:table-cell table:style-name="ce26" office:value-type="float" office:value="38">
            <text:p>38</text:p>
          </table:table-cell>
        </table:table-row>
        <table:table-row table:style-name="ro4">
          <table:table-cell table:style-name="ce21" office:value-type="string">
            <office:annotation draw:style-name="gr7" draw:text-style-name="P1" svg:width="14.287cm" svg:height="18.687cm" svg:x="2.592cm" svg:y="3.027cm" draw:caption-point-x="-0.627cm" draw:caption-point-y="1.427cm">
              <dc:creator>SK</dc:creator>
              <dc:date>2021-03-07T00:00:00</dc:date>
              <text:p text:style-name="P1"><text:span text:style-name="T1">0x27 BTSTSS</text:span></text:p>
              <text:p text:style-name="P1"><text:span text:style-name="T1"/></text:p>
              <text:p text:style-name="P1"><text:span text:style-name="T1">Description: Test the specified bit in RAM at the specified address. If it is set (1), advance the Program Counter by two. The bit number is evaluated as modulo 8.</text:span></text:p>
              <text:p text:style-name="P1"><text:span text:style-name="T1">Usage: BTSTSS bit,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1: Test bit 4 (00000100) in RAM at address 0xF8 (11111000). Since it is set (1), execution continues with the HALT instruction.</text:span></text:p>
              <text:p text:style-name="P1"><text:span text:style-name="T1">Pre-Conditions:</text:span></text:p>
              <text:p text:style-name="P1"><text:span text:style-name="T1">RAM at address 0xF8 (11111000) = 0x1F (00011111)</text:span></text:p>
              <text:p text:style-name="P1"><text:span text:style-name="T1"/></text:p>
              <text:p text:style-name="P1"><text:span text:style-name="T1">Address Hex (Binary) Instruction Machine Code Hex (Binary)</text:span></text:p>
              <text:p text:style-name="P1"><text:span text:style-name="T1">0x00 (00000000) BTSTSS 0x27 (00100111)</text:span></text:p>
              <text:p text:style-name="P1"><text:span text:style-name="T1">0x01 (00000001) 0x04 0x04 (00000100)</text:span></text:p>
              <text:p text:style-name="P1"><text:span text:style-name="T1">0x02 (00000010) 0xF8 0xF8 (11111000)</text:span></text:p>
              <text:p text:style-name="P1"><text:span text:style-name="T1">0x03 (00000011) JUMP 0x28 (00101000)</text:span></text:p>
              <text:p text:style-name="P1"><text:span text:style-name="T1">0x04 (00000100) 0x14 0x14 (00010100)</text:span></text:p>
              <text:p text:style-name="P1"><text:span text:style-name="T1">0x05 (00000101) HALT 0x00 (00000000)</text:span></text:p>
              <text:p text:style-name="P1"><text:span text:style-name="T1"/></text:p>
              <text:p text:style-name="P1"><text:span text:style-name="T1">Post-Conditions:</text:span></text:p>
              <text:p text:style-name="P1"><text:span text:style-name="T1">RAM at address 0xF8 (11111000) = 0x1F (00011111)</text:span></text:p>
              <text:p text:style-name="P1"><text:span text:style-name="T1"/></text:p>
              <text:p text:style-name="P1"><text:span text:style-name="T1">Example 2: Test bit 7 (00000111) in RAM at address 0xF8 (11111000). Since it is clear (0), execution continues with the JUMP instruction.</text:span></text:p>
              <text:p text:style-name="P1"><text:span text:style-name="T1">Pre-Conditions:</text:span></text:p>
              <text:p text:style-name="P1"><text:span text:style-name="T1">RAM at address 0xF8 (11111000) = 0x1F (00011111)</text:span></text:p>
              <text:p text:style-name="P1"><text:span text:style-name="T1"/></text:p>
              <text:p text:style-name="P1"><text:span text:style-name="T1">Address Hex (Binary) Instruction Machine Code Hex (Binary)</text:span></text:p>
              <text:p text:style-name="P1"><text:span text:style-name="T1">0x00 (00000000) BTSTSS 0x27 (00100111)</text:span></text:p>
              <text:p text:style-name="P1"><text:span text:style-name="T1">0x01 (00000001) 0x07 0x07 (00000111)</text:span></text:p>
              <text:p text:style-name="P1"><text:span text:style-name="T1">0x02 (00000010) 0xF8 0xF8 (11111000)</text:span></text:p>
              <text:p text:style-name="P1"><text:span text:style-name="T1">0x03 (00000011) JUMP 0x28 (00101000)</text:span></text:p>
              <text:p text:style-name="P1"><text:span text:style-name="T1">0x04 (00000100) 0x14 0x14 (00010100)</text:span></text:p>
              <text:p text:style-name="P1"><text:span text:style-name="T1">0x05 (00000101) HALT 0x00 (00000000)</text:span></text:p>
              <text:p text:style-name="P1"><text:span text:style-name="T1"/></text:p>
              <text:p text:style-name="P1"><text:span text:style-name="T1">Post-Conditions:</text:span></text:p>
              <text:p text:style-name="P1"><text:span text:style-name="T1">RAM at address 0xF8 (11111000) = 0x1F (00011111)</text:span></text:p>
            </office:annotation>
            <text:p>BTSTSS</text:p>
          </table:table-cell>
          <table:table-cell table:style-name="ce24" table:formula="of:=DEC2BIN([.C10];8)" office:value-type="string" office:string-value="00100111">
            <text:p>00100111</text:p>
          </table:table-cell>
          <table:table-cell table:style-name="ce26" office:value-type="float" office:value="39">
            <text:p>39</text:p>
          </table:table-cell>
        </table:table-row>
        <table:table-row table:style-name="ro4">
          <table:table-cell table:style-name="ce21" office:value-type="string">
            <office:annotation draw:style-name="gr8" draw:text-style-name="P1" svg:width="14.644cm" svg:height="11.577cm" svg:x="2.592cm" svg:y="3.526cm" draw:caption-point-x="-0.627cm" draw:caption-point-y="1.422cm">
              <dc:creator>SK</dc:creator>
              <dc:date>2021-03-07T00:00:00</dc:date>
              <text:p text:style-name="P1"><text:span text:style-name="T1">0x2A CALL</text:span></text:p>
              <text:p text:style-name="P1"><text:span text:style-name="T1"/></text:p>
              <text:p text:style-name="P1"><text:span text:style-name="T1">Description: Push the Program Counter to the stack, then copy the specified address to the Program Counter.</text:span></text:p>
              <text:p text:style-name="P1"><text:span text:style-name="T1">Usage: CALL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Call the subroutine at address 0x10 (00010000), copy the contents of the Button Register to the Data LEDs Register, then return and stop.</text:span></text:p>
              <text:p text:style-name="P1"><text:span text:style-name="T1"/></text:p>
              <text:p text:style-name="P1"><text:span text:style-name="T1">Address Hex(Binary) Instruction Machine Code Hex(Binary) Remarks</text:span></text:p>
              <text:p text:style-name="P1"><text:span text:style-name="T1">0x00 (00000000) CALL 0x2A (00101010)</text:span></text:p>
              <text:p text:style-name="P1"><text:span text:style-name="T1">0x01 (00000001) 0x10 0x10 (00010000)</text:span></text:p>
              <text:p text:style-name="P1"><text:span text:style-name="T1">0x02 (00000010) HALT 0x00 (00000000)</text:span></text:p>
              <text:p text:style-name="P1"><text:span text:style-name="T1">...</text:span></text:p>
              <text:p text:style-name="P1"><text:span text:style-name="T1">0x10 (00010000) COPYRR 0x0A (00001010)</text:span></text:p>
              <text:p text:style-name="P1"><text:span text:style-name="T1">0x11 (00010001) 0xFD 0xFD (11111101) Button Register</text:span></text:p>
              <text:p text:style-name="P1"><text:span text:style-name="T1">0x12 (00010010) 0xFF 0xFF (11111111) Data LEDs Register</text:span></text:p>
              <text:p text:style-name="P1"><text:span text:style-name="T1">0x13 (00010011) RETURN 0x2C (00101100)</text:span></text:p>
              <text:p text:style-name="P1"><text:span text:style-name="T1"/></text:p>
              <text:p text:style-name="P1"><text:span text:style-name="T1">Tip: Use this instruction to execute a subroutine. When the subroutine executes a RETURN (or RETLA ) instruction, execution continues with the instruction immediately following the CALL instruction.</text:span></text:p>
            </office:annotation>
            <text:p>CALL</text:p>
          </table:table-cell>
          <table:table-cell table:style-name="ce24" table:formula="of:=DEC2BIN([.C11];8)" office:value-type="string" office:string-value="00101010">
            <text:p>00101010</text:p>
          </table:table-cell>
          <table:table-cell table:style-name="ce26" office:value-type="float" office:value="42">
            <text:p>42</text:p>
          </table:table-cell>
        </table:table-row>
        <table:table-row table:style-name="ro4">
          <table:table-cell table:style-name="ce21" office:value-type="string">
            <office:annotation draw:style-name="gr9" draw:text-style-name="P1" svg:width="14.763cm" svg:height="10.155cm" svg:x="2.592cm" svg:y="4.021cm" draw:caption-point-x="-0.627cm" draw:caption-point-y="1.42cm">
              <dc:creator>SK</dc:creator>
              <dc:date>2021-03-07T00:00:00</dc:date>
              <text:p text:style-name="P1"><text:span text:style-name="T1">0x2B CALLI</text:span></text:p>
              <text:p text:style-name="P1"><text:span text:style-name="T1"/></text:p>
              <text:p text:style-name="P1"><text:span text:style-name="T1">Description: Push the Program Counter to the stack, then copy the contents of RAM at the specified address to the Program Counter.</text:span></text:p>
              <text:p text:style-name="P1"><text:span text:style-name="T1">Usage: CALLI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Call the subroutine at the address contained in RAM at address 0x10 (00010000). Execution continues with the NOP instruction.</text:span></text:p>
              <text:p text:style-name="P1"><text:span text:style-name="T1"/></text:p>
              <text:p text:style-name="P1"><text:span text:style-name="T1">Address Hex (Binary) Instruction Machine Code Hex (Binary)</text:span></text:p>
              <text:p text:style-name="P1"><text:span text:style-name="T1">0x00 (00000000) CALLI 0x2B (00101011)</text:span></text:p>
              <text:p text:style-name="P1"><text:span text:style-name="T1">0x01 (00000001) 0x10 0x10 (00010000) ...</text:span></text:p>
              <text:p text:style-name="P1"><text:span text:style-name="T1">0x10 (00010000) 0x20 0x20 (00100000)</text:span></text:p>
              <text:p text:style-name="P1"><text:span text:style-name="T1">...</text:span></text:p>
              <text:p text:style-name="P1"><text:span text:style-name="T1">0x20 (00100000) NOP 0x01 (00000001)</text:span></text:p>
              <text:p text:style-name="P1"><text:span text:style-name="T1"/></text:p>
              <text:p text:style-name="P1"><text:span text:style-name="T1">Tip: Use this instruction to execute a subroutine. When the subroutine executes a RETURN (or RETLA ) instruction, execution continues with the instruction immediately following the CALLI instruction.</text:span></text:p>
            </office:annotation>
            <text:p>CALLI</text:p>
          </table:table-cell>
          <table:table-cell table:style-name="ce24" table:formula="of:=DEC2BIN([.C12];8)" office:value-type="string" office:string-value="00101011">
            <text:p>00101011</text:p>
          </table:table-cell>
          <table:table-cell table:style-name="ce26" office:value-type="float" office:value="43">
            <text:p>43</text:p>
          </table:table-cell>
        </table:table-row>
        <table:table-row table:style-name="ro4">
          <table:table-cell table:style-name="ce21" office:value-type="string">
            <office:annotation draw:style-name="gr10" draw:text-style-name="P1" svg:width="13.792cm" svg:height="10.629cm" svg:x="2.592cm" svg:y="4.526cm" draw:caption-point-x="-0.627cm" draw:caption-point-y="1.409cm">
              <dc:creator>SK</dc:creator>
              <dc:date>2021-03-07T00:00:00</dc:date>
              <text:p text:style-name="P1"><text:span text:style-name="T1">0xC1 COMIN</text:span></text:p>
              <text:p text:style-name="P1"><text:span text:style-name="T1"/></text:p>
              <text:p text:style-name="P1"><text:span text:style-name="T1">Description: Input a character from the Comm Port to the Accumulator. If no character is available, block (prevent continued execution of) the program indefinitely until at least one character has been received.</text:span></text:p>
              <text:p text:style-name="P1"><text:span text:style-name="T1">Usage: COMIN</text:span></text:p>
              <text:p text:style-name="P1"><text:span text:style-name="T1">Program Bytes Used: 1</text:span></text:p>
              <text:p text:style-name="P1"><text:span text:style-name="T1">Status Flags Affected: None</text:span></text:p>
              <text:p text:style-name="P1"><text:span text:style-name="T1"/></text:p>
              <text:p text:style-name="P1"><text:span text:style-name="T1">Example: Input a character and display its value on the Data LEDs.</text:span></text:p>
              <text:p text:style-name="P1"><text:span text:style-name="T1"/></text:p>
              <text:p text:style-name="P1"><text:span text:style-name="T1">Address Hex(Binary) Instruction Machine Code Hex(Binary) Remarks</text:span></text:p>
              <text:p text:style-name="P1"><text:span text:style-name="T1">0x00 (00000000) COMIN 0xC1 (11000001)</text:span></text:p>
              <text:p text:style-name="P1"><text:span text:style-name="T1">0x01 (00000001) COPYAR 0x07 (00000111)</text:span></text:p>
              <text:p text:style-name="P1"><text:span text:style-name="T1">0x02 (00000010) 0xFF 0xFF (11111111) Data LEDsRegister</text:span></text:p>
              <text:p text:style-name="P1"><text:span text:style-name="T1"/></text:p>
              <text:p text:style-name="P1"><text:span text:style-name="T1">Tip: If you don't want your program to block while waiting for a character to be received, use the COMRDY instruction to check for character availability before executing COMIN .</text:span></text:p>
              <text:p text:style-name="P1"><text:span text:style-name="T1"/></text:p>
              <text:p text:style-name="P1"><text:span text:style-name="T1">Note: Characters received at the Comm Port are internally buffered by the firmware. COMIN delivers them to your program on a "first in, first out" basis.</text:span></text:p>
            </office:annotation>
            <text:p>COMIN</text:p>
          </table:table-cell>
          <table:table-cell table:style-name="ce24" table:formula="of:=DEC2BIN([.C13];8)" office:value-type="string" office:string-value="11000001">
            <text:p>11000001</text:p>
          </table:table-cell>
          <table:table-cell table:style-name="ce26" office:value-type="float" office:value="193">
            <text:p>193</text:p>
          </table:table-cell>
        </table:table-row>
        <table:table-row table:style-name="ro4">
          <table:table-cell table:style-name="ce21" office:value-type="string">
            <office:annotation draw:style-name="gr11" draw:text-style-name="P1" svg:width="12.306cm" svg:height="6.363cm" svg:x="2.592cm" svg:y="5.018cm" draw:caption-point-x="-0.627cm" draw:caption-point-y="1.411cm">
              <dc:date>2021-03-07T00:00:00</dc:date>
              <text:p text:style-name="P1"><text:span text:style-name="T1">0xC0 COMOUT</text:span></text:p>
              <text:p text:style-name="P1"><text:span text:style-name="T1"/></text:p>
              <text:p text:style-name="P1"><text:span text:style-name="T1">Description: Output the character in the Accumulator from the Comm Port.</text:span></text:p>
              <text:p text:style-name="P1"><text:span text:style-name="T1">Usage: COMOUT</text:span></text:p>
              <text:p text:style-name="P1"><text:span text:style-name="T1">Program Bytes Used: 1</text:span></text:p>
              <text:p text:style-name="P1"><text:span text:style-name="T1">Status Flags Affected: None</text:span></text:p>
              <text:p text:style-name="P1"><text:span text:style-name="T1"/></text:p>
              <text:p text:style-name="P1"><text:span text:style-name="T1">Example: Output a CR character.</text:span></text:p>
              <text:p text:style-name="P1"><text:span text:style-name="T1"/></text:p>
              <text:p text:style-name="P1"><text:span text:style-name="T1">Address Hex (Binary) Instruction Machine Code Hex (Binary)</text:span></text:p>
              <text:p text:style-name="P1"><text:span text:style-name="T1">0x00 (00000000) COPYLA 0x04 (00000100)</text:span></text:p>
              <text:p text:style-name="P1"><text:span text:style-name="T1">0x01 (00000001) 0x0D 0x0D (00001101)</text:span></text:p>
              <text:p text:style-name="P1"><text:span text:style-name="T1">0x02 (00000010) COMOUT 0xC0 (11000000)</text:span></text:p>
            </office:annotation>
            <text:p>COMOUT</text:p>
          </table:table-cell>
          <table:table-cell table:style-name="ce24" table:formula="of:=DEC2BIN([.C14];8)" office:value-type="string" office:string-value="11000000">
            <text:p>11000000</text:p>
          </table:table-cell>
          <table:table-cell table:style-name="ce26" office:value-type="float" office:value="192">
            <text:p>192</text:p>
          </table:table-cell>
        </table:table-row>
        <table:table-row table:style-name="ro4">
          <table:table-cell table:style-name="ce21" office:value-type="string">
            <office:annotation draw:style-name="gr3" draw:text-style-name="P1" svg:width="14.862cm" svg:height="12.051cm" svg:x="2.592cm" svg:y="5.516cm" draw:caption-point-x="-0.627cm" draw:caption-point-y="1.407cm">
              <dc:creator>SK</dc:creator>
              <dc:date>2021-03-07T00:00:00</dc:date>
              <text:p text:style-name="P1"><text:span text:style-name="T1">0xC2 COMRDY</text:span></text:p>
              <text:p text:style-name="P1"><text:span text:style-name="T1"/></text:p>
              <text:p text:style-name="P1"><text:span text:style-name="T1">Description: Test for availability of received characters from the Comm Port. The Z flag is set if there are zero characters available (i.e. COMIN would block if executed), or cleared if there is at least one character available.</text:span></text:p>
              <text:p text:style-name="P1"><text:span text:style-name="T1">Usage: COMRDY</text:span></text:p>
              <text:p text:style-name="P1"><text:span text:style-name="T1">Program Bytes Used: 1</text:span></text:p>
              <text:p text:style-name="P1"><text:span text:style-name="T1">Status Flags Affected: Z</text:span></text:p>
              <text:p text:style-name="P1"><text:span text:style-name="T1"/></text:p>
              <text:p text:style-name="P1"><text:span text:style-name="T1">Example: If a character is received from the terminal, echo it to the terminal, while simultaneously incrementing the Data LEDs.</text:span></text:p>
              <text:p text:style-name="P1"><text:span text:style-name="T1"/></text:p>
              <text:p text:style-name="P1"><text:span text:style-name="T1">Address Hex(Binary) Instruction Machine Code Hex(Binary) Remarks</text:span></text:p>
              <text:p text:style-name="P1"><text:span text:style-name="T1">0x00 (00000000) SPEED 0x02 (00000010)</text:span></text:p>
              <text:p text:style-name="P1"><text:span text:style-name="T1">0x01 (00000001) 0x06 0x06 (00000110) 200 instructions per second</text:span></text:p>
              <text:p text:style-name="P1"><text:span text:style-name="T1">0x02 (00000010) COMRDY 0xC2 (11000010)</text:span></text:p>
              <text:p text:style-name="P1"><text:span text:style-name="T1">0x03 (00000011) BTSTSS 0x27 (00100111)</text:span></text:p>
              <text:p text:style-name="P1"><text:span text:style-name="T1">0x04 (00000100) 0x00 0x00 (00000000) Z flag</text:span></text:p>
              <text:p text:style-name="P1"><text:span text:style-name="T1">0x05 (00000101) 0xFC 0xFC (11111100) Status Register</text:span></text:p>
              <text:p text:style-name="P1"><text:span text:style-name="T1">0x06 (00000110) COMIN 0xC1 (11000001)</text:span></text:p>
              <text:p text:style-name="P1"><text:span text:style-name="T1">0x07 (00000111) COMOUT 0xC0 (11000000)</text:span></text:p>
              <text:p text:style-name="P1"><text:span text:style-name="T1">0x08 (00001000) INCR 0x1E (00011110)</text:span></text:p>
              <text:p text:style-name="P1"><text:span text:style-name="T1">0x09 (00001001) 0xFF 0xFF (11111111) Data LEDs Register</text:span></text:p>
              <text:p text:style-name="P1"><text:span text:style-name="T1">0x0A (00001010) JUMP 0x28 (00101000)</text:span></text:p>
              <text:p text:style-name="P1"><text:span text:style-name="T1">0x0B (00001011) 0x02 0x02 (00000010)</text:span></text:p>
            </office:annotation>
            <text:p>COMRDY</text:p>
          </table:table-cell>
          <table:table-cell table:style-name="ce24" table:formula="of:=DEC2BIN([.C15];8)" office:value-type="string" office:string-value="11000010">
            <text:p>11000010</text:p>
          </table:table-cell>
          <table:table-cell table:style-name="ce26" office:value-type="float" office:value="194">
            <text:p>194</text:p>
          </table:table-cell>
        </table:table-row>
        <table:table-row table:style-name="ro4">
          <table:table-cell table:style-name="ce21" office:value-type="string">
            <office:annotation draw:style-name="gr3" draw:text-style-name="P1" svg:width="14.169cm" svg:height="12.051cm" svg:x="2.592cm" svg:y="5.934cm" draw:caption-point-x="-0.627cm" draw:caption-point-y="1.483cm">
              <dc:creator>SK</dc:creator>
              <dc:date>2021-03-07T00:00:00</dc:date>
              <text:p text:style-name="P1"><text:span text:style-name="T1">0x08 COPYAI</text:span></text:p>
              <text:p text:style-name="P1"><text:span text:style-name="T1"/></text:p>
              <text:p text:style-name="P1"><text:span text:style-name="T1">Description: Copy the contents of the Accumulator to RAM at the address contained in RAM at the specified address.</text:span></text:p>
              <text:p text:style-name="P1"><text:span text:style-name="T1">Usage: COPYAI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Copy the contents of the Accumulator to RAM through the pointer at address 0xC0 (11000000).</text:span></text:p>
              <text:p text:style-name="P1"><text:span text:style-name="T1">Pre-Conditions:</text:span></text:p>
              <text:p text:style-name="P1"><text:span text:style-name="T1">Accumulator = 0xAC (10101100)</text:span></text:p>
              <text:p text:style-name="P1"><text:span text:style-name="T1">RAM at address 0xC0 (11000000) = 0xD0 (11010000)</text:span></text:p>
              <text:p text:style-name="P1"><text:span text:style-name="T1">RAM at address 0xD0 (11010000) = 0xFF (1111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AI 0x08 (00001000)</text:span></text:p>
              <text:p text:style-name="P1"><text:span text:style-name="T1">0x01 (00000001) 0xC0 0xC0 (11000000)</text:span></text:p>
              <text:p text:style-name="P1"><text:span text:style-name="T1"/></text:p>
              <text:p text:style-name="P1"><text:span text:style-name="T1">Post-Conditions:</text:span></text:p>
              <text:p text:style-name="P1"><text:span text:style-name="T1">Accumulator = 0xAC (10101100)</text:span></text:p>
              <text:p text:style-name="P1"><text:span text:style-name="T1">RAM at address 0xC0 (11000000) = 0xD0 (11010000)</text:span></text:p>
              <text:p text:style-name="P1"><text:span text:style-name="T1">RAM at address 0xD0 (11010000) = 0xAC (10101100)</text:span></text:p>
              <text:p text:style-name="P1"><text:span text:style-name="T1">Z = 0</text:span></text:p>
            </office:annotation>
            <text:p>COPYAI</text:p>
          </table:table-cell>
          <table:table-cell table:style-name="ce24" table:formula="of:=DEC2BIN([.C16];8)" office:value-type="string" office:string-value="00001000">
            <text:p>00001000</text:p>
          </table:table-cell>
          <table:table-cell table:style-name="ce26" office:value-type="float" office:value="8">
            <text:p>8</text:p>
          </table:table-cell>
        </table:table-row>
        <table:table-row table:style-name="ro4">
          <table:table-cell table:style-name="ce21" office:value-type="string">
            <office:annotation draw:style-name="gr12" draw:text-style-name="P1" svg:width="14.089cm" svg:height="17.352cm" svg:x="2.592cm" svg:y="6.425cm" draw:caption-point-x="-0.627cm" draw:caption-point-y="1.485cm">
              <dc:date>2021-03-07T00:00:00</dc:date>
              <text:p text:style-name="P1"><text:span text:style-name="T1">0x07 COPYAR</text:span></text:p>
              <text:p text:style-name="P1"><text:span text:style-name="T1"/></text:p>
              <text:p text:style-name="P1"><text:span text:style-name="T1">Description: Copy the contents of the Accumulator to RAM at the specified address.</text:span></text:p>
              <text:p text:style-name="P1"><text:span text:style-name="T1">Usage: COPYAR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1: Copy the contents of the Accumulator to RAM at address 0xFA (11111010).</text:span></text:p>
              <text:p text:style-name="P1"><text:span text:style-name="T1">Pre-Conditions:</text:span></text:p>
              <text:p text:style-name="P1"><text:span text:style-name="T1">Accumulator = 0x02 (00000010)</text:span></text:p>
              <text:p text:style-name="P1"><text:span text:style-name="T1">RAM at address 0xFA (11111010) = 0x07 (00000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AR 0x07 (00000111)</text:span></text:p>
              <text:p text:style-name="P1"><text:span text:style-name="T1">0x01 (00000001) 0xFA 0xFA (11111010) </text:span></text:p>
              <text:p text:style-name="P1"><text:span text:style-name="T1"/></text:p>
              <text:p text:style-name="P1"><text:span text:style-name="T1">Post-Conditions:</text:span></text:p>
              <text:p text:style-name="P1"><text:span text:style-name="T1">Accumulator = 0x02 (00000010)</text:span></text:p>
              <text:p text:style-name="P1"><text:span text:style-name="T1">RAM at address 0xFA (11111010) = 0x02 (00000010)</text:span></text:p>
              <text:p text:style-name="P1"><text:span text:style-name="T1">Z = 0</text:span></text:p>
              <text:p text:style-name="P1"><text:span text:style-name="T1"/></text:p>
              <text:p text:style-name="P1"><text:span text:style-name="T1">Example 2: Copy the contents of the Accumulator to RAM at address 0x8C (10001100).</text:span></text:p>
              <text:p text:style-name="P1"><text:span text:style-name="T1">Pre-Conditions:</text:span></text:p>
              <text:p text:style-name="P1"><text:span text:style-name="T1">Accumulator = 0x81 (10000001)</text:span></text:p>
              <text:p text:style-name="P1"><text:span text:style-name="T1">RAM at address 0x8C (10001100) = 0x14 (00010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AR 0x07 (00000111)</text:span></text:p>
              <text:p text:style-name="P1"><text:span text:style-name="T1">0x01 (00000001) 0x8C 0x8C (10001100)</text:span></text:p>
              <text:p text:style-name="P1"><text:span text:style-name="T1"/></text:p>
              <text:p text:style-name="P1"><text:span text:style-name="T1">Post-Conditions:</text:span></text:p>
              <text:p text:style-name="P1"><text:span text:style-name="T1">Accumulator = 0x81 (10000001)</text:span></text:p>
              <text:p text:style-name="P1"><text:span text:style-name="T1">RAM at address 0x8C (10001100) = 0x81 (10000001)</text:span></text:p>
              <text:p text:style-name="P1"><text:span text:style-name="T1">Z = 0</text:span></text:p>
            </office:annotation>
            <text:p>COPYAR</text:p>
          </table:table-cell>
          <table:table-cell table:style-name="ce24" table:formula="of:=DEC2BIN([.C17];8)" office:value-type="string" office:string-value="00000111">
            <text:p>00000111</text:p>
          </table:table-cell>
          <table:table-cell table:style-name="ce26" office:value-type="float" office:value="7">
            <text:p>7</text:p>
          </table:table-cell>
        </table:table-row>
        <table:table-row table:style-name="ro4">
          <table:table-cell table:style-name="ce21" office:value-type="string">
            <office:annotation draw:style-name="gr3" draw:text-style-name="P1" svg:width="13.614cm" svg:height="12.051cm" svg:x="2.592cm" svg:y="6.927cm" draw:caption-point-x="-0.627cm" draw:caption-point-y="1.477cm">
              <dc:creator>SK</dc:creator>
              <dc:date>2021-03-07T00:00:00</dc:date>
              <text:p text:style-name="P1"><text:span text:style-name="T1">0x0C COPYIA</text:span></text:p>
              <text:p text:style-name="P1"><text:span text:style-name="T1"/></text:p>
              <text:p text:style-name="P1"><text:span text:style-name="T1">Description: Copy the contents of RAM at the address contained in RAM at the specified address to the Accumulator.</text:span></text:p>
              <text:p text:style-name="P1"><text:span text:style-name="T1">Usage: COPYIA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Copy the contents of RAM through the pointer at address 0xC0 (11000000) to the Accumulator.</text:span></text:p>
              <text:p text:style-name="P1"><text:span text:style-name="T1">Pre-Conditions:</text:span></text:p>
              <text:p text:style-name="P1"><text:span text:style-name="T1">RAM at address 0xC0 (11000000) = 0xD0 (11010000)</text:span></text:p>
              <text:p text:style-name="P1"><text:span text:style-name="T1">RAM at address 0xD0 (11010000) = 0xFF (11111111)</text:span></text:p>
              <text:p text:style-name="P1"><text:span text:style-name="T1">Accumulator = 0xAC (10101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IA 0x0C (00001100)</text:span></text:p>
              <text:p text:style-name="P1"><text:span text:style-name="T1">0x01 (00000001) 0xC0 0xC0 (11000000)</text:span></text:p>
              <text:p text:style-name="P1"><text:span text:style-name="T1"/></text:p>
              <text:p text:style-name="P1"><text:span text:style-name="T1">Post-Conditions:</text:span></text:p>
              <text:p text:style-name="P1"><text:span text:style-name="T1">RAM at address 0xC0 (11000000) = 0xD0 (11010000)</text:span></text:p>
              <text:p text:style-name="P1"><text:span text:style-name="T1">RAM at address 0xD0 (11010000) = 0xFF (11111111)</text:span></text:p>
              <text:p text:style-name="P1"><text:span text:style-name="T1">Accumulator = 0xFF (11111111)</text:span></text:p>
              <text:p text:style-name="P1"><text:span text:style-name="T1">Z = 0</text:span></text:p>
            </office:annotation>
            <text:p>COPYIA</text:p>
          </table:table-cell>
          <table:table-cell table:style-name="ce24" table:formula="of:=DEC2BIN([.C18];8)" office:value-type="string" office:string-value="00001100">
            <text:p>00001100</text:p>
          </table:table-cell>
          <table:table-cell table:style-name="ce26" office:value-type="float" office:value="12">
            <text:p>12</text:p>
          </table:table-cell>
        </table:table-row>
        <table:table-row table:style-name="ro4">
          <table:table-cell table:style-name="ce21" office:value-type="string">
            <office:annotation draw:style-name="gr13" draw:text-style-name="P1" svg:width="15.1cm" svg:height="13.947cm" svg:x="2.592cm" svg:y="7.425cm" draw:caption-point-x="-0.627cm" draw:caption-point-y="1.473cm">
              <dc:creator>SK</dc:creator>
              <dc:date>2021-03-07T00:00:00</dc:date>
              <text:p text:style-name="P1"><text:span text:style-name="T1">0x0E COPYII</text:span></text:p>
              <text:p text:style-name="P1"><text:span text:style-name="T1"/></text:p>
              <text:p text:style-name="P1"><text:span text:style-name="T1">Description: Copy the contents of RAM at the address contained in RAM at the specified source address to RAM at the address contained in RAM at the specified destination address.</text:span></text:p>
              <text:p text:style-name="P1"><text:span text:style-name="T1">Usage: COPYII src_addr,dst_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Copy the contents of RAM through the pointer at address 0xC0 (11000000) to RAM through the pointer at address 0xE0 (11100000).</text:span></text:p>
              <text:p text:style-name="P1"><text:span text:style-name="T1">Pre-Conditions:</text:span></text:p>
              <text:p text:style-name="P1"><text:span text:style-name="T1">RAM at address 0xC0 (11000000) = 0xD0 (11010000)</text:span></text:p>
              <text:p text:style-name="P1"><text:span text:style-name="T1">RAM at address 0xD0 (11010000) = 0x18 (00011000)</text:span></text:p>
              <text:p text:style-name="P1"><text:span text:style-name="T1">RAM at address 0xE0 (11100000) = 0xF0 (11110000)</text:span></text:p>
              <text:p text:style-name="P1"><text:span text:style-name="T1">RAM at address 0xF0 (11110000) = 0x81 (10000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II 0x0E (00001110)</text:span></text:p>
              <text:p text:style-name="P1"><text:span text:style-name="T1">0x01 (00000001) 0xC0 0xC0 (11000000)</text:span></text:p>
              <text:p text:style-name="P1"><text:span text:style-name="T1">0x02 (00000010) 0xE0 0xE0 (11100000)</text:span></text:p>
              <text:p text:style-name="P1"><text:span text:style-name="T1"/></text:p>
              <text:p text:style-name="P1"><text:span text:style-name="T1">Post-Conditions:</text:span></text:p>
              <text:p text:style-name="P1"><text:span text:style-name="T1">RAM at address 0xC0 (11000000) = 0xD0 (11010000)</text:span></text:p>
              <text:p text:style-name="P1"><text:span text:style-name="T1">RAM at address 0xD0 (11010000) = 0x18 (00011000)</text:span></text:p>
              <text:p text:style-name="P1"><text:span text:style-name="T1">RAM at address 0xE0 (11100000) = 0xF0 (11110000)</text:span></text:p>
              <text:p text:style-name="P1"><text:span text:style-name="T1">RAM at address 0xF0 (11110000) = 0x18 (00011000)</text:span></text:p>
              <text:p text:style-name="P1"><text:span text:style-name="T1">Z = 0</text:span></text:p>
            </office:annotation>
            <text:p>COPYII</text:p>
          </table:table-cell>
          <table:table-cell table:style-name="ce24" table:formula="of:=DEC2BIN([.C19];8)" office:value-type="string" office:string-value="00001110">
            <text:p>00001110</text:p>
          </table:table-cell>
          <table:table-cell table:style-name="ce26" office:value-type="float" office:value="14">
            <text:p>14</text:p>
          </table:table-cell>
        </table:table-row>
        <table:table-row table:style-name="ro4">
          <table:table-cell table:style-name="ce21" office:value-type="string">
            <office:annotation draw:style-name="gr14" draw:text-style-name="P1" svg:width="13.693cm" svg:height="12.525cm" svg:x="2.592cm" svg:y="7.917cm" draw:caption-point-x="-0.627cm" draw:caption-point-y="1.475cm">
              <dc:creator>SK</dc:creator>
              <dc:date>2021-03-07T00:00:00</dc:date>
              <text:p text:style-name="P1"><text:span text:style-name="T1">0x0D COPYIR</text:span></text:p>
              <text:p text:style-name="P1"><text:span text:style-name="T1"/></text:p>
              <text:p text:style-name="P1"><text:span text:style-name="T1">Description: Copy the contents of RAM at the address contained in RAM at the specified source address to RAM at the specified destination address.</text:span></text:p>
              <text:p text:style-name="P1"><text:span text:style-name="T1">Usage: COPYIR src_addr,dst_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Copy the contents of RAM through the pointer at address 0xC0 (11000000) to RAM at address 0xE0 (11100000).</text:span></text:p>
              <text:p text:style-name="P1"><text:span text:style-name="T1">Pre-Conditions:</text:span></text:p>
              <text:p text:style-name="P1"><text:span text:style-name="T1">RAM at address 0xC0 (11000000) = 0xD0 (11010000)</text:span></text:p>
              <text:p text:style-name="P1"><text:span text:style-name="T1">RAM at address 0xD0 (11010000) = 0x99 (10011001)</text:span></text:p>
              <text:p text:style-name="P1"><text:span text:style-name="T1">RAM at address 0xE0 (11100000) = 0x60 (0110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IR 0x0D (00001101)</text:span></text:p>
              <text:p text:style-name="P1"><text:span text:style-name="T1">0x01 (00000001) 0xC0 0xC0 (11000000)</text:span></text:p>
              <text:p text:style-name="P1"><text:span text:style-name="T1">0x02 (00000010) 0xE0 0xE0 (11100000)</text:span></text:p>
              <text:p text:style-name="P1"><text:span text:style-name="T1"/></text:p>
              <text:p text:style-name="P1"><text:span text:style-name="T1">Post-Conditions:</text:span></text:p>
              <text:p text:style-name="P1"><text:span text:style-name="T1">RAM at address 0xC0 (11000000) = 0xD0 (11010000)</text:span></text:p>
              <text:p text:style-name="P1"><text:span text:style-name="T1">RAM at address 0xD0 (11010000) = 0x99 (10011001)</text:span></text:p>
              <text:p text:style-name="P1"><text:span text:style-name="T1">RAM at address 0xE0 (11100000) = 0x99 (10011001)</text:span></text:p>
              <text:p text:style-name="P1"><text:span text:style-name="T1">Z = 0</text:span></text:p>
            </office:annotation>
            <text:p>COPYIR</text:p>
          </table:table-cell>
          <table:table-cell table:style-name="ce24" table:formula="of:=DEC2BIN([.C20];8)" office:value-type="string" office:string-value="00001101">
            <text:p>00001101</text:p>
          </table:table-cell>
          <table:table-cell table:style-name="ce26" office:value-type="float" office:value="13">
            <text:p>13</text:p>
          </table:table-cell>
        </table:table-row>
        <table:table-row table:style-name="ro4">
          <table:table-cell table:style-name="ce21" office:value-type="string">
            <office:annotation draw:style-name="gr15" draw:text-style-name="P1" svg:width="11.141cm" svg:height="9.342cm" svg:x="2.592cm" svg:y="8.396cm" draw:caption-point-x="-0.627cm" draw:caption-point-y="1.49cm">
              <dc:date>2021-03-07T00:00:00</dc:date>
              <text:p text:style-name="P1"><text:span text:style-name="T1">0x04 COPYLA</text:span></text:p>
              <text:p text:style-name="P1"><text:span text:style-name="T1"/></text:p>
              <text:p text:style-name="P1"><text:span text:style-name="T1">Description: Copy the literal value to the Accumulator.</text:span></text:p>
              <text:p text:style-name="P1"><text:span text:style-name="T1">Usage: COPYLA lit</text:span></text:p>
              <text:p text:style-name="P1"><text:span text:style-name="T1">Program Bytes Used: 2</text:span></text:p>
              <text:p text:style-name="P1"><text:span text:style-name="T1">Status Flags Affected: Z</text:span></text:p>
              <text:p text:style-name="P1"><text:span text:style-name="T1"/></text:p>
              <text:p text:style-name="P1"><text:span text:style-name="T1">Example: Copy the number 0x7B (01111011) to the Accumulator</text:span></text:p>
              <text:p text:style-name="P1"><text:span text:style-name="T1">Pre-Conditions:</text:span></text:p>
              <text:p text:style-name="P1"><text:span text:style-name="T1">Accumulator = 0x10 (0001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LA 0x04 (00000100)</text:span></text:p>
              <text:p text:style-name="P1"><text:span text:style-name="T1">0x01 (00000001) 0x7B 0x7B (01111011)</text:span></text:p>
              <text:p text:style-name="P1"><text:span text:style-name="T1"/></text:p>
              <text:p text:style-name="P1"><text:span text:style-name="T1">Post-Conditions:</text:span></text:p>
              <text:p text:style-name="P1"><text:span text:style-name="T1">Accumulator = 0x7B (01111011)</text:span></text:p>
              <text:p text:style-name="P1"><text:span text:style-name="T1">Z = 0</text:span></text:p>
            </office:annotation>
            <text:p>COPYLA</text:p>
          </table:table-cell>
          <table:table-cell table:style-name="ce24" table:formula="of:=DEC2BIN([.C21];8)" office:value-type="string" office:string-value="00000100">
            <text:p>00000100</text:p>
          </table:table-cell>
          <table:table-cell table:style-name="ce26" office:value-type="float" office:value="4">
            <text:p>4</text:p>
          </table:table-cell>
        </table:table-row>
        <table:table-row table:style-name="ro4">
          <table:table-cell table:style-name="ce21" office:value-type="string">
            <office:annotation draw:style-name="gr16" draw:text-style-name="P1" svg:width="16.07cm" svg:height="11.638cm" svg:x="2.592cm" svg:y="8.892cm" draw:caption-point-x="-0.627cm" draw:caption-point-y="1.487cm">
              <dc:date>2021-03-07T00:00:00</dc:date>
              <text:p text:style-name="P1"><text:span text:style-name="T1">0x06 COPYLI</text:span></text:p>
              <text:p text:style-name="P1"><text:span text:style-name="T1"/></text:p>
              <text:p text:style-name="P1"><text:span text:style-name="T1">Description: Copy the literal value to RAM at the address contained in RAM at the specified address.</text:span></text:p>
              <text:p text:style-name="P1"><text:span text:style-name="T1">Usage: COPYLI lit,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Copy the number 0x17 (00010111) to RAM through the pointer at address 0xE0</text:span></text:p>
              <text:p text:style-name="P1"><text:span text:style-name="T1">(11100000).</text:span></text:p>
              <text:p text:style-name="P1"><text:span text:style-name="T1"/></text:p>
              <text:p text:style-name="P1"><text:span text:style-name="T1">Pre-Conditions:</text:span></text:p>
              <text:p text:style-name="P1"><text:span text:style-name="T1">RAM at address 0xE0 (11100000) = 0x20 (00100000)</text:span></text:p>
              <text:p text:style-name="P1"><text:span text:style-name="T1">RAM at address 0x20 (00100000) = 0x00 (0000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LI 0x06 (00000110)</text:span></text:p>
              <text:p text:style-name="P1"><text:span text:style-name="T1">0x01 (00000001) 0x17 0x17 (00010111)</text:span></text:p>
              <text:p text:style-name="P1"><text:span text:style-name="T1">0x02 (00000010) 0xE0 0xE0 (11100000)</text:span></text:p>
              <text:p text:style-name="P1"><text:span text:style-name="T1"/></text:p>
              <text:p text:style-name="P1"><text:span text:style-name="T1">Post-Conditions:</text:span></text:p>
              <text:p text:style-name="P1"><text:span text:style-name="T1">RAM at address 0xE0 (11100000) = 0x20 (00100000)</text:span></text:p>
              <text:p text:style-name="P1"><text:span text:style-name="T1">RAM at address 0x20 (00100000) = 0x17 (00010111)</text:span></text:p>
              <text:p text:style-name="P1"><text:span text:style-name="T1">Z = 0</text:span></text:p>
            </office:annotation>
            <text:p>COPYLI</text:p>
          </table:table-cell>
          <table:table-cell table:style-name="ce24" table:formula="of:=DEC2BIN([.C22];8)" office:value-type="string" office:string-value="00000110">
            <text:p>00000110</text:p>
          </table:table-cell>
          <table:table-cell table:style-name="ce26" office:value-type="float" office:value="6">
            <text:p>6</text:p>
          </table:table-cell>
        </table:table-row>
        <table:table-row table:style-name="ro4">
          <table:table-cell table:style-name="ce21" office:value-type="string">
            <office:annotation draw:style-name="gr17" draw:text-style-name="P1" svg:width="13.713cm" svg:height="16.538cm" svg:x="2.592cm" svg:y="9.385cm" draw:caption-point-x="-0.627cm" draw:caption-point-y="1.488cm">
              <dc:date>2021-03-07T00:00:00</dc:date>
              <text:p text:style-name="P1"><text:span text:style-name="T1">0x05 COPYLR</text:span></text:p>
              <text:p text:style-name="P1"><text:span text:style-name="T1"/></text:p>
              <text:p text:style-name="P1"><text:span text:style-name="T1">Description: Copy the literal value to RAM at the specified address.</text:span></text:p>
              <text:p text:style-name="P1"><text:span text:style-name="T1">Usage: COPYLR lit,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1: Copy the number 0x23 (00100011) to RAM at address 0xF0 (11110000).</text:span></text:p>
              <text:p text:style-name="P1"><text:span text:style-name="T1">Pre-Conditions:</text:span></text:p>
              <text:p text:style-name="P1"><text:span text:style-name="T1">RAM at address 0xF0 (11110000) = 0x00 (0000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LR 0x05 (00000101)</text:span></text:p>
              <text:p text:style-name="P1"><text:span text:style-name="T1">0x01 (00000001) 0x23 0x23 (00100011)</text:span></text:p>
              <text:p text:style-name="P1"><text:span text:style-name="T1">0x02 (00000010) 0xF0 0xF0 (11110000)</text:span></text:p>
              <text:p text:style-name="P1"><text:span text:style-name="T1"/></text:p>
              <text:p text:style-name="P1"><text:span text:style-name="T1">Post-Conditions:</text:span></text:p>
              <text:p text:style-name="P1"><text:span text:style-name="T1">RAM at address 0xF0 (11110000) = 0x23 (00100011)</text:span></text:p>
              <text:p text:style-name="P1"><text:span text:style-name="T1">Z = 0</text:span></text:p>
              <text:p text:style-name="P1"><text:span text:style-name="T1"/></text:p>
              <text:p text:style-name="P1"><text:span text:style-name="T1">Example 2: Copy the number 0x52 (01010010) to RAM at address 0xF1 (11110001).</text:span></text:p>
              <text:p text:style-name="P1"><text:span text:style-name="T1">Pre-Conditions:</text:span></text:p>
              <text:p text:style-name="P1"><text:span text:style-name="T1">RAM at address 0xF1 (11110001) = 0x0F (0000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LR 0x05 (00000101)</text:span></text:p>
              <text:p text:style-name="P1"><text:span text:style-name="T1">0x01 (00000001) 0x52 0x52 (01010010)</text:span></text:p>
              <text:p text:style-name="P1"><text:span text:style-name="T1">0x02 (00000010) 0xF1 0xF1 (11110001)</text:span></text:p>
              <text:p text:style-name="P1"><text:span text:style-name="T1"/></text:p>
              <text:p text:style-name="P1"><text:span text:style-name="T1">Post-Conditions:</text:span></text:p>
              <text:p text:style-name="P1"><text:span text:style-name="T1">RAM at address 0xF1 (11110001) = 0x52 (01010010)</text:span></text:p>
              <text:p text:style-name="P1"><text:span text:style-name="T1">Z = 0</text:span></text:p>
            </office:annotation>
            <text:p>COPYLR</text:p>
          </table:table-cell>
          <table:table-cell table:style-name="ce24" table:formula="of:=DEC2BIN([.C23];8)" office:value-type="string" office:string-value="00000101">
            <text:p>00000101</text:p>
          </table:table-cell>
          <table:table-cell table:style-name="ce26" office:value-type="float" office:value="5">
            <text:p>5</text:p>
          </table:table-cell>
        </table:table-row>
        <table:table-row table:style-name="ro4">
          <table:table-cell table:style-name="ce21" office:value-type="string">
            <office:annotation draw:style-name="gr1" draw:text-style-name="P1" svg:width="14.188cm" svg:height="17.265cm" svg:x="2.592cm" svg:y="9.886cm" draw:caption-point-x="-0.627cm" draw:caption-point-y="1.481cm">
              <dc:date>2021-03-07T00:00:00</dc:date>
              <text:p text:style-name="P1"><text:span text:style-name="T1">0x09 COPYRA</text:span></text:p>
              <text:p text:style-name="P1"><text:span text:style-name="T1"/></text:p>
              <text:p text:style-name="P1"><text:span text:style-name="T1">Description: Copy the contents of RAM at the specified address to the Accumulator.</text:span></text:p>
              <text:p text:style-name="P1"><text:span text:style-name="T1">Usage: COPYRA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1: Copy the contents of RAM at address 0xF3 (11110011) to the Accumulator.</text:span></text:p>
              <text:p text:style-name="P1"><text:span text:style-name="T1">Pre-Conditions:</text:span></text:p>
              <text:p text:style-name="P1"><text:span text:style-name="T1">RAM at address 0xF3 (11110011) = 0x7F (01111111)</text:span></text:p>
              <text:p text:style-name="P1"><text:span text:style-name="T1">Accumulator = 0x10 (0001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RA 0x09 (00001001)</text:span></text:p>
              <text:p text:style-name="P1"><text:span text:style-name="T1">0x01 (00000001) 0xF3 0xF3 (11110011)</text:span></text:p>
              <text:p text:style-name="P1"><text:span text:style-name="T1"/></text:p>
              <text:p text:style-name="P1"><text:span text:style-name="T1">Post-Conditions:</text:span></text:p>
              <text:p text:style-name="P1"><text:span text:style-name="T1">RAM at address 0xF3 (11110011) = 0x7F (01111111)</text:span></text:p>
              <text:p text:style-name="P1"><text:span text:style-name="T1">Accumulator = 0x7F (01111111)</text:span></text:p>
              <text:p text:style-name="P1"><text:span text:style-name="T1">Z = 0</text:span></text:p>
              <text:p text:style-name="P1"><text:span text:style-name="T1"/></text:p>
              <text:p text:style-name="P1"><text:span text:style-name="T1">Example 2: Copy the contents of RAM at address 0x8C (10001100) to the Accumulator.</text:span></text:p>
              <text:p text:style-name="P1"><text:span text:style-name="T1">Pre-Conditions:</text:span></text:p>
              <text:p text:style-name="P1"><text:span text:style-name="T1">RAM at address 0x8C (10001100) = 0x20 (00100000)</text:span></text:p>
              <text:p text:style-name="P1"><text:span text:style-name="T1">Accumulator = 0x38 (00111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RA 0x09 (00001001)</text:span></text:p>
              <text:p text:style-name="P1"><text:span text:style-name="T1">0x01 (00000001) 0x8C 0x8C (10001100)</text:span></text:p>
              <text:p text:style-name="P1"><text:span text:style-name="T1"/></text:p>
              <text:p text:style-name="P1"><text:span text:style-name="T1">Post-Conditions:</text:span></text:p>
              <text:p text:style-name="P1"><text:span text:style-name="T1">RAM at address 0x8C (10001100) = 0x20 (00100000)</text:span></text:p>
              <text:p text:style-name="P1"><text:span text:style-name="T1">Accumulator = 0x20 (00100000)</text:span></text:p>
              <text:p text:style-name="P1"><text:span text:style-name="T1">Z = 0</text:span></text:p>
            </office:annotation>
            <text:p>COPYRA</text:p>
          </table:table-cell>
          <table:table-cell table:style-name="ce24" table:formula="of:=DEC2BIN([.C24];8)" office:value-type="string" office:string-value="00001001">
            <text:p>00001001</text:p>
          </table:table-cell>
          <table:table-cell table:style-name="ce26" office:value-type="float" office:value="9">
            <text:p>9</text:p>
          </table:table-cell>
        </table:table-row>
        <table:table-row table:style-name="ro4">
          <table:table-cell table:style-name="ce21" office:value-type="string">
            <office:annotation draw:style-name="gr14" draw:text-style-name="P1" svg:width="13.515cm" svg:height="12.525cm" svg:x="2.592cm" svg:y="10.383cm" draw:caption-point-x="-0.627cm" draw:caption-point-y="1.478cm">
              <dc:creator>SK</dc:creator>
              <dc:date>2021-03-07T00:00:00</dc:date>
              <text:p text:style-name="P1"><text:span text:style-name="T1">0x0B COPYRI</text:span></text:p>
              <text:p text:style-name="P1"><text:span text:style-name="T1"/></text:p>
              <text:p text:style-name="P1"><text:span text:style-name="T1">Description: Copy the contents of RAM at the specified source address to RAM at the address contained in RAM at the specified destination address.</text:span></text:p>
              <text:p text:style-name="P1"><text:span text:style-name="T1">Usage: COPYRI src_addr,dst_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Copy the contents of RAM at address 0xB0 (10110000) to RAM through the pointer at address 0xC0 (11000000).</text:span></text:p>
              <text:p text:style-name="P1"><text:span text:style-name="T1">Pre-Conditions:</text:span></text:p>
              <text:p text:style-name="P1"><text:span text:style-name="T1">RAM at address 0xB0 (10110000) = 0x45 (01000101)</text:span></text:p>
              <text:p text:style-name="P1"><text:span text:style-name="T1">RAM at address 0xC0 (11000000) = 0xD0 (11010000)</text:span></text:p>
              <text:p text:style-name="P1"><text:span text:style-name="T1">RAM at address 0xD0 (11010000) = 0xFF (1111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RI 0x0B (00001011)</text:span></text:p>
              <text:p text:style-name="P1"><text:span text:style-name="T1">0x01 (00000001) 0xB0 0xB0 (10110000)</text:span></text:p>
              <text:p text:style-name="P1"><text:span text:style-name="T1">0x02 (00000010) 0xC0 0xC0 (11000000)</text:span></text:p>
              <text:p text:style-name="P1"><text:span text:style-name="T1"/></text:p>
              <text:p text:style-name="P1"><text:span text:style-name="T1">Post-Conditions:</text:span></text:p>
              <text:p text:style-name="P1"><text:span text:style-name="T1">RAM at address 0xB0 (10110000) = 0x45 (01000101)</text:span></text:p>
              <text:p text:style-name="P1"><text:span text:style-name="T1">RAM at address 0xC0 (11000000) = 0xD0 (11010000)</text:span></text:p>
              <text:p text:style-name="P1"><text:span text:style-name="T1">RAM at address 0xD0 (11010000) = 0x45 (01000101)</text:span></text:p>
              <text:p text:style-name="P1"><text:span text:style-name="T1">Z = 0</text:span></text:p>
            </office:annotation>
            <text:p>COPYRI</text:p>
          </table:table-cell>
          <table:table-cell table:style-name="ce24" table:formula="of:=DEC2BIN([.C25];8)" office:value-type="string" office:string-value="00001011">
            <text:p>00001011</text:p>
          </table:table-cell>
          <table:table-cell table:style-name="ce26" office:value-type="float" office:value="11">
            <text:p>11</text:p>
          </table:table-cell>
        </table:table-row>
        <table:table-row table:style-name="ro4">
          <table:table-cell table:style-name="ce21" office:value-type="string">
            <office:annotation draw:style-name="gr2" draw:text-style-name="P1" svg:width="13.693cm" svg:height="19.635cm" svg:x="2.592cm" svg:y="10.875cm" draw:caption-point-x="-0.627cm" draw:caption-point-y="1.48cm">
              <dc:creator>SK</dc:creator>
              <dc:date>2021-03-07T00:00:00</dc:date>
              <text:p text:style-name="P1"><text:span text:style-name="T1">0x0D COPYRR</text:span></text:p>
              <text:p text:style-name="P1"><text:span text:style-name="T1"/></text:p>
              <text:p text:style-name="P1"><text:span text:style-name="T1">Description: Copy the contents of RAM at the specified source address to RAM at the specified destination address.</text:span></text:p>
              <text:p text:style-name="P1"><text:span text:style-name="T1">Usage: COPYRR src_addr,dst_addr</text:span></text:p>
              <text:p text:style-name="P1"><text:span text:style-name="T1">Program Bytes Used: 3</text:span></text:p>
              <text:p text:style-name="P1"><text:span text:style-name="T1">Status Flags Affected: Z</text:span></text:p>
              <text:p text:style-name="P1"><text:span text:style-name="T1"/></text:p>
              <text:p text:style-name="P1"><text:span text:style-name="T1">Example 1: Copy the contents of RAM at address 0xF0 (11110000) to RAM at address 0xF1 (11110001).</text:span></text:p>
              <text:p text:style-name="P1"><text:span text:style-name="T1">Pre-Conditions:</text:span></text:p>
              <text:p text:style-name="P1"><text:span text:style-name="T1">RAM at address 0xF0 (11110000) = 0x0A (00001010)</text:span></text:p>
              <text:p text:style-name="P1"><text:span text:style-name="T1">RAM at address 0xF1 (11110001) = 0x00 (000000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RR 0x0A (00001010)</text:span></text:p>
              <text:p text:style-name="P1"><text:span text:style-name="T1">0x01 (00000001) 0xF0 0xF0 (11110000)</text:span></text:p>
              <text:p text:style-name="P1"><text:span text:style-name="T1">0x02 (00000010) 0xF1 0xF1 (11110001)</text:span></text:p>
              <text:p text:style-name="P1"><text:span text:style-name="T1"/></text:p>
              <text:p text:style-name="P1"><text:span text:style-name="T1">Post-Conditions:</text:span></text:p>
              <text:p text:style-name="P1"><text:span text:style-name="T1">RAM at address 0xF0 (11110000) = 0x0A (00001010)</text:span></text:p>
              <text:p text:style-name="P1"><text:span text:style-name="T1">RAM at address 0xF1 (11110001) = 0x0A (00001010)</text:span></text:p>
              <text:p text:style-name="P1"><text:span text:style-name="T1">Z = 0</text:span></text:p>
              <text:p text:style-name="P1"><text:span text:style-name="T1"/></text:p>
              <text:p text:style-name="P1"><text:span text:style-name="T1">Example 2: Copy the contents of RAM at address 0xF5 (11110101) to RAM at address 0xF4 (11110100).</text:span></text:p>
              <text:p text:style-name="P1"><text:span text:style-name="T1">Pre-Conditions:</text:span></text:p>
              <text:p text:style-name="P1"><text:span text:style-name="T1">RAM at address 0xF5 (11110101) = 0x00 (00000000)</text:span></text:p>
              <text:p text:style-name="P1"><text:span text:style-name="T1">RAM at address 0xF4 (11110100) = 0x19 (00011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COPYRR 0x0A (00001010)</text:span></text:p>
              <text:p text:style-name="P1"><text:span text:style-name="T1">0x01 (00000001) 0xF5 0xF5 (11110101)</text:span></text:p>
              <text:p text:style-name="P1"><text:span text:style-name="T1">0x02 (00000010) 0xF4 0xF4 (11110100)</text:span></text:p>
              <text:p text:style-name="P1"><text:span text:style-name="T1"/></text:p>
              <text:p text:style-name="P1"><text:span text:style-name="T1">Post-Conditions:</text:span></text:p>
              <text:p text:style-name="P1"><text:span text:style-name="T1">RAM at address 0xF5 (11110101) = 0x00 (00000000)</text:span></text:p>
              <text:p text:style-name="P1"><text:span text:style-name="T1">RAM at address 0xF4 (11110100) = 0x00 (00000000)</text:span></text:p>
              <text:p text:style-name="P1"><text:span text:style-name="T1">Z = 1</text:span></text:p>
            </office:annotation>
            <text:p>COPYRR</text:p>
          </table:table-cell>
          <table:table-cell table:style-name="ce24" table:formula="of:=DEC2BIN([.C26];8)" office:value-type="string" office:string-value="00001010">
            <text:p>00001010</text:p>
          </table:table-cell>
          <table:table-cell table:style-name="ce26" office:value-type="float" office:value="10">
            <text:p>10</text:p>
          </table:table-cell>
        </table:table-row>
        <table:table-row table:style-name="ro4">
          <table:table-cell table:style-name="ce21" office:value-type="string">
            <office:annotation draw:style-name="gr18" draw:text-style-name="P1" svg:width="12.187cm" svg:height="14.421cm" svg:x="2.592cm" svg:y="11.403cm" draw:caption-point-x="-0.627cm" draw:caption-point-y="1.445cm">
              <dc:date>2021-03-07T00:00:00</dc:date>
              <text:p text:style-name="P1"><text:span text:style-name="T1">0x1D DECR</text:span></text:p>
              <text:p text:style-name="P1"><text:span text:style-name="T1"/></text:p>
              <text:p text:style-name="P1"><text:span text:style-name="T1">Description: Decrement the contents of RAM at the specified address.</text:span></text:p>
              <text:p text:style-name="P1"><text:span text:style-name="T1">Usage: DECR addr</text:span></text:p>
              <text:p text:style-name="P1"><text:span text:style-name="T1">Program Bytes Used: 2</text:span></text:p>
              <text:p text:style-name="P1"><text:span text:style-name="T1">Status Flags Affected: Z</text:span></text:p>
              <text:p text:style-name="P1"><text:span text:style-name="T1">Example 1: Decrement the contents of RAM at address 0xF8 (11111000).</text:span></text:p>
              <text:p text:style-name="P1"><text:span text:style-name="T1">Pre-Conditions:</text:span></text:p>
              <text:p text:style-name="P1"><text:span text:style-name="T1">RAM at address 0xF8 (11111000) = 0x2B (001010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DECR 0x1D (00011101)</text:span></text:p>
              <text:p text:style-name="P1"><text:span text:style-name="T1">0x01 (00000001) 0xF8 0xF8 (11111000)</text:span></text:p>
              <text:p text:style-name="P1"><text:span text:style-name="T1"/></text:p>
              <text:p text:style-name="P1"><text:span text:style-name="T1">Post-Conditions:</text:span></text:p>
              <text:p text:style-name="P1"><text:span text:style-name="T1">RAM at address 0xF8 (11111000) = 0x2A (00101010)</text:span></text:p>
              <text:p text:style-name="P1"><text:span text:style-name="T1">Z = 0</text:span></text:p>
              <text:p text:style-name="P1"><text:span text:style-name="T1">Example 2: Decrement the contents of RAM at address 0xF1 (11110001).</text:span></text:p>
              <text:p text:style-name="P1"><text:span text:style-name="T1">Pre-Conditions:</text:span></text:p>
              <text:p text:style-name="P1"><text:span text:style-name="T1">RAM at address 0xF1 (11110001) = 0x01 (00000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DECR 0x1D (00011101)</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00 (00000000)</text:span></text:p>
              <text:p text:style-name="P1"><text:span text:style-name="T1">Z = 1</text:span></text:p>
            </office:annotation>
            <text:p>DECR</text:p>
          </table:table-cell>
          <table:table-cell table:style-name="ce24" table:formula="of:=DEC2BIN([.C27];8)" office:value-type="string" office:string-value="00011101">
            <text:p>00011101</text:p>
          </table:table-cell>
          <table:table-cell table:style-name="ce26" office:value-type="float" office:value="29">
            <text:p>29</text:p>
          </table:table-cell>
        </table:table-row>
        <table:table-row table:style-name="ro4">
          <table:table-cell table:style-name="ce21" office:value-type="string">
            <office:annotation draw:style-name="gr2" draw:text-style-name="P1" svg:width="14.644cm" svg:height="19.635cm" svg:x="2.592cm" svg:y="11.9cm" draw:caption-point-x="-0.627cm" draw:caption-point-y="1.442cm">
              <dc:creator>SK</dc:creator>
              <dc:date>2021-03-07T00:00:00</dc:date>
              <text:p text:style-name="P1"><text:span text:style-name="T1">0x1F DECRJZ</text:span></text:p>
              <text:p text:style-name="P1"><text:span text:style-name="T1"/></text:p>
              <text:p text:style-name="P1"><text:span text:style-name="T1">Description: Decrement the contents of RAM at the specified address. If the result is zero, advance the Program Counter by two.</text:span></text:p>
              <text:p text:style-name="P1"><text:span text:style-name="T1">Usage: DECRJZ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1: Decrement the contents of RAM at address 0xFA (11111010). Since the result is not zero, execution continues with the JUMP instruction.</text:span></text:p>
              <text:p text:style-name="P1"><text:span text:style-name="T1">Pre-Conditions:</text:span></text:p>
              <text:p text:style-name="P1"><text:span text:style-name="T1">RAM at address 0xFA (11111010) = 0x05 (000001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DECRJZ 0x1F (00011111)</text:span></text:p>
              <text:p text:style-name="P1"><text:span text:style-name="T1">0x01 (00000001) 0xFA 0xFA (11111010)</text:span></text:p>
              <text:p text:style-name="P1"><text:span text:style-name="T1">0x02 (00000010) JUMP 0x28 (00101000)</text:span></text:p>
              <text:p text:style-name="P1"><text:span text:style-name="T1">0x03 (00000011) 0x00 0x00 (00000000)</text:span></text:p>
              <text:p text:style-name="P1"><text:span text:style-name="T1">0x04 (00000100) HALT 0x00 (00000000)</text:span></text:p>
              <text:p text:style-name="P1"><text:span text:style-name="T1"/></text:p>
              <text:p text:style-name="P1"><text:span text:style-name="T1">Post-Conditions:</text:span></text:p>
              <text:p text:style-name="P1"><text:span text:style-name="T1">RAM at address 0xFA (11111010) = 0x04 (00000100)</text:span></text:p>
              <text:p text:style-name="P1"><text:span text:style-name="T1">Z = 0</text:span></text:p>
              <text:p text:style-name="P1"><text:span text:style-name="T1"/></text:p>
              <text:p text:style-name="P1"><text:span text:style-name="T1">Example 2: Decrement the contents of RAM at address 0xFA (11111010). Since the result is zero, execution continues with the HALT instruction.</text:span></text:p>
              <text:p text:style-name="P1"><text:span text:style-name="T1">Pre-Conditions:</text:span></text:p>
              <text:p text:style-name="P1"><text:span text:style-name="T1">RAM at address 0xFA (11111010) = 0x01 (00000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DECRJZ 0x1F (00011111)</text:span></text:p>
              <text:p text:style-name="P1"><text:span text:style-name="T1">0x01 (00000001) 0xFA 0xFA (11111010)</text:span></text:p>
              <text:p text:style-name="P1"><text:span text:style-name="T1">0x02 (00000010) JUMP 0x28 (00101000)</text:span></text:p>
              <text:p text:style-name="P1"><text:span text:style-name="T1">0x03 (00000011) 0x00 0x00 (00000000)</text:span></text:p>
              <text:p text:style-name="P1"><text:span text:style-name="T1">0x04 (00000100) HALT 0x00 (00000000)</text:span></text:p>
              <text:p text:style-name="P1"><text:span text:style-name="T1"/></text:p>
              <text:p text:style-name="P1"><text:span text:style-name="T1">Post-Conditions:</text:span></text:p>
              <text:p text:style-name="P1"><text:span text:style-name="T1">RAM at address 0xFA (11111010) = 0x00 (00000000)</text:span></text:p>
              <text:p text:style-name="P1"><text:span text:style-name="T1">Z = 1</text:span></text:p>
            </office:annotation>
            <text:p>DECRJZ</text:p>
          </table:table-cell>
          <table:table-cell table:style-name="ce24" table:formula="of:=DEC2BIN([.C28];8)" office:value-type="string" office:string-value="00011111">
            <text:p>00011111</text:p>
          </table:table-cell>
          <table:table-cell table:style-name="ce26" office:value-type="float" office:value="31">
            <text:p>31</text:p>
          </table:table-cell>
        </table:table-row>
        <table:table-row table:style-name="ro4">
          <table:table-cell table:style-name="ce21" office:value-type="string">
            <office:annotation draw:style-name="gr19" draw:text-style-name="P1" svg:width="15.496cm" svg:height="24.849cm" svg:x="2.592cm" svg:y="12.378cm" draw:caption-point-x="-0.627cm" draw:caption-point-y="1.458cm">
              <dc:creator>SK</dc:creator>
              <dc:date>2021-03-07T00:00:00</dc:date>
              <text:p text:style-name="P1"><text:span text:style-name="T1">0x16 DIV</text:span></text:p>
              <text:p text:style-name="P1"><text:span text:style-name="T1"/></text:p>
              <text:p text:style-name="P1"><text:span text:style-name="T1">Description: Divide the contents of RAM at the first specified address (dividend) by the contents of RAM at the second specified address (divisor). Store the quotient in RAM at the first specified address. Store the remainder in the Accumulator. The Z flag reflects the zero status of the quotient, and the C flag reflects the zero status of the remainder.</text:span></text:p>
              <text:p text:style-name="P1"><text:span text:style-name="T1">Usage: DIV dividend_quotient_addr,divisor_addr</text:span></text:p>
              <text:p text:style-name="P1"><text:span text:style-name="T1">Program Bytes Used: 3</text:span></text:p>
              <text:p text:style-name="P1"><text:span text:style-name="T1">Status Flags Affected: Z, C</text:span></text:p>
              <text:p text:style-name="P1"><text:span text:style-name="T1"/></text:p>
              <text:p text:style-name="P1"><text:span text:style-name="T1">Example 1: Divide the contents of RAM at address 0xC0 (11000000) by the contents of RAM at address 0xC1 (11000001).</text:span></text:p>
              <text:p text:style-name="P1"><text:span text:style-name="T1">Pre-Conditions:</text:span></text:p>
              <text:p text:style-name="P1"><text:span text:style-name="T1">RAM at address 0xC0 (11000000) = 0xFF (11111111)</text:span></text:p>
              <text:p text:style-name="P1"><text:span text:style-name="T1">RAM at address 0xC1 (11000001) = 0x0A (00001010)</text:span></text:p>
              <text:p text:style-name="P1"><text:span text:style-name="T1">Accumulator = ?</text:span></text:p>
              <text:p text:style-name="P1"><text:span text:style-name="T1">Z = ?</text:span></text:p>
              <text:p text:style-name="P1"><text:span text:style-name="T1">C = ?</text:span></text:p>
              <text:p text:style-name="P1"><text:span text:style-name="T1"/></text:p>
              <text:p text:style-name="P1"><text:span text:style-name="T1">Address Hex (Binary) Instruction Machine Code Hex (Binary)</text:span></text:p>
              <text:p text:style-name="P1"><text:span text:style-name="T1">0x00 (00000000) DIV 0x16 (00010110)</text:span></text:p>
              <text:p text:style-name="P1"><text:span text:style-name="T1">0x01 (00000001) 0xC0 0xC0 (11000000)</text:span></text:p>
              <text:p text:style-name="P1"><text:span text:style-name="T1">0x02 (00000010) 0xC1 0xC1 (11000001)</text:span></text:p>
              <text:p text:style-name="P1"><text:span text:style-name="T1"/></text:p>
              <text:p text:style-name="P1"><text:span text:style-name="T1">Post-Conditions:</text:span></text:p>
              <text:p text:style-name="P1"><text:span text:style-name="T1">RAM at address 0xC0 (11000000) = 0x19 (00011001)</text:span></text:p>
              <text:p text:style-name="P1"><text:span text:style-name="T1">RAM at address 0xC1 (11000001) = 0x0A (00001010)</text:span></text:p>
              <text:p text:style-name="P1"><text:span text:style-name="T1">Accumulator = 0x05 (00000101)</text:span></text:p>
              <text:p text:style-name="P1"><text:span text:style-name="T1">Z = 0</text:span></text:p>
              <text:p text:style-name="P1"><text:span text:style-name="T1">C = 0</text:span></text:p>
              <text:p text:style-name="P1"><text:span text:style-name="T1"/></text:p>
              <text:p text:style-name="P1"><text:span text:style-name="T1">Example 2: Divide the contents of RAM at address 0xC0 (11000000) by the contents of RAM at address 0xC1 (11000001).</text:span></text:p>
              <text:p text:style-name="P1"><text:span text:style-name="T1">Pre-Conditions:</text:span></text:p>
              <text:p text:style-name="P1"><text:span text:style-name="T1">RAM at address 0xC0 (11000000) = 0x64 (01100100)</text:span></text:p>
              <text:p text:style-name="P1"><text:span text:style-name="T1">RAM at address 0xC1 (11000001) = 0x05 (00000101)</text:span></text:p>
              <text:p text:style-name="P1"><text:span text:style-name="T1">Accumulator = ?</text:span></text:p>
              <text:p text:style-name="P1"><text:span text:style-name="T1">Z = ?</text:span></text:p>
              <text:p text:style-name="P1"><text:span text:style-name="T1">C = ?</text:span></text:p>
              <text:p text:style-name="P1"><text:span text:style-name="T1"/></text:p>
              <text:p text:style-name="P1"><text:span text:style-name="T1">Address Hex (Binary) Instruction Machine Code Hex (Binary)</text:span></text:p>
              <text:p text:style-name="P1"><text:span text:style-name="T1">0x00 (00000000) DIV 0x16 (00010110)</text:span></text:p>
              <text:p text:style-name="P1"><text:span text:style-name="T1">0x01 (00000001) 0xC0 0xC0 (11000000)</text:span></text:p>
              <text:p text:style-name="P1"><text:span text:style-name="T1">0x02 (00000010) 0xC1 0xC1 (11000001)</text:span></text:p>
              <text:p text:style-name="P1"><text:span text:style-name="T1"/></text:p>
              <text:p text:style-name="P1"><text:span text:style-name="T1">Post-Conditions:</text:span></text:p>
              <text:p text:style-name="P1"><text:span text:style-name="T1">RAM at address 0xC0 (11000000) = 0x14 (00010100)</text:span></text:p>
              <text:p text:style-name="P1"><text:span text:style-name="T1">RAM at address 0xC1 (11000001) = 0x05 (00000101)</text:span></text:p>
              <text:p text:style-name="P1"><text:span text:style-name="T1">Accumulator = 0x00 (00000000)</text:span></text:p>
              <text:p text:style-name="P1"><text:span text:style-name="T1">Z = 0</text:span></text:p>
              <text:p text:style-name="P1"><text:span text:style-name="T1">C = 1</text:span></text:p>
              <text:p text:style-name="P1"><text:span text:style-name="T1">Tip: If the divisor is zero, the CPU will halt.</text:span></text:p>
            </office:annotation>
            <text:p>DIV</text:p>
          </table:table-cell>
          <table:table-cell table:style-name="ce24" table:formula="of:=DEC2BIN([.C29];8)" office:value-type="string" office:string-value="00010110">
            <text:p>00010110</text:p>
          </table:table-cell>
          <table:table-cell table:style-name="ce26" office:value-type="float" office:value="22">
            <text:p>22</text:p>
          </table:table-cell>
        </table:table-row>
        <table:table-row table:style-name="ro4">
          <table:table-cell table:style-name="ce21" office:value-type="string">
            <office:annotation draw:style-name="gr20" draw:text-style-name="P1" svg:width="16.837cm" svg:height="9.488cm" svg:x="2.592cm" svg:y="14.319cm" draw:caption-point-x="-0.627cm" draw:caption-point-y="0.011cm">
              <dc:creator>SK</dc:creator>
              <dc:date>2021-03-07T00:00:00</dc:date>
              <text:p text:style-name="P1"><text:span text:style-name="T1">0x00 HALT</text:span></text:p>
              <text:p text:style-name="P1"><text:span text:style-name="T1"/></text:p>
              <text:p text:style-name="P1"><text:span text:style-name="T1">Description: Stop the CPU.</text:span></text:p>
              <text:p text:style-name="P1"><text:span text:style-name="T1">Usage: HALT</text:span></text:p>
              <text:p text:style-name="P1"><text:span text:style-name="T1">Program Bytes Used: 1</text:span></text:p>
              <text:p text:style-name="P1"><text:span text:style-name="T1">Status Flags Affected: None</text:span></text:p>
              <text:p text:style-name="P1"><text:span text:style-name="T1"/></text:p>
              <text:p text:style-name="P1"><text:span text:style-name="T1">Example:</text:span></text:p>
              <text:p text:style-name="P1"><text:span text:style-name="T1"/></text:p>
              <text:p text:style-name="P1"><text:span text:style-name="T1">Address Instruction Machine Code Remarks </text:span></text:p>
              <text:p text:style-name="P1"><text:span text:style-name="T1">0x00(00000000) HALT 0x00 (00000000)</text:span></text:p>
              <text:p text:style-name="P1"><text:span text:style-name="T1">0x01(00000001) JUMP 0x28 (00101000) The Program Counter points here after HALT is executed</text:span></text:p>
              <text:p text:style-name="P1"><text:span text:style-name="T1"/></text:p>
              <text:p text:style-name="P1"><text:span text:style-name="T1">Tip: When the HALT instruction is executed, the Digirule 2U enters Stop mode, and any data written to the Address and/or Data LEDs registers by your program will no longer be displayed. If you want to effectively halt your program but keep your data displayed, use a JUMP * instruction instead.</text:span></text:p>
              <text:p text:style-name="P1"><text:span text:style-name="T1"/></text:p>
              <text:p text:style-name="P1"><text:span text:style-name="T1">Tip: It is sometimes helpful to follow a HALT instruction with a JUMP instruction to a restart point in your program, in case the Run/Stop button is pressed to resume execution.</text:span></text:p>
            </office:annotation>
            <text:p>HALT</text:p>
          </table:table-cell>
          <table:table-cell table:style-name="ce24" table:formula="of:=DEC2BIN([.C30];8)" office:value-type="string" office:string-value="00000000">
            <text:p>00000000</text:p>
          </table:table-cell>
          <table:table-cell table:style-name="ce26" office:value-type="float" office:value="0">
            <text:p>0</text:p>
          </table:table-cell>
        </table:table-row>
        <table:table-row table:style-name="ro4">
          <table:table-cell table:style-name="ce21" office:value-type="string">
            <office:annotation draw:style-name="gr4" draw:text-style-name="P1" svg:width="11.851cm" svg:height="14.895cm" svg:x="2.592cm" svg:y="13.38cm" draw:caption-point-x="-0.627cm" draw:caption-point-y="1.444cm">
              <dc:date>2021-03-07T00:00:00</dc:date>
              <text:p text:style-name="P1"><text:span text:style-name="T1">0x1E INCR</text:span></text:p>
              <text:p text:style-name="P1"><text:span text:style-name="T1"/></text:p>
              <text:p text:style-name="P1"><text:span text:style-name="T1">Description: Increment the contents of RAM at the specified address.</text:span></text:p>
              <text:p text:style-name="P1"><text:span text:style-name="T1">Usage: INCR addr</text:span></text:p>
              <text:p text:style-name="P1"><text:span text:style-name="T1">Program Bytes Used: 2</text:span></text:p>
              <text:p text:style-name="P1"><text:span text:style-name="T1">Status Flags Affected: Z</text:span></text:p>
              <text:p text:style-name="P1"><text:span text:style-name="T1">Example 1: Increment the contents of RAM at address 0xF8 (11111000).</text:span></text:p>
              <text:p text:style-name="P1"><text:span text:style-name="T1">Pre-Conditions:</text:span></text:p>
              <text:p text:style-name="P1"><text:span text:style-name="T1">RAM at address 0xF8 (11111000) = 0xFF (1111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INCR 0x1E (00011110)</text:span></text:p>
              <text:p text:style-name="P1"><text:span text:style-name="T1">0x01 (00000001) 0xF8 0xF8 (11111000)</text:span></text:p>
              <text:p text:style-name="P1"><text:span text:style-name="T1"/></text:p>
              <text:p text:style-name="P1"><text:span text:style-name="T1">Post-Conditions:</text:span></text:p>
              <text:p text:style-name="P1"><text:span text:style-name="T1">RAM at address 0xF8 (11111000) = 0x00 (00000000)</text:span></text:p>
              <text:p text:style-name="P1"><text:span text:style-name="T1">Z = 1</text:span></text:p>
              <text:p text:style-name="P1"><text:span text:style-name="T1"/></text:p>
              <text:p text:style-name="P1"><text:span text:style-name="T1">Example 2: Increment the contents of RAM at address 0xF1 (11110001).</text:span></text:p>
              <text:p text:style-name="P1"><text:span text:style-name="T1">Pre-Conditions:</text:span></text:p>
              <text:p text:style-name="P1"><text:span text:style-name="T1">RAM at address 0xF1 (11110001) = 0x01 (00000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INCR 0x1E (00011110)</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02 (00000010)</text:span></text:p>
              <text:p text:style-name="P1"><text:span text:style-name="T1">Z = 0</text:span></text:p>
            </office:annotation>
            <text:p>INCR</text:p>
          </table:table-cell>
          <table:table-cell table:style-name="ce24" table:formula="of:=DEC2BIN([.C31];8)" office:value-type="string" office:string-value="00011110">
            <text:p>00011110</text:p>
          </table:table-cell>
          <table:table-cell table:style-name="ce26" office:value-type="float" office:value="30">
            <text:p>30</text:p>
          </table:table-cell>
        </table:table-row>
        <table:table-row table:style-name="ro4">
          <table:table-cell table:style-name="ce21" office:value-type="string">
            <office:annotation draw:style-name="gr2" draw:text-style-name="P1" svg:width="14.307cm" svg:height="19.635cm" svg:x="2.592cm" svg:y="13.877cm" draw:caption-point-x="-0.627cm" draw:caption-point-y="1.44cm">
              <dc:creator>SK</dc:creator>
              <dc:date>2021-03-07T00:00:00</dc:date>
              <text:p text:style-name="P1"><text:span text:style-name="T1">0x20 INCRJZ</text:span></text:p>
              <text:p text:style-name="P1"><text:span text:style-name="T1"/></text:p>
              <text:p text:style-name="P1"><text:span text:style-name="T1">Description: Increment the contents of RAM at the specified address. If the result is zero, advance the Program Counter by two.</text:span></text:p>
              <text:p text:style-name="P1"><text:span text:style-name="T1">Usage: INCRJZ addr</text:span></text:p>
              <text:p text:style-name="P1"><text:span text:style-name="T1">Program Bytes Used: 2</text:span></text:p>
              <text:p text:style-name="P1"><text:span text:style-name="T1">Status Flags Affected: Z</text:span></text:p>
              <text:p text:style-name="P1"><text:span text:style-name="T1"/></text:p>
              <text:p text:style-name="P1"><text:span text:style-name="T1">Example 1: Increment the contents of RAM at address 0xFB (11111011). Since the result is not zero, execution continues with the JUMP instruction.</text:span></text:p>
              <text:p text:style-name="P1"><text:span text:style-name="T1">Pre-Conditions:</text:span></text:p>
              <text:p text:style-name="P1"><text:span text:style-name="T1">RAM at address 0xFB (11111011) = 0xDE (1101111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INCRJZ 0x20 (00100000)</text:span></text:p>
              <text:p text:style-name="P1"><text:span text:style-name="T1">0x01 (00000001) 0xFB 0xFB (11111011)</text:span></text:p>
              <text:p text:style-name="P1"><text:span text:style-name="T1">0x02 (00000010) JUMP 0x28 (00101000)</text:span></text:p>
              <text:p text:style-name="P1"><text:span text:style-name="T1">0x03 (00000011) 0x00 0x00 (00000000)</text:span></text:p>
              <text:p text:style-name="P1"><text:span text:style-name="T1">0x04 (00000100) HALT 0x00 (00000000)</text:span></text:p>
              <text:p text:style-name="P1"><text:span text:style-name="T1"/></text:p>
              <text:p text:style-name="P1"><text:span text:style-name="T1">Post-Conditions:</text:span></text:p>
              <text:p text:style-name="P1"><text:span text:style-name="T1">RAM at address 0xFB (11111011) = 0xDF (11011111)</text:span></text:p>
              <text:p text:style-name="P1"><text:span text:style-name="T1">Z = 0</text:span></text:p>
              <text:p text:style-name="P1"><text:span text:style-name="T1"/></text:p>
              <text:p text:style-name="P1"><text:span text:style-name="T1">Example 2: Increment the contents of RAM at address 0xFB (11111011). Since the result is zero, execution continues with the HALT instruction.</text:span></text:p>
              <text:p text:style-name="P1"><text:span text:style-name="T1">Pre-Conditions:</text:span></text:p>
              <text:p text:style-name="P1"><text:span text:style-name="T1">RAM at address 0xFB (11111011) = 0xFF (1111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INCRJZ 0x20 (00100000)</text:span></text:p>
              <text:p text:style-name="P1"><text:span text:style-name="T1">0x01 (00000001) 0xFB 0xFB (11111011)</text:span></text:p>
              <text:p text:style-name="P1"><text:span text:style-name="T1">0x02 (00000010) JUMP 0x28 (00101000)</text:span></text:p>
              <text:p text:style-name="P1"><text:span text:style-name="T1">0x03 (00000011) 0x00 0x00 (00000000)</text:span></text:p>
              <text:p text:style-name="P1"><text:span text:style-name="T1">0x04 (00000100) HALT 0x00 (00000000)</text:span></text:p>
              <text:p text:style-name="P1"><text:span text:style-name="T1"/></text:p>
              <text:p text:style-name="P1"><text:span text:style-name="T1">Post-Conditions:</text:span></text:p>
              <text:p text:style-name="P1"><text:span text:style-name="T1">RAM at address 0xFB (11111011) = 0x00 (00000000)</text:span></text:p>
              <text:p text:style-name="P1"><text:span text:style-name="T1">Z = 1</text:span></text:p>
            </office:annotation>
            <text:p>INCRJZ</text:p>
          </table:table-cell>
          <table:table-cell table:style-name="ce24" table:formula="of:=DEC2BIN([.C32];8)" office:value-type="string" office:string-value="00100000">
            <text:p>00100000</text:p>
          </table:table-cell>
          <table:table-cell table:style-name="ce26" office:value-type="float" office:value="32">
            <text:p>32</text:p>
          </table:table-cell>
        </table:table-row>
        <table:table-row table:style-name="ro4">
          <table:table-cell table:style-name="ce21" office:value-type="string">
            <office:annotation draw:style-name="gr21" draw:text-style-name="P1" svg:width="14.744cm" svg:height="7.645cm" svg:x="2.592cm" svg:y="14.319cm" draw:caption-point-x="-0.627cm" draw:caption-point-y="1.492cm">
              <dc:creator>SK</dc:creator>
              <dc:date>2021-03-07T00:00:00</dc:date>
              <text:p text:style-name="P1"><text:span text:style-name="T1">0x03 INITSP</text:span></text:p>
              <text:p text:style-name="P1"><text:span text:style-name="T1"/></text:p>
              <text:p text:style-name="P1"><text:span text:style-name="T1">Description: Initialise the Stack Pointer to point to the top of the stack (i.e. empty the stack).</text:span></text:p>
              <text:p text:style-name="P1"><text:span text:style-name="T1">Usage: INITSP</text:span></text:p>
              <text:p text:style-name="P1"><text:span text:style-name="T1">Program Bytes Used: 1</text:span></text:p>
              <text:p text:style-name="P1"><text:span text:style-name="T1">Status Flags Affected: None</text:span></text:p>
              <text:p text:style-name="P1"><text:span text:style-name="T1"/></text:p>
              <text:p text:style-name="P1"><text:span text:style-name="T1">Example:</text:span></text:p>
              <text:p text:style-name="P1"><text:span text:style-name="T1">Address Hex (Binary) Instruction Machine Code Hex (Binary)</text:span></text:p>
              <text:p text:style-name="P1"><text:span text:style-name="T1">0x00 (00000000) INITSP 0x03 (00000011)</text:span></text:p>
              <text:p text:style-name="P1"><text:span text:style-name="T1"/></text:p>
              <text:p text:style-name="P1"><text:span text:style-name="T1">Tip: If your program uses the stack ( CALL / RETURN instructions), use of this instruction (typically near the beginning of your program) is recommended. If omitted, repeatedly restarting the program by simply resetting the Program Counter may eventually lead to a stack overflow condition.</text:span></text:p>
            </office:annotation>
            <text:p>INITSP</text:p>
          </table:table-cell>
          <table:table-cell table:style-name="ce24" table:formula="of:=DEC2BIN([.C33];8)" office:value-type="string" office:string-value="00000011">
            <text:p>00000011</text:p>
          </table:table-cell>
          <table:table-cell table:style-name="ce26" office:value-type="float" office:value="3">
            <text:p>3</text:p>
          </table:table-cell>
        </table:table-row>
        <table:table-row table:style-name="ro4">
          <table:table-cell table:style-name="ce21" office:value-type="string">
            <office:annotation draw:style-name="gr22" draw:text-style-name="P1" svg:width="13.317cm" svg:height="7.785cm" svg:x="2.592cm" svg:y="14.88cm" draw:caption-point-x="-0.627cm" draw:caption-point-y="1.425cm">
              <dc:creator>SK</dc:creator>
              <dc:date>2021-03-07T00:00:00</dc:date>
              <text:p text:style-name="P1"><text:span text:style-name="T1">0x28 JUMP</text:span></text:p>
              <text:p text:style-name="P1"><text:span text:style-name="T1"/></text:p>
              <text:p text:style-name="P1"><text:span text:style-name="T1">Description: Copy the specified address to the Program Counter.</text:span></text:p>
              <text:p text:style-name="P1"><text:span text:style-name="T1">Usage: JUMP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JUMP to address 0x10 (00010000), then JUMP back to address 0x00 (00000000), i.e. an infinite loop.</text:span></text:p>
              <text:p text:style-name="P1"><text:span text:style-name="T1"/></text:p>
              <text:p text:style-name="P1"><text:span text:style-name="T1">Address Hex (Binary) Instruction Machine Code Hex (Binary)</text:span></text:p>
              <text:p text:style-name="P1"><text:span text:style-name="T1">0x00 (00000000) JUMP 0x28 (00101000)</text:span></text:p>
              <text:p text:style-name="P1"><text:span text:style-name="T1">0x01 (00000001) 0x10 0x10 (00010000)</text:span></text:p>
              <text:p text:style-name="P1"><text:span text:style-name="T1">...</text:span></text:p>
              <text:p text:style-name="P1"><text:span text:style-name="T1">0x10 (00010000) JUMP 0x28 (00101000)</text:span></text:p>
              <text:p text:style-name="P1"><text:span text:style-name="T1">0x11 (00010001) 0x00 0x00 (00000000)</text:span></text:p>
            </office:annotation>
            <text:p>JUMP</text:p>
          </table:table-cell>
          <table:table-cell table:style-name="ce24" table:formula="of:=DEC2BIN([.C34];8)" office:value-type="string" office:string-value="00101000">
            <text:p>00101000</text:p>
          </table:table-cell>
          <table:table-cell table:style-name="ce26" office:value-type="float" office:value="40">
            <text:p>40</text:p>
          </table:table-cell>
        </table:table-row>
        <table:table-row table:style-name="ro4">
          <table:table-cell table:style-name="ce21" office:value-type="string">
            <office:annotation draw:style-name="gr23" draw:text-style-name="P1" svg:width="14.268cm" svg:height="8.259cm" svg:x="2.592cm" svg:y="15.376cm" draw:caption-point-x="-0.627cm" draw:caption-point-y="1.423cm">
              <dc:creator>SK</dc:creator>
              <dc:date>2021-03-07T00:00:00</dc:date>
              <text:p text:style-name="P1"><text:span text:style-name="T1">0x29 JUMPI</text:span></text:p>
              <text:p text:style-name="P1"><text:span text:style-name="T1"/></text:p>
              <text:p text:style-name="P1"><text:span text:style-name="T1">Description: Copy the contents of RAM at the specified address to the Program Counter.</text:span></text:p>
              <text:p text:style-name="P1"><text:span text:style-name="T1">Usage: JUMPI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JUMPI to the address contained in RAM at address 0x10 (00010000). Execution continues with the NOP instruction.</text:span></text:p>
              <text:p text:style-name="P1"><text:span text:style-name="T1"/></text:p>
              <text:p text:style-name="P1"><text:span text:style-name="T1">Address Hex (Binary) Instruction Machine Code Hex (Binary)</text:span></text:p>
              <text:p text:style-name="P1"><text:span text:style-name="T1">0x00 (00000000) JUMPI 0x29 (00101001)</text:span></text:p>
              <text:p text:style-name="P1"><text:span text:style-name="T1">0x01 (00000001) 0x10 0x10 (00010000)</text:span></text:p>
              <text:p text:style-name="P1"><text:span text:style-name="T1">...</text:span></text:p>
              <text:p text:style-name="P1"><text:span text:style-name="T1">0x10 (00010000) 0x20 0x20 (00100000)</text:span></text:p>
              <text:p text:style-name="P1"><text:span text:style-name="T1">...</text:span></text:p>
              <text:p text:style-name="P1"><text:span text:style-name="T1">0x20 (00100000) NOP 0x01 (00000001)</text:span></text:p>
            </office:annotation>
            <text:p>JUMPI</text:p>
          </table:table-cell>
          <table:table-cell table:style-name="ce24" table:formula="of:=DEC2BIN([.C35];8)" office:value-type="string" office:string-value="00101001">
            <text:p>00101001</text:p>
          </table:table-cell>
          <table:table-cell table:style-name="ce26" office:value-type="float" office:value="41">
            <text:p>41</text:p>
          </table:table-cell>
        </table:table-row>
        <table:table-row table:style-name="ro4">
          <table:table-cell table:style-name="ce21" office:value-type="string">
            <office:annotation draw:style-name="gr24" draw:text-style-name="P1" svg:width="15.1cm" svg:height="22.005cm" svg:x="2.592cm" svg:y="15.833cm" draw:caption-point-x="-0.627cm" draw:caption-point-y="1.46cm">
              <dc:creator>SK</dc:creator>
              <dc:date>2021-03-07T00:00:00</dc:date>
              <text:p text:style-name="P1"><text:span text:style-name="T1">0x15 MUL</text:span></text:p>
              <text:p text:style-name="P1"><text:span text:style-name="T1"/></text:p>
              <text:p text:style-name="P1"><text:span text:style-name="T1">Description: Multiply the contents of RAM at the first specified address (multiplicand) by the contents of RAM at the second specified address (multiplier). Store the product in RAM at the first specified address.</text:span></text:p>
              <text:p text:style-name="P1"><text:span text:style-name="T1">Usage: MUL multiplicand_product_addr,multiplier_addr</text:span></text:p>
              <text:p text:style-name="P1"><text:span text:style-name="T1">Program Bytes Used: 3</text:span></text:p>
              <text:p text:style-name="P1"><text:span text:style-name="T1">Status Flags Affected: Z, C</text:span></text:p>
              <text:p text:style-name="P1"><text:span text:style-name="T1"/></text:p>
              <text:p text:style-name="P1"><text:span text:style-name="T1">Example 1: Multiply the contents of RAM at address 0xC0 (11000000) by the contents of RAM at address 0xC1 (11000001).</text:span></text:p>
              <text:p text:style-name="P1"><text:span text:style-name="T1">Pre-Conditions:</text:span></text:p>
              <text:p text:style-name="P1"><text:span text:style-name="T1">RAM at address 0xC0 (11000000) = 0x0F (00001111)</text:span></text:p>
              <text:p text:style-name="P1"><text:span text:style-name="T1">RAM at address 0xC1 (11000001) = 0x0A (00001010)</text:span></text:p>
              <text:p text:style-name="P1"><text:span text:style-name="T1">Z = ?</text:span></text:p>
              <text:p text:style-name="P1"><text:span text:style-name="T1">C = ?</text:span></text:p>
              <text:p text:style-name="P1"><text:span text:style-name="T1"/></text:p>
              <text:p text:style-name="P1"><text:span text:style-name="T1">Address Hex (Binary) Instruction Machine Code Hex (Binary)</text:span></text:p>
              <text:p text:style-name="P1"><text:span text:style-name="T1">0x00 (00000000) MUL 0x15 (00010101)</text:span></text:p>
              <text:p text:style-name="P1"><text:span text:style-name="T1">0x01 (00000001) 0xC0 0xC0 (11000000)</text:span></text:p>
              <text:p text:style-name="P1"><text:span text:style-name="T1">0x02 (00000010) 0xC1 0xC1 (11000001)</text:span></text:p>
              <text:p text:style-name="P1"><text:span text:style-name="T1"/></text:p>
              <text:p text:style-name="P1"><text:span text:style-name="T1">Post-Conditions:</text:span></text:p>
              <text:p text:style-name="P1"><text:span text:style-name="T1">RAM at address 0xC0 (11000000) = 0x96 (10010110)</text:span></text:p>
              <text:p text:style-name="P1"><text:span text:style-name="T1">RAM at address 0xC1 (11000001) = 0x0A (00001010)</text:span></text:p>
              <text:p text:style-name="P1"><text:span text:style-name="T1">Z = 0</text:span></text:p>
              <text:p text:style-name="P1"><text:span text:style-name="T1">C = 0</text:span></text:p>
              <text:p text:style-name="P1"><text:span text:style-name="T1"/></text:p>
              <text:p text:style-name="P1"><text:span text:style-name="T1">Example 2: Multiply the contents of RAM at address 0xC0 (11000000) by the contents of RAM at address 0xC1 (11000001).</text:span></text:p>
              <text:p text:style-name="P1"><text:span text:style-name="T1">Pre-Conditions:</text:span></text:p>
              <text:p text:style-name="P1"><text:span text:style-name="T1">RAM at address 0xC0 (11000000) = 0x20 (00100000)</text:span></text:p>
              <text:p text:style-name="P1"><text:span text:style-name="T1">RAM at address 0xC1 (11000001) = 0x08 (00001000)</text:span></text:p>
              <text:p text:style-name="P1"><text:span text:style-name="T1">Z = ?</text:span></text:p>
              <text:p text:style-name="P1"><text:span text:style-name="T1">C = ?</text:span></text:p>
              <text:p text:style-name="P1"><text:span text:style-name="T1"/></text:p>
              <text:p text:style-name="P1"><text:span text:style-name="T1">Address Hex (Binary) Instruction Machine Code Hex (Binary)</text:span></text:p>
              <text:p text:style-name="P1"><text:span text:style-name="T1">0x00 (00000000) MUL 0x15 (00010101)</text:span></text:p>
              <text:p text:style-name="P1"><text:span text:style-name="T1">0x01 (00000001) 0xC0 0xC0 (11000000)</text:span></text:p>
              <text:p text:style-name="P1"><text:span text:style-name="T1">0x02 (00000010) 0xC1 0xC1 (11000001)</text:span></text:p>
              <text:p text:style-name="P1"><text:span text:style-name="T1"/></text:p>
              <text:p text:style-name="P1"><text:span text:style-name="T1">Post-Conditions:</text:span></text:p>
              <text:p text:style-name="P1"><text:span text:style-name="T1">RAM at address 0xC0 (11000000) = 0x00 (00000000)</text:span></text:p>
              <text:p text:style-name="P1"><text:span text:style-name="T1">RAM at address 0xC1 (11000001) = 0x08 (00001000)</text:span></text:p>
              <text:p text:style-name="P1"><text:span text:style-name="T1">Z = 1</text:span></text:p>
              <text:p text:style-name="P1"><text:span text:style-name="T1">C = 1</text:span></text:p>
            </office:annotation>
            <text:p>MUL</text:p>
          </table:table-cell>
          <table:table-cell table:style-name="ce24" table:formula="of:=DEC2BIN([.C36];8)" office:value-type="string" office:string-value="00010101">
            <text:p>00010101</text:p>
          </table:table-cell>
          <table:table-cell table:style-name="ce26" office:value-type="float" office:value="21">
            <text:p>21</text:p>
          </table:table-cell>
        </table:table-row>
        <table:table-row table:style-name="ro4">
          <table:table-cell table:style-name="ce21" office:value-type="string">
            <office:annotation draw:style-name="gr25" draw:text-style-name="P1" svg:width="6.501cm" svg:height="3.343cm" svg:x="2.592cm" svg:y="17.282cm" draw:caption-point-x="-0.627cm" draw:caption-point-y="0.504cm">
              <dc:date>2021-03-07T00:00:00</dc:date>
              <text:p text:style-name="P1"><text:span text:style-name="T1">0x01 NOP</text:span></text:p>
              <text:p text:style-name="P1"><text:span text:style-name="T1"/></text:p>
              <text:p text:style-name="P1"><text:span text:style-name="T1">Description: Performs no operation.</text:span></text:p>
              <text:p text:style-name="P1"><text:span text:style-name="T1">Usage: NOP</text:span></text:p>
              <text:p text:style-name="P1"><text:span text:style-name="T1">Program Bytes Used: 1</text:span></text:p>
              <text:p text:style-name="P1"><text:span text:style-name="T1">Status Flags Affected: None</text:span></text:p>
            </office:annotation>
            <text:p>NOP</text:p>
          </table:table-cell>
          <table:table-cell table:style-name="ce24" table:formula="of:=DEC2BIN([.C37];8)" office:value-type="string" office:string-value="00000001">
            <text:p>00000001</text:p>
          </table:table-cell>
          <table:table-cell table:style-name="ce26" office:value-type="float" office:value="1">
            <text:p>1</text:p>
          </table:table-cell>
        </table:table-row>
        <table:table-row table:style-name="ro4">
          <table:table-cell table:style-name="ce21" office:value-type="string">
            <office:annotation draw:style-name="gr4" draw:text-style-name="P1" svg:width="11.613cm" svg:height="14.895cm" svg:x="2.592cm" svg:y="16.827cm" draw:caption-point-x="-0.627cm" draw:caption-point-y="1.453cm">
              <dc:date>2021-03-07T00:00:00</dc:date>
              <text:p text:style-name="P1"><text:span text:style-name="T1">0x19 ORLA</text:span></text:p>
              <text:p text:style-name="P1"><text:span text:style-name="T1"/></text:p>
              <text:p text:style-name="P1"><text:span text:style-name="T1">Description: OR the literal value with the contents of the Accumulator.</text:span></text:p>
              <text:p text:style-name="P1"><text:span text:style-name="T1">Usage: ORLA lit</text:span></text:p>
              <text:p text:style-name="P1"><text:span text:style-name="T1">Program Bytes Used: 2</text:span></text:p>
              <text:p text:style-name="P1"><text:span text:style-name="T1">Status Flags Affected: Z</text:span></text:p>
              <text:p text:style-name="P1"><text:span text:style-name="T1">Example 1: OR the literal value 0xF0 (11110000) with the Accumulator.</text:span></text:p>
              <text:p text:style-name="P1"><text:span text:style-name="T1">Pre-Conditions:</text:span></text:p>
              <text:p text:style-name="P1"><text:span text:style-name="T1">Accumulator = 0x0F (0000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ORLA 0x19 (00011001)</text:span></text:p>
              <text:p text:style-name="P1"><text:span text:style-name="T1">0x01 (00000001) 0xF0 0xF0 (11110000)</text:span></text:p>
              <text:p text:style-name="P1"><text:span text:style-name="T1"/></text:p>
              <text:p text:style-name="P1"><text:span text:style-name="T1">Post-Conditions:</text:span></text:p>
              <text:p text:style-name="P1"><text:span text:style-name="T1">Accumulator = 0xFF (11111111)</text:span></text:p>
              <text:p text:style-name="P1"><text:span text:style-name="T1">Z = 0</text:span></text:p>
              <text:p text:style-name="P1"><text:span text:style-name="T1"/></text:p>
              <text:p text:style-name="P1"><text:span text:style-name="T1">Example 2: OR the literal value 0x03 (00000011) with the Accumulator.</text:span></text:p>
              <text:p text:style-name="P1"><text:span text:style-name="T1">Pre-Conditions:</text:span></text:p>
              <text:p text:style-name="P1"><text:span text:style-name="T1">Accumulator = 0x04 (00000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ORLA 0x19 (00011001)</text:span></text:p>
              <text:p text:style-name="P1"><text:span text:style-name="T1">0x01 (00000001) 0x03 0x03 (00000011)</text:span></text:p>
              <text:p text:style-name="P1"><text:span text:style-name="T1"/></text:p>
              <text:p text:style-name="P1"><text:span text:style-name="T1">Post-Conditions:</text:span></text:p>
              <text:p text:style-name="P1"><text:span text:style-name="T1">Accumulator = 0x07 (00000111)</text:span></text:p>
              <text:p text:style-name="P1"><text:span text:style-name="T1">Z = 0</text:span></text:p>
            </office:annotation>
            <text:p>ORLA</text:p>
          </table:table-cell>
          <table:table-cell table:style-name="ce24" table:formula="of:=DEC2BIN([.C38];8)" office:value-type="string" office:string-value="00011001">
            <text:p>00011001</text:p>
          </table:table-cell>
          <table:table-cell table:style-name="ce26" office:value-type="float" office:value="25">
            <text:p>25</text:p>
          </table:table-cell>
        </table:table-row>
        <table:table-row table:style-name="ro4">
          <table:table-cell table:style-name="ce21" office:value-type="string">
            <office:annotation draw:style-name="gr5" draw:text-style-name="P1" svg:width="13.951cm" svg:height="16.317cm" svg:x="2.592cm" svg:y="17.323cm" draw:caption-point-x="-0.627cm" draw:caption-point-y="1.451cm">
              <dc:date>2021-03-07T00:00:00</dc:date>
              <text:p text:style-name="P1"><text:span text:style-name="T1">0x1A ORRA</text:span></text:p>
              <text:p text:style-name="P1"><text:span text:style-name="T1"/></text:p>
              <text:p text:style-name="P1"><text:span text:style-name="T1">Description: OR the contents of RAM at the specified address with the Accumulator.</text:span></text:p>
              <text:p text:style-name="P1"><text:span text:style-name="T1">Usage: ORRA addr</text:span></text:p>
              <text:p text:style-name="P1"><text:span text:style-name="T1">Program Bytes Used: 2</text:span></text:p>
              <text:p text:style-name="P1"><text:span text:style-name="T1">Status Flags Affected: Z</text:span></text:p>
              <text:p text:style-name="P1"><text:span text:style-name="T1">Example 1: OR the contents of RAM at address 0xF1 (11110001) with the Accumulator.</text:span></text:p>
              <text:p text:style-name="P1"><text:span text:style-name="T1">Pre-Conditions:</text:span></text:p>
              <text:p text:style-name="P1"><text:span text:style-name="T1">RAM at address 0xF1 (11110001) = 0x81 (10000001)</text:span></text:p>
              <text:p text:style-name="P1"><text:span text:style-name="T1">Accumulator = 0x0C (0000110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ORRA 0x1A (00011010)</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81 (10000001)</text:span></text:p>
              <text:p text:style-name="P1"><text:span text:style-name="T1">Accumulator = 0x8D (10001101)</text:span></text:p>
              <text:p text:style-name="P1"><text:span text:style-name="T1">Z = 0</text:span></text:p>
              <text:p text:style-name="P1"><text:span text:style-name="T1">Example 2: OR the contents of RAM at address 0xF9 (11111001) with the Accumulator.</text:span></text:p>
              <text:p text:style-name="P1"><text:span text:style-name="T1">Pre-Conditions:</text:span></text:p>
              <text:p text:style-name="P1"><text:span text:style-name="T1">RAM at address 0xF9 (11111001) = 0x09 (00001001)</text:span></text:p>
              <text:p text:style-name="P1"><text:span text:style-name="T1">Accumulator = 0x01 (000000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ORRA 0x1A (00011010)</text:span></text:p>
              <text:p text:style-name="P1"><text:span text:style-name="T1">0x01 (00000001) 0xF9 0xF9 (11111001)</text:span></text:p>
              <text:p text:style-name="P1"><text:span text:style-name="T1"/></text:p>
              <text:p text:style-name="P1"><text:span text:style-name="T1">Post-Conditions:</text:span></text:p>
              <text:p text:style-name="P1"><text:span text:style-name="T1">RAM at address 0xF9 (11111001) = 0x09 (00001001)</text:span></text:p>
              <text:p text:style-name="P1"><text:span text:style-name="T1">Accumulator = 0x09 (00001001)</text:span></text:p>
              <text:p text:style-name="P1"><text:span text:style-name="T1">Z = 0</text:span></text:p>
            </office:annotation>
            <text:p>ORRA</text:p>
          </table:table-cell>
          <table:table-cell table:style-name="ce24" table:formula="of:=DEC2BIN([.C39];8)" office:value-type="string" office:string-value="00011010">
            <text:p>00011010</text:p>
          </table:table-cell>
          <table:table-cell table:style-name="ce26" office:value-type="float" office:value="26">
            <text:p>26</text:p>
          </table:table-cell>
        </table:table-row>
        <table:table-row table:style-name="ro4">
          <table:table-cell table:style-name="ce21" office:value-type="string">
            <office:annotation draw:style-name="gr26" draw:text-style-name="P1" svg:width="15.06cm" svg:height="23.901cm" svg:x="2.592cm" svg:y="17.867cm" draw:caption-point-x="-0.627cm" draw:caption-point-y="1.401cm">
              <dc:creator>SK</dc:creator>
              <dc:date>2021-03-07T00:00:00</dc:date>
              <text:p text:style-name="P1"><text:span text:style-name="T1">0xC6 PINDIR</text:span></text:p>
              <text:p text:style-name="P1"><text:span text:style-name="T1"/></text:p>
              <text:p text:style-name="P1"><text:span text:style-name="T1">Description: Configure the direction of the Expansion Port A and/or B pin. If the corresponding Accumulator bit is 0/1 the pin is made an Output/Input, respectively.</text:span></text:p>
              <text:p text:style-name="P1"><text:span text:style-name="T1">Usage: PINDIR pinmask</text:span></text:p>
              <text:p text:style-name="P1"><text:span text:style-name="T1">Program Bytes Used: 2</text:span></text:p>
              <text:p text:style-name="P1"><text:span text:style-name="T1">Status Flags Affected: None</text:span></text:p>
              <text:p text:style-name="P1"><text:span text:style-name="T1"/></text:p>
              <text:p text:style-name="P1"><text:span text:style-name="T1">Pinmask Accumulator / Pins</text:span></text:p>
              <text:p text:style-name="P1"><text:span text:style-name="T1">0x01 (00000001) xxxxxxxA</text:span></text:p>
              <text:p text:style-name="P1"><text:span text:style-name="T1">0x02 (00000010) xxxxxxxB</text:span></text:p>
              <text:p text:style-name="P1"><text:span text:style-name="T1">0x03 (00000011) xxxxxxBA</text:span></text:p>
              <text:p text:style-name="P1"><text:span text:style-name="T1"/></text:p>
              <text:p text:style-name="P1"><text:span text:style-name="T1">Caution: Any pin configured for input must not be allowed to "float" at an indeterminate voltage level. Use an external pull-up/down resistor if necessary.</text:span></text:p>
              <text:p text:style-name="P1"><text:span text:style-name="T1"/></text:p>
              <text:p text:style-name="P1"><text:span text:style-name="T1">Caution: Whenever the CPU is reset, the Expansion Port pins are reconfigured as low-driven outputs. Be mindful of possible contention with external hardware.</text:span></text:p>
              <text:p text:style-name="P1"><text:span text:style-name="T1"/></text:p>
              <text:p text:style-name="P1"><text:span text:style-name="T1">Example 1: Configure the Expansion Port A pin as output.</text:span></text:p>
              <text:p text:style-name="P1"><text:span text:style-name="T1"/></text:p>
              <text:p text:style-name="P1"><text:span text:style-name="T1">Address Hex (Binary) Instruction Machine Code Hex (Binary) Remarks</text:span></text:p>
              <text:p text:style-name="P1"><text:span text:style-name="T1">0x00 (00000000) COPYLA 0x04 (00000100)</text:span></text:p>
              <text:p text:style-name="P1"><text:span text:style-name="T1">0x01 (00000001) 0x00 0x00 (00000000) Output</text:span></text:p>
              <text:p text:style-name="P1"><text:span text:style-name="T1">0x02 (00000010) PINDIR 0xC6 (11000110)</text:span></text:p>
              <text:p text:style-name="P1"><text:span text:style-name="T1">0x03 (00000011) 0x01 0x01 (00000001) A pin</text:span></text:p>
              <text:p text:style-name="P1"><text:span text:style-name="T1"/></text:p>
              <text:p text:style-name="P1"><text:span text:style-name="T1">Example 2: Configure the Expansion Port B pin as input.</text:span></text:p>
              <text:p text:style-name="P1"><text:span text:style-name="T1"/></text:p>
              <text:p text:style-name="P1"><text:span text:style-name="T1">Address Hex (Binary) Instruction Machine Code Hex (Binary) Remarks</text:span></text:p>
              <text:p text:style-name="P1"><text:span text:style-name="T1">0x00 (00000000) COPYLA 0x04 (00000100)</text:span></text:p>
              <text:p text:style-name="P1"><text:span text:style-name="T1">0x01 (00000001) 0x01 0x01 (00000001) Input</text:span></text:p>
              <text:p text:style-name="P1"><text:span text:style-name="T1">0x02 (00000010) PINDIR 0xC6 (11000110)</text:span></text:p>
              <text:p text:style-name="P1"><text:span text:style-name="T1">0x03 (00000011) 0x02 0x02 (00000010) B pin</text:span></text:p>
              <text:p text:style-name="P1"><text:span text:style-name="T1"/></text:p>
              <text:p text:style-name="P1"><text:span text:style-name="T1">Example 3: Configure the Expansion Port A and B pins as outputs.</text:span></text:p>
              <text:p text:style-name="P1"><text:span text:style-name="T1"/></text:p>
              <text:p text:style-name="P1"><text:span text:style-name="T1">Address Hex (Binary) Instruction Machine Code Hex (Binary) Remarks</text:span></text:p>
              <text:p text:style-name="P1"><text:span text:style-name="T1">0x00 (00000000) COPYLA 0x04 (00000100)</text:span></text:p>
              <text:p text:style-name="P1"><text:span text:style-name="T1">0x01 (00000001) 0x00 0x00 (00000000) Outputs</text:span></text:p>
              <text:p text:style-name="P1"><text:span text:style-name="T1">0x02 (00000010) PINDIR 0xC6 (11000110)</text:span></text:p>
              <text:p text:style-name="P1"><text:span text:style-name="T1">0x03 (00000011) 0x03 0x03 (00000011) A and B pins</text:span></text:p>
              <text:p text:style-name="P1"><text:span text:style-name="T1"/></text:p>
              <text:p text:style-name="P1"><text:span text:style-name="T1">Example 4: Configure the Expansion Port A and B pins as inputs.</text:span></text:p>
              <text:p text:style-name="P1"><text:span text:style-name="T1"/></text:p>
              <text:p text:style-name="P1"><text:span text:style-name="T1">Address Hex (Binary) Instruction Machine Code Hex (Binary) Remarks</text:span></text:p>
              <text:p text:style-name="P1"><text:span text:style-name="T1">0x00 (00000000) COPYLA 0x04 (00000100)</text:span></text:p>
              <text:p text:style-name="P1"><text:span text:style-name="T1">0x01 (00000001) 0x03 0x03 (00000011) Inputs</text:span></text:p>
              <text:p text:style-name="P1"><text:span text:style-name="T1">0x02 (00000010) PINDIR 0xC6 (11000110)</text:span></text:p>
              <text:p text:style-name="P1"><text:span text:style-name="T1">0x03 (00000011) 0x03 0x03 (00000011) A and B pins</text:span></text:p>
            </office:annotation>
            <text:p>PINDIR</text:p>
          </table:table-cell>
          <table:table-cell table:style-name="ce24" table:formula="of:=DEC2BIN([.C40];8)" office:value-type="string" office:string-value="11000110">
            <text:p>11000110</text:p>
          </table:table-cell>
          <table:table-cell table:style-name="ce26" office:value-type="float" office:value="198">
            <text:p>198</text:p>
          </table:table-cell>
        </table:table-row>
        <table:table-row table:style-name="ro4">
          <table:table-cell table:style-name="ce21" office:value-type="string">
            <office:annotation draw:style-name="gr27" draw:text-style-name="P1" svg:width="14.545cm" svg:height="24.375cm" svg:x="2.592cm" svg:y="18.359cm" draw:caption-point-x="-0.627cm" draw:caption-point-y="1.403cm">
              <dc:creator>SK</dc:creator>
              <dc:date>2021-03-07T00:00:00</dc:date>
              <text:p text:style-name="P1"><text:span text:style-name="T1">0xC5 PININ</text:span></text:p>
              <text:p text:style-name="P1"><text:span text:style-name="T1"/></text:p>
              <text:p text:style-name="P1"><text:span text:style-name="T1">Description: Input from the Expansion Port A and/or B pin to the Accumulator. Bits of the Accumulator not updated from a pin are cleared.</text:span></text:p>
              <text:p text:style-name="P1"><text:span text:style-name="T1">Usage: PININ pinmask</text:span></text:p>
              <text:p text:style-name="P1"><text:span text:style-name="T1">Program Bytes Used: 2</text:span></text:p>
              <text:p text:style-name="P1"><text:span text:style-name="T1">Status Flags Affected: Z</text:span></text:p>
              <text:p text:style-name="P1"><text:span text:style-name="T1"/></text:p>
              <text:p text:style-name="P1"><text:span text:style-name="T1">Pinmask Accumulator / Pins</text:span></text:p>
              <text:p text:style-name="P1"><text:span text:style-name="T1">0x01 (00000001) 0000000A</text:span></text:p>
              <text:p text:style-name="P1"><text:span text:style-name="T1">0x02 (00000010) 0000000B</text:span></text:p>
              <text:p text:style-name="P1"><text:span text:style-name="T1">0x03 (00000011) 000000BA</text:span></text:p>
              <text:p text:style-name="P1"><text:span text:style-name="T1"/></text:p>
              <text:p text:style-name="P1"><text:span text:style-name="T1">Example 1: Input from the Expansion Port A pin.</text:span></text:p>
              <text:p text:style-name="P1"><text:span text:style-name="T1">Pre-Conditions:</text:span></text:p>
              <text:p text:style-name="P1"><text:span text:style-name="T1">The pins have already been configured as inputs, as shown in the PINDIR example.</text:span></text:p>
              <text:p text:style-name="P1"><text:span text:style-name="T1">Accumulator = ?</text:span></text:p>
              <text:p text:style-name="P1"><text:span text:style-name="T1"/></text:p>
              <text:p text:style-name="P1"><text:span text:style-name="T1">Address Hex (Binary) Instruction Machine Code Hex (Binary) Remarks</text:span></text:p>
              <text:p text:style-name="P1"><text:span text:style-name="T1">0x04 (00000100) PININ 0xC5 (11000101)</text:span></text:p>
              <text:p text:style-name="P1"><text:span text:style-name="T1">0x05 (00000101) 0x01 0x01 (00000001) A pin</text:span></text:p>
              <text:p text:style-name="P1"><text:span text:style-name="T1"/></text:p>
              <text:p text:style-name="P1"><text:span text:style-name="T1">Post-Conditions:</text:span></text:p>
              <text:p text:style-name="P1"><text:span text:style-name="T1">Accumulator = 0x00 (00000000) if A pin is low, or 0x01 (00000001) if A pin is high.</text:span></text:p>
              <text:p text:style-name="P1"><text:span text:style-name="T1">Z = 1 if A pin is low, or 0 if A pin is high</text:span></text:p>
              <text:p text:style-name="P1"><text:span text:style-name="T1"/></text:p>
              <text:p text:style-name="P1"><text:span text:style-name="T1">Example 2: Input from the Expansion Port B pin.</text:span></text:p>
              <text:p text:style-name="P1"><text:span text:style-name="T1">Pre-Conditions:</text:span></text:p>
              <text:p text:style-name="P1"><text:span text:style-name="T1">The pins have already been configured as inputs, as shown in the PINDIR example.</text:span></text:p>
              <text:p text:style-name="P1"><text:span text:style-name="T1">Accumulator = ?</text:span></text:p>
              <text:p text:style-name="P1"><text:span text:style-name="T1"/></text:p>
              <text:p text:style-name="P1"><text:span text:style-name="T1">Address Hex (Binary) Instruction Machine Code Hex (Binary) Remarks</text:span></text:p>
              <text:p text:style-name="P1"><text:span text:style-name="T1">0x04 (00000100) PININ 0xC5 (11000101)</text:span></text:p>
              <text:p text:style-name="P1"><text:span text:style-name="T1">0x05 (00000101) 0x02 0x02 (00000010) B pin</text:span></text:p>
              <text:p text:style-name="P1"><text:span text:style-name="T1"/></text:p>
              <text:p text:style-name="P1"><text:span text:style-name="T1">Post-Conditions:</text:span></text:p>
              <text:p text:style-name="P1"><text:span text:style-name="T1">Accumulator = 0x00 (00000000) if B pin is low, or 0x01 (00000001) if B pin is high.</text:span></text:p>
              <text:p text:style-name="P1"><text:span text:style-name="T1">Z = 1 if B pin is low, or 0 if B pin is high</text:span></text:p>
              <text:p text:style-name="P1"><text:span text:style-name="T1"/></text:p>
              <text:p text:style-name="P1"><text:span text:style-name="T1">Example 3: Input from the Expansion Port A and B pins and display the value on the Data LEDs.</text:span></text:p>
              <text:p text:style-name="P1"><text:span text:style-name="T1">Pre-Conditions:</text:span></text:p>
              <text:p text:style-name="P1"><text:span text:style-name="T1">The pins have already been configured as inputs, as shown in the PINDIR example.</text:span></text:p>
              <text:p text:style-name="P1"><text:span text:style-name="T1"/></text:p>
              <text:p text:style-name="P1"><text:span text:style-name="T1">Address Hex(Binary) Instruction Machine Code Hex(Binary) Remarks</text:span></text:p>
              <text:p text:style-name="P1"><text:span text:style-name="T1">0x04 (00000100) PININ 0xC5 (11000101)</text:span></text:p>
              <text:p text:style-name="P1"><text:span text:style-name="T1">0x05 (00000101) 0x03 0x03 (00000011) A and B pins</text:span></text:p>
              <text:p text:style-name="P1"><text:span text:style-name="T1">0x06 (00000110) COPYAR 0x07 (00000111)</text:span></text:p>
              <text:p text:style-name="P1"><text:span text:style-name="T1">0x07 (00000111) 0xFF 0xFF (11111111) Data LEDs Register</text:span></text:p>
              <text:p text:style-name="P1"><text:span text:style-name="T1">0x08 (00001000) JUMP 0x28 (00101000)</text:span></text:p>
              <text:p text:style-name="P1"><text:span text:style-name="T1">0x09 (00001001) 0x04 0x04 (00000100)</text:span></text:p>
            </office:annotation>
            <text:p>PININ</text:p>
          </table:table-cell>
          <table:table-cell table:style-name="ce24" table:formula="of:=DEC2BIN([.C41];8)" office:value-type="string" office:string-value="11000101">
            <text:p>11000101</text:p>
          </table:table-cell>
          <table:table-cell table:style-name="ce26" office:value-type="float" office:value="197">
            <text:p>197</text:p>
          </table:table-cell>
        </table:table-row>
        <table:table-row table:style-name="ro4">
          <table:table-cell table:style-name="ce21" office:value-type="string">
            <office:annotation draw:style-name="gr28" draw:text-style-name="P1" svg:width="15.892cm" svg:height="21.057cm" svg:x="2.592cm" svg:y="18.85cm" draw:caption-point-x="-0.627cm" draw:caption-point-y="1.405cm">
              <dc:date>2021-03-07T00:00:00</dc:date>
              <text:p text:style-name="P1"><text:span text:style-name="T1">0xC4 PINOUT</text:span></text:p>
              <text:p text:style-name="P1"><text:span text:style-name="T1"/></text:p>
              <text:p text:style-name="P1"><text:span text:style-name="T1">Description: Output the contents of the Accumulator to the Expansion Port A and/or B pin.</text:span></text:p>
              <text:p text:style-name="P1"><text:span text:style-name="T1">Usage: PINOUT pinmask</text:span></text:p>
              <text:p text:style-name="P1"><text:span text:style-name="T1">Program Bytes Used: 2</text:span></text:p>
              <text:p text:style-name="P1"><text:span text:style-name="T1">Status Flags Affected: None</text:span></text:p>
              <text:p text:style-name="P1"><text:span text:style-name="T1"/></text:p>
              <text:p text:style-name="P1"><text:span text:style-name="T1">Pinmask Accumulator / Pins</text:span></text:p>
              <text:p text:style-name="P1"><text:span text:style-name="T1">0x01 (00000001) xxxxxxxA</text:span></text:p>
              <text:p text:style-name="P1"><text:span text:style-name="T1">0x02 (00000010) xxxxxxxB</text:span></text:p>
              <text:p text:style-name="P1"><text:span text:style-name="T1">0x03 (00000011) xxxxxxBA</text:span></text:p>
              <text:p text:style-name="P1"><text:span text:style-name="T1"/></text:p>
              <text:p text:style-name="P1"><text:span text:style-name="T1">Example 1: Output low on the Expansion Port A pin.</text:span></text:p>
              <text:p text:style-name="P1"><text:span text:style-name="T1">Pre-Conditions:</text:span></text:p>
              <text:p text:style-name="P1"><text:span text:style-name="T1">The pins have already been configured as outputs, as shown in the PINDIR example.</text:span></text:p>
              <text:p text:style-name="P1"><text:span text:style-name="T1"/></text:p>
              <text:p text:style-name="P1"><text:span text:style-name="T1">Address Hex (Binary) Instruction Machine Code Hex (Binary) Remarks</text:span></text:p>
              <text:p text:style-name="P1"><text:span text:style-name="T1">0x04 (00000100) COPYLA 0x04 (00000100)</text:span></text:p>
              <text:p text:style-name="P1"><text:span text:style-name="T1">0x05 (00000101) 0x00 0x00 (00000000) Low</text:span></text:p>
              <text:p text:style-name="P1"><text:span text:style-name="T1">0x06 (00000110) PINOUT 0xC4 (11000100)</text:span></text:p>
              <text:p text:style-name="P1"><text:span text:style-name="T1">0x07 (00000111) 0x01 0x01 (00000001) A pin</text:span></text:p>
              <text:p text:style-name="P1"><text:span text:style-name="T1"/></text:p>
              <text:p text:style-name="P1"><text:span text:style-name="T1">Example 2: Output high on the Expansion Port B pin.</text:span></text:p>
              <text:p text:style-name="P1"><text:span text:style-name="T1">Pre-Conditions:</text:span></text:p>
              <text:p text:style-name="P1"><text:span text:style-name="T1">The pins have already been configured as outputs, as shown in the PINDIR example</text:span></text:p>
              <text:p text:style-name="P1"><text:span text:style-name="T1"/></text:p>
              <text:p text:style-name="P1"><text:span text:style-name="T1">Address Hex (Binary) Instruction Machine Code Hex (Binary) Remarks</text:span></text:p>
              <text:p text:style-name="P1"><text:span text:style-name="T1">0x04 (00000100) COPYLA 0x04 (00000100)</text:span></text:p>
              <text:p text:style-name="P1"><text:span text:style-name="T1">0x05 (00000101) 0x01 0x01 (00000001) High</text:span></text:p>
              <text:p text:style-name="P1"><text:span text:style-name="T1">0x06 (00000110) PINOUT 0xC4 (11000100)</text:span></text:p>
              <text:p text:style-name="P1"><text:span text:style-name="T1">0x07 (00000111) 0x02 0x02 (00000010) B pin</text:span></text:p>
              <text:p text:style-name="P1"><text:span text:style-name="T1"/></text:p>
              <text:p text:style-name="P1"><text:span text:style-name="T1">Example 3: Output the D0 and D1 button states to the Expansion Port A and B pins, respectively.</text:span></text:p>
              <text:p text:style-name="P1"><text:span text:style-name="T1">Pre-Conditions:</text:span></text:p>
              <text:p text:style-name="P1"><text:span text:style-name="T1">The pins have already been configured as outputs, as shown in the PINDIR example</text:span></text:p>
              <text:p text:style-name="P1"><text:span text:style-name="T1"/></text:p>
              <text:p text:style-name="P1"><text:span text:style-name="T1">Address Hex (Binary) Instruction Machine Code Hex (Binary) Remarks</text:span></text:p>
              <text:p text:style-name="P1"><text:span text:style-name="T1">0x04 (00000100) COPYRA 0x09 (00001001)</text:span></text:p>
              <text:p text:style-name="P1"><text:span text:style-name="T1">0x05 (00000101) 0xFD 0xFD (11111101) Button Register</text:span></text:p>
              <text:p text:style-name="P1"><text:span text:style-name="T1">0x06 (00000110) PINOUT 0xC4 (11000100)</text:span></text:p>
              <text:p text:style-name="P1"><text:span text:style-name="T1">0x07 (00000111) 0x03 0x03 (00000011) A and B pins</text:span></text:p>
              <text:p text:style-name="P1"><text:span text:style-name="T1">0x08 (00001000) JUMP 0x28 (00101000)</text:span></text:p>
              <text:p text:style-name="P1"><text:span text:style-name="T1">0x09 (00001001) 0x04 0x04 (00000100)</text:span></text:p>
            </office:annotation>
            <text:p>PINOUT</text:p>
          </table:table-cell>
          <table:table-cell table:style-name="ce24" table:formula="of:=DEC2BIN([.C42];8)" office:value-type="string" office:string-value="11000100">
            <text:p>11000100</text:p>
          </table:table-cell>
          <table:table-cell table:style-name="ce26" office:value-type="float" office:value="196">
            <text:p>196</text:p>
          </table:table-cell>
        </table:table-row>
        <table:table-row table:style-name="ro4">
          <table:table-cell table:style-name="ce21" office:value-type="string">
            <office:annotation draw:style-name="gr29" draw:text-style-name="P1" svg:width="12.485cm" svg:height="5.889cm" svg:x="2.592cm" svg:y="16.238cm" draw:caption-point-x="-0.627cm" draw:caption-point-y="4.511cm">
              <dc:date>2021-03-07T00:00:00</dc:date>
              <text:p text:style-name="P1"><text:span text:style-name="T1">0x2F RANDA</text:span></text:p>
              <text:p text:style-name="P1"><text:span text:style-name="T1"/></text:p>
              <text:p text:style-name="P1"><text:span text:style-name="T1">Description: Store a pseudo-random number (0x00..0xFF) in the Accumulator.</text:span></text:p>
              <text:p text:style-name="P1"><text:span text:style-name="T1">Usage: RANDA</text:span></text:p>
              <text:p text:style-name="P1"><text:span text:style-name="T1">Program Bytes Used: 1</text:span></text:p>
              <text:p text:style-name="P1"><text:span text:style-name="T1">Status Flags Affected: None</text:span></text:p>
              <text:p text:style-name="P1"><text:span text:style-name="T1">Example: Display a random number on the Data LEDs.</text:span></text:p>
              <text:p text:style-name="P1"><text:span text:style-name="T1"/></text:p>
              <text:p text:style-name="P1"><text:span text:style-name="T1">Address Hex(Binary) Instruction Machine Code Hex(Binary) Remarks</text:span></text:p>
              <text:p text:style-name="P1"><text:span text:style-name="T1">0x00 (00000000) RANDA 0x2F (00101111)</text:span></text:p>
              <text:p text:style-name="P1"><text:span text:style-name="T1">0x01 (00000001) COPYAR 0x07 (00000111)</text:span></text:p>
              <text:p text:style-name="P1"><text:span text:style-name="T1">0x02 (00000010) 0xFF 0xFF (11111111) Data LEDs Register </text:span></text:p>
            </office:annotation>
            <text:p>RANDA</text:p>
          </table:table-cell>
          <table:table-cell table:style-name="ce24" table:formula="of:=DEC2BIN([.C43];8)" office:value-type="string" office:string-value="00101111">
            <text:p>00101111</text:p>
          </table:table-cell>
          <table:table-cell table:style-name="ce26" office:value-type="float" office:value="47">
            <text:p>47</text:p>
          </table:table-cell>
        </table:table-row>
        <table:table-row table:style-name="ro4">
          <table:table-cell table:style-name="ce21" office:value-type="string">
            <office:annotation draw:style-name="gr30" draw:text-style-name="P1" svg:width="14.268cm" svg:height="11.103cm" svg:x="2.592cm" svg:y="19.827cm" draw:caption-point-x="-0.627cm" draw:caption-point-y="1.416cm">
              <dc:creator>SK</dc:creator>
              <dc:date>2021-03-07T00:00:00</dc:date>
              <text:p text:style-name="P1"><text:span text:style-name="T1">0x2D RETLA</text:span></text:p>
              <text:p text:style-name="P1"><text:span text:style-name="T1"/></text:p>
              <text:p text:style-name="P1"><text:span text:style-name="T1">Description: Copy the literal value to the Accumulator, then pop the stack to the Program</text:span></text:p>
              <text:p text:style-name="P1"><text:span text:style-name="T1">Counter.</text:span></text:p>
              <text:p text:style-name="P1"><text:span text:style-name="T1">Usage: RETLA lit</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Call the subroutine at address 0x10 (00010000). The subroutine returns with a value of 0x01 (00000001) in the Accumulator.</text:span></text:p>
              <text:p text:style-name="P1"><text:span text:style-name="T1"/></text:p>
              <text:p text:style-name="P1"><text:span text:style-name="T1">Address Hex(Binary) Instruction Machine Code Hex(Binary) Remarks</text:span></text:p>
              <text:p text:style-name="P1"><text:span text:style-name="T1">0x00 (00000000) CALL 0x2A (00101010)</text:span></text:p>
              <text:p text:style-name="P1"><text:span text:style-name="T1">0x01 (00000001) 0x10 0x10 (00010000)</text:span></text:p>
              <text:p text:style-name="P1"><text:span text:style-name="T1">... Return value used</text:span></text:p>
              <text:p text:style-name="P1"><text:span text:style-name="T1">here</text:span></text:p>
              <text:p text:style-name="P1"><text:span text:style-name="T1">0x10 (00010000) RETLA 0x2D (00101101) Subroutine</text:span></text:p>
              <text:p text:style-name="P1"><text:span text:style-name="T1">0x11 (00010001) 0x01 0x01 (00000001) Return value</text:span></text:p>
              <text:p text:style-name="P1"><text:span text:style-name="T1"/></text:p>
              <text:p text:style-name="P1"><text:span text:style-name="T1">Tip: Use this instruction to return from a subroutine and pass a return value to the caller. Execution continues with the instruction immediately following the most recent CALL (or CALLI ) instruction.</text:span></text:p>
            </office:annotation>
            <text:p>RETLA</text:p>
          </table:table-cell>
          <table:table-cell table:style-name="ce24" table:formula="of:=DEC2BIN([.C44];8)" office:value-type="string" office:string-value="00101101">
            <text:p>00101101</text:p>
          </table:table-cell>
          <table:table-cell table:style-name="ce26" office:value-type="float" office:value="45">
            <text:p>45</text:p>
          </table:table-cell>
        </table:table-row>
        <table:table-row table:style-name="ro4">
          <table:table-cell table:style-name="ce21" office:value-type="string">
            <office:annotation draw:style-name="gr31" draw:text-style-name="P1" svg:width="13.158cm" svg:height="4.941cm" svg:x="2.592cm" svg:y="20.319cm" draw:caption-point-x="-0.627cm" draw:caption-point-y="1.418cm">
              <dc:creator>SK</dc:creator>
              <dc:date>2021-03-07T00:00:00</dc:date>
              <text:p text:style-name="P1"><text:span text:style-name="T1">0x2C RETURN</text:span></text:p>
              <text:p text:style-name="P1"><text:span text:style-name="T1"/></text:p>
              <text:p text:style-name="P1"><text:span text:style-name="T1">Description: Pop the stack to the Program Counter.</text:span></text:p>
              <text:p text:style-name="P1"><text:span text:style-name="T1">Usage: RETURN</text:span></text:p>
              <text:p text:style-name="P1"><text:span text:style-name="T1">Program Bytes Used: 1</text:span></text:p>
              <text:p text:style-name="P1"><text:span text:style-name="T1">Status Flags Affected: None</text:span></text:p>
              <text:p text:style-name="P1"><text:span text:style-name="T1">Example: Refer to the CALL instruction example.</text:span></text:p>
              <text:p text:style-name="P1"><text:span text:style-name="T1"/></text:p>
              <text:p text:style-name="P1"><text:span text:style-name="T1">Tip: Use this instruction to return from a subroutine. Execution continues with the instruction immediately following the most recent CALL (or CALLI ) instruction.</text:span></text:p>
            </office:annotation>
            <text:p>RETURN</text:p>
          </table:table-cell>
          <table:table-cell table:style-name="ce24" table:formula="of:=DEC2BIN([.C45];8)" office:value-type="string" office:string-value="00101100">
            <text:p>00101100</text:p>
          </table:table-cell>
          <table:table-cell table:style-name="ce26" office:value-type="float" office:value="44">
            <text:p>44</text:p>
          </table:table-cell>
        </table:table-row>
        <table:table-row table:style-name="ro4">
          <table:table-cell table:style-name="ce21" office:value-type="string">
            <office:annotation draw:style-name="gr32" draw:text-style-name="P1" svg:width="14.446cm" svg:height="15.369cm" svg:x="2.592cm" svg:y="20.793cm" draw:caption-point-x="-0.627cm" draw:caption-point-y="1.438cm">
              <dc:date>2021-03-07T00:00:00</dc:date>
              <text:p text:style-name="P1"><text:span text:style-name="T1">0x21 SHIFTRL</text:span></text:p>
              <text:p text:style-name="P1"><text:span text:style-name="T1"/></text:p>
              <text:p text:style-name="P1"><text:span text:style-name="T1">Description: Shift (rotate) left through Carry the contents of RAM at the specified address.</text:span></text:p>
              <text:p text:style-name="P1"><text:span text:style-name="T1">Usage: SHIFTRL addr</text:span></text:p>
              <text:p text:style-name="P1"><text:span text:style-name="T1">Program Bytes Used: 2</text:span></text:p>
              <text:p text:style-name="P1"><text:span text:style-name="T1">Status Flags Affected: C</text:span></text:p>
              <text:p text:style-name="P1"><text:span text:style-name="T1"/></text:p>
              <text:p text:style-name="P1"><text:span text:style-name="T1">Example 1: Shift left through Carry the contents of RAM at address 0xF1 (11110001).</text:span></text:p>
              <text:p text:style-name="P1"><text:span text:style-name="T1">Pre-Conditions:</text:span></text:p>
              <text:p text:style-name="P1"><text:span text:style-name="T1">RAM at address 0xF1 (11110001) = 0x55 (01010101)</text:span></text:p>
              <text:p text:style-name="P1"><text:span text:style-name="T1">C = 1</text:span></text:p>
              <text:p text:style-name="P1"><text:span text:style-name="T1"/></text:p>
              <text:p text:style-name="P1"><text:span text:style-name="T1">Address Hex (Binary) Instruction Machine Code Hex (Binary)</text:span></text:p>
              <text:p text:style-name="P1"><text:span text:style-name="T1">0x00 (00000000) SHIFTRL 0x21 (00100001)</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AB (10101011)</text:span></text:p>
              <text:p text:style-name="P1"><text:span text:style-name="T1">C = 0</text:span></text:p>
              <text:p text:style-name="P1"><text:span text:style-name="T1"/></text:p>
              <text:p text:style-name="P1"><text:span text:style-name="T1">Example 2: Shift left through Carry the contents of RAM at address 0xF1 (11110001).</text:span></text:p>
              <text:p text:style-name="P1"><text:span text:style-name="T1">Pre-Conditions:</text:span></text:p>
              <text:p text:style-name="P1"><text:span text:style-name="T1">RAM at address 0xF1 (11110001) = 0xAB (10101011)</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SHIFTRL 0x21 (00100001)</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56 (01010110)</text:span></text:p>
              <text:p text:style-name="P1"><text:span text:style-name="T1">C = 1</text:span></text:p>
            </office:annotation>
            <text:p>SHIFTRL</text:p>
          </table:table-cell>
          <table:table-cell table:style-name="ce24" table:formula="of:=DEC2BIN([.C46];8)" office:value-type="string" office:string-value="00100001">
            <text:p>00100001</text:p>
          </table:table-cell>
          <table:table-cell table:style-name="ce26" office:value-type="float" office:value="33">
            <text:p>33</text:p>
          </table:table-cell>
        </table:table-row>
        <table:table-row table:style-name="ro4">
          <table:table-cell table:style-name="ce21" office:value-type="string">
            <office:annotation draw:style-name="gr32" draw:text-style-name="P1" svg:width="14.882cm" svg:height="15.369cm" svg:x="2.592cm" svg:y="21.288cm" draw:caption-point-x="-0.627cm" draw:caption-point-y="1.436cm">
              <dc:date>2021-03-07T00:00:00</dc:date>
              <text:p text:style-name="P1"><text:span text:style-name="T1">0x22 SHIFTRR</text:span></text:p>
              <text:p text:style-name="P1"><text:span text:style-name="T1"/></text:p>
              <text:p text:style-name="P1"><text:span text:style-name="T1">Description: Shift (rotate) right through Carry the contents of RAM at the specified address.</text:span></text:p>
              <text:p text:style-name="P1"><text:span text:style-name="T1">Usage: SHIFTRR addr</text:span></text:p>
              <text:p text:style-name="P1"><text:span text:style-name="T1">Program Bytes Used: 2</text:span></text:p>
              <text:p text:style-name="P1"><text:span text:style-name="T1">Status Flags Affected: C</text:span></text:p>
              <text:p text:style-name="P1"><text:span text:style-name="T1"/></text:p>
              <text:p text:style-name="P1"><text:span text:style-name="T1">Example 1: Shift right through Carry the contents of RAM at address 0xF1 (11110001).</text:span></text:p>
              <text:p text:style-name="P1"><text:span text:style-name="T1">Pre-Conditions:</text:span></text:p>
              <text:p text:style-name="P1"><text:span text:style-name="T1">RAM at address 0xF1 (11110001) = 0x55 (01010101)</text:span></text:p>
              <text:p text:style-name="P1"><text:span text:style-name="T1">C = 1</text:span></text:p>
              <text:p text:style-name="P1"><text:span text:style-name="T1"/></text:p>
              <text:p text:style-name="P1"><text:span text:style-name="T1">Address Hex (Binary) Instruction Machine Code Hex (Binary)</text:span></text:p>
              <text:p text:style-name="P1"><text:span text:style-name="T1">0x00 (00000000) SHIFTRR 0x22 (00100010)</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AA (10101010)</text:span></text:p>
              <text:p text:style-name="P1"><text:span text:style-name="T1">C = 1</text:span></text:p>
              <text:p text:style-name="P1"><text:span text:style-name="T1"/></text:p>
              <text:p text:style-name="P1"><text:span text:style-name="T1">Example 2: Shift right through Carry the contents of RAM at address 0xF1 (11110001).</text:span></text:p>
              <text:p text:style-name="P1"><text:span text:style-name="T1">Pre-Conditions:</text:span></text:p>
              <text:p text:style-name="P1"><text:span text:style-name="T1">RAM at address 0xF1 (11110001) = 0xAA (10101010)</text:span></text:p>
              <text:p text:style-name="P1"><text:span text:style-name="T1">C = 1</text:span></text:p>
              <text:p text:style-name="P1"><text:span text:style-name="T1"/></text:p>
              <text:p text:style-name="P1"><text:span text:style-name="T1">Address Hex (Binary) Instruction Machine Code Hex (Binary)</text:span></text:p>
              <text:p text:style-name="P1"><text:span text:style-name="T1">0x00 (00000000) SHIFTRR 0x22 (00100010)</text:span></text:p>
              <text:p text:style-name="P1"><text:span text:style-name="T1">0x01 (00000001) 0xF1 0xF1 (11110001)</text:span></text:p>
              <text:p text:style-name="P1"><text:span text:style-name="T1"/></text:p>
              <text:p text:style-name="P1"><text:span text:style-name="T1">Post-Conditions:</text:span></text:p>
              <text:p text:style-name="P1"><text:span text:style-name="T1">RAM at address 0xF1 (11110001) = 0xD5 (11010101)</text:span></text:p>
              <text:p text:style-name="P1"><text:span text:style-name="T1">C = 0</text:span></text:p>
            </office:annotation>
            <text:p>SHIFTRR</text:p>
          </table:table-cell>
          <table:table-cell table:style-name="ce24" table:formula="of:=DEC2BIN([.C47];8)" office:value-type="string" office:string-value="00100010">
            <text:p>00100010</text:p>
          </table:table-cell>
          <table:table-cell table:style-name="ce26" office:value-type="float" office:value="34">
            <text:p>34</text:p>
          </table:table-cell>
        </table:table-row>
        <table:table-row table:style-name="ro4">
          <table:table-cell table:style-name="ce21" office:value-type="string">
            <office:annotation draw:style-name="gr33" draw:text-style-name="P1" svg:width="15.221cm" svg:height="13.561cm" svg:x="2.592cm" svg:y="22.22cm" draw:caption-point-x="-0.627cm" draw:caption-point-y="0.998cm">
              <dc:creator>SK</dc:creator>
              <dc:date>2021-03-07T00:00:00</dc:date>
              <text:p text:style-name="P1"><text:span text:style-name="T1">0x02 SPEED</text:span></text:p>
              <text:p text:style-name="P1"><text:span text:style-name="T1"/></text:p>
              <text:p text:style-name="P1"><text:span text:style-name="T1">Description: Set the time interval at which the CPU executes instructions. The higher the value, the longer the interval (lower the rate).</text:span></text:p>
              <text:p text:style-name="P1"><text:span text:style-name="T1">Usage: SPEED value</text:span></text:p>
              <text:p text:style-name="P1"><text:span text:style-name="T1">Program Bytes Used: 2</text:span></text:p>
              <text:p text:style-name="P1"><text:span text:style-name="T1">Status Flags Affected: None</text:span></text:p>
              <text:p text:style-name="P1"><text:span text:style-name="T1"/></text:p>
              <text:p text:style-name="P1"><text:span text:style-name="T1">For example, using a value of 0x80 (10000000) will result in the CPU executing one instruction every 125 milliseconds, or 8 instructions per second. Omitting this instruction, or using a value of 0x00 (00000000), will result in the CPU executing instructions at the maximum possible rate.</text:span></text:p>
              <text:p text:style-name="P1"><text:span text:style-name="T1"/></text:p>
              <text:p text:style-name="P1"><text:span text:style-name="T1">Example 1: Set the interval to 125 mS (8 instructions per second).</text:span></text:p>
              <text:p text:style-name="P1"><text:span text:style-name="T1">Address Hex (Binary) Instruction Machine Code Hex (Binary)</text:span></text:p>
              <text:p text:style-name="P1"><text:span text:style-name="T1">0x00 (00000000) SPEED 0x02 (00000010)</text:span></text:p>
              <text:p text:style-name="P1"><text:span text:style-name="T1">0x01 (00000001) 0x80 0x80 (10000000)</text:span></text:p>
              <text:p text:style-name="P1"><text:span text:style-name="T1"/></text:p>
              <text:p text:style-name="P1"><text:span text:style-name="T1">Example 2: Set the interval to 10 mS (100 instructions per second).</text:span></text:p>
              <text:p text:style-name="P1"><text:span text:style-name="T1">Address Hex (Binary) Instruction Machine Code Hex (Binary)</text:span></text:p>
              <text:p text:style-name="P1"><text:span text:style-name="T1">0x00 (00000000) SPEED 0x02 (00000010)</text:span></text:p>
              <text:p text:style-name="P1"><text:span text:style-name="T1">0x01 (00000001) 0x0D 0x0D (00001101)</text:span></text:p>
              <text:p text:style-name="P1"><text:span text:style-name="T1"/></text:p>
              <text:p text:style-name="P1"><text:span text:style-name="T1">Example 3: Perform a one-second time delay, then resume execution at the maximum rate.</text:span></text:p>
              <text:p text:style-name="P1"><text:span text:style-name="T1">Address Hex (Binary) Instruction Machine Code Hex (Binary)</text:span></text:p>
              <text:p text:style-name="P1"><text:span text:style-name="T1">0x00 (00000000) SPEED 0x02 (00000010)</text:span></text:p>
              <text:p text:style-name="P1"><text:span text:style-name="T1">0x01 (00000001) 0xFF 0xFF (11111111)</text:span></text:p>
              <text:p text:style-name="P1"><text:span text:style-name="T1">0x02 (00000010) SPEED 0x02 (00000010)</text:span></text:p>
              <text:p text:style-name="P1"><text:span text:style-name="T1">0x03 (00000011) 0x00 0x00 (00000000)</text:span></text:p>
            </office:annotation>
            <text:p>SPEED</text:p>
          </table:table-cell>
          <table:table-cell table:style-name="ce24" table:formula="of:=DEC2BIN([.C48];8)" office:value-type="string" office:string-value="00000010">
            <text:p>00000010</text:p>
          </table:table-cell>
          <table:table-cell table:style-name="ce26" office:value-type="float" office:value="2">
            <text:p>2</text:p>
          </table:table-cell>
        </table:table-row>
        <table:table-row table:style-name="ro4">
          <table:table-cell table:style-name="ce21" office:value-type="string">
            <office:annotation draw:style-name="gr1" draw:text-style-name="P1" svg:width="12.821cm" svg:height="17.265cm" svg:x="2.592cm" svg:y="22.248cm" draw:caption-point-x="-0.627cm" draw:caption-point-y="1.464cm">
              <dc:creator>SK</dc:creator>
              <dc:date>2021-03-07T00:00:00</dc:date>
              <text:p text:style-name="P1"><text:span text:style-name="T1">0x13 SUBLA</text:span></text:p>
              <text:p text:style-name="P1"><text:span text:style-name="T1"/></text:p>
              <text:p text:style-name="P1"><text:span text:style-name="T1">Description: Subtract the literal value and the Carry flag from the Accumulator.</text:span></text:p>
              <text:p text:style-name="P1"><text:span text:style-name="T1">Usage: SUBLA lit</text:span></text:p>
              <text:p text:style-name="P1"><text:span text:style-name="T1">Program Bytes Used: 2</text:span></text:p>
              <text:p text:style-name="P1"><text:span text:style-name="T1">Status Flags Affected: Z, C</text:span></text:p>
              <text:p text:style-name="P1"><text:span text:style-name="T1"/></text:p>
              <text:p text:style-name="P1"><text:span text:style-name="T1">Example 1: Subtract the literal value 0x14 (00010100) from the Accumulator.</text:span></text:p>
              <text:p text:style-name="P1"><text:span text:style-name="T1">Pre-Conditions:</text:span></text:p>
              <text:p text:style-name="P1"><text:span text:style-name="T1">Accumulator = 0x14 (00010100)</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SUBLA 0x13 (00010011)</text:span></text:p>
              <text:p text:style-name="P1"><text:span text:style-name="T1">0x01 (00000001) 0x14 0x14 (00010100)</text:span></text:p>
              <text:p text:style-name="P1"><text:span text:style-name="T1"/></text:p>
              <text:p text:style-name="P1"><text:span text:style-name="T1">Post-Conditions:</text:span></text:p>
              <text:p text:style-name="P1"><text:span text:style-name="T1">Accumulator = 0x00 (00000000)</text:span></text:p>
              <text:p text:style-name="P1"><text:span text:style-name="T1">Z = 1</text:span></text:p>
              <text:p text:style-name="P1"><text:span text:style-name="T1">C = 0</text:span></text:p>
              <text:p text:style-name="P1"><text:span text:style-name="T1"/></text:p>
              <text:p text:style-name="P1"><text:span text:style-name="T1">Example 2: Subtract the literal value 0x29 (00101001) from the Accumulator.</text:span></text:p>
              <text:p text:style-name="P1"><text:span text:style-name="T1">Pre-Conditions:</text:span></text:p>
              <text:p text:style-name="P1"><text:span text:style-name="T1">Accumulator = 0x28 (00101000)</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SUBLA 0x13 (00010011)</text:span></text:p>
              <text:p text:style-name="P1"><text:span text:style-name="T1">0x01 (00000001) 0x29 0x29 (00101001)</text:span></text:p>
              <text:p text:style-name="P1"><text:span text:style-name="T1"/></text:p>
              <text:p text:style-name="P1"><text:span text:style-name="T1">Post-Conditions:</text:span></text:p>
              <text:p text:style-name="P1"><text:span text:style-name="T1">Accumulator = 0xFF (11111111)</text:span></text:p>
              <text:p text:style-name="P1"><text:span text:style-name="T1">Z = 0</text:span></text:p>
              <text:p text:style-name="P1"><text:span text:style-name="T1">C = 1</text:span></text:p>
            </office:annotation>
            <text:p>SUBLA</text:p>
          </table:table-cell>
          <table:table-cell table:style-name="ce24" table:formula="of:=DEC2BIN([.C49];8)" office:value-type="string" office:string-value="00010011">
            <text:p>00010011</text:p>
          </table:table-cell>
          <table:table-cell table:style-name="ce26" office:value-type="float" office:value="19">
            <text:p>19</text:p>
          </table:table-cell>
        </table:table-row>
        <table:table-row table:style-name="ro4">
          <table:table-cell table:style-name="ce21" office:value-type="string">
            <office:annotation draw:style-name="gr2" draw:text-style-name="P1" svg:width="14.921cm" svg:height="19.635cm" svg:x="2.592cm" svg:y="22.744cm" draw:caption-point-x="-0.627cm" draw:caption-point-y="1.462cm">
              <dc:creator>SK</dc:creator>
              <dc:date>2021-03-07T00:00:00</dc:date>
              <text:p text:style-name="P1"><text:span text:style-name="T1">0x14 SUBRA</text:span></text:p>
              <text:p text:style-name="P1"><text:span text:style-name="T1"/></text:p>
              <text:p text:style-name="P1"><text:span text:style-name="T1">Description: Subtract the contents of RAM at the specified address and the Carry flag from the Accumulator.</text:span></text:p>
              <text:p text:style-name="P1"><text:span text:style-name="T1">Usage: SUBRA addr</text:span></text:p>
              <text:p text:style-name="P1"><text:span text:style-name="T1">Program Bytes Used: 2</text:span></text:p>
              <text:p text:style-name="P1"><text:span text:style-name="T1">Status Flags Affected: Z, C</text:span></text:p>
              <text:p text:style-name="P1"><text:span text:style-name="T1"/></text:p>
              <text:p text:style-name="P1"><text:span text:style-name="T1">Example 1: Subtract the contents of RAM at address 0xFA (11111010) from the Accumulator.</text:span></text:p>
              <text:p text:style-name="P1"><text:span text:style-name="T1">Pre-Conditions:</text:span></text:p>
              <text:p text:style-name="P1"><text:span text:style-name="T1">RAM at address 0xFA (11111010) = 0x22 (00100010)</text:span></text:p>
              <text:p text:style-name="P1"><text:span text:style-name="T1">Accumulator = 0xC9 (11001001)</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SUBRA 0x14 (00010100)</text:span></text:p>
              <text:p text:style-name="P1"><text:span text:style-name="T1">0x01 (00000001) 0xFA 0xFA (11111010)</text:span></text:p>
              <text:p text:style-name="P1"><text:span text:style-name="T1"/></text:p>
              <text:p text:style-name="P1"><text:span text:style-name="T1">Post-Conditions:</text:span></text:p>
              <text:p text:style-name="P1"><text:span text:style-name="T1">RAM at address 0xFA (11111010) = 0x22 (00100010)</text:span></text:p>
              <text:p text:style-name="P1"><text:span text:style-name="T1">Accumulator = 0xA7 (10100111)</text:span></text:p>
              <text:p text:style-name="P1"><text:span text:style-name="T1">Z = 0</text:span></text:p>
              <text:p text:style-name="P1"><text:span text:style-name="T1">C = 0</text:span></text:p>
              <text:p text:style-name="P1"><text:span text:style-name="T1"/></text:p>
              <text:p text:style-name="P1"><text:span text:style-name="T1">Example 2: Subtract the contents of RAM at address 0xF5 (11110101) from the Accumulator.</text:span></text:p>
              <text:p text:style-name="P1"><text:span text:style-name="T1">Pre-Conditions:</text:span></text:p>
              <text:p text:style-name="P1"><text:span text:style-name="T1">RAM at address 0xF5 (11110101) = 0xFF (11111111)</text:span></text:p>
              <text:p text:style-name="P1"><text:span text:style-name="T1">Accumulator = 0xFF (11111111)</text:span></text:p>
              <text:p text:style-name="P1"><text:span text:style-name="T1">Z = ?</text:span></text:p>
              <text:p text:style-name="P1"><text:span text:style-name="T1">C = 0</text:span></text:p>
              <text:p text:style-name="P1"><text:span text:style-name="T1"/></text:p>
              <text:p text:style-name="P1"><text:span text:style-name="T1">Address Hex (Binary) Instruction Machine Code Hex (Binary)</text:span></text:p>
              <text:p text:style-name="P1"><text:span text:style-name="T1">0x00 (00000000) SUBRA 0x14 (00010100)</text:span></text:p>
              <text:p text:style-name="P1"><text:span text:style-name="T1">0x01 (00000001) 0xF5 0xF5 (11110101)</text:span></text:p>
              <text:p text:style-name="P1"><text:span text:style-name="T1"/></text:p>
              <text:p text:style-name="P1"><text:span text:style-name="T1">Post-Conditions:</text:span></text:p>
              <text:p text:style-name="P1"><text:span text:style-name="T1">RAM at address 0xF5 (11110101) = 0xFF (11111111)</text:span></text:p>
              <text:p text:style-name="P1"><text:span text:style-name="T1">Accumulator = 0x00 (00000000)</text:span></text:p>
              <text:p text:style-name="P1"><text:span text:style-name="T1">Z = 1</text:span></text:p>
              <text:p text:style-name="P1"><text:span text:style-name="T1">C = 0</text:span></text:p>
            </office:annotation>
            <text:p>SUBRA</text:p>
          </table:table-cell>
          <table:table-cell table:style-name="ce24" table:formula="of:=DEC2BIN([.C50];8)" office:value-type="string" office:string-value="00010100">
            <text:p>00010100</text:p>
          </table:table-cell>
          <table:table-cell table:style-name="ce26" office:value-type="float" office:value="20">
            <text:p>20</text:p>
          </table:table-cell>
        </table:table-row>
        <table:table-row table:style-name="ro4">
          <table:table-cell table:style-name="ce21" office:value-type="string">
            <office:annotation draw:style-name="gr9" draw:text-style-name="P1" svg:width="13.317cm" svg:height="10.155cm" svg:x="2.592cm" svg:y="23.229cm" draw:caption-point-x="-0.627cm" draw:caption-point-y="1.471cm">
              <dc:creator>SK</dc:creator>
              <dc:date>2021-03-07T00:00:00</dc:date>
              <text:p text:style-name="P1"><text:span text:style-name="T1">0x0F SWAPRA</text:span></text:p>
              <text:p text:style-name="P1"><text:span text:style-name="T1"/></text:p>
              <text:p text:style-name="P1"><text:span text:style-name="T1">Description: Swap the contents of RAM at the specified address with the contents of the Accumulator.</text:span></text:p>
              <text:p text:style-name="P1"><text:span text:style-name="T1">Usage: SWAPRA addr</text:span></text:p>
              <text:p text:style-name="P1"><text:span text:style-name="T1">Program Bytes Used: 2</text:span></text:p>
              <text:p text:style-name="P1"><text:span text:style-name="T1">Status Flags Affected: None</text:span></text:p>
              <text:p text:style-name="P1"><text:span text:style-name="T1"/></text:p>
              <text:p text:style-name="P1"><text:span text:style-name="T1">Example: Swap the contents of RAM at address 0x10 (00010000) with the contents of the Accumulator.</text:span></text:p>
              <text:p text:style-name="P1"><text:span text:style-name="T1">Pre-Conditions:</text:span></text:p>
              <text:p text:style-name="P1"><text:span text:style-name="T1">RAM at address 0x10 (00010000) = 0xAA (10101010)</text:span></text:p>
              <text:p text:style-name="P1"><text:span text:style-name="T1">Accumulator = 0x55 (01010101)</text:span></text:p>
              <text:p text:style-name="P1"><text:span text:style-name="T1"/></text:p>
              <text:p text:style-name="P1"><text:span text:style-name="T1">Address Hex (Binary) Instruction Machine Code Hex (Binary)</text:span></text:p>
              <text:p text:style-name="P1"><text:span text:style-name="T1">0x00 (00000000) SWAPRA 0x0F (00001111)</text:span></text:p>
              <text:p text:style-name="P1"><text:span text:style-name="T1">0x01 (00000001) 0x10 0x10 (00010000)</text:span></text:p>
              <text:p text:style-name="P1"><text:span text:style-name="T1"/></text:p>
              <text:p text:style-name="P1"><text:span text:style-name="T1">Post-Conditions:</text:span></text:p>
              <text:p text:style-name="P1"><text:span text:style-name="T1">RAM at address 0x10 (00010000) = 0x55 (01010101)</text:span></text:p>
              <text:p text:style-name="P1"><text:span text:style-name="T1">Accumulator = 0xAA (10101010)</text:span></text:p>
            </office:annotation>
            <text:p>SWAPRA</text:p>
          </table:table-cell>
          <table:table-cell table:style-name="ce24" table:formula="of:=DEC2BIN([.C51];8)" office:value-type="string" office:string-value="00001111">
            <text:p>00001111</text:p>
          </table:table-cell>
          <table:table-cell table:style-name="ce26" office:value-type="float" office:value="15">
            <text:p>15</text:p>
          </table:table-cell>
        </table:table-row>
        <table:table-row table:style-name="ro4">
          <table:table-cell table:style-name="ce21" office:value-type="string">
            <office:annotation draw:style-name="gr10" draw:text-style-name="P1" svg:width="13.515cm" svg:height="10.629cm" svg:x="2.592cm" svg:y="23.724cm" draw:caption-point-x="-0.627cm" draw:caption-point-y="1.469cm">
              <dc:creator>SK</dc:creator>
              <dc:date>2021-03-07T00:00:00</dc:date>
              <text:p text:style-name="P1"><text:span text:style-name="T1">0x10 SWAPRR</text:span></text:p>
              <text:p text:style-name="P1"><text:span text:style-name="T1"/></text:p>
              <text:p text:style-name="P1"><text:span text:style-name="T1">Description: Swap the contents of RAM at the specified source address with the contents of RAM at the specified destination address.</text:span></text:p>
              <text:p text:style-name="P1"><text:span text:style-name="T1">Usage: SWAPRR src_addr,dst_addr</text:span></text:p>
              <text:p text:style-name="P1"><text:span text:style-name="T1">Program Bytes Used: 3</text:span></text:p>
              <text:p text:style-name="P1"><text:span text:style-name="T1">Status Flags Affected: None</text:span></text:p>
              <text:p text:style-name="P1"><text:span text:style-name="T1"/></text:p>
              <text:p text:style-name="P1"><text:span text:style-name="T1">Example: Swap the contents of RAM at address 0x10 (00010000) with the contents of RAM at address 0x20 (00100000).</text:span></text:p>
              <text:p text:style-name="P1"><text:span text:style-name="T1">Pre-Conditions:</text:span></text:p>
              <text:p text:style-name="P1"><text:span text:style-name="T1">RAM at address 0x10 (00010000) = 0x0D (00001101)</text:span></text:p>
              <text:p text:style-name="P1"><text:span text:style-name="T1">RAM at address 0x20 (00100000) = 0x0A (00001010)</text:span></text:p>
              <text:p text:style-name="P1"><text:span text:style-name="T1"/></text:p>
              <text:p text:style-name="P1"><text:span text:style-name="T1">Address Hex (Binary) Instruction Machine Code Hex (Binary)</text:span></text:p>
              <text:p text:style-name="P1"><text:span text:style-name="T1">0x00 (00000000) SWAPRR 0x10 (00010000)</text:span></text:p>
              <text:p text:style-name="P1"><text:span text:style-name="T1">0x01 (00000001) 0x10 0x10 (00010000)</text:span></text:p>
              <text:p text:style-name="P1"><text:span text:style-name="T1">0x02 (00000010) 0x20 0x20 (00100000)</text:span></text:p>
              <text:p text:style-name="P1"><text:span text:style-name="T1"/></text:p>
              <text:p text:style-name="P1"><text:span text:style-name="T1">Post-Conditions:</text:span></text:p>
              <text:p text:style-name="P1"><text:span text:style-name="T1">RAM at address 0x10 (00010000) = 0x0A (00001010)</text:span></text:p>
              <text:p text:style-name="P1"><text:span text:style-name="T1">RAM at address 0x20 (00100000) = 0x0D (00001101)</text:span></text:p>
            </office:annotation>
            <text:p>SWAPRR</text:p>
          </table:table-cell>
          <table:table-cell table:style-name="ce24" table:formula="of:=DEC2BIN([.C52];8)" office:value-type="string" office:string-value="00010000">
            <text:p>00010000</text:p>
          </table:table-cell>
          <table:table-cell table:style-name="ce26" office:value-type="float" office:value="16">
            <text:p>16</text:p>
          </table:table-cell>
        </table:table-row>
        <table:table-row table:style-name="ro4">
          <table:table-cell table:style-name="ce21" office:value-type="string">
            <office:annotation draw:style-name="gr13" draw:text-style-name="P1" svg:width="13.277cm" svg:height="13.947cm" svg:x="2.592cm" svg:y="24.238cm" draw:caption-point-x="-0.627cm" draw:caption-point-y="1.449cm">
              <dc:date>2021-03-07T00:00:00</dc:date>
              <text:p text:style-name="P1"><text:span text:style-name="T1">0x1B XORLA</text:span></text:p>
              <text:p text:style-name="P1"><text:span text:style-name="T1"/></text:p>
              <text:p text:style-name="P1"><text:span text:style-name="T1">Description: Exclusive-OR the literal value with the contents of the Accumulator.</text:span></text:p>
              <text:p text:style-name="P1"><text:span text:style-name="T1">Usage: XORLA lit</text:span></text:p>
              <text:p text:style-name="P1"><text:span text:style-name="T1">Program Bytes Used: 2</text:span></text:p>
              <text:p text:style-name="P1"><text:span text:style-name="T1">Status Flags Affected: Z</text:span></text:p>
              <text:p text:style-name="P1"><text:span text:style-name="T1">Example 1: Exclusive-OR the literal value 0xFF (11111111) with the Accumulator.</text:span></text:p>
              <text:p text:style-name="P1"><text:span text:style-name="T1">Pre-Conditions:</text:span></text:p>
              <text:p text:style-name="P1"><text:span text:style-name="T1">Accumulator = 0xAA (10101010)</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XORLA 0x1B (00011011)</text:span></text:p>
              <text:p text:style-name="P1"><text:span text:style-name="T1">0x01 (00000001) 0xFF 0xFF (11111111)</text:span></text:p>
              <text:p text:style-name="P1"><text:span text:style-name="T1"/></text:p>
              <text:p text:style-name="P1"><text:span text:style-name="T1">Post-Conditions:</text:span></text:p>
              <text:p text:style-name="P1"><text:span text:style-name="T1">Accumulator = 0x55 (01010101)</text:span></text:p>
              <text:p text:style-name="P1"><text:span text:style-name="T1">Z = 0</text:span></text:p>
              <text:p text:style-name="P1"><text:span text:style-name="T1">Example 2: Exclusive-OR the literal value 0x20 (00100000) with the Accumulator.</text:span></text:p>
              <text:p text:style-name="P1"><text:span text:style-name="T1">Pre-Conditions:</text:span></text:p>
              <text:p text:style-name="P1"><text:span text:style-name="T1">Accumulator = 0x20 (00100000)</text:span></text:p>
              <text:p text:style-name="P1"><text:span text:style-name="T1">Z = ?</text:span></text:p>
              <text:p text:style-name="P1"><text:span text:style-name="T1">Address Hex (Binary) Instruction Machine Code Hex (Binary)</text:span></text:p>
              <text:p text:style-name="P1"><text:span text:style-name="T1">0x00 (00000000) XORLA 0x1B (00011011)</text:span></text:p>
              <text:p text:style-name="P1"><text:span text:style-name="T1">0x01 (00000001) 0x20 0x20 (00100000)</text:span></text:p>
              <text:p text:style-name="P1"><text:span text:style-name="T1"/></text:p>
              <text:p text:style-name="P1"><text:span text:style-name="T1">Post-Conditions:</text:span></text:p>
              <text:p text:style-name="P1"><text:span text:style-name="T1">Accumulator = 0x00 (00000000)</text:span></text:p>
              <text:p text:style-name="P1"><text:span text:style-name="T1">Z = 1</text:span></text:p>
            </office:annotation>
            <text:p>XORLA</text:p>
          </table:table-cell>
          <table:table-cell table:style-name="ce24" table:formula="of:=DEC2BIN([.C53];8)" office:value-type="string" office:string-value="00011011">
            <text:p>00011011</text:p>
          </table:table-cell>
          <table:table-cell table:style-name="ce26" office:value-type="float" office:value="27">
            <text:p>27</text:p>
          </table:table-cell>
        </table:table-row>
        <table:table-row table:style-name="ro4">
          <table:table-cell table:style-name="ce21" office:value-type="string">
            <office:annotation draw:style-name="gr5" draw:text-style-name="P1" svg:width="15.595cm" svg:height="16.317cm" svg:x="2.592cm" svg:y="24.734cm" draw:caption-point-x="-0.627cm" draw:caption-point-y="1.447cm">
              <dc:creator>SK</dc:creator>
              <dc:date>2021-03-07T00:00:00</dc:date>
              <text:p text:style-name="P1"><text:span text:style-name="T1">0x1C XORRA</text:span></text:p>
              <text:p text:style-name="P1"><text:span text:style-name="T1"/></text:p>
              <text:p text:style-name="P1"><text:span text:style-name="T1">Description: Exclusive-OR the contents of RAM at the specified address with the Accumulator.</text:span></text:p>
              <text:p text:style-name="P1"><text:span text:style-name="T1">Usage: XORRA addr</text:span></text:p>
              <text:p text:style-name="P1"><text:span text:style-name="T1">Program Bytes Used: 2</text:span></text:p>
              <text:p text:style-name="P1"><text:span text:style-name="T1">Status Flags Affected: Z</text:span></text:p>
              <text:p text:style-name="P1"><text:span text:style-name="T1">Example 1: Exclusive-OR the contents of RAM at address 0xF5 (11110101) with the Accumulator.</text:span></text:p>
              <text:p text:style-name="P1"><text:span text:style-name="T1">Pre-Conditions:</text:span></text:p>
              <text:p text:style-name="P1"><text:span text:style-name="T1">RAM at address 0xF5 (11110101) = 0x09 (00001001)</text:span></text:p>
              <text:p text:style-name="P1"><text:span text:style-name="T1">Accumulator = 0x0F (0000111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XORRA 0x1C (00011100)</text:span></text:p>
              <text:p text:style-name="P1"><text:span text:style-name="T1">0x01 (00000001) 0xF5 0xF5 (11110101)</text:span></text:p>
              <text:p text:style-name="P1"><text:span text:style-name="T1"/></text:p>
              <text:p text:style-name="P1"><text:span text:style-name="T1">Post-Conditions:</text:span></text:p>
              <text:p text:style-name="P1"><text:span text:style-name="T1">RAM at address 0xF5 (11110101) = 0x09 (00001001)</text:span></text:p>
              <text:p text:style-name="P1"><text:span text:style-name="T1">Accumulator = 0x06 (00000110)</text:span></text:p>
              <text:p text:style-name="P1"><text:span text:style-name="T1">Z = 0</text:span></text:p>
              <text:p text:style-name="P1"><text:span text:style-name="T1">Example 2: Exclusive-OR the contents of RAM at address 0xFA (11111010) with the Accumulator.</text:span></text:p>
              <text:p text:style-name="P1"><text:span text:style-name="T1">Pre-Conditions:</text:span></text:p>
              <text:p text:style-name="P1"><text:span text:style-name="T1">RAM at address 0xFA (11111010) = 0xFF (11111111)</text:span></text:p>
              <text:p text:style-name="P1"><text:span text:style-name="T1">Accumulator = 0x15 (00010101)</text:span></text:p>
              <text:p text:style-name="P1"><text:span text:style-name="T1">Z = ?</text:span></text:p>
              <text:p text:style-name="P1"><text:span text:style-name="T1"/></text:p>
              <text:p text:style-name="P1"><text:span text:style-name="T1">Address Hex (Binary) Instruction Machine Code Hex (Binary)</text:span></text:p>
              <text:p text:style-name="P1"><text:span text:style-name="T1">0x00 (00000000) XORRA 0x1C (00011100)</text:span></text:p>
              <text:p text:style-name="P1"><text:span text:style-name="T1">0x01 (00000001) 0xFA 0xFA (11111010)</text:span></text:p>
              <text:p text:style-name="P1"><text:span text:style-name="T1"/></text:p>
              <text:p text:style-name="P1"><text:span text:style-name="T1">Post-Conditions:</text:span></text:p>
              <text:p text:style-name="P1"><text:span text:style-name="T1">RAM at address 0xFA (11111010) = 0xFF (11111111)</text:span></text:p>
              <text:p text:style-name="P1"><text:span text:style-name="T1">Accumulator = 0xEA (11101010)</text:span></text:p>
              <text:p text:style-name="P1"><text:span text:style-name="T1">Z = 0</text:span></text:p>
            </office:annotation>
            <text:p>XORRA</text:p>
          </table:table-cell>
          <table:table-cell table:style-name="ce24" table:formula="of:=DEC2BIN([.C54];8)" office:value-type="string" office:string-value="00011100">
            <text:p>00011100</text:p>
          </table:table-cell>
          <table:table-cell table:style-name="ce26" office:value-type="float" office:value="28">
            <text:p>28</text:p>
          </table:table-cell>
        </table:table-row>
        <table:table-row table:style-name="ro4">
          <table:table-cell table:style-name="ce21" office:value-type="string">
            <office:annotation draw:style-name="gr22" draw:text-style-name="P1" svg:width="12.247cm" svg:height="7.785cm" svg:x="2.592cm" svg:y="25.289cm" draw:caption-point-x="-0.627cm" draw:caption-point-y="1.386cm">
              <dc:creator>SK</dc:creator>
              <dc:date>2021-03-07T00:00:00</dc:date>
              <text:p text:style-name="P1"><text:span text:style-name="T1">Status Register</text:span></text:p>
              <text:p text:style-name="P1"><text:span text:style-name="T1"/></text:p>
              <text:p text:style-name="P1"><text:span text:style-name="T1">0xFC (11111100) Read/Write</text:span></text:p>
              <text:p text:style-name="P1"><text:span text:style-name="T1"/></text:p>
              <text:p text:style-name="P1"><text:span text:style-name="T1">CPU status flags.</text:span></text:p>
              <text:p text:style-name="P1"><text:span text:style-name="T1"/></text:p>
              <text:p text:style-name="P1"><text:span text:style-name="T1">Bit Flag Description</text:span></text:p>
              <text:p text:style-name="P1"><text:span text:style-name="T1">0 Z (Zero). If set, the previous instruction produced a zero result.</text:span></text:p>
              <text:p text:style-name="P1"><text:span text:style-name="T1"/></text:p>
              <text:p text:style-name="P1"><text:span text:style-name="T1">1 C (Carry). If set, the previous instruction produced a carry or borrow.</text:span></text:p>
              <text:p text:style-name="P1"><text:span text:style-name="T1"/></text:p>
              <text:p text:style-name="P1"><text:span text:style-name="T1">2 Show Address LEDs Register. If set, the Address LEDs display the contents of the Address LEDs Register while in Run mode. If clear, the Address LEDs display the contents of the Program Counter.</text:span></text:p>
              <text:p text:style-name="P1"><text:span text:style-name="T1"/></text:p>
              <text:p text:style-name="P1"><text:span text:style-name="T1">3-7 Undefined</text:span></text:p>
            </office:annotation>
            <text:p>_sr</text:p>
          </table:table-cell>
          <table:table-cell table:style-name="ce24" table:formula="of:=DEC2BIN([.C55];8)" office:value-type="string" office:string-value="11111100">
            <text:p>11111100</text:p>
          </table:table-cell>
          <table:table-cell table:style-name="ce26" office:value-type="float" office:value="252">
            <text:p>252</text:p>
          </table:table-cell>
        </table:table-row>
        <table:table-row table:style-name="ro4">
          <table:table-cell table:style-name="ce21" office:value-type="string">
            <office:annotation draw:style-name="gr34" draw:text-style-name="P1" svg:width="9.057cm" svg:height="3.177cm" svg:x="2.592cm" svg:y="25.785cm" draw:caption-point-x="-0.627cm" draw:caption-point-y="1.384cm">
              <dc:creator>SK</dc:creator>
              <dc:date>2021-03-07T00:00:00</dc:date>
              <text:p text:style-name="P1"><text:span text:style-name="T1">Button Register</text:span></text:p>
              <text:p text:style-name="P1"><text:span text:style-name="T1"/></text:p>
              <text:p text:style-name="P1"><text:span text:style-name="T1">0xFD(11111101) Read Only</text:span></text:p>
              <text:p text:style-name="P1"><text:span text:style-name="T1"/></text:p>
              <text:p text:style-name="P1"><text:span text:style-name="T1">Data buttons status. For each bit, if that bit is set, the corresponding button is pressed. </text:span></text:p>
            </office:annotation>
            <text:p>_br</text:p>
          </table:table-cell>
          <table:table-cell table:style-name="ce24" table:formula="of:=DEC2BIN([.C56];8)" office:value-type="string" office:string-value="11111101">
            <text:p>11111101</text:p>
          </table:table-cell>
          <table:table-cell table:style-name="ce26" office:value-type="float" office:value="253">
            <text:p>253</text:p>
          </table:table-cell>
        </table:table-row>
        <table:table-row table:style-name="ro4">
          <table:table-cell table:style-name="ce21" office:value-type="string">
            <office:annotation draw:style-name="gr35" draw:text-style-name="P1" svg:width="8.423cm" svg:height="3.045cm" svg:x="2.592cm" svg:y="26.28cm" draw:caption-point-x="-0.627cm" draw:caption-point-y="1.382cm">
              <dc:creator>SK</dc:creator>
              <dc:date>2021-03-07T00:00:00</dc:date>
              <text:p text:style-name="P1"><text:span text:style-name="T1">Address LED's Register</text:span></text:p>
              <text:p text:style-name="P1"><text:span text:style-name="T1"/></text:p>
              <text:p text:style-name="P1"><text:span text:style-name="T1">0xFE(11111110) Read/Write</text:span></text:p>
              <text:p text:style-name="P1"><text:span text:style-name="T1"/></text:p>
              <text:p text:style-name="P1"><text:span text:style-name="T1">Displayed on the Address LEDs while in Run <text:s/>mode and only if bit 2 of the Status Register is set.</text:span></text:p>
            </office:annotation>
            <text:p>_ar</text:p>
          </table:table-cell>
          <table:table-cell table:style-name="ce24" table:formula="of:=DEC2BIN([.C57];8)" office:value-type="string" office:string-value="11111110">
            <text:p>11111110</text:p>
          </table:table-cell>
          <table:table-cell table:style-name="ce26" office:value-type="float" office:value="254">
            <text:p>254</text:p>
          </table:table-cell>
        </table:table-row>
        <table:table-row table:style-name="ro4">
          <table:table-cell table:style-name="ce21" office:value-type="string">
            <office:annotation draw:style-name="gr36" draw:text-style-name="P1" svg:width="7.71cm" svg:height="2.571cm" svg:x="2.592cm" svg:y="26.775cm" draw:caption-point-x="-0.627cm" draw:caption-point-y="1.381cm">
              <dc:creator>SK</dc:creator>
              <dc:date>2021-03-07T00:00:00</dc:date>
              <text:p text:style-name="P1"><text:span text:style-name="T1">Data LEDs</text:span></text:p>
              <text:p text:style-name="P1"><text:span text:style-name="T1"/></text:p>
              <text:p text:style-name="P1"><text:span text:style-name="T1">0xFF (11111111) Read/Write</text:span></text:p>
              <text:p text:style-name="P1"><text:span text:style-name="T1"/></text:p>
              <text:p text:style-name="P1"><text:span text:style-name="T1">Displayed on the Data LEDs while in run mode.</text:span></text:p>
            </office:annotation>
            <text:p>_dr</text:p>
          </table:table-cell>
          <table:table-cell table:style-name="ce24" table:formula="of:=DEC2BIN([.C58];8)" office:value-type="string" office:string-value="11111111">
            <text:p>11111111</text:p>
          </table:table-cell>
          <table:table-cell table:style-name="ce26" office:value-type="float" office:value="255">
            <text:p>255</text:p>
          </table:table-cell>
        </table:table-row>
        <table:table-row table:style-name="ro4">
          <table:table-cell table:style-name="ce21" office:value-type="string">
            <office:annotation draw:style-name="gr37" draw:text-style-name="P2" svg:width="6.261cm" svg:height="1.623cm" svg:x="2.575cm" svg:y="27.14cm" draw:caption-point-x="-0.61cm" draw:caption-point-y="1.511cm">
              <dc:creator>SK</dc:creator>
              <dc:date>2021-03-07T00:00:00</dc:date>
              <text:p text:style-name="P2"><text:span text:style-name="T2">_z</text:span></text:p>
              <text:p text:style-name="P2"><text:span text:style-name="T2"/></text:p>
              <text:p text:style-name="P2"><text:span text:style-name="T2">Status register (_sr) Zero bit</text:span></text:p>
            </office:annotation>
            <text:p>_z</text:p>
          </table:table-cell>
          <table:table-cell table:style-name="ce24" table:formula="of:=DEC2BIN([.C59];8)" office:value-type="string" office:string-value="00000000">
            <text:p>00000000</text:p>
          </table:table-cell>
          <table:table-cell table:style-name="ce26" office:value-type="float" office:value="0">
            <text:p>0</text:p>
          </table:table-cell>
        </table:table-row>
        <table:table-row table:style-name="ro4">
          <table:table-cell table:style-name="ce21" office:value-type="string">
            <office:annotation draw:style-name="gr38" draw:text-style-name="P2" svg:width="5.904cm" svg:height="1.623cm" svg:x="2.575cm" svg:y="27.634cm" draw:caption-point-x="-0.61cm" draw:caption-point-y="1.511cm">
              <dc:creator>SK</dc:creator>
              <dc:date>2021-03-07T00:00:00</dc:date>
              <text:p text:style-name="P2"><text:span text:style-name="T2">_c</text:span></text:p>
              <text:p text:style-name="P2"><text:span text:style-name="T2"/></text:p>
              <text:p text:style-name="P2"><text:span text:style-name="T2">Status register (_sr) Carry bit</text:span></text:p>
            </office:annotation>
            <text:p>_c</text:p>
          </table:table-cell>
          <table:table-cell table:style-name="ce24" table:formula="of:=DEC2BIN([.C60];8)" office:value-type="string" office:string-value="00000001">
            <text:p>00000001</text:p>
          </table:table-cell>
          <table:table-cell table:style-name="ce26" office:value-type="float" office:value="1">
            <text:p>1</text:p>
          </table:table-cell>
        </table:table-row>
        <table:table-row table:style-name="ro4">
          <table:table-cell table:style-name="ce21" office:value-type="string">
            <office:annotation draw:style-name="gr39" draw:text-style-name="P2" svg:width="10.619cm" svg:height="1.623cm" svg:x="2.575cm" svg:y="28.128cm" draw:caption-point-x="-0.61cm" draw:caption-point-y="1.511cm">
              <dc:creator>SK</dc:creator>
              <dc:date>2021-03-07T00:00:00</dc:date>
              <text:p text:style-name="P2"><text:span text:style-name="T2">_sar</text:span></text:p>
              <text:p text:style-name="P2"><text:span text:style-name="T2"/></text:p>
              <text:p text:style-name="P2"><text:span text:style-name="T2">Status register (_sr) Show-Address-Register bit</text:span></text:p>
            </office:annotation>
            <text:p>_sar</text:p>
          </table:table-cell>
          <table:table-cell table:style-name="ce24" table:formula="of:=DEC2BIN([.C61];8)" office:value-type="string" office:string-value="00000010">
            <text:p>00000010</text:p>
          </table:table-cell>
          <table:table-cell table:style-name="ce26" office:value-type="float" office:value="2">
            <text:p>2</text:p>
          </table:table-cell>
        </table:table-row>
        <table:table-row table:style-name="ro4">
          <table:table-cell table:style-name="ce22" table:formula="of:=[.C62]" office:value-type="float" office:value="0">
            <text:p>0</text:p>
          </table:table-cell>
          <table:table-cell table:style-name="ce24" table:formula="of:=DEC2BIN([.C62];8)" office:value-type="string" office:string-value="00000000">
            <text:p>00000000</text:p>
          </table:table-cell>
          <table:table-cell table:style-name="ce26" office:value-type="float" office:value="0">
            <text:p>0</text:p>
          </table:table-cell>
        </table:table-row>
        <table:table-row table:style-name="ro4">
          <table:table-cell table:style-name="ce22" table:formula="of:=[.C63]" office:value-type="float" office:value="1">
            <text:p>1</text:p>
          </table:table-cell>
          <table:table-cell table:style-name="ce24" table:formula="of:=DEC2BIN([.C63];8)" office:value-type="string" office:string-value="00000001">
            <text:p>00000001</text:p>
          </table:table-cell>
          <table:table-cell table:style-name="ce26" office:value-type="float" office:value="1">
            <text:p>1</text:p>
          </table:table-cell>
        </table:table-row>
        <table:table-row table:style-name="ro4">
          <table:table-cell table:style-name="ce22" table:formula="of:=[.C64]" office:value-type="float" office:value="2">
            <text:p>2</text:p>
          </table:table-cell>
          <table:table-cell table:style-name="ce24" table:formula="of:=DEC2BIN([.C64];8)" office:value-type="string" office:string-value="00000010">
            <text:p>00000010</text:p>
          </table:table-cell>
          <table:table-cell table:style-name="ce26" office:value-type="float" office:value="2">
            <text:p>2</text:p>
          </table:table-cell>
        </table:table-row>
        <table:table-row table:style-name="ro4">
          <table:table-cell table:style-name="ce22" table:formula="of:=[.C65]" office:value-type="float" office:value="3">
            <text:p>3</text:p>
          </table:table-cell>
          <table:table-cell table:style-name="ce24" table:formula="of:=DEC2BIN([.C65];8)" office:value-type="string" office:string-value="00000011">
            <text:p>00000011</text:p>
          </table:table-cell>
          <table:table-cell table:style-name="ce26" office:value-type="float" office:value="3">
            <text:p>3</text:p>
          </table:table-cell>
        </table:table-row>
        <table:table-row table:style-name="ro4">
          <table:table-cell table:style-name="ce22" table:formula="of:=[.C66]" office:value-type="float" office:value="4">
            <text:p>4</text:p>
          </table:table-cell>
          <table:table-cell table:style-name="ce24" table:formula="of:=DEC2BIN([.C66];8)" office:value-type="string" office:string-value="00000100">
            <text:p>00000100</text:p>
          </table:table-cell>
          <table:table-cell table:style-name="ce26" office:value-type="float" office:value="4">
            <text:p>4</text:p>
          </table:table-cell>
        </table:table-row>
        <table:table-row table:style-name="ro4">
          <table:table-cell table:style-name="ce22" table:formula="of:=[.C67]" office:value-type="float" office:value="5">
            <text:p>5</text:p>
          </table:table-cell>
          <table:table-cell table:style-name="ce24" table:formula="of:=DEC2BIN([.C67];8)" office:value-type="string" office:string-value="00000101">
            <text:p>00000101</text:p>
          </table:table-cell>
          <table:table-cell table:style-name="ce26" office:value-type="float" office:value="5">
            <text:p>5</text:p>
          </table:table-cell>
        </table:table-row>
        <table:table-row table:style-name="ro4">
          <table:table-cell table:style-name="ce22" table:formula="of:=[.C68]" office:value-type="float" office:value="6">
            <text:p>6</text:p>
          </table:table-cell>
          <table:table-cell table:style-name="ce24" table:formula="of:=DEC2BIN([.C68];8)" office:value-type="string" office:string-value="00000110">
            <text:p>00000110</text:p>
          </table:table-cell>
          <table:table-cell table:style-name="ce26" office:value-type="float" office:value="6">
            <text:p>6</text:p>
          </table:table-cell>
        </table:table-row>
        <table:table-row table:style-name="ro4">
          <table:table-cell table:style-name="ce22" table:formula="of:=[.C69]" office:value-type="float" office:value="7">
            <text:p>7</text:p>
          </table:table-cell>
          <table:table-cell table:style-name="ce24" table:formula="of:=DEC2BIN([.C69];8)" office:value-type="string" office:string-value="00000111">
            <text:p>00000111</text:p>
          </table:table-cell>
          <table:table-cell table:style-name="ce26" office:value-type="float" office:value="7">
            <text:p>7</text:p>
          </table:table-cell>
        </table:table-row>
        <table:table-row table:style-name="ro4">
          <table:table-cell table:style-name="ce22" table:formula="of:=[.C70]" office:value-type="float" office:value="8">
            <text:p>8</text:p>
          </table:table-cell>
          <table:table-cell table:style-name="ce24" table:formula="of:=DEC2BIN([.C70];8)" office:value-type="string" office:string-value="00001000">
            <text:p>00001000</text:p>
          </table:table-cell>
          <table:table-cell table:style-name="ce26" office:value-type="float" office:value="8">
            <text:p>8</text:p>
          </table:table-cell>
        </table:table-row>
        <table:table-row table:style-name="ro4">
          <table:table-cell table:style-name="ce22" table:formula="of:=[.C71]" office:value-type="float" office:value="9">
            <text:p>9</text:p>
          </table:table-cell>
          <table:table-cell table:style-name="ce24" table:formula="of:=DEC2BIN([.C71];8)" office:value-type="string" office:string-value="00001001">
            <text:p>00001001</text:p>
          </table:table-cell>
          <table:table-cell table:style-name="ce26" office:value-type="float" office:value="9">
            <text:p>9</text:p>
          </table:table-cell>
        </table:table-row>
        <table:table-row table:style-name="ro4">
          <table:table-cell table:style-name="ce22" table:formula="of:=[.C72]" office:value-type="float" office:value="10">
            <text:p>10</text:p>
          </table:table-cell>
          <table:table-cell table:style-name="ce24" table:formula="of:=DEC2BIN([.C72];8)" office:value-type="string" office:string-value="00001010">
            <text:p>00001010</text:p>
          </table:table-cell>
          <table:table-cell table:style-name="ce26" office:value-type="float" office:value="10">
            <text:p>10</text:p>
          </table:table-cell>
        </table:table-row>
        <table:table-row table:style-name="ro4">
          <table:table-cell table:style-name="ce22" table:formula="of:=[.C73]" office:value-type="float" office:value="11">
            <text:p>11</text:p>
          </table:table-cell>
          <table:table-cell table:style-name="ce24" table:formula="of:=DEC2BIN([.C73];8)" office:value-type="string" office:string-value="00001011">
            <text:p>00001011</text:p>
          </table:table-cell>
          <table:table-cell table:style-name="ce26" office:value-type="float" office:value="11">
            <text:p>11</text:p>
          </table:table-cell>
        </table:table-row>
        <table:table-row table:style-name="ro4">
          <table:table-cell table:style-name="ce22" table:formula="of:=[.C74]" office:value-type="float" office:value="12">
            <text:p>12</text:p>
          </table:table-cell>
          <table:table-cell table:style-name="ce24" table:formula="of:=DEC2BIN([.C74];8)" office:value-type="string" office:string-value="00001100">
            <text:p>00001100</text:p>
          </table:table-cell>
          <table:table-cell table:style-name="ce26" office:value-type="float" office:value="12">
            <text:p>12</text:p>
          </table:table-cell>
        </table:table-row>
        <table:table-row table:style-name="ro4">
          <table:table-cell table:style-name="ce22" table:formula="of:=[.C75]" office:value-type="float" office:value="13">
            <text:p>13</text:p>
          </table:table-cell>
          <table:table-cell table:style-name="ce24" table:formula="of:=DEC2BIN([.C75];8)" office:value-type="string" office:string-value="00001101">
            <text:p>00001101</text:p>
          </table:table-cell>
          <table:table-cell table:style-name="ce26" office:value-type="float" office:value="13">
            <text:p>13</text:p>
          </table:table-cell>
        </table:table-row>
        <table:table-row table:style-name="ro4">
          <table:table-cell table:style-name="ce22" table:formula="of:=[.C76]" office:value-type="float" office:value="14">
            <text:p>14</text:p>
          </table:table-cell>
          <table:table-cell table:style-name="ce24" table:formula="of:=DEC2BIN([.C76];8)" office:value-type="string" office:string-value="00001110">
            <text:p>00001110</text:p>
          </table:table-cell>
          <table:table-cell table:style-name="ce26" office:value-type="float" office:value="14">
            <text:p>14</text:p>
          </table:table-cell>
        </table:table-row>
        <table:table-row table:style-name="ro4">
          <table:table-cell table:style-name="ce22" table:formula="of:=[.C77]" office:value-type="float" office:value="15">
            <text:p>15</text:p>
          </table:table-cell>
          <table:table-cell table:style-name="ce24" table:formula="of:=DEC2BIN([.C77];8)" office:value-type="string" office:string-value="00001111">
            <text:p>00001111</text:p>
          </table:table-cell>
          <table:table-cell table:style-name="ce26" office:value-type="float" office:value="15">
            <text:p>15</text:p>
          </table:table-cell>
        </table:table-row>
        <table:table-row table:style-name="ro4">
          <table:table-cell table:style-name="ce22" table:formula="of:=[.C78]" office:value-type="float" office:value="16">
            <text:p>16</text:p>
          </table:table-cell>
          <table:table-cell table:style-name="ce24" table:formula="of:=DEC2BIN([.C78];8)" office:value-type="string" office:string-value="00010000">
            <text:p>00010000</text:p>
          </table:table-cell>
          <table:table-cell table:style-name="ce26" office:value-type="float" office:value="16">
            <text:p>16</text:p>
          </table:table-cell>
        </table:table-row>
        <table:table-row table:style-name="ro4">
          <table:table-cell table:style-name="ce22" table:formula="of:=[.C79]" office:value-type="float" office:value="17">
            <text:p>17</text:p>
          </table:table-cell>
          <table:table-cell table:style-name="ce24" table:formula="of:=DEC2BIN([.C79];8)" office:value-type="string" office:string-value="00010001">
            <text:p>00010001</text:p>
          </table:table-cell>
          <table:table-cell table:style-name="ce26" office:value-type="float" office:value="17">
            <text:p>17</text:p>
          </table:table-cell>
        </table:table-row>
        <table:table-row table:style-name="ro4">
          <table:table-cell table:style-name="ce22" table:formula="of:=[.C80]" office:value-type="float" office:value="18">
            <text:p>18</text:p>
          </table:table-cell>
          <table:table-cell table:style-name="ce24" table:formula="of:=DEC2BIN([.C80];8)" office:value-type="string" office:string-value="00010010">
            <text:p>00010010</text:p>
          </table:table-cell>
          <table:table-cell table:style-name="ce26" office:value-type="float" office:value="18">
            <text:p>18</text:p>
          </table:table-cell>
        </table:table-row>
        <table:table-row table:style-name="ro4">
          <table:table-cell table:style-name="ce22" table:formula="of:=[.C81]" office:value-type="float" office:value="19">
            <text:p>19</text:p>
          </table:table-cell>
          <table:table-cell table:style-name="ce24" table:formula="of:=DEC2BIN([.C81];8)" office:value-type="string" office:string-value="00010011">
            <text:p>00010011</text:p>
          </table:table-cell>
          <table:table-cell table:style-name="ce26" office:value-type="float" office:value="19">
            <text:p>19</text:p>
          </table:table-cell>
        </table:table-row>
        <table:table-row table:style-name="ro4">
          <table:table-cell table:style-name="ce22" table:formula="of:=[.C82]" office:value-type="float" office:value="20">
            <text:p>20</text:p>
          </table:table-cell>
          <table:table-cell table:style-name="ce24" table:formula="of:=DEC2BIN([.C82];8)" office:value-type="string" office:string-value="00010100">
            <text:p>00010100</text:p>
          </table:table-cell>
          <table:table-cell table:style-name="ce26" office:value-type="float" office:value="20">
            <text:p>20</text:p>
          </table:table-cell>
        </table:table-row>
        <table:table-row table:style-name="ro4">
          <table:table-cell table:style-name="ce22" table:formula="of:=[.C83]" office:value-type="float" office:value="21">
            <text:p>21</text:p>
          </table:table-cell>
          <table:table-cell table:style-name="ce24" table:formula="of:=DEC2BIN([.C83];8)" office:value-type="string" office:string-value="00010101">
            <text:p>00010101</text:p>
          </table:table-cell>
          <table:table-cell table:style-name="ce26" office:value-type="float" office:value="21">
            <text:p>21</text:p>
          </table:table-cell>
        </table:table-row>
        <table:table-row table:style-name="ro4">
          <table:table-cell table:style-name="ce22" table:formula="of:=[.C84]" office:value-type="float" office:value="22">
            <text:p>22</text:p>
          </table:table-cell>
          <table:table-cell table:style-name="ce24" table:formula="of:=DEC2BIN([.C84];8)" office:value-type="string" office:string-value="00010110">
            <text:p>00010110</text:p>
          </table:table-cell>
          <table:table-cell table:style-name="ce26" office:value-type="float" office:value="22">
            <text:p>22</text:p>
          </table:table-cell>
        </table:table-row>
        <table:table-row table:style-name="ro4">
          <table:table-cell table:style-name="ce22" table:formula="of:=[.C85]" office:value-type="float" office:value="23">
            <text:p>23</text:p>
          </table:table-cell>
          <table:table-cell table:style-name="ce24" table:formula="of:=DEC2BIN([.C85];8)" office:value-type="string" office:string-value="00010111">
            <text:p>00010111</text:p>
          </table:table-cell>
          <table:table-cell table:style-name="ce26" office:value-type="float" office:value="23">
            <text:p>23</text:p>
          </table:table-cell>
        </table:table-row>
        <table:table-row table:style-name="ro4">
          <table:table-cell table:style-name="ce22" table:formula="of:=[.C86]" office:value-type="float" office:value="24">
            <text:p>24</text:p>
          </table:table-cell>
          <table:table-cell table:style-name="ce24" table:formula="of:=DEC2BIN([.C86];8)" office:value-type="string" office:string-value="00011000">
            <text:p>00011000</text:p>
          </table:table-cell>
          <table:table-cell table:style-name="ce26" office:value-type="float" office:value="24">
            <text:p>24</text:p>
          </table:table-cell>
        </table:table-row>
        <table:table-row table:style-name="ro4">
          <table:table-cell table:style-name="ce22" table:formula="of:=[.C87]" office:value-type="float" office:value="25">
            <text:p>25</text:p>
          </table:table-cell>
          <table:table-cell table:style-name="ce24" table:formula="of:=DEC2BIN([.C87];8)" office:value-type="string" office:string-value="00011001">
            <text:p>00011001</text:p>
          </table:table-cell>
          <table:table-cell table:style-name="ce26" office:value-type="float" office:value="25">
            <text:p>25</text:p>
          </table:table-cell>
        </table:table-row>
        <table:table-row table:style-name="ro4">
          <table:table-cell table:style-name="ce22" table:formula="of:=[.C88]" office:value-type="float" office:value="26">
            <text:p>26</text:p>
          </table:table-cell>
          <table:table-cell table:style-name="ce24" table:formula="of:=DEC2BIN([.C88];8)" office:value-type="string" office:string-value="00011010">
            <text:p>00011010</text:p>
          </table:table-cell>
          <table:table-cell table:style-name="ce26" office:value-type="float" office:value="26">
            <text:p>26</text:p>
          </table:table-cell>
        </table:table-row>
        <table:table-row table:style-name="ro4">
          <table:table-cell table:style-name="ce22" table:formula="of:=[.C89]" office:value-type="float" office:value="27">
            <text:p>27</text:p>
          </table:table-cell>
          <table:table-cell table:style-name="ce24" table:formula="of:=DEC2BIN([.C89];8)" office:value-type="string" office:string-value="00011011">
            <text:p>00011011</text:p>
          </table:table-cell>
          <table:table-cell table:style-name="ce26" office:value-type="float" office:value="27">
            <text:p>27</text:p>
          </table:table-cell>
        </table:table-row>
        <table:table-row table:style-name="ro4">
          <table:table-cell table:style-name="ce22" table:formula="of:=[.C90]" office:value-type="float" office:value="28">
            <text:p>28</text:p>
          </table:table-cell>
          <table:table-cell table:style-name="ce24" table:formula="of:=DEC2BIN([.C90];8)" office:value-type="string" office:string-value="00011100">
            <text:p>00011100</text:p>
          </table:table-cell>
          <table:table-cell table:style-name="ce26" office:value-type="float" office:value="28">
            <text:p>28</text:p>
          </table:table-cell>
        </table:table-row>
        <table:table-row table:style-name="ro4">
          <table:table-cell table:style-name="ce22" table:formula="of:=[.C91]" office:value-type="float" office:value="29">
            <text:p>29</text:p>
          </table:table-cell>
          <table:table-cell table:style-name="ce24" table:formula="of:=DEC2BIN([.C91];8)" office:value-type="string" office:string-value="00011101">
            <text:p>00011101</text:p>
          </table:table-cell>
          <table:table-cell table:style-name="ce26" office:value-type="float" office:value="29">
            <text:p>29</text:p>
          </table:table-cell>
        </table:table-row>
        <table:table-row table:style-name="ro4">
          <table:table-cell table:style-name="ce22" table:formula="of:=[.C92]" office:value-type="float" office:value="30">
            <text:p>30</text:p>
          </table:table-cell>
          <table:table-cell table:style-name="ce24" table:formula="of:=DEC2BIN([.C92];8)" office:value-type="string" office:string-value="00011110">
            <text:p>00011110</text:p>
          </table:table-cell>
          <table:table-cell table:style-name="ce26" office:value-type="float" office:value="30">
            <text:p>30</text:p>
          </table:table-cell>
        </table:table-row>
        <table:table-row table:style-name="ro4">
          <table:table-cell table:style-name="ce22" table:formula="of:=[.C93]" office:value-type="float" office:value="31">
            <text:p>31</text:p>
          </table:table-cell>
          <table:table-cell table:style-name="ce24" table:formula="of:=DEC2BIN([.C93];8)" office:value-type="string" office:string-value="00011111">
            <text:p>00011111</text:p>
          </table:table-cell>
          <table:table-cell table:style-name="ce26" office:value-type="float" office:value="31">
            <text:p>31</text:p>
          </table:table-cell>
        </table:table-row>
        <table:table-row table:style-name="ro4">
          <table:table-cell table:style-name="ce22" table:formula="of:=[.C94]" office:value-type="float" office:value="32">
            <text:p>32</text:p>
          </table:table-cell>
          <table:table-cell table:style-name="ce24" table:formula="of:=DEC2BIN([.C94];8)" office:value-type="string" office:string-value="00100000">
            <text:p>00100000</text:p>
          </table:table-cell>
          <table:table-cell table:style-name="ce26" office:value-type="float" office:value="32">
            <text:p>32</text:p>
          </table:table-cell>
        </table:table-row>
        <table:table-row table:style-name="ro4">
          <table:table-cell table:style-name="ce22" table:formula="of:=[.C95]" office:value-type="float" office:value="33">
            <text:p>33</text:p>
          </table:table-cell>
          <table:table-cell table:style-name="ce24" table:formula="of:=DEC2BIN([.C95];8)" office:value-type="string" office:string-value="00100001">
            <text:p>00100001</text:p>
          </table:table-cell>
          <table:table-cell table:style-name="ce26" office:value-type="float" office:value="33">
            <text:p>33</text:p>
          </table:table-cell>
        </table:table-row>
        <table:table-row table:style-name="ro4">
          <table:table-cell table:style-name="ce22" table:formula="of:=[.C96]" office:value-type="float" office:value="34">
            <text:p>34</text:p>
          </table:table-cell>
          <table:table-cell table:style-name="ce24" table:formula="of:=DEC2BIN([.C96];8)" office:value-type="string" office:string-value="00100010">
            <text:p>00100010</text:p>
          </table:table-cell>
          <table:table-cell table:style-name="ce26" office:value-type="float" office:value="34">
            <text:p>34</text:p>
          </table:table-cell>
        </table:table-row>
        <table:table-row table:style-name="ro4">
          <table:table-cell table:style-name="ce22" table:formula="of:=[.C97]" office:value-type="float" office:value="35">
            <text:p>35</text:p>
          </table:table-cell>
          <table:table-cell table:style-name="ce24" table:formula="of:=DEC2BIN([.C97];8)" office:value-type="string" office:string-value="00100011">
            <text:p>00100011</text:p>
          </table:table-cell>
          <table:table-cell table:style-name="ce26" office:value-type="float" office:value="35">
            <text:p>35</text:p>
          </table:table-cell>
        </table:table-row>
        <table:table-row table:style-name="ro4">
          <table:table-cell table:style-name="ce22" table:formula="of:=[.C98]" office:value-type="float" office:value="36">
            <text:p>36</text:p>
          </table:table-cell>
          <table:table-cell table:style-name="ce24" table:formula="of:=DEC2BIN([.C98];8)" office:value-type="string" office:string-value="00100100">
            <text:p>00100100</text:p>
          </table:table-cell>
          <table:table-cell table:style-name="ce26" office:value-type="float" office:value="36">
            <text:p>36</text:p>
          </table:table-cell>
        </table:table-row>
        <table:table-row table:style-name="ro4">
          <table:table-cell table:style-name="ce22" table:formula="of:=[.C99]" office:value-type="float" office:value="37">
            <text:p>37</text:p>
          </table:table-cell>
          <table:table-cell table:style-name="ce24" table:formula="of:=DEC2BIN([.C99];8)" office:value-type="string" office:string-value="00100101">
            <text:p>00100101</text:p>
          </table:table-cell>
          <table:table-cell table:style-name="ce26" office:value-type="float" office:value="37">
            <text:p>37</text:p>
          </table:table-cell>
        </table:table-row>
        <table:table-row table:style-name="ro4">
          <table:table-cell table:style-name="ce22" table:formula="of:=[.C100]" office:value-type="float" office:value="38">
            <text:p>38</text:p>
          </table:table-cell>
          <table:table-cell table:style-name="ce24" table:formula="of:=DEC2BIN([.C100];8)" office:value-type="string" office:string-value="00100110">
            <text:p>00100110</text:p>
          </table:table-cell>
          <table:table-cell table:style-name="ce26" office:value-type="float" office:value="38">
            <text:p>38</text:p>
          </table:table-cell>
        </table:table-row>
        <table:table-row table:style-name="ro4">
          <table:table-cell table:style-name="ce22" table:formula="of:=[.C101]" office:value-type="float" office:value="39">
            <text:p>39</text:p>
          </table:table-cell>
          <table:table-cell table:style-name="ce24" table:formula="of:=DEC2BIN([.C101];8)" office:value-type="string" office:string-value="00100111">
            <text:p>00100111</text:p>
          </table:table-cell>
          <table:table-cell table:style-name="ce26" office:value-type="float" office:value="39">
            <text:p>39</text:p>
          </table:table-cell>
        </table:table-row>
        <table:table-row table:style-name="ro4">
          <table:table-cell table:style-name="ce22" table:formula="of:=[.C102]" office:value-type="float" office:value="40">
            <text:p>40</text:p>
          </table:table-cell>
          <table:table-cell table:style-name="ce24" table:formula="of:=DEC2BIN([.C102];8)" office:value-type="string" office:string-value="00101000">
            <text:p>00101000</text:p>
          </table:table-cell>
          <table:table-cell table:style-name="ce26" office:value-type="float" office:value="40">
            <text:p>40</text:p>
          </table:table-cell>
        </table:table-row>
        <table:table-row table:style-name="ro4">
          <table:table-cell table:style-name="ce22" table:formula="of:=[.C103]" office:value-type="float" office:value="41">
            <text:p>41</text:p>
          </table:table-cell>
          <table:table-cell table:style-name="ce24" table:formula="of:=DEC2BIN([.C103];8)" office:value-type="string" office:string-value="00101001">
            <text:p>00101001</text:p>
          </table:table-cell>
          <table:table-cell table:style-name="ce26" office:value-type="float" office:value="41">
            <text:p>41</text:p>
          </table:table-cell>
        </table:table-row>
        <table:table-row table:style-name="ro4">
          <table:table-cell table:style-name="ce22" table:formula="of:=[.C104]" office:value-type="float" office:value="42">
            <text:p>42</text:p>
          </table:table-cell>
          <table:table-cell table:style-name="ce24" table:formula="of:=DEC2BIN([.C104];8)" office:value-type="string" office:string-value="00101010">
            <text:p>00101010</text:p>
          </table:table-cell>
          <table:table-cell table:style-name="ce26" office:value-type="float" office:value="42">
            <text:p>42</text:p>
          </table:table-cell>
        </table:table-row>
        <table:table-row table:style-name="ro4">
          <table:table-cell table:style-name="ce22" table:formula="of:=[.C105]" office:value-type="float" office:value="43">
            <text:p>43</text:p>
          </table:table-cell>
          <table:table-cell table:style-name="ce24" table:formula="of:=DEC2BIN([.C105];8)" office:value-type="string" office:string-value="00101011">
            <text:p>00101011</text:p>
          </table:table-cell>
          <table:table-cell table:style-name="ce26" office:value-type="float" office:value="43">
            <text:p>43</text:p>
          </table:table-cell>
        </table:table-row>
        <table:table-row table:style-name="ro4">
          <table:table-cell table:style-name="ce22" table:formula="of:=[.C106]" office:value-type="float" office:value="44">
            <text:p>44</text:p>
          </table:table-cell>
          <table:table-cell table:style-name="ce24" table:formula="of:=DEC2BIN([.C106];8)" office:value-type="string" office:string-value="00101100">
            <text:p>00101100</text:p>
          </table:table-cell>
          <table:table-cell table:style-name="ce26" office:value-type="float" office:value="44">
            <text:p>44</text:p>
          </table:table-cell>
        </table:table-row>
        <table:table-row table:style-name="ro4">
          <table:table-cell table:style-name="ce22" table:formula="of:=[.C107]" office:value-type="float" office:value="45">
            <text:p>45</text:p>
          </table:table-cell>
          <table:table-cell table:style-name="ce24" table:formula="of:=DEC2BIN([.C107];8)" office:value-type="string" office:string-value="00101101">
            <text:p>00101101</text:p>
          </table:table-cell>
          <table:table-cell table:style-name="ce26" office:value-type="float" office:value="45">
            <text:p>45</text:p>
          </table:table-cell>
        </table:table-row>
        <table:table-row table:style-name="ro4">
          <table:table-cell table:style-name="ce22" table:formula="of:=[.C108]" office:value-type="float" office:value="46">
            <text:p>46</text:p>
          </table:table-cell>
          <table:table-cell table:style-name="ce24" table:formula="of:=DEC2BIN([.C108];8)" office:value-type="string" office:string-value="00101110">
            <text:p>00101110</text:p>
          </table:table-cell>
          <table:table-cell table:style-name="ce26" office:value-type="float" office:value="46">
            <text:p>46</text:p>
          </table:table-cell>
        </table:table-row>
        <table:table-row table:style-name="ro4">
          <table:table-cell table:style-name="ce22" table:formula="of:=[.C109]" office:value-type="float" office:value="47">
            <text:p>47</text:p>
          </table:table-cell>
          <table:table-cell table:style-name="ce24" table:formula="of:=DEC2BIN([.C109];8)" office:value-type="string" office:string-value="00101111">
            <text:p>00101111</text:p>
          </table:table-cell>
          <table:table-cell table:style-name="ce26" office:value-type="float" office:value="47">
            <text:p>47</text:p>
          </table:table-cell>
        </table:table-row>
        <table:table-row table:style-name="ro4">
          <table:table-cell table:style-name="ce22" table:formula="of:=[.C110]" office:value-type="float" office:value="48">
            <text:p>48</text:p>
          </table:table-cell>
          <table:table-cell table:style-name="ce24" table:formula="of:=DEC2BIN([.C110];8)" office:value-type="string" office:string-value="00110000">
            <text:p>00110000</text:p>
          </table:table-cell>
          <table:table-cell table:style-name="ce26" office:value-type="float" office:value="48">
            <text:p>48</text:p>
          </table:table-cell>
        </table:table-row>
        <table:table-row table:style-name="ro4">
          <table:table-cell table:style-name="ce22" table:formula="of:=[.C111]" office:value-type="float" office:value="49">
            <text:p>49</text:p>
          </table:table-cell>
          <table:table-cell table:style-name="ce24" table:formula="of:=DEC2BIN([.C111];8)" office:value-type="string" office:string-value="00110001">
            <text:p>00110001</text:p>
          </table:table-cell>
          <table:table-cell table:style-name="ce26" office:value-type="float" office:value="49">
            <text:p>49</text:p>
          </table:table-cell>
        </table:table-row>
        <table:table-row table:style-name="ro4">
          <table:table-cell table:style-name="ce22" table:formula="of:=[.C112]" office:value-type="float" office:value="50">
            <text:p>50</text:p>
          </table:table-cell>
          <table:table-cell table:style-name="ce24" table:formula="of:=DEC2BIN([.C112];8)" office:value-type="string" office:string-value="00110010">
            <text:p>00110010</text:p>
          </table:table-cell>
          <table:table-cell table:style-name="ce26" office:value-type="float" office:value="50">
            <text:p>50</text:p>
          </table:table-cell>
        </table:table-row>
        <table:table-row table:style-name="ro4">
          <table:table-cell table:style-name="ce22" table:formula="of:=[.C113]" office:value-type="float" office:value="51">
            <text:p>51</text:p>
          </table:table-cell>
          <table:table-cell table:style-name="ce24" table:formula="of:=DEC2BIN([.C113];8)" office:value-type="string" office:string-value="00110011">
            <text:p>00110011</text:p>
          </table:table-cell>
          <table:table-cell table:style-name="ce26" office:value-type="float" office:value="51">
            <text:p>51</text:p>
          </table:table-cell>
        </table:table-row>
        <table:table-row table:style-name="ro4">
          <table:table-cell table:style-name="ce22" table:formula="of:=[.C114]" office:value-type="float" office:value="52">
            <text:p>52</text:p>
          </table:table-cell>
          <table:table-cell table:style-name="ce24" table:formula="of:=DEC2BIN([.C114];8)" office:value-type="string" office:string-value="00110100">
            <text:p>00110100</text:p>
          </table:table-cell>
          <table:table-cell table:style-name="ce26" office:value-type="float" office:value="52">
            <text:p>52</text:p>
          </table:table-cell>
        </table:table-row>
        <table:table-row table:style-name="ro4">
          <table:table-cell table:style-name="ce22" table:formula="of:=[.C115]" office:value-type="float" office:value="53">
            <text:p>53</text:p>
          </table:table-cell>
          <table:table-cell table:style-name="ce24" table:formula="of:=DEC2BIN([.C115];8)" office:value-type="string" office:string-value="00110101">
            <text:p>00110101</text:p>
          </table:table-cell>
          <table:table-cell table:style-name="ce26" office:value-type="float" office:value="53">
            <text:p>53</text:p>
          </table:table-cell>
        </table:table-row>
        <table:table-row table:style-name="ro4">
          <table:table-cell table:style-name="ce22" table:formula="of:=[.C116]" office:value-type="float" office:value="54">
            <text:p>54</text:p>
          </table:table-cell>
          <table:table-cell table:style-name="ce24" table:formula="of:=DEC2BIN([.C116];8)" office:value-type="string" office:string-value="00110110">
            <text:p>00110110</text:p>
          </table:table-cell>
          <table:table-cell table:style-name="ce26" office:value-type="float" office:value="54">
            <text:p>54</text:p>
          </table:table-cell>
        </table:table-row>
        <table:table-row table:style-name="ro4">
          <table:table-cell table:style-name="ce22" table:formula="of:=[.C117]" office:value-type="float" office:value="55">
            <text:p>55</text:p>
          </table:table-cell>
          <table:table-cell table:style-name="ce24" table:formula="of:=DEC2BIN([.C117];8)" office:value-type="string" office:string-value="00110111">
            <text:p>00110111</text:p>
          </table:table-cell>
          <table:table-cell table:style-name="ce26" office:value-type="float" office:value="55">
            <text:p>55</text:p>
          </table:table-cell>
        </table:table-row>
        <table:table-row table:style-name="ro4">
          <table:table-cell table:style-name="ce22" table:formula="of:=[.C118]" office:value-type="float" office:value="56">
            <text:p>56</text:p>
          </table:table-cell>
          <table:table-cell table:style-name="ce24" table:formula="of:=DEC2BIN([.C118];8)" office:value-type="string" office:string-value="00111000">
            <text:p>00111000</text:p>
          </table:table-cell>
          <table:table-cell table:style-name="ce26" office:value-type="float" office:value="56">
            <text:p>56</text:p>
          </table:table-cell>
        </table:table-row>
        <table:table-row table:style-name="ro4">
          <table:table-cell table:style-name="ce22" table:formula="of:=[.C119]" office:value-type="float" office:value="57">
            <text:p>57</text:p>
          </table:table-cell>
          <table:table-cell table:style-name="ce24" table:formula="of:=DEC2BIN([.C119];8)" office:value-type="string" office:string-value="00111001">
            <text:p>00111001</text:p>
          </table:table-cell>
          <table:table-cell table:style-name="ce26" office:value-type="float" office:value="57">
            <text:p>57</text:p>
          </table:table-cell>
        </table:table-row>
        <table:table-row table:style-name="ro4">
          <table:table-cell table:style-name="ce22" table:formula="of:=[.C120]" office:value-type="float" office:value="58">
            <text:p>58</text:p>
          </table:table-cell>
          <table:table-cell table:style-name="ce24" table:formula="of:=DEC2BIN([.C120];8)" office:value-type="string" office:string-value="00111010">
            <text:p>00111010</text:p>
          </table:table-cell>
          <table:table-cell table:style-name="ce26" office:value-type="float" office:value="58">
            <text:p>58</text:p>
          </table:table-cell>
        </table:table-row>
        <table:table-row table:style-name="ro4">
          <table:table-cell table:style-name="ce22" table:formula="of:=[.C121]" office:value-type="float" office:value="59">
            <text:p>59</text:p>
          </table:table-cell>
          <table:table-cell table:style-name="ce24" table:formula="of:=DEC2BIN([.C121];8)" office:value-type="string" office:string-value="00111011">
            <text:p>00111011</text:p>
          </table:table-cell>
          <table:table-cell table:style-name="ce26" office:value-type="float" office:value="59">
            <text:p>59</text:p>
          </table:table-cell>
        </table:table-row>
        <table:table-row table:style-name="ro4">
          <table:table-cell table:style-name="ce22" table:formula="of:=[.C122]" office:value-type="float" office:value="60">
            <text:p>60</text:p>
          </table:table-cell>
          <table:table-cell table:style-name="ce24" table:formula="of:=DEC2BIN([.C122];8)" office:value-type="string" office:string-value="00111100">
            <text:p>00111100</text:p>
          </table:table-cell>
          <table:table-cell table:style-name="ce26" office:value-type="float" office:value="60">
            <text:p>60</text:p>
          </table:table-cell>
        </table:table-row>
        <table:table-row table:style-name="ro4">
          <table:table-cell table:style-name="ce22" table:formula="of:=[.C123]" office:value-type="float" office:value="61">
            <text:p>61</text:p>
          </table:table-cell>
          <table:table-cell table:style-name="ce24" table:formula="of:=DEC2BIN([.C123];8)" office:value-type="string" office:string-value="00111101">
            <text:p>00111101</text:p>
          </table:table-cell>
          <table:table-cell table:style-name="ce26" office:value-type="float" office:value="61">
            <text:p>61</text:p>
          </table:table-cell>
        </table:table-row>
        <table:table-row table:style-name="ro4">
          <table:table-cell table:style-name="ce22" table:formula="of:=[.C124]" office:value-type="float" office:value="62">
            <text:p>62</text:p>
          </table:table-cell>
          <table:table-cell table:style-name="ce24" table:formula="of:=DEC2BIN([.C124];8)" office:value-type="string" office:string-value="00111110">
            <text:p>00111110</text:p>
          </table:table-cell>
          <table:table-cell table:style-name="ce26" office:value-type="float" office:value="62">
            <text:p>62</text:p>
          </table:table-cell>
        </table:table-row>
        <table:table-row table:style-name="ro4">
          <table:table-cell table:style-name="ce22" table:formula="of:=[.C125]" office:value-type="float" office:value="63">
            <text:p>63</text:p>
          </table:table-cell>
          <table:table-cell table:style-name="ce24" table:formula="of:=DEC2BIN([.C125];8)" office:value-type="string" office:string-value="00111111">
            <text:p>00111111</text:p>
          </table:table-cell>
          <table:table-cell table:style-name="ce26" office:value-type="float" office:value="63">
            <text:p>63</text:p>
          </table:table-cell>
        </table:table-row>
        <table:table-row table:style-name="ro4">
          <table:table-cell table:style-name="ce22" table:formula="of:=[.C126]" office:value-type="float" office:value="64">
            <text:p>64</text:p>
          </table:table-cell>
          <table:table-cell table:style-name="ce24" table:formula="of:=DEC2BIN([.C126];8)" office:value-type="string" office:string-value="01000000">
            <text:p>01000000</text:p>
          </table:table-cell>
          <table:table-cell table:style-name="ce26" office:value-type="float" office:value="64">
            <text:p>64</text:p>
          </table:table-cell>
        </table:table-row>
        <table:table-row table:style-name="ro4">
          <table:table-cell table:style-name="ce22" table:formula="of:=[.C127]" office:value-type="float" office:value="65">
            <text:p>65</text:p>
          </table:table-cell>
          <table:table-cell table:style-name="ce24" table:formula="of:=DEC2BIN([.C127];8)" office:value-type="string" office:string-value="01000001">
            <text:p>01000001</text:p>
          </table:table-cell>
          <table:table-cell table:style-name="ce26" office:value-type="float" office:value="65">
            <text:p>65</text:p>
          </table:table-cell>
        </table:table-row>
        <table:table-row table:style-name="ro4">
          <table:table-cell table:style-name="ce22" table:formula="of:=[.C128]" office:value-type="float" office:value="66">
            <text:p>66</text:p>
          </table:table-cell>
          <table:table-cell table:style-name="ce24" table:formula="of:=DEC2BIN([.C128];8)" office:value-type="string" office:string-value="01000010">
            <text:p>01000010</text:p>
          </table:table-cell>
          <table:table-cell table:style-name="ce26" office:value-type="float" office:value="66">
            <text:p>66</text:p>
          </table:table-cell>
        </table:table-row>
        <table:table-row table:style-name="ro4">
          <table:table-cell table:style-name="ce22" table:formula="of:=[.C129]" office:value-type="float" office:value="67">
            <text:p>67</text:p>
          </table:table-cell>
          <table:table-cell table:style-name="ce24" table:formula="of:=DEC2BIN([.C129];8)" office:value-type="string" office:string-value="01000011">
            <text:p>01000011</text:p>
          </table:table-cell>
          <table:table-cell table:style-name="ce26" office:value-type="float" office:value="67">
            <text:p>67</text:p>
          </table:table-cell>
        </table:table-row>
        <table:table-row table:style-name="ro4">
          <table:table-cell table:style-name="ce22" table:formula="of:=[.C130]" office:value-type="float" office:value="68">
            <text:p>68</text:p>
          </table:table-cell>
          <table:table-cell table:style-name="ce24" table:formula="of:=DEC2BIN([.C130];8)" office:value-type="string" office:string-value="01000100">
            <text:p>01000100</text:p>
          </table:table-cell>
          <table:table-cell table:style-name="ce26" office:value-type="float" office:value="68">
            <text:p>68</text:p>
          </table:table-cell>
        </table:table-row>
        <table:table-row table:style-name="ro4">
          <table:table-cell table:style-name="ce22" table:formula="of:=[.C131]" office:value-type="float" office:value="69">
            <text:p>69</text:p>
          </table:table-cell>
          <table:table-cell table:style-name="ce24" table:formula="of:=DEC2BIN([.C131];8)" office:value-type="string" office:string-value="01000101">
            <text:p>01000101</text:p>
          </table:table-cell>
          <table:table-cell table:style-name="ce26" office:value-type="float" office:value="69">
            <text:p>69</text:p>
          </table:table-cell>
        </table:table-row>
        <table:table-row table:style-name="ro4">
          <table:table-cell table:style-name="ce22" table:formula="of:=[.C132]" office:value-type="float" office:value="70">
            <text:p>70</text:p>
          </table:table-cell>
          <table:table-cell table:style-name="ce24" table:formula="of:=DEC2BIN([.C132];8)" office:value-type="string" office:string-value="01000110">
            <text:p>01000110</text:p>
          </table:table-cell>
          <table:table-cell table:style-name="ce26" office:value-type="float" office:value="70">
            <text:p>70</text:p>
          </table:table-cell>
        </table:table-row>
        <table:table-row table:style-name="ro4">
          <table:table-cell table:style-name="ce22" table:formula="of:=[.C133]" office:value-type="float" office:value="71">
            <text:p>71</text:p>
          </table:table-cell>
          <table:table-cell table:style-name="ce24" table:formula="of:=DEC2BIN([.C133];8)" office:value-type="string" office:string-value="01000111">
            <text:p>01000111</text:p>
          </table:table-cell>
          <table:table-cell table:style-name="ce26" office:value-type="float" office:value="71">
            <text:p>71</text:p>
          </table:table-cell>
        </table:table-row>
        <table:table-row table:style-name="ro4">
          <table:table-cell table:style-name="ce22" table:formula="of:=[.C134]" office:value-type="float" office:value="72">
            <text:p>72</text:p>
          </table:table-cell>
          <table:table-cell table:style-name="ce24" table:formula="of:=DEC2BIN([.C134];8)" office:value-type="string" office:string-value="01001000">
            <text:p>01001000</text:p>
          </table:table-cell>
          <table:table-cell table:style-name="ce26" office:value-type="float" office:value="72">
            <text:p>72</text:p>
          </table:table-cell>
        </table:table-row>
        <table:table-row table:style-name="ro4">
          <table:table-cell table:style-name="ce22" table:formula="of:=[.C135]" office:value-type="float" office:value="73">
            <text:p>73</text:p>
          </table:table-cell>
          <table:table-cell table:style-name="ce24" table:formula="of:=DEC2BIN([.C135];8)" office:value-type="string" office:string-value="01001001">
            <text:p>01001001</text:p>
          </table:table-cell>
          <table:table-cell table:style-name="ce26" office:value-type="float" office:value="73">
            <text:p>73</text:p>
          </table:table-cell>
        </table:table-row>
        <table:table-row table:style-name="ro4">
          <table:table-cell table:style-name="ce22" table:formula="of:=[.C136]" office:value-type="float" office:value="74">
            <text:p>74</text:p>
          </table:table-cell>
          <table:table-cell table:style-name="ce24" table:formula="of:=DEC2BIN([.C136];8)" office:value-type="string" office:string-value="01001010">
            <text:p>01001010</text:p>
          </table:table-cell>
          <table:table-cell table:style-name="ce26" office:value-type="float" office:value="74">
            <text:p>74</text:p>
          </table:table-cell>
        </table:table-row>
        <table:table-row table:style-name="ro4">
          <table:table-cell table:style-name="ce22" table:formula="of:=[.C137]" office:value-type="float" office:value="75">
            <text:p>75</text:p>
          </table:table-cell>
          <table:table-cell table:style-name="ce24" table:formula="of:=DEC2BIN([.C137];8)" office:value-type="string" office:string-value="01001011">
            <text:p>01001011</text:p>
          </table:table-cell>
          <table:table-cell table:style-name="ce26" office:value-type="float" office:value="75">
            <text:p>75</text:p>
          </table:table-cell>
        </table:table-row>
        <table:table-row table:style-name="ro4">
          <table:table-cell table:style-name="ce22" table:formula="of:=[.C138]" office:value-type="float" office:value="76">
            <text:p>76</text:p>
          </table:table-cell>
          <table:table-cell table:style-name="ce24" table:formula="of:=DEC2BIN([.C138];8)" office:value-type="string" office:string-value="01001100">
            <text:p>01001100</text:p>
          </table:table-cell>
          <table:table-cell table:style-name="ce26" office:value-type="float" office:value="76">
            <text:p>76</text:p>
          </table:table-cell>
        </table:table-row>
        <table:table-row table:style-name="ro4">
          <table:table-cell table:style-name="ce22" table:formula="of:=[.C139]" office:value-type="float" office:value="77">
            <text:p>77</text:p>
          </table:table-cell>
          <table:table-cell table:style-name="ce24" table:formula="of:=DEC2BIN([.C139];8)" office:value-type="string" office:string-value="01001101">
            <text:p>01001101</text:p>
          </table:table-cell>
          <table:table-cell table:style-name="ce26" office:value-type="float" office:value="77">
            <text:p>77</text:p>
          </table:table-cell>
        </table:table-row>
        <table:table-row table:style-name="ro4">
          <table:table-cell table:style-name="ce22" table:formula="of:=[.C140]" office:value-type="float" office:value="78">
            <text:p>78</text:p>
          </table:table-cell>
          <table:table-cell table:style-name="ce24" table:formula="of:=DEC2BIN([.C140];8)" office:value-type="string" office:string-value="01001110">
            <text:p>01001110</text:p>
          </table:table-cell>
          <table:table-cell table:style-name="ce26" office:value-type="float" office:value="78">
            <text:p>78</text:p>
          </table:table-cell>
        </table:table-row>
        <table:table-row table:style-name="ro4">
          <table:table-cell table:style-name="ce22" table:formula="of:=[.C141]" office:value-type="float" office:value="79">
            <text:p>79</text:p>
          </table:table-cell>
          <table:table-cell table:style-name="ce24" table:formula="of:=DEC2BIN([.C141];8)" office:value-type="string" office:string-value="01001111">
            <text:p>01001111</text:p>
          </table:table-cell>
          <table:table-cell table:style-name="ce26" office:value-type="float" office:value="79">
            <text:p>79</text:p>
          </table:table-cell>
        </table:table-row>
        <table:table-row table:style-name="ro4">
          <table:table-cell table:style-name="ce22" table:formula="of:=[.C142]" office:value-type="float" office:value="80">
            <text:p>80</text:p>
          </table:table-cell>
          <table:table-cell table:style-name="ce24" table:formula="of:=DEC2BIN([.C142];8)" office:value-type="string" office:string-value="01010000">
            <text:p>01010000</text:p>
          </table:table-cell>
          <table:table-cell table:style-name="ce26" office:value-type="float" office:value="80">
            <text:p>80</text:p>
          </table:table-cell>
        </table:table-row>
        <table:table-row table:style-name="ro4">
          <table:table-cell table:style-name="ce22" table:formula="of:=[.C143]" office:value-type="float" office:value="81">
            <text:p>81</text:p>
          </table:table-cell>
          <table:table-cell table:style-name="ce24" table:formula="of:=DEC2BIN([.C143];8)" office:value-type="string" office:string-value="01010001">
            <text:p>01010001</text:p>
          </table:table-cell>
          <table:table-cell table:style-name="ce26" office:value-type="float" office:value="81">
            <text:p>81</text:p>
          </table:table-cell>
        </table:table-row>
        <table:table-row table:style-name="ro4">
          <table:table-cell table:style-name="ce22" table:formula="of:=[.C144]" office:value-type="float" office:value="82">
            <text:p>82</text:p>
          </table:table-cell>
          <table:table-cell table:style-name="ce24" table:formula="of:=DEC2BIN([.C144];8)" office:value-type="string" office:string-value="01010010">
            <text:p>01010010</text:p>
          </table:table-cell>
          <table:table-cell table:style-name="ce26" office:value-type="float" office:value="82">
            <text:p>82</text:p>
          </table:table-cell>
        </table:table-row>
        <table:table-row table:style-name="ro4">
          <table:table-cell table:style-name="ce22" table:formula="of:=[.C145]" office:value-type="float" office:value="83">
            <text:p>83</text:p>
          </table:table-cell>
          <table:table-cell table:style-name="ce24" table:formula="of:=DEC2BIN([.C145];8)" office:value-type="string" office:string-value="01010011">
            <text:p>01010011</text:p>
          </table:table-cell>
          <table:table-cell table:style-name="ce26" office:value-type="float" office:value="83">
            <text:p>83</text:p>
          </table:table-cell>
        </table:table-row>
        <table:table-row table:style-name="ro4">
          <table:table-cell table:style-name="ce22" table:formula="of:=[.C146]" office:value-type="float" office:value="84">
            <text:p>84</text:p>
          </table:table-cell>
          <table:table-cell table:style-name="ce24" table:formula="of:=DEC2BIN([.C146];8)" office:value-type="string" office:string-value="01010100">
            <text:p>01010100</text:p>
          </table:table-cell>
          <table:table-cell table:style-name="ce26" office:value-type="float" office:value="84">
            <text:p>84</text:p>
          </table:table-cell>
        </table:table-row>
        <table:table-row table:style-name="ro4">
          <table:table-cell table:style-name="ce22" table:formula="of:=[.C147]" office:value-type="float" office:value="85">
            <text:p>85</text:p>
          </table:table-cell>
          <table:table-cell table:style-name="ce24" table:formula="of:=DEC2BIN([.C147];8)" office:value-type="string" office:string-value="01010101">
            <text:p>01010101</text:p>
          </table:table-cell>
          <table:table-cell table:style-name="ce26" office:value-type="float" office:value="85">
            <text:p>85</text:p>
          </table:table-cell>
        </table:table-row>
        <table:table-row table:style-name="ro4">
          <table:table-cell table:style-name="ce22" table:formula="of:=[.C148]" office:value-type="float" office:value="86">
            <text:p>86</text:p>
          </table:table-cell>
          <table:table-cell table:style-name="ce24" table:formula="of:=DEC2BIN([.C148];8)" office:value-type="string" office:string-value="01010110">
            <text:p>01010110</text:p>
          </table:table-cell>
          <table:table-cell table:style-name="ce26" office:value-type="float" office:value="86">
            <text:p>86</text:p>
          </table:table-cell>
        </table:table-row>
        <table:table-row table:style-name="ro4">
          <table:table-cell table:style-name="ce22" table:formula="of:=[.C149]" office:value-type="float" office:value="87">
            <text:p>87</text:p>
          </table:table-cell>
          <table:table-cell table:style-name="ce24" table:formula="of:=DEC2BIN([.C149];8)" office:value-type="string" office:string-value="01010111">
            <text:p>01010111</text:p>
          </table:table-cell>
          <table:table-cell table:style-name="ce26" office:value-type="float" office:value="87">
            <text:p>87</text:p>
          </table:table-cell>
        </table:table-row>
        <table:table-row table:style-name="ro4">
          <table:table-cell table:style-name="ce22" table:formula="of:=[.C150]" office:value-type="float" office:value="88">
            <text:p>88</text:p>
          </table:table-cell>
          <table:table-cell table:style-name="ce24" table:formula="of:=DEC2BIN([.C150];8)" office:value-type="string" office:string-value="01011000">
            <text:p>01011000</text:p>
          </table:table-cell>
          <table:table-cell table:style-name="ce26" office:value-type="float" office:value="88">
            <text:p>88</text:p>
          </table:table-cell>
        </table:table-row>
        <table:table-row table:style-name="ro4">
          <table:table-cell table:style-name="ce22" table:formula="of:=[.C151]" office:value-type="float" office:value="89">
            <text:p>89</text:p>
          </table:table-cell>
          <table:table-cell table:style-name="ce24" table:formula="of:=DEC2BIN([.C151];8)" office:value-type="string" office:string-value="01011001">
            <text:p>01011001</text:p>
          </table:table-cell>
          <table:table-cell table:style-name="ce26" office:value-type="float" office:value="89">
            <text:p>89</text:p>
          </table:table-cell>
        </table:table-row>
        <table:table-row table:style-name="ro4">
          <table:table-cell table:style-name="ce22" table:formula="of:=[.C152]" office:value-type="float" office:value="90">
            <text:p>90</text:p>
          </table:table-cell>
          <table:table-cell table:style-name="ce24" table:formula="of:=DEC2BIN([.C152];8)" office:value-type="string" office:string-value="01011010">
            <text:p>01011010</text:p>
          </table:table-cell>
          <table:table-cell table:style-name="ce26" office:value-type="float" office:value="90">
            <text:p>90</text:p>
          </table:table-cell>
        </table:table-row>
        <table:table-row table:style-name="ro4">
          <table:table-cell table:style-name="ce22" table:formula="of:=[.C153]" office:value-type="float" office:value="91">
            <text:p>91</text:p>
          </table:table-cell>
          <table:table-cell table:style-name="ce24" table:formula="of:=DEC2BIN([.C153];8)" office:value-type="string" office:string-value="01011011">
            <text:p>01011011</text:p>
          </table:table-cell>
          <table:table-cell table:style-name="ce26" office:value-type="float" office:value="91">
            <text:p>91</text:p>
          </table:table-cell>
        </table:table-row>
        <table:table-row table:style-name="ro4">
          <table:table-cell table:style-name="ce22" table:formula="of:=[.C154]" office:value-type="float" office:value="92">
            <text:p>92</text:p>
          </table:table-cell>
          <table:table-cell table:style-name="ce24" table:formula="of:=DEC2BIN([.C154];8)" office:value-type="string" office:string-value="01011100">
            <text:p>01011100</text:p>
          </table:table-cell>
          <table:table-cell table:style-name="ce26" office:value-type="float" office:value="92">
            <text:p>92</text:p>
          </table:table-cell>
        </table:table-row>
        <table:table-row table:style-name="ro4">
          <table:table-cell table:style-name="ce22" table:formula="of:=[.C155]" office:value-type="float" office:value="93">
            <text:p>93</text:p>
          </table:table-cell>
          <table:table-cell table:style-name="ce24" table:formula="of:=DEC2BIN([.C155];8)" office:value-type="string" office:string-value="01011101">
            <text:p>01011101</text:p>
          </table:table-cell>
          <table:table-cell table:style-name="ce26" office:value-type="float" office:value="93">
            <text:p>93</text:p>
          </table:table-cell>
        </table:table-row>
        <table:table-row table:style-name="ro4">
          <table:table-cell table:style-name="ce22" table:formula="of:=[.C156]" office:value-type="float" office:value="94">
            <text:p>94</text:p>
          </table:table-cell>
          <table:table-cell table:style-name="ce24" table:formula="of:=DEC2BIN([.C156];8)" office:value-type="string" office:string-value="01011110">
            <text:p>01011110</text:p>
          </table:table-cell>
          <table:table-cell table:style-name="ce26" office:value-type="float" office:value="94">
            <text:p>94</text:p>
          </table:table-cell>
        </table:table-row>
        <table:table-row table:style-name="ro4">
          <table:table-cell table:style-name="ce22" table:formula="of:=[.C157]" office:value-type="float" office:value="95">
            <text:p>95</text:p>
          </table:table-cell>
          <table:table-cell table:style-name="ce24" table:formula="of:=DEC2BIN([.C157];8)" office:value-type="string" office:string-value="01011111">
            <text:p>01011111</text:p>
          </table:table-cell>
          <table:table-cell table:style-name="ce26" office:value-type="float" office:value="95">
            <text:p>95</text:p>
          </table:table-cell>
        </table:table-row>
        <table:table-row table:style-name="ro4">
          <table:table-cell table:style-name="ce22" table:formula="of:=[.C158]" office:value-type="float" office:value="96">
            <text:p>96</text:p>
          </table:table-cell>
          <table:table-cell table:style-name="ce24" table:formula="of:=DEC2BIN([.C158];8)" office:value-type="string" office:string-value="01100000">
            <text:p>01100000</text:p>
          </table:table-cell>
          <table:table-cell table:style-name="ce26" office:value-type="float" office:value="96">
            <text:p>96</text:p>
          </table:table-cell>
        </table:table-row>
        <table:table-row table:style-name="ro4">
          <table:table-cell table:style-name="ce22" table:formula="of:=[.C159]" office:value-type="float" office:value="97">
            <text:p>97</text:p>
          </table:table-cell>
          <table:table-cell table:style-name="ce24" table:formula="of:=DEC2BIN([.C159];8)" office:value-type="string" office:string-value="01100001">
            <text:p>01100001</text:p>
          </table:table-cell>
          <table:table-cell table:style-name="ce26" office:value-type="float" office:value="97">
            <text:p>97</text:p>
          </table:table-cell>
        </table:table-row>
        <table:table-row table:style-name="ro4">
          <table:table-cell table:style-name="ce22" table:formula="of:=[.C160]" office:value-type="float" office:value="98">
            <text:p>98</text:p>
          </table:table-cell>
          <table:table-cell table:style-name="ce24" table:formula="of:=DEC2BIN([.C160];8)" office:value-type="string" office:string-value="01100010">
            <text:p>01100010</text:p>
          </table:table-cell>
          <table:table-cell table:style-name="ce26" office:value-type="float" office:value="98">
            <text:p>98</text:p>
          </table:table-cell>
        </table:table-row>
        <table:table-row table:style-name="ro4">
          <table:table-cell table:style-name="ce22" table:formula="of:=[.C161]" office:value-type="float" office:value="99">
            <text:p>99</text:p>
          </table:table-cell>
          <table:table-cell table:style-name="ce24" table:formula="of:=DEC2BIN([.C161];8)" office:value-type="string" office:string-value="01100011">
            <text:p>01100011</text:p>
          </table:table-cell>
          <table:table-cell table:style-name="ce26" office:value-type="float" office:value="99">
            <text:p>99</text:p>
          </table:table-cell>
        </table:table-row>
        <table:table-row table:style-name="ro4">
          <table:table-cell table:style-name="ce22" table:formula="of:=[.C162]" office:value-type="float" office:value="100">
            <text:p>100</text:p>
          </table:table-cell>
          <table:table-cell table:style-name="ce24" table:formula="of:=DEC2BIN([.C162];8)" office:value-type="string" office:string-value="01100100">
            <text:p>01100100</text:p>
          </table:table-cell>
          <table:table-cell table:style-name="ce26" office:value-type="float" office:value="100">
            <text:p>100</text:p>
          </table:table-cell>
        </table:table-row>
        <table:table-row table:style-name="ro4">
          <table:table-cell table:style-name="ce22" table:formula="of:=[.C163]" office:value-type="float" office:value="101">
            <text:p>101</text:p>
          </table:table-cell>
          <table:table-cell table:style-name="ce24" table:formula="of:=DEC2BIN([.C163];8)" office:value-type="string" office:string-value="01100101">
            <text:p>01100101</text:p>
          </table:table-cell>
          <table:table-cell table:style-name="ce26" office:value-type="float" office:value="101">
            <text:p>101</text:p>
          </table:table-cell>
        </table:table-row>
        <table:table-row table:style-name="ro4">
          <table:table-cell table:style-name="ce22" table:formula="of:=[.C164]" office:value-type="float" office:value="102">
            <text:p>102</text:p>
          </table:table-cell>
          <table:table-cell table:style-name="ce24" table:formula="of:=DEC2BIN([.C164];8)" office:value-type="string" office:string-value="01100110">
            <text:p>01100110</text:p>
          </table:table-cell>
          <table:table-cell table:style-name="ce26" office:value-type="float" office:value="102">
            <text:p>102</text:p>
          </table:table-cell>
        </table:table-row>
        <table:table-row table:style-name="ro4">
          <table:table-cell table:style-name="ce22" table:formula="of:=[.C165]" office:value-type="float" office:value="103">
            <text:p>103</text:p>
          </table:table-cell>
          <table:table-cell table:style-name="ce24" table:formula="of:=DEC2BIN([.C165];8)" office:value-type="string" office:string-value="01100111">
            <text:p>01100111</text:p>
          </table:table-cell>
          <table:table-cell table:style-name="ce26" office:value-type="float" office:value="103">
            <text:p>103</text:p>
          </table:table-cell>
        </table:table-row>
        <table:table-row table:style-name="ro4">
          <table:table-cell table:style-name="ce22" table:formula="of:=[.C166]" office:value-type="float" office:value="104">
            <text:p>104</text:p>
          </table:table-cell>
          <table:table-cell table:style-name="ce24" table:formula="of:=DEC2BIN([.C166];8)" office:value-type="string" office:string-value="01101000">
            <text:p>01101000</text:p>
          </table:table-cell>
          <table:table-cell table:style-name="ce26" office:value-type="float" office:value="104">
            <text:p>104</text:p>
          </table:table-cell>
        </table:table-row>
        <table:table-row table:style-name="ro4">
          <table:table-cell table:style-name="ce22" table:formula="of:=[.C167]" office:value-type="float" office:value="105">
            <text:p>105</text:p>
          </table:table-cell>
          <table:table-cell table:style-name="ce24" table:formula="of:=DEC2BIN([.C167];8)" office:value-type="string" office:string-value="01101001">
            <text:p>01101001</text:p>
          </table:table-cell>
          <table:table-cell table:style-name="ce26" office:value-type="float" office:value="105">
            <text:p>105</text:p>
          </table:table-cell>
        </table:table-row>
        <table:table-row table:style-name="ro4">
          <table:table-cell table:style-name="ce22" table:formula="of:=[.C168]" office:value-type="float" office:value="106">
            <text:p>106</text:p>
          </table:table-cell>
          <table:table-cell table:style-name="ce24" table:formula="of:=DEC2BIN([.C168];8)" office:value-type="string" office:string-value="01101010">
            <text:p>01101010</text:p>
          </table:table-cell>
          <table:table-cell table:style-name="ce26" office:value-type="float" office:value="106">
            <text:p>106</text:p>
          </table:table-cell>
        </table:table-row>
        <table:table-row table:style-name="ro4">
          <table:table-cell table:style-name="ce22" table:formula="of:=[.C169]" office:value-type="float" office:value="107">
            <text:p>107</text:p>
          </table:table-cell>
          <table:table-cell table:style-name="ce24" table:formula="of:=DEC2BIN([.C169];8)" office:value-type="string" office:string-value="01101011">
            <text:p>01101011</text:p>
          </table:table-cell>
          <table:table-cell table:style-name="ce26" office:value-type="float" office:value="107">
            <text:p>107</text:p>
          </table:table-cell>
        </table:table-row>
        <table:table-row table:style-name="ro4">
          <table:table-cell table:style-name="ce22" table:formula="of:=[.C170]" office:value-type="float" office:value="108">
            <text:p>108</text:p>
          </table:table-cell>
          <table:table-cell table:style-name="ce24" table:formula="of:=DEC2BIN([.C170];8)" office:value-type="string" office:string-value="01101100">
            <text:p>01101100</text:p>
          </table:table-cell>
          <table:table-cell table:style-name="ce26" office:value-type="float" office:value="108">
            <text:p>108</text:p>
          </table:table-cell>
        </table:table-row>
        <table:table-row table:style-name="ro4">
          <table:table-cell table:style-name="ce22" table:formula="of:=[.C171]" office:value-type="float" office:value="109">
            <text:p>109</text:p>
          </table:table-cell>
          <table:table-cell table:style-name="ce24" table:formula="of:=DEC2BIN([.C171];8)" office:value-type="string" office:string-value="01101101">
            <text:p>01101101</text:p>
          </table:table-cell>
          <table:table-cell table:style-name="ce26" office:value-type="float" office:value="109">
            <text:p>109</text:p>
          </table:table-cell>
        </table:table-row>
        <table:table-row table:style-name="ro4">
          <table:table-cell table:style-name="ce22" table:formula="of:=[.C172]" office:value-type="float" office:value="110">
            <text:p>110</text:p>
          </table:table-cell>
          <table:table-cell table:style-name="ce24" table:formula="of:=DEC2BIN([.C172];8)" office:value-type="string" office:string-value="01101110">
            <text:p>01101110</text:p>
          </table:table-cell>
          <table:table-cell table:style-name="ce26" office:value-type="float" office:value="110">
            <text:p>110</text:p>
          </table:table-cell>
        </table:table-row>
        <table:table-row table:style-name="ro4">
          <table:table-cell table:style-name="ce22" table:formula="of:=[.C173]" office:value-type="float" office:value="111">
            <text:p>111</text:p>
          </table:table-cell>
          <table:table-cell table:style-name="ce24" table:formula="of:=DEC2BIN([.C173];8)" office:value-type="string" office:string-value="01101111">
            <text:p>01101111</text:p>
          </table:table-cell>
          <table:table-cell table:style-name="ce26" office:value-type="float" office:value="111">
            <text:p>111</text:p>
          </table:table-cell>
        </table:table-row>
        <table:table-row table:style-name="ro4">
          <table:table-cell table:style-name="ce22" table:formula="of:=[.C174]" office:value-type="float" office:value="112">
            <text:p>112</text:p>
          </table:table-cell>
          <table:table-cell table:style-name="ce24" table:formula="of:=DEC2BIN([.C174];8)" office:value-type="string" office:string-value="01110000">
            <text:p>01110000</text:p>
          </table:table-cell>
          <table:table-cell table:style-name="ce26" office:value-type="float" office:value="112">
            <text:p>112</text:p>
          </table:table-cell>
        </table:table-row>
        <table:table-row table:style-name="ro4">
          <table:table-cell table:style-name="ce22" table:formula="of:=[.C175]" office:value-type="float" office:value="113">
            <text:p>113</text:p>
          </table:table-cell>
          <table:table-cell table:style-name="ce24" table:formula="of:=DEC2BIN([.C175];8)" office:value-type="string" office:string-value="01110001">
            <text:p>01110001</text:p>
          </table:table-cell>
          <table:table-cell table:style-name="ce26" office:value-type="float" office:value="113">
            <text:p>113</text:p>
          </table:table-cell>
        </table:table-row>
        <table:table-row table:style-name="ro4">
          <table:table-cell table:style-name="ce22" table:formula="of:=[.C176]" office:value-type="float" office:value="114">
            <text:p>114</text:p>
          </table:table-cell>
          <table:table-cell table:style-name="ce24" table:formula="of:=DEC2BIN([.C176];8)" office:value-type="string" office:string-value="01110010">
            <text:p>01110010</text:p>
          </table:table-cell>
          <table:table-cell table:style-name="ce26" office:value-type="float" office:value="114">
            <text:p>114</text:p>
          </table:table-cell>
        </table:table-row>
        <table:table-row table:style-name="ro4">
          <table:table-cell table:style-name="ce22" table:formula="of:=[.C177]" office:value-type="float" office:value="115">
            <text:p>115</text:p>
          </table:table-cell>
          <table:table-cell table:style-name="ce24" table:formula="of:=DEC2BIN([.C177];8)" office:value-type="string" office:string-value="01110011">
            <text:p>01110011</text:p>
          </table:table-cell>
          <table:table-cell table:style-name="ce26" office:value-type="float" office:value="115">
            <text:p>115</text:p>
          </table:table-cell>
        </table:table-row>
        <table:table-row table:style-name="ro4">
          <table:table-cell table:style-name="ce22" table:formula="of:=[.C178]" office:value-type="float" office:value="116">
            <text:p>116</text:p>
          </table:table-cell>
          <table:table-cell table:style-name="ce24" table:formula="of:=DEC2BIN([.C178];8)" office:value-type="string" office:string-value="01110100">
            <text:p>01110100</text:p>
          </table:table-cell>
          <table:table-cell table:style-name="ce26" office:value-type="float" office:value="116">
            <text:p>116</text:p>
          </table:table-cell>
        </table:table-row>
        <table:table-row table:style-name="ro4">
          <table:table-cell table:style-name="ce22" table:formula="of:=[.C179]" office:value-type="float" office:value="117">
            <text:p>117</text:p>
          </table:table-cell>
          <table:table-cell table:style-name="ce24" table:formula="of:=DEC2BIN([.C179];8)" office:value-type="string" office:string-value="01110101">
            <text:p>01110101</text:p>
          </table:table-cell>
          <table:table-cell table:style-name="ce26" office:value-type="float" office:value="117">
            <text:p>117</text:p>
          </table:table-cell>
        </table:table-row>
        <table:table-row table:style-name="ro4">
          <table:table-cell table:style-name="ce22" table:formula="of:=[.C180]" office:value-type="float" office:value="118">
            <text:p>118</text:p>
          </table:table-cell>
          <table:table-cell table:style-name="ce24" table:formula="of:=DEC2BIN([.C180];8)" office:value-type="string" office:string-value="01110110">
            <text:p>01110110</text:p>
          </table:table-cell>
          <table:table-cell table:style-name="ce26" office:value-type="float" office:value="118">
            <text:p>118</text:p>
          </table:table-cell>
        </table:table-row>
        <table:table-row table:style-name="ro4">
          <table:table-cell table:style-name="ce22" table:formula="of:=[.C181]" office:value-type="float" office:value="119">
            <text:p>119</text:p>
          </table:table-cell>
          <table:table-cell table:style-name="ce24" table:formula="of:=DEC2BIN([.C181];8)" office:value-type="string" office:string-value="01110111">
            <text:p>01110111</text:p>
          </table:table-cell>
          <table:table-cell table:style-name="ce26" office:value-type="float" office:value="119">
            <text:p>119</text:p>
          </table:table-cell>
        </table:table-row>
        <table:table-row table:style-name="ro4">
          <table:table-cell table:style-name="ce22" table:formula="of:=[.C182]" office:value-type="float" office:value="120">
            <text:p>120</text:p>
          </table:table-cell>
          <table:table-cell table:style-name="ce24" table:formula="of:=DEC2BIN([.C182];8)" office:value-type="string" office:string-value="01111000">
            <text:p>01111000</text:p>
          </table:table-cell>
          <table:table-cell table:style-name="ce26" office:value-type="float" office:value="120">
            <text:p>120</text:p>
          </table:table-cell>
        </table:table-row>
        <table:table-row table:style-name="ro4">
          <table:table-cell table:style-name="ce22" table:formula="of:=[.C183]" office:value-type="float" office:value="121">
            <text:p>121</text:p>
          </table:table-cell>
          <table:table-cell table:style-name="ce24" table:formula="of:=DEC2BIN([.C183];8)" office:value-type="string" office:string-value="01111001">
            <text:p>01111001</text:p>
          </table:table-cell>
          <table:table-cell table:style-name="ce26" office:value-type="float" office:value="121">
            <text:p>121</text:p>
          </table:table-cell>
        </table:table-row>
        <table:table-row table:style-name="ro4">
          <table:table-cell table:style-name="ce22" table:formula="of:=[.C184]" office:value-type="float" office:value="122">
            <text:p>122</text:p>
          </table:table-cell>
          <table:table-cell table:style-name="ce24" table:formula="of:=DEC2BIN([.C184];8)" office:value-type="string" office:string-value="01111010">
            <text:p>01111010</text:p>
          </table:table-cell>
          <table:table-cell table:style-name="ce26" office:value-type="float" office:value="122">
            <text:p>122</text:p>
          </table:table-cell>
        </table:table-row>
        <table:table-row table:style-name="ro4">
          <table:table-cell table:style-name="ce22" table:formula="of:=[.C185]" office:value-type="float" office:value="123">
            <text:p>123</text:p>
          </table:table-cell>
          <table:table-cell table:style-name="ce24" table:formula="of:=DEC2BIN([.C185];8)" office:value-type="string" office:string-value="01111011">
            <text:p>01111011</text:p>
          </table:table-cell>
          <table:table-cell table:style-name="ce26" office:value-type="float" office:value="123">
            <text:p>123</text:p>
          </table:table-cell>
        </table:table-row>
        <table:table-row table:style-name="ro4">
          <table:table-cell table:style-name="ce22" table:formula="of:=[.C186]" office:value-type="float" office:value="124">
            <text:p>124</text:p>
          </table:table-cell>
          <table:table-cell table:style-name="ce24" table:formula="of:=DEC2BIN([.C186];8)" office:value-type="string" office:string-value="01111100">
            <text:p>01111100</text:p>
          </table:table-cell>
          <table:table-cell table:style-name="ce26" office:value-type="float" office:value="124">
            <text:p>124</text:p>
          </table:table-cell>
        </table:table-row>
        <table:table-row table:style-name="ro4">
          <table:table-cell table:style-name="ce22" table:formula="of:=[.C187]" office:value-type="float" office:value="125">
            <text:p>125</text:p>
          </table:table-cell>
          <table:table-cell table:style-name="ce24" table:formula="of:=DEC2BIN([.C187];8)" office:value-type="string" office:string-value="01111101">
            <text:p>01111101</text:p>
          </table:table-cell>
          <table:table-cell table:style-name="ce26" office:value-type="float" office:value="125">
            <text:p>125</text:p>
          </table:table-cell>
        </table:table-row>
        <table:table-row table:style-name="ro4">
          <table:table-cell table:style-name="ce22" table:formula="of:=[.C188]" office:value-type="float" office:value="126">
            <text:p>126</text:p>
          </table:table-cell>
          <table:table-cell table:style-name="ce24" table:formula="of:=DEC2BIN([.C188];8)" office:value-type="string" office:string-value="01111110">
            <text:p>01111110</text:p>
          </table:table-cell>
          <table:table-cell table:style-name="ce26" office:value-type="float" office:value="126">
            <text:p>126</text:p>
          </table:table-cell>
        </table:table-row>
        <table:table-row table:style-name="ro4">
          <table:table-cell table:style-name="ce22" table:formula="of:=[.C189]" office:value-type="float" office:value="127">
            <text:p>127</text:p>
          </table:table-cell>
          <table:table-cell table:style-name="ce24" table:formula="of:=DEC2BIN([.C189];8)" office:value-type="string" office:string-value="01111111">
            <text:p>01111111</text:p>
          </table:table-cell>
          <table:table-cell table:style-name="ce26" office:value-type="float" office:value="127">
            <text:p>127</text:p>
          </table:table-cell>
        </table:table-row>
        <table:table-row table:style-name="ro4">
          <table:table-cell table:style-name="ce22" table:formula="of:=[.C190]" office:value-type="float" office:value="128">
            <text:p>128</text:p>
          </table:table-cell>
          <table:table-cell table:style-name="ce24" table:formula="of:=DEC2BIN([.C190];8)" office:value-type="string" office:string-value="10000000">
            <text:p>10000000</text:p>
          </table:table-cell>
          <table:table-cell table:style-name="ce26" office:value-type="float" office:value="128">
            <text:p>128</text:p>
          </table:table-cell>
        </table:table-row>
        <table:table-row table:style-name="ro4">
          <table:table-cell table:style-name="ce22" table:formula="of:=[.C191]" office:value-type="float" office:value="129">
            <text:p>129</text:p>
          </table:table-cell>
          <table:table-cell table:style-name="ce24" table:formula="of:=DEC2BIN([.C191];8)" office:value-type="string" office:string-value="10000001">
            <text:p>10000001</text:p>
          </table:table-cell>
          <table:table-cell table:style-name="ce26" office:value-type="float" office:value="129">
            <text:p>129</text:p>
          </table:table-cell>
        </table:table-row>
        <table:table-row table:style-name="ro4">
          <table:table-cell table:style-name="ce22" table:formula="of:=[.C192]" office:value-type="float" office:value="130">
            <text:p>130</text:p>
          </table:table-cell>
          <table:table-cell table:style-name="ce24" table:formula="of:=DEC2BIN([.C192];8)" office:value-type="string" office:string-value="10000010">
            <text:p>10000010</text:p>
          </table:table-cell>
          <table:table-cell table:style-name="ce26" office:value-type="float" office:value="130">
            <text:p>130</text:p>
          </table:table-cell>
        </table:table-row>
        <table:table-row table:style-name="ro4">
          <table:table-cell table:style-name="ce22" table:formula="of:=[.C193]" office:value-type="float" office:value="131">
            <text:p>131</text:p>
          </table:table-cell>
          <table:table-cell table:style-name="ce24" table:formula="of:=DEC2BIN([.C193];8)" office:value-type="string" office:string-value="10000011">
            <text:p>10000011</text:p>
          </table:table-cell>
          <table:table-cell table:style-name="ce26" office:value-type="float" office:value="131">
            <text:p>131</text:p>
          </table:table-cell>
        </table:table-row>
        <table:table-row table:style-name="ro4">
          <table:table-cell table:style-name="ce22" table:formula="of:=[.C194]" office:value-type="float" office:value="132">
            <text:p>132</text:p>
          </table:table-cell>
          <table:table-cell table:style-name="ce24" table:formula="of:=DEC2BIN([.C194];8)" office:value-type="string" office:string-value="10000100">
            <text:p>10000100</text:p>
          </table:table-cell>
          <table:table-cell table:style-name="ce26" office:value-type="float" office:value="132">
            <text:p>132</text:p>
          </table:table-cell>
        </table:table-row>
        <table:table-row table:style-name="ro4">
          <table:table-cell table:style-name="ce22" table:formula="of:=[.C195]" office:value-type="float" office:value="133">
            <text:p>133</text:p>
          </table:table-cell>
          <table:table-cell table:style-name="ce24" table:formula="of:=DEC2BIN([.C195];8)" office:value-type="string" office:string-value="10000101">
            <text:p>10000101</text:p>
          </table:table-cell>
          <table:table-cell table:style-name="ce26" office:value-type="float" office:value="133">
            <text:p>133</text:p>
          </table:table-cell>
        </table:table-row>
        <table:table-row table:style-name="ro4">
          <table:table-cell table:style-name="ce22" table:formula="of:=[.C196]" office:value-type="float" office:value="134">
            <text:p>134</text:p>
          </table:table-cell>
          <table:table-cell table:style-name="ce24" table:formula="of:=DEC2BIN([.C196];8)" office:value-type="string" office:string-value="10000110">
            <text:p>10000110</text:p>
          </table:table-cell>
          <table:table-cell table:style-name="ce26" office:value-type="float" office:value="134">
            <text:p>134</text:p>
          </table:table-cell>
        </table:table-row>
        <table:table-row table:style-name="ro4">
          <table:table-cell table:style-name="ce22" table:formula="of:=[.C197]" office:value-type="float" office:value="135">
            <text:p>135</text:p>
          </table:table-cell>
          <table:table-cell table:style-name="ce24" table:formula="of:=DEC2BIN([.C197];8)" office:value-type="string" office:string-value="10000111">
            <text:p>10000111</text:p>
          </table:table-cell>
          <table:table-cell table:style-name="ce26" office:value-type="float" office:value="135">
            <text:p>135</text:p>
          </table:table-cell>
        </table:table-row>
        <table:table-row table:style-name="ro4">
          <table:table-cell table:style-name="ce22" table:formula="of:=[.C198]" office:value-type="float" office:value="136">
            <text:p>136</text:p>
          </table:table-cell>
          <table:table-cell table:style-name="ce24" table:formula="of:=DEC2BIN([.C198];8)" office:value-type="string" office:string-value="10001000">
            <text:p>10001000</text:p>
          </table:table-cell>
          <table:table-cell table:style-name="ce26" office:value-type="float" office:value="136">
            <text:p>136</text:p>
          </table:table-cell>
        </table:table-row>
        <table:table-row table:style-name="ro4">
          <table:table-cell table:style-name="ce22" table:formula="of:=[.C199]" office:value-type="float" office:value="137">
            <text:p>137</text:p>
          </table:table-cell>
          <table:table-cell table:style-name="ce24" table:formula="of:=DEC2BIN([.C199];8)" office:value-type="string" office:string-value="10001001">
            <text:p>10001001</text:p>
          </table:table-cell>
          <table:table-cell table:style-name="ce26" office:value-type="float" office:value="137">
            <text:p>137</text:p>
          </table:table-cell>
        </table:table-row>
        <table:table-row table:style-name="ro4">
          <table:table-cell table:style-name="ce22" table:formula="of:=[.C200]" office:value-type="float" office:value="138">
            <text:p>138</text:p>
          </table:table-cell>
          <table:table-cell table:style-name="ce24" table:formula="of:=DEC2BIN([.C200];8)" office:value-type="string" office:string-value="10001010">
            <text:p>10001010</text:p>
          </table:table-cell>
          <table:table-cell table:style-name="ce26" office:value-type="float" office:value="138">
            <text:p>138</text:p>
          </table:table-cell>
        </table:table-row>
        <table:table-row table:style-name="ro4">
          <table:table-cell table:style-name="ce22" table:formula="of:=[.C201]" office:value-type="float" office:value="139">
            <text:p>139</text:p>
          </table:table-cell>
          <table:table-cell table:style-name="ce24" table:formula="of:=DEC2BIN([.C201];8)" office:value-type="string" office:string-value="10001011">
            <text:p>10001011</text:p>
          </table:table-cell>
          <table:table-cell table:style-name="ce26" office:value-type="float" office:value="139">
            <text:p>139</text:p>
          </table:table-cell>
        </table:table-row>
        <table:table-row table:style-name="ro4">
          <table:table-cell table:style-name="ce22" table:formula="of:=[.C202]" office:value-type="float" office:value="140">
            <text:p>140</text:p>
          </table:table-cell>
          <table:table-cell table:style-name="ce24" table:formula="of:=DEC2BIN([.C202];8)" office:value-type="string" office:string-value="10001100">
            <text:p>10001100</text:p>
          </table:table-cell>
          <table:table-cell table:style-name="ce26" office:value-type="float" office:value="140">
            <text:p>140</text:p>
          </table:table-cell>
        </table:table-row>
        <table:table-row table:style-name="ro4">
          <table:table-cell table:style-name="ce22" table:formula="of:=[.C203]" office:value-type="float" office:value="141">
            <text:p>141</text:p>
          </table:table-cell>
          <table:table-cell table:style-name="ce24" table:formula="of:=DEC2BIN([.C203];8)" office:value-type="string" office:string-value="10001101">
            <text:p>10001101</text:p>
          </table:table-cell>
          <table:table-cell table:style-name="ce26" office:value-type="float" office:value="141">
            <text:p>141</text:p>
          </table:table-cell>
        </table:table-row>
        <table:table-row table:style-name="ro4">
          <table:table-cell table:style-name="ce22" table:formula="of:=[.C204]" office:value-type="float" office:value="142">
            <text:p>142</text:p>
          </table:table-cell>
          <table:table-cell table:style-name="ce24" table:formula="of:=DEC2BIN([.C204];8)" office:value-type="string" office:string-value="10001110">
            <text:p>10001110</text:p>
          </table:table-cell>
          <table:table-cell table:style-name="ce26" office:value-type="float" office:value="142">
            <text:p>142</text:p>
          </table:table-cell>
        </table:table-row>
        <table:table-row table:style-name="ro4">
          <table:table-cell table:style-name="ce22" table:formula="of:=[.C205]" office:value-type="float" office:value="143">
            <text:p>143</text:p>
          </table:table-cell>
          <table:table-cell table:style-name="ce24" table:formula="of:=DEC2BIN([.C205];8)" office:value-type="string" office:string-value="10001111">
            <text:p>10001111</text:p>
          </table:table-cell>
          <table:table-cell table:style-name="ce26" office:value-type="float" office:value="143">
            <text:p>143</text:p>
          </table:table-cell>
        </table:table-row>
        <table:table-row table:style-name="ro4">
          <table:table-cell table:style-name="ce22" table:formula="of:=[.C206]" office:value-type="float" office:value="144">
            <text:p>144</text:p>
          </table:table-cell>
          <table:table-cell table:style-name="ce24" table:formula="of:=DEC2BIN([.C206];8)" office:value-type="string" office:string-value="10010000">
            <text:p>10010000</text:p>
          </table:table-cell>
          <table:table-cell table:style-name="ce26" office:value-type="float" office:value="144">
            <text:p>144</text:p>
          </table:table-cell>
        </table:table-row>
        <table:table-row table:style-name="ro4">
          <table:table-cell table:style-name="ce22" table:formula="of:=[.C207]" office:value-type="float" office:value="145">
            <text:p>145</text:p>
          </table:table-cell>
          <table:table-cell table:style-name="ce24" table:formula="of:=DEC2BIN([.C207];8)" office:value-type="string" office:string-value="10010001">
            <text:p>10010001</text:p>
          </table:table-cell>
          <table:table-cell table:style-name="ce26" office:value-type="float" office:value="145">
            <text:p>145</text:p>
          </table:table-cell>
        </table:table-row>
        <table:table-row table:style-name="ro4">
          <table:table-cell table:style-name="ce22" table:formula="of:=[.C208]" office:value-type="float" office:value="146">
            <text:p>146</text:p>
          </table:table-cell>
          <table:table-cell table:style-name="ce24" table:formula="of:=DEC2BIN([.C208];8)" office:value-type="string" office:string-value="10010010">
            <text:p>10010010</text:p>
          </table:table-cell>
          <table:table-cell table:style-name="ce26" office:value-type="float" office:value="146">
            <text:p>146</text:p>
          </table:table-cell>
        </table:table-row>
        <table:table-row table:style-name="ro4">
          <table:table-cell table:style-name="ce22" table:formula="of:=[.C209]" office:value-type="float" office:value="147">
            <text:p>147</text:p>
          </table:table-cell>
          <table:table-cell table:style-name="ce24" table:formula="of:=DEC2BIN([.C209];8)" office:value-type="string" office:string-value="10010011">
            <text:p>10010011</text:p>
          </table:table-cell>
          <table:table-cell table:style-name="ce26" office:value-type="float" office:value="147">
            <text:p>147</text:p>
          </table:table-cell>
        </table:table-row>
        <table:table-row table:style-name="ro4">
          <table:table-cell table:style-name="ce22" table:formula="of:=[.C210]" office:value-type="float" office:value="148">
            <text:p>148</text:p>
          </table:table-cell>
          <table:table-cell table:style-name="ce24" table:formula="of:=DEC2BIN([.C210];8)" office:value-type="string" office:string-value="10010100">
            <text:p>10010100</text:p>
          </table:table-cell>
          <table:table-cell table:style-name="ce26" office:value-type="float" office:value="148">
            <text:p>148</text:p>
          </table:table-cell>
        </table:table-row>
        <table:table-row table:style-name="ro4">
          <table:table-cell table:style-name="ce22" table:formula="of:=[.C211]" office:value-type="float" office:value="149">
            <text:p>149</text:p>
          </table:table-cell>
          <table:table-cell table:style-name="ce24" table:formula="of:=DEC2BIN([.C211];8)" office:value-type="string" office:string-value="10010101">
            <text:p>10010101</text:p>
          </table:table-cell>
          <table:table-cell table:style-name="ce26" office:value-type="float" office:value="149">
            <text:p>149</text:p>
          </table:table-cell>
        </table:table-row>
        <table:table-row table:style-name="ro4">
          <table:table-cell table:style-name="ce22" table:formula="of:=[.C212]" office:value-type="float" office:value="150">
            <text:p>150</text:p>
          </table:table-cell>
          <table:table-cell table:style-name="ce24" table:formula="of:=DEC2BIN([.C212];8)" office:value-type="string" office:string-value="10010110">
            <text:p>10010110</text:p>
          </table:table-cell>
          <table:table-cell table:style-name="ce26" office:value-type="float" office:value="150">
            <text:p>150</text:p>
          </table:table-cell>
        </table:table-row>
        <table:table-row table:style-name="ro4">
          <table:table-cell table:style-name="ce22" table:formula="of:=[.C213]" office:value-type="float" office:value="151">
            <text:p>151</text:p>
          </table:table-cell>
          <table:table-cell table:style-name="ce24" table:formula="of:=DEC2BIN([.C213];8)" office:value-type="string" office:string-value="10010111">
            <text:p>10010111</text:p>
          </table:table-cell>
          <table:table-cell table:style-name="ce26" office:value-type="float" office:value="151">
            <text:p>151</text:p>
          </table:table-cell>
        </table:table-row>
        <table:table-row table:style-name="ro4">
          <table:table-cell table:style-name="ce22" table:formula="of:=[.C214]" office:value-type="float" office:value="152">
            <text:p>152</text:p>
          </table:table-cell>
          <table:table-cell table:style-name="ce24" table:formula="of:=DEC2BIN([.C214];8)" office:value-type="string" office:string-value="10011000">
            <text:p>10011000</text:p>
          </table:table-cell>
          <table:table-cell table:style-name="ce26" office:value-type="float" office:value="152">
            <text:p>152</text:p>
          </table:table-cell>
        </table:table-row>
        <table:table-row table:style-name="ro4">
          <table:table-cell table:style-name="ce22" table:formula="of:=[.C215]" office:value-type="float" office:value="153">
            <text:p>153</text:p>
          </table:table-cell>
          <table:table-cell table:style-name="ce24" table:formula="of:=DEC2BIN([.C215];8)" office:value-type="string" office:string-value="10011001">
            <text:p>10011001</text:p>
          </table:table-cell>
          <table:table-cell table:style-name="ce26" office:value-type="float" office:value="153">
            <text:p>153</text:p>
          </table:table-cell>
        </table:table-row>
        <table:table-row table:style-name="ro4">
          <table:table-cell table:style-name="ce22" table:formula="of:=[.C216]" office:value-type="float" office:value="154">
            <text:p>154</text:p>
          </table:table-cell>
          <table:table-cell table:style-name="ce24" table:formula="of:=DEC2BIN([.C216];8)" office:value-type="string" office:string-value="10011010">
            <text:p>10011010</text:p>
          </table:table-cell>
          <table:table-cell table:style-name="ce26" office:value-type="float" office:value="154">
            <text:p>154</text:p>
          </table:table-cell>
        </table:table-row>
        <table:table-row table:style-name="ro4">
          <table:table-cell table:style-name="ce22" table:formula="of:=[.C217]" office:value-type="float" office:value="155">
            <text:p>155</text:p>
          </table:table-cell>
          <table:table-cell table:style-name="ce24" table:formula="of:=DEC2BIN([.C217];8)" office:value-type="string" office:string-value="10011011">
            <text:p>10011011</text:p>
          </table:table-cell>
          <table:table-cell table:style-name="ce26" office:value-type="float" office:value="155">
            <text:p>155</text:p>
          </table:table-cell>
        </table:table-row>
        <table:table-row table:style-name="ro4">
          <table:table-cell table:style-name="ce22" table:formula="of:=[.C218]" office:value-type="float" office:value="156">
            <text:p>156</text:p>
          </table:table-cell>
          <table:table-cell table:style-name="ce24" table:formula="of:=DEC2BIN([.C218];8)" office:value-type="string" office:string-value="10011100">
            <text:p>10011100</text:p>
          </table:table-cell>
          <table:table-cell table:style-name="ce26" office:value-type="float" office:value="156">
            <text:p>156</text:p>
          </table:table-cell>
        </table:table-row>
        <table:table-row table:style-name="ro4">
          <table:table-cell table:style-name="ce22" table:formula="of:=[.C219]" office:value-type="float" office:value="157">
            <text:p>157</text:p>
          </table:table-cell>
          <table:table-cell table:style-name="ce24" table:formula="of:=DEC2BIN([.C219];8)" office:value-type="string" office:string-value="10011101">
            <text:p>10011101</text:p>
          </table:table-cell>
          <table:table-cell table:style-name="ce26" office:value-type="float" office:value="157">
            <text:p>157</text:p>
          </table:table-cell>
        </table:table-row>
        <table:table-row table:style-name="ro4">
          <table:table-cell table:style-name="ce22" table:formula="of:=[.C220]" office:value-type="float" office:value="158">
            <text:p>158</text:p>
          </table:table-cell>
          <table:table-cell table:style-name="ce24" table:formula="of:=DEC2BIN([.C220];8)" office:value-type="string" office:string-value="10011110">
            <text:p>10011110</text:p>
          </table:table-cell>
          <table:table-cell table:style-name="ce26" office:value-type="float" office:value="158">
            <text:p>158</text:p>
          </table:table-cell>
        </table:table-row>
        <table:table-row table:style-name="ro4">
          <table:table-cell table:style-name="ce22" table:formula="of:=[.C221]" office:value-type="float" office:value="159">
            <text:p>159</text:p>
          </table:table-cell>
          <table:table-cell table:style-name="ce24" table:formula="of:=DEC2BIN([.C221];8)" office:value-type="string" office:string-value="10011111">
            <text:p>10011111</text:p>
          </table:table-cell>
          <table:table-cell table:style-name="ce26" office:value-type="float" office:value="159">
            <text:p>159</text:p>
          </table:table-cell>
        </table:table-row>
        <table:table-row table:style-name="ro4">
          <table:table-cell table:style-name="ce22" table:formula="of:=[.C222]" office:value-type="float" office:value="160">
            <text:p>160</text:p>
          </table:table-cell>
          <table:table-cell table:style-name="ce24" table:formula="of:=DEC2BIN([.C222];8)" office:value-type="string" office:string-value="10100000">
            <text:p>10100000</text:p>
          </table:table-cell>
          <table:table-cell table:style-name="ce26" office:value-type="float" office:value="160">
            <text:p>160</text:p>
          </table:table-cell>
        </table:table-row>
        <table:table-row table:style-name="ro4">
          <table:table-cell table:style-name="ce22" table:formula="of:=[.C223]" office:value-type="float" office:value="161">
            <text:p>161</text:p>
          </table:table-cell>
          <table:table-cell table:style-name="ce24" table:formula="of:=DEC2BIN([.C223];8)" office:value-type="string" office:string-value="10100001">
            <text:p>10100001</text:p>
          </table:table-cell>
          <table:table-cell table:style-name="ce26" office:value-type="float" office:value="161">
            <text:p>161</text:p>
          </table:table-cell>
        </table:table-row>
        <table:table-row table:style-name="ro4">
          <table:table-cell table:style-name="ce22" table:formula="of:=[.C224]" office:value-type="float" office:value="162">
            <text:p>162</text:p>
          </table:table-cell>
          <table:table-cell table:style-name="ce24" table:formula="of:=DEC2BIN([.C224];8)" office:value-type="string" office:string-value="10100010">
            <text:p>10100010</text:p>
          </table:table-cell>
          <table:table-cell table:style-name="ce26" office:value-type="float" office:value="162">
            <text:p>162</text:p>
          </table:table-cell>
        </table:table-row>
        <table:table-row table:style-name="ro4">
          <table:table-cell table:style-name="ce22" table:formula="of:=[.C225]" office:value-type="float" office:value="163">
            <text:p>163</text:p>
          </table:table-cell>
          <table:table-cell table:style-name="ce24" table:formula="of:=DEC2BIN([.C225];8)" office:value-type="string" office:string-value="10100011">
            <text:p>10100011</text:p>
          </table:table-cell>
          <table:table-cell table:style-name="ce26" office:value-type="float" office:value="163">
            <text:p>163</text:p>
          </table:table-cell>
        </table:table-row>
        <table:table-row table:style-name="ro4">
          <table:table-cell table:style-name="ce22" table:formula="of:=[.C226]" office:value-type="float" office:value="164">
            <text:p>164</text:p>
          </table:table-cell>
          <table:table-cell table:style-name="ce24" table:formula="of:=DEC2BIN([.C226];8)" office:value-type="string" office:string-value="10100100">
            <text:p>10100100</text:p>
          </table:table-cell>
          <table:table-cell table:style-name="ce26" office:value-type="float" office:value="164">
            <text:p>164</text:p>
          </table:table-cell>
        </table:table-row>
        <table:table-row table:style-name="ro4">
          <table:table-cell table:style-name="ce22" table:formula="of:=[.C227]" office:value-type="float" office:value="165">
            <text:p>165</text:p>
          </table:table-cell>
          <table:table-cell table:style-name="ce24" table:formula="of:=DEC2BIN([.C227];8)" office:value-type="string" office:string-value="10100101">
            <text:p>10100101</text:p>
          </table:table-cell>
          <table:table-cell table:style-name="ce26" office:value-type="float" office:value="165">
            <text:p>165</text:p>
          </table:table-cell>
        </table:table-row>
        <table:table-row table:style-name="ro4">
          <table:table-cell table:style-name="ce22" table:formula="of:=[.C228]" office:value-type="float" office:value="166">
            <text:p>166</text:p>
          </table:table-cell>
          <table:table-cell table:style-name="ce24" table:formula="of:=DEC2BIN([.C228];8)" office:value-type="string" office:string-value="10100110">
            <text:p>10100110</text:p>
          </table:table-cell>
          <table:table-cell table:style-name="ce26" office:value-type="float" office:value="166">
            <text:p>166</text:p>
          </table:table-cell>
        </table:table-row>
        <table:table-row table:style-name="ro4">
          <table:table-cell table:style-name="ce22" table:formula="of:=[.C229]" office:value-type="float" office:value="167">
            <text:p>167</text:p>
          </table:table-cell>
          <table:table-cell table:style-name="ce24" table:formula="of:=DEC2BIN([.C229];8)" office:value-type="string" office:string-value="10100111">
            <text:p>10100111</text:p>
          </table:table-cell>
          <table:table-cell table:style-name="ce26" office:value-type="float" office:value="167">
            <text:p>167</text:p>
          </table:table-cell>
        </table:table-row>
        <table:table-row table:style-name="ro4">
          <table:table-cell table:style-name="ce22" table:formula="of:=[.C230]" office:value-type="float" office:value="168">
            <text:p>168</text:p>
          </table:table-cell>
          <table:table-cell table:style-name="ce24" table:formula="of:=DEC2BIN([.C230];8)" office:value-type="string" office:string-value="10101000">
            <text:p>10101000</text:p>
          </table:table-cell>
          <table:table-cell table:style-name="ce26" office:value-type="float" office:value="168">
            <text:p>168</text:p>
          </table:table-cell>
        </table:table-row>
        <table:table-row table:style-name="ro4">
          <table:table-cell table:style-name="ce22" table:formula="of:=[.C231]" office:value-type="float" office:value="169">
            <text:p>169</text:p>
          </table:table-cell>
          <table:table-cell table:style-name="ce24" table:formula="of:=DEC2BIN([.C231];8)" office:value-type="string" office:string-value="10101001">
            <text:p>10101001</text:p>
          </table:table-cell>
          <table:table-cell table:style-name="ce26" office:value-type="float" office:value="169">
            <text:p>169</text:p>
          </table:table-cell>
        </table:table-row>
        <table:table-row table:style-name="ro4">
          <table:table-cell table:style-name="ce22" table:formula="of:=[.C232]" office:value-type="float" office:value="170">
            <text:p>170</text:p>
          </table:table-cell>
          <table:table-cell table:style-name="ce24" table:formula="of:=DEC2BIN([.C232];8)" office:value-type="string" office:string-value="10101010">
            <text:p>10101010</text:p>
          </table:table-cell>
          <table:table-cell table:style-name="ce26" office:value-type="float" office:value="170">
            <text:p>170</text:p>
          </table:table-cell>
        </table:table-row>
        <table:table-row table:style-name="ro4">
          <table:table-cell table:style-name="ce22" table:formula="of:=[.C233]" office:value-type="float" office:value="171">
            <text:p>171</text:p>
          </table:table-cell>
          <table:table-cell table:style-name="ce24" table:formula="of:=DEC2BIN([.C233];8)" office:value-type="string" office:string-value="10101011">
            <text:p>10101011</text:p>
          </table:table-cell>
          <table:table-cell table:style-name="ce26" office:value-type="float" office:value="171">
            <text:p>171</text:p>
          </table:table-cell>
        </table:table-row>
        <table:table-row table:style-name="ro4">
          <table:table-cell table:style-name="ce22" table:formula="of:=[.C234]" office:value-type="float" office:value="172">
            <text:p>172</text:p>
          </table:table-cell>
          <table:table-cell table:style-name="ce24" table:formula="of:=DEC2BIN([.C234];8)" office:value-type="string" office:string-value="10101100">
            <text:p>10101100</text:p>
          </table:table-cell>
          <table:table-cell table:style-name="ce26" office:value-type="float" office:value="172">
            <text:p>172</text:p>
          </table:table-cell>
        </table:table-row>
        <table:table-row table:style-name="ro4">
          <table:table-cell table:style-name="ce22" table:formula="of:=[.C235]" office:value-type="float" office:value="173">
            <text:p>173</text:p>
          </table:table-cell>
          <table:table-cell table:style-name="ce24" table:formula="of:=DEC2BIN([.C235];8)" office:value-type="string" office:string-value="10101101">
            <text:p>10101101</text:p>
          </table:table-cell>
          <table:table-cell table:style-name="ce26" office:value-type="float" office:value="173">
            <text:p>173</text:p>
          </table:table-cell>
        </table:table-row>
        <table:table-row table:style-name="ro4">
          <table:table-cell table:style-name="ce22" table:formula="of:=[.C236]" office:value-type="float" office:value="174">
            <text:p>174</text:p>
          </table:table-cell>
          <table:table-cell table:style-name="ce24" table:formula="of:=DEC2BIN([.C236];8)" office:value-type="string" office:string-value="10101110">
            <text:p>10101110</text:p>
          </table:table-cell>
          <table:table-cell table:style-name="ce26" office:value-type="float" office:value="174">
            <text:p>174</text:p>
          </table:table-cell>
        </table:table-row>
        <table:table-row table:style-name="ro4">
          <table:table-cell table:style-name="ce22" table:formula="of:=[.C237]" office:value-type="float" office:value="175">
            <text:p>175</text:p>
          </table:table-cell>
          <table:table-cell table:style-name="ce24" table:formula="of:=DEC2BIN([.C237];8)" office:value-type="string" office:string-value="10101111">
            <text:p>10101111</text:p>
          </table:table-cell>
          <table:table-cell table:style-name="ce26" office:value-type="float" office:value="175">
            <text:p>175</text:p>
          </table:table-cell>
        </table:table-row>
        <table:table-row table:style-name="ro4">
          <table:table-cell table:style-name="ce22" table:formula="of:=[.C238]" office:value-type="float" office:value="176">
            <text:p>176</text:p>
          </table:table-cell>
          <table:table-cell table:style-name="ce24" table:formula="of:=DEC2BIN([.C238];8)" office:value-type="string" office:string-value="10110000">
            <text:p>10110000</text:p>
          </table:table-cell>
          <table:table-cell table:style-name="ce26" office:value-type="float" office:value="176">
            <text:p>176</text:p>
          </table:table-cell>
        </table:table-row>
        <table:table-row table:style-name="ro4">
          <table:table-cell table:style-name="ce22" table:formula="of:=[.C239]" office:value-type="float" office:value="177">
            <text:p>177</text:p>
          </table:table-cell>
          <table:table-cell table:style-name="ce24" table:formula="of:=DEC2BIN([.C239];8)" office:value-type="string" office:string-value="10110001">
            <text:p>10110001</text:p>
          </table:table-cell>
          <table:table-cell table:style-name="ce26" office:value-type="float" office:value="177">
            <text:p>177</text:p>
          </table:table-cell>
        </table:table-row>
        <table:table-row table:style-name="ro4">
          <table:table-cell table:style-name="ce22" table:formula="of:=[.C240]" office:value-type="float" office:value="178">
            <text:p>178</text:p>
          </table:table-cell>
          <table:table-cell table:style-name="ce24" table:formula="of:=DEC2BIN([.C240];8)" office:value-type="string" office:string-value="10110010">
            <text:p>10110010</text:p>
          </table:table-cell>
          <table:table-cell table:style-name="ce26" office:value-type="float" office:value="178">
            <text:p>178</text:p>
          </table:table-cell>
        </table:table-row>
        <table:table-row table:style-name="ro4">
          <table:table-cell table:style-name="ce22" table:formula="of:=[.C241]" office:value-type="float" office:value="179">
            <text:p>179</text:p>
          </table:table-cell>
          <table:table-cell table:style-name="ce24" table:formula="of:=DEC2BIN([.C241];8)" office:value-type="string" office:string-value="10110011">
            <text:p>10110011</text:p>
          </table:table-cell>
          <table:table-cell table:style-name="ce26" office:value-type="float" office:value="179">
            <text:p>179</text:p>
          </table:table-cell>
        </table:table-row>
        <table:table-row table:style-name="ro4">
          <table:table-cell table:style-name="ce22" table:formula="of:=[.C242]" office:value-type="float" office:value="180">
            <text:p>180</text:p>
          </table:table-cell>
          <table:table-cell table:style-name="ce24" table:formula="of:=DEC2BIN([.C242];8)" office:value-type="string" office:string-value="10110100">
            <text:p>10110100</text:p>
          </table:table-cell>
          <table:table-cell table:style-name="ce26" office:value-type="float" office:value="180">
            <text:p>180</text:p>
          </table:table-cell>
        </table:table-row>
        <table:table-row table:style-name="ro4">
          <table:table-cell table:style-name="ce22" table:formula="of:=[.C243]" office:value-type="float" office:value="181">
            <text:p>181</text:p>
          </table:table-cell>
          <table:table-cell table:style-name="ce24" table:formula="of:=DEC2BIN([.C243];8)" office:value-type="string" office:string-value="10110101">
            <text:p>10110101</text:p>
          </table:table-cell>
          <table:table-cell table:style-name="ce26" office:value-type="float" office:value="181">
            <text:p>181</text:p>
          </table:table-cell>
        </table:table-row>
        <table:table-row table:style-name="ro4">
          <table:table-cell table:style-name="ce22" table:formula="of:=[.C244]" office:value-type="float" office:value="182">
            <text:p>182</text:p>
          </table:table-cell>
          <table:table-cell table:style-name="ce24" table:formula="of:=DEC2BIN([.C244];8)" office:value-type="string" office:string-value="10110110">
            <text:p>10110110</text:p>
          </table:table-cell>
          <table:table-cell table:style-name="ce26" office:value-type="float" office:value="182">
            <text:p>182</text:p>
          </table:table-cell>
        </table:table-row>
        <table:table-row table:style-name="ro4">
          <table:table-cell table:style-name="ce22" table:formula="of:=[.C245]" office:value-type="float" office:value="183">
            <text:p>183</text:p>
          </table:table-cell>
          <table:table-cell table:style-name="ce24" table:formula="of:=DEC2BIN([.C245];8)" office:value-type="string" office:string-value="10110111">
            <text:p>10110111</text:p>
          </table:table-cell>
          <table:table-cell table:style-name="ce26" office:value-type="float" office:value="183">
            <text:p>183</text:p>
          </table:table-cell>
        </table:table-row>
        <table:table-row table:style-name="ro4">
          <table:table-cell table:style-name="ce22" table:formula="of:=[.C246]" office:value-type="float" office:value="184">
            <text:p>184</text:p>
          </table:table-cell>
          <table:table-cell table:style-name="ce24" table:formula="of:=DEC2BIN([.C246];8)" office:value-type="string" office:string-value="10111000">
            <text:p>10111000</text:p>
          </table:table-cell>
          <table:table-cell table:style-name="ce26" office:value-type="float" office:value="184">
            <text:p>184</text:p>
          </table:table-cell>
        </table:table-row>
        <table:table-row table:style-name="ro4">
          <table:table-cell table:style-name="ce22" table:formula="of:=[.C247]" office:value-type="float" office:value="185">
            <text:p>185</text:p>
          </table:table-cell>
          <table:table-cell table:style-name="ce24" table:formula="of:=DEC2BIN([.C247];8)" office:value-type="string" office:string-value="10111001">
            <text:p>10111001</text:p>
          </table:table-cell>
          <table:table-cell table:style-name="ce26" office:value-type="float" office:value="185">
            <text:p>185</text:p>
          </table:table-cell>
        </table:table-row>
        <table:table-row table:style-name="ro4">
          <table:table-cell table:style-name="ce22" table:formula="of:=[.C248]" office:value-type="float" office:value="186">
            <text:p>186</text:p>
          </table:table-cell>
          <table:table-cell table:style-name="ce24" table:formula="of:=DEC2BIN([.C248];8)" office:value-type="string" office:string-value="10111010">
            <text:p>10111010</text:p>
          </table:table-cell>
          <table:table-cell table:style-name="ce26" office:value-type="float" office:value="186">
            <text:p>186</text:p>
          </table:table-cell>
        </table:table-row>
        <table:table-row table:style-name="ro4">
          <table:table-cell table:style-name="ce22" table:formula="of:=[.C249]" office:value-type="float" office:value="187">
            <text:p>187</text:p>
          </table:table-cell>
          <table:table-cell table:style-name="ce24" table:formula="of:=DEC2BIN([.C249];8)" office:value-type="string" office:string-value="10111011">
            <text:p>10111011</text:p>
          </table:table-cell>
          <table:table-cell table:style-name="ce26" office:value-type="float" office:value="187">
            <text:p>187</text:p>
          </table:table-cell>
        </table:table-row>
        <table:table-row table:style-name="ro4">
          <table:table-cell table:style-name="ce22" table:formula="of:=[.C250]" office:value-type="float" office:value="188">
            <text:p>188</text:p>
          </table:table-cell>
          <table:table-cell table:style-name="ce24" table:formula="of:=DEC2BIN([.C250];8)" office:value-type="string" office:string-value="10111100">
            <text:p>10111100</text:p>
          </table:table-cell>
          <table:table-cell table:style-name="ce26" office:value-type="float" office:value="188">
            <text:p>188</text:p>
          </table:table-cell>
        </table:table-row>
        <table:table-row table:style-name="ro4">
          <table:table-cell table:style-name="ce22" table:formula="of:=[.C251]" office:value-type="float" office:value="189">
            <text:p>189</text:p>
          </table:table-cell>
          <table:table-cell table:style-name="ce24" table:formula="of:=DEC2BIN([.C251];8)" office:value-type="string" office:string-value="10111101">
            <text:p>10111101</text:p>
          </table:table-cell>
          <table:table-cell table:style-name="ce26" office:value-type="float" office:value="189">
            <text:p>189</text:p>
          </table:table-cell>
        </table:table-row>
        <table:table-row table:style-name="ro4">
          <table:table-cell table:style-name="ce22" table:formula="of:=[.C252]" office:value-type="float" office:value="190">
            <text:p>190</text:p>
          </table:table-cell>
          <table:table-cell table:style-name="ce24" table:formula="of:=DEC2BIN([.C252];8)" office:value-type="string" office:string-value="10111110">
            <text:p>10111110</text:p>
          </table:table-cell>
          <table:table-cell table:style-name="ce26" office:value-type="float" office:value="190">
            <text:p>190</text:p>
          </table:table-cell>
        </table:table-row>
        <table:table-row table:style-name="ro4">
          <table:table-cell table:style-name="ce22" table:formula="of:=[.C253]" office:value-type="float" office:value="191">
            <text:p>191</text:p>
          </table:table-cell>
          <table:table-cell table:style-name="ce24" table:formula="of:=DEC2BIN([.C253];8)" office:value-type="string" office:string-value="10111111">
            <text:p>10111111</text:p>
          </table:table-cell>
          <table:table-cell table:style-name="ce26" office:value-type="float" office:value="191">
            <text:p>191</text:p>
          </table:table-cell>
        </table:table-row>
        <table:table-row table:style-name="ro4">
          <table:table-cell table:style-name="ce22" table:formula="of:=[.C254]" office:value-type="float" office:value="192">
            <text:p>192</text:p>
          </table:table-cell>
          <table:table-cell table:style-name="ce24" table:formula="of:=DEC2BIN([.C254];8)" office:value-type="string" office:string-value="11000000">
            <text:p>11000000</text:p>
          </table:table-cell>
          <table:table-cell table:style-name="ce26" office:value-type="float" office:value="192">
            <text:p>192</text:p>
          </table:table-cell>
        </table:table-row>
        <table:table-row table:style-name="ro4">
          <table:table-cell table:style-name="ce22" table:formula="of:=[.C255]" office:value-type="float" office:value="193">
            <text:p>193</text:p>
          </table:table-cell>
          <table:table-cell table:style-name="ce24" table:formula="of:=DEC2BIN([.C255];8)" office:value-type="string" office:string-value="11000001">
            <text:p>11000001</text:p>
          </table:table-cell>
          <table:table-cell table:style-name="ce26" office:value-type="float" office:value="193">
            <text:p>193</text:p>
          </table:table-cell>
        </table:table-row>
        <table:table-row table:style-name="ro4">
          <table:table-cell table:style-name="ce22" table:formula="of:=[.C256]" office:value-type="float" office:value="194">
            <text:p>194</text:p>
          </table:table-cell>
          <table:table-cell table:style-name="ce24" table:formula="of:=DEC2BIN([.C256];8)" office:value-type="string" office:string-value="11000010">
            <text:p>11000010</text:p>
          </table:table-cell>
          <table:table-cell table:style-name="ce26" office:value-type="float" office:value="194">
            <text:p>194</text:p>
          </table:table-cell>
        </table:table-row>
        <table:table-row table:style-name="ro4">
          <table:table-cell table:style-name="ce22" table:formula="of:=[.C257]" office:value-type="float" office:value="195">
            <text:p>195</text:p>
          </table:table-cell>
          <table:table-cell table:style-name="ce24" table:formula="of:=DEC2BIN([.C257];8)" office:value-type="string" office:string-value="11000011">
            <text:p>11000011</text:p>
          </table:table-cell>
          <table:table-cell table:style-name="ce26" office:value-type="float" office:value="195">
            <text:p>195</text:p>
          </table:table-cell>
        </table:table-row>
        <table:table-row table:style-name="ro4">
          <table:table-cell table:style-name="ce22" table:formula="of:=[.C258]" office:value-type="float" office:value="196">
            <text:p>196</text:p>
          </table:table-cell>
          <table:table-cell table:style-name="ce24" table:formula="of:=DEC2BIN([.C258];8)" office:value-type="string" office:string-value="11000100">
            <text:p>11000100</text:p>
          </table:table-cell>
          <table:table-cell table:style-name="ce26" office:value-type="float" office:value="196">
            <text:p>196</text:p>
          </table:table-cell>
        </table:table-row>
        <table:table-row table:style-name="ro4">
          <table:table-cell table:style-name="ce22" table:formula="of:=[.C259]" office:value-type="float" office:value="197">
            <text:p>197</text:p>
          </table:table-cell>
          <table:table-cell table:style-name="ce24" table:formula="of:=DEC2BIN([.C259];8)" office:value-type="string" office:string-value="11000101">
            <text:p>11000101</text:p>
          </table:table-cell>
          <table:table-cell table:style-name="ce26" office:value-type="float" office:value="197">
            <text:p>197</text:p>
          </table:table-cell>
        </table:table-row>
        <table:table-row table:style-name="ro4">
          <table:table-cell table:style-name="ce22" table:formula="of:=[.C260]" office:value-type="float" office:value="198">
            <text:p>198</text:p>
          </table:table-cell>
          <table:table-cell table:style-name="ce24" table:formula="of:=DEC2BIN([.C260];8)" office:value-type="string" office:string-value="11000110">
            <text:p>11000110</text:p>
          </table:table-cell>
          <table:table-cell table:style-name="ce26" office:value-type="float" office:value="198">
            <text:p>198</text:p>
          </table:table-cell>
        </table:table-row>
        <table:table-row table:style-name="ro4">
          <table:table-cell table:style-name="ce22" table:formula="of:=[.C261]" office:value-type="float" office:value="199">
            <text:p>199</text:p>
          </table:table-cell>
          <table:table-cell table:style-name="ce24" table:formula="of:=DEC2BIN([.C261];8)" office:value-type="string" office:string-value="11000111">
            <text:p>11000111</text:p>
          </table:table-cell>
          <table:table-cell table:style-name="ce26" office:value-type="float" office:value="199">
            <text:p>199</text:p>
          </table:table-cell>
        </table:table-row>
        <table:table-row table:style-name="ro4">
          <table:table-cell table:style-name="ce22" table:formula="of:=[.C262]" office:value-type="float" office:value="200">
            <text:p>200</text:p>
          </table:table-cell>
          <table:table-cell table:style-name="ce24" table:formula="of:=DEC2BIN([.C262];8)" office:value-type="string" office:string-value="11001000">
            <text:p>11001000</text:p>
          </table:table-cell>
          <table:table-cell table:style-name="ce26" office:value-type="float" office:value="200">
            <text:p>200</text:p>
          </table:table-cell>
        </table:table-row>
        <table:table-row table:style-name="ro4">
          <table:table-cell table:style-name="ce22" table:formula="of:=[.C263]" office:value-type="float" office:value="201">
            <text:p>201</text:p>
          </table:table-cell>
          <table:table-cell table:style-name="ce24" table:formula="of:=DEC2BIN([.C263];8)" office:value-type="string" office:string-value="11001001">
            <text:p>11001001</text:p>
          </table:table-cell>
          <table:table-cell table:style-name="ce26" office:value-type="float" office:value="201">
            <text:p>201</text:p>
          </table:table-cell>
        </table:table-row>
        <table:table-row table:style-name="ro4">
          <table:table-cell table:style-name="ce22" table:formula="of:=[.C264]" office:value-type="float" office:value="202">
            <text:p>202</text:p>
          </table:table-cell>
          <table:table-cell table:style-name="ce24" table:formula="of:=DEC2BIN([.C264];8)" office:value-type="string" office:string-value="11001010">
            <text:p>11001010</text:p>
          </table:table-cell>
          <table:table-cell table:style-name="ce26" office:value-type="float" office:value="202">
            <text:p>202</text:p>
          </table:table-cell>
        </table:table-row>
        <table:table-row table:style-name="ro4">
          <table:table-cell table:style-name="ce22" table:formula="of:=[.C265]" office:value-type="float" office:value="203">
            <text:p>203</text:p>
          </table:table-cell>
          <table:table-cell table:style-name="ce24" table:formula="of:=DEC2BIN([.C265];8)" office:value-type="string" office:string-value="11001011">
            <text:p>11001011</text:p>
          </table:table-cell>
          <table:table-cell table:style-name="ce26" office:value-type="float" office:value="203">
            <text:p>203</text:p>
          </table:table-cell>
        </table:table-row>
        <table:table-row table:style-name="ro4">
          <table:table-cell table:style-name="ce22" table:formula="of:=[.C266]" office:value-type="float" office:value="204">
            <text:p>204</text:p>
          </table:table-cell>
          <table:table-cell table:style-name="ce24" table:formula="of:=DEC2BIN([.C266];8)" office:value-type="string" office:string-value="11001100">
            <text:p>11001100</text:p>
          </table:table-cell>
          <table:table-cell table:style-name="ce26" office:value-type="float" office:value="204">
            <text:p>204</text:p>
          </table:table-cell>
        </table:table-row>
        <table:table-row table:style-name="ro4">
          <table:table-cell table:style-name="ce22" table:formula="of:=[.C267]" office:value-type="float" office:value="205">
            <text:p>205</text:p>
          </table:table-cell>
          <table:table-cell table:style-name="ce24" table:formula="of:=DEC2BIN([.C267];8)" office:value-type="string" office:string-value="11001101">
            <text:p>11001101</text:p>
          </table:table-cell>
          <table:table-cell table:style-name="ce26" office:value-type="float" office:value="205">
            <text:p>205</text:p>
          </table:table-cell>
        </table:table-row>
        <table:table-row table:style-name="ro4">
          <table:table-cell table:style-name="ce22" table:formula="of:=[.C268]" office:value-type="float" office:value="206">
            <text:p>206</text:p>
          </table:table-cell>
          <table:table-cell table:style-name="ce24" table:formula="of:=DEC2BIN([.C268];8)" office:value-type="string" office:string-value="11001110">
            <text:p>11001110</text:p>
          </table:table-cell>
          <table:table-cell table:style-name="ce26" office:value-type="float" office:value="206">
            <text:p>206</text:p>
          </table:table-cell>
        </table:table-row>
        <table:table-row table:style-name="ro4">
          <table:table-cell table:style-name="ce22" table:formula="of:=[.C269]" office:value-type="float" office:value="207">
            <text:p>207</text:p>
          </table:table-cell>
          <table:table-cell table:style-name="ce24" table:formula="of:=DEC2BIN([.C269];8)" office:value-type="string" office:string-value="11001111">
            <text:p>11001111</text:p>
          </table:table-cell>
          <table:table-cell table:style-name="ce26" office:value-type="float" office:value="207">
            <text:p>207</text:p>
          </table:table-cell>
        </table:table-row>
        <table:table-row table:style-name="ro4">
          <table:table-cell table:style-name="ce22" table:formula="of:=[.C270]" office:value-type="float" office:value="208">
            <text:p>208</text:p>
          </table:table-cell>
          <table:table-cell table:style-name="ce24" table:formula="of:=DEC2BIN([.C270];8)" office:value-type="string" office:string-value="11010000">
            <text:p>11010000</text:p>
          </table:table-cell>
          <table:table-cell table:style-name="ce26" office:value-type="float" office:value="208">
            <text:p>208</text:p>
          </table:table-cell>
        </table:table-row>
        <table:table-row table:style-name="ro4">
          <table:table-cell table:style-name="ce22" table:formula="of:=[.C271]" office:value-type="float" office:value="209">
            <text:p>209</text:p>
          </table:table-cell>
          <table:table-cell table:style-name="ce24" table:formula="of:=DEC2BIN([.C271];8)" office:value-type="string" office:string-value="11010001">
            <text:p>11010001</text:p>
          </table:table-cell>
          <table:table-cell table:style-name="ce26" office:value-type="float" office:value="209">
            <text:p>209</text:p>
          </table:table-cell>
        </table:table-row>
        <table:table-row table:style-name="ro4">
          <table:table-cell table:style-name="ce22" table:formula="of:=[.C272]" office:value-type="float" office:value="210">
            <text:p>210</text:p>
          </table:table-cell>
          <table:table-cell table:style-name="ce24" table:formula="of:=DEC2BIN([.C272];8)" office:value-type="string" office:string-value="11010010">
            <text:p>11010010</text:p>
          </table:table-cell>
          <table:table-cell table:style-name="ce26" office:value-type="float" office:value="210">
            <text:p>210</text:p>
          </table:table-cell>
        </table:table-row>
        <table:table-row table:style-name="ro4">
          <table:table-cell table:style-name="ce22" table:formula="of:=[.C273]" office:value-type="float" office:value="211">
            <text:p>211</text:p>
          </table:table-cell>
          <table:table-cell table:style-name="ce24" table:formula="of:=DEC2BIN([.C273];8)" office:value-type="string" office:string-value="11010011">
            <text:p>11010011</text:p>
          </table:table-cell>
          <table:table-cell table:style-name="ce26" office:value-type="float" office:value="211">
            <text:p>211</text:p>
          </table:table-cell>
        </table:table-row>
        <table:table-row table:style-name="ro4">
          <table:table-cell table:style-name="ce22" table:formula="of:=[.C274]" office:value-type="float" office:value="212">
            <text:p>212</text:p>
          </table:table-cell>
          <table:table-cell table:style-name="ce24" table:formula="of:=DEC2BIN([.C274];8)" office:value-type="string" office:string-value="11010100">
            <text:p>11010100</text:p>
          </table:table-cell>
          <table:table-cell table:style-name="ce26" office:value-type="float" office:value="212">
            <text:p>212</text:p>
          </table:table-cell>
        </table:table-row>
        <table:table-row table:style-name="ro4">
          <table:table-cell table:style-name="ce22" table:formula="of:=[.C275]" office:value-type="float" office:value="213">
            <text:p>213</text:p>
          </table:table-cell>
          <table:table-cell table:style-name="ce24" table:formula="of:=DEC2BIN([.C275];8)" office:value-type="string" office:string-value="11010101">
            <text:p>11010101</text:p>
          </table:table-cell>
          <table:table-cell table:style-name="ce26" office:value-type="float" office:value="213">
            <text:p>213</text:p>
          </table:table-cell>
        </table:table-row>
        <table:table-row table:style-name="ro4">
          <table:table-cell table:style-name="ce22" table:formula="of:=[.C276]" office:value-type="float" office:value="214">
            <text:p>214</text:p>
          </table:table-cell>
          <table:table-cell table:style-name="ce24" table:formula="of:=DEC2BIN([.C276];8)" office:value-type="string" office:string-value="11010110">
            <text:p>11010110</text:p>
          </table:table-cell>
          <table:table-cell table:style-name="ce26" office:value-type="float" office:value="214">
            <text:p>214</text:p>
          </table:table-cell>
        </table:table-row>
        <table:table-row table:style-name="ro4">
          <table:table-cell table:style-name="ce22" table:formula="of:=[.C277]" office:value-type="float" office:value="215">
            <text:p>215</text:p>
          </table:table-cell>
          <table:table-cell table:style-name="ce24" table:formula="of:=DEC2BIN([.C277];8)" office:value-type="string" office:string-value="11010111">
            <text:p>11010111</text:p>
          </table:table-cell>
          <table:table-cell table:style-name="ce26" office:value-type="float" office:value="215">
            <text:p>215</text:p>
          </table:table-cell>
        </table:table-row>
        <table:table-row table:style-name="ro4">
          <table:table-cell table:style-name="ce22" table:formula="of:=[.C278]" office:value-type="float" office:value="216">
            <text:p>216</text:p>
          </table:table-cell>
          <table:table-cell table:style-name="ce24" table:formula="of:=DEC2BIN([.C278];8)" office:value-type="string" office:string-value="11011000">
            <text:p>11011000</text:p>
          </table:table-cell>
          <table:table-cell table:style-name="ce26" office:value-type="float" office:value="216">
            <text:p>216</text:p>
          </table:table-cell>
        </table:table-row>
        <table:table-row table:style-name="ro4">
          <table:table-cell table:style-name="ce22" table:formula="of:=[.C279]" office:value-type="float" office:value="217">
            <text:p>217</text:p>
          </table:table-cell>
          <table:table-cell table:style-name="ce24" table:formula="of:=DEC2BIN([.C279];8)" office:value-type="string" office:string-value="11011001">
            <text:p>11011001</text:p>
          </table:table-cell>
          <table:table-cell table:style-name="ce26" office:value-type="float" office:value="217">
            <text:p>217</text:p>
          </table:table-cell>
        </table:table-row>
        <table:table-row table:style-name="ro4">
          <table:table-cell table:style-name="ce22" table:formula="of:=[.C280]" office:value-type="float" office:value="218">
            <text:p>218</text:p>
          </table:table-cell>
          <table:table-cell table:style-name="ce24" table:formula="of:=DEC2BIN([.C280];8)" office:value-type="string" office:string-value="11011010">
            <text:p>11011010</text:p>
          </table:table-cell>
          <table:table-cell table:style-name="ce26" office:value-type="float" office:value="218">
            <text:p>218</text:p>
          </table:table-cell>
        </table:table-row>
        <table:table-row table:style-name="ro4">
          <table:table-cell table:style-name="ce22" table:formula="of:=[.C281]" office:value-type="float" office:value="219">
            <text:p>219</text:p>
          </table:table-cell>
          <table:table-cell table:style-name="ce24" table:formula="of:=DEC2BIN([.C281];8)" office:value-type="string" office:string-value="11011011">
            <text:p>11011011</text:p>
          </table:table-cell>
          <table:table-cell table:style-name="ce26" office:value-type="float" office:value="219">
            <text:p>219</text:p>
          </table:table-cell>
        </table:table-row>
        <table:table-row table:style-name="ro4">
          <table:table-cell table:style-name="ce22" table:formula="of:=[.C282]" office:value-type="float" office:value="220">
            <text:p>220</text:p>
          </table:table-cell>
          <table:table-cell table:style-name="ce24" table:formula="of:=DEC2BIN([.C282];8)" office:value-type="string" office:string-value="11011100">
            <text:p>11011100</text:p>
          </table:table-cell>
          <table:table-cell table:style-name="ce26" office:value-type="float" office:value="220">
            <text:p>220</text:p>
          </table:table-cell>
        </table:table-row>
        <table:table-row table:style-name="ro4">
          <table:table-cell table:style-name="ce22" table:formula="of:=[.C283]" office:value-type="float" office:value="221">
            <text:p>221</text:p>
          </table:table-cell>
          <table:table-cell table:style-name="ce24" table:formula="of:=DEC2BIN([.C283];8)" office:value-type="string" office:string-value="11011101">
            <text:p>11011101</text:p>
          </table:table-cell>
          <table:table-cell table:style-name="ce26" office:value-type="float" office:value="221">
            <text:p>221</text:p>
          </table:table-cell>
        </table:table-row>
        <table:table-row table:style-name="ro4">
          <table:table-cell table:style-name="ce22" table:formula="of:=[.C284]" office:value-type="float" office:value="222">
            <text:p>222</text:p>
          </table:table-cell>
          <table:table-cell table:style-name="ce24" table:formula="of:=DEC2BIN([.C284];8)" office:value-type="string" office:string-value="11011110">
            <text:p>11011110</text:p>
          </table:table-cell>
          <table:table-cell table:style-name="ce26" office:value-type="float" office:value="222">
            <text:p>222</text:p>
          </table:table-cell>
        </table:table-row>
        <table:table-row table:style-name="ro4">
          <table:table-cell table:style-name="ce22" table:formula="of:=[.C285]" office:value-type="float" office:value="223">
            <text:p>223</text:p>
          </table:table-cell>
          <table:table-cell table:style-name="ce24" table:formula="of:=DEC2BIN([.C285];8)" office:value-type="string" office:string-value="11011111">
            <text:p>11011111</text:p>
          </table:table-cell>
          <table:table-cell table:style-name="ce26" office:value-type="float" office:value="223">
            <text:p>223</text:p>
          </table:table-cell>
        </table:table-row>
        <table:table-row table:style-name="ro4">
          <table:table-cell table:style-name="ce22" table:formula="of:=[.C286]" office:value-type="float" office:value="224">
            <text:p>224</text:p>
          </table:table-cell>
          <table:table-cell table:style-name="ce24" table:formula="of:=DEC2BIN([.C286];8)" office:value-type="string" office:string-value="11100000">
            <text:p>11100000</text:p>
          </table:table-cell>
          <table:table-cell table:style-name="ce26" office:value-type="float" office:value="224">
            <text:p>224</text:p>
          </table:table-cell>
        </table:table-row>
        <table:table-row table:style-name="ro4">
          <table:table-cell table:style-name="ce22" table:formula="of:=[.C287]" office:value-type="float" office:value="225">
            <text:p>225</text:p>
          </table:table-cell>
          <table:table-cell table:style-name="ce24" table:formula="of:=DEC2BIN([.C287];8)" office:value-type="string" office:string-value="11100001">
            <text:p>11100001</text:p>
          </table:table-cell>
          <table:table-cell table:style-name="ce26" office:value-type="float" office:value="225">
            <text:p>225</text:p>
          </table:table-cell>
        </table:table-row>
        <table:table-row table:style-name="ro4">
          <table:table-cell table:style-name="ce22" table:formula="of:=[.C288]" office:value-type="float" office:value="226">
            <text:p>226</text:p>
          </table:table-cell>
          <table:table-cell table:style-name="ce24" table:formula="of:=DEC2BIN([.C288];8)" office:value-type="string" office:string-value="11100010">
            <text:p>11100010</text:p>
          </table:table-cell>
          <table:table-cell table:style-name="ce26" office:value-type="float" office:value="226">
            <text:p>226</text:p>
          </table:table-cell>
        </table:table-row>
        <table:table-row table:style-name="ro4">
          <table:table-cell table:style-name="ce22" table:formula="of:=[.C289]" office:value-type="float" office:value="227">
            <text:p>227</text:p>
          </table:table-cell>
          <table:table-cell table:style-name="ce24" table:formula="of:=DEC2BIN([.C289];8)" office:value-type="string" office:string-value="11100011">
            <text:p>11100011</text:p>
          </table:table-cell>
          <table:table-cell table:style-name="ce26" office:value-type="float" office:value="227">
            <text:p>227</text:p>
          </table:table-cell>
        </table:table-row>
        <table:table-row table:style-name="ro4">
          <table:table-cell table:style-name="ce22" table:formula="of:=[.C290]" office:value-type="float" office:value="228">
            <text:p>228</text:p>
          </table:table-cell>
          <table:table-cell table:style-name="ce24" table:formula="of:=DEC2BIN([.C290];8)" office:value-type="string" office:string-value="11100100">
            <text:p>11100100</text:p>
          </table:table-cell>
          <table:table-cell table:style-name="ce26" office:value-type="float" office:value="228">
            <text:p>228</text:p>
          </table:table-cell>
        </table:table-row>
        <table:table-row table:style-name="ro4">
          <table:table-cell table:style-name="ce22" table:formula="of:=[.C291]" office:value-type="float" office:value="229">
            <text:p>229</text:p>
          </table:table-cell>
          <table:table-cell table:style-name="ce24" table:formula="of:=DEC2BIN([.C291];8)" office:value-type="string" office:string-value="11100101">
            <text:p>11100101</text:p>
          </table:table-cell>
          <table:table-cell table:style-name="ce26" office:value-type="float" office:value="229">
            <text:p>229</text:p>
          </table:table-cell>
        </table:table-row>
        <table:table-row table:style-name="ro4">
          <table:table-cell table:style-name="ce22" table:formula="of:=[.C292]" office:value-type="float" office:value="230">
            <text:p>230</text:p>
          </table:table-cell>
          <table:table-cell table:style-name="ce24" table:formula="of:=DEC2BIN([.C292];8)" office:value-type="string" office:string-value="11100110">
            <text:p>11100110</text:p>
          </table:table-cell>
          <table:table-cell table:style-name="ce26" office:value-type="float" office:value="230">
            <text:p>230</text:p>
          </table:table-cell>
        </table:table-row>
        <table:table-row table:style-name="ro4">
          <table:table-cell table:style-name="ce22" table:formula="of:=[.C293]" office:value-type="float" office:value="231">
            <text:p>231</text:p>
          </table:table-cell>
          <table:table-cell table:style-name="ce24" table:formula="of:=DEC2BIN([.C293];8)" office:value-type="string" office:string-value="11100111">
            <text:p>11100111</text:p>
          </table:table-cell>
          <table:table-cell table:style-name="ce26" office:value-type="float" office:value="231">
            <text:p>231</text:p>
          </table:table-cell>
        </table:table-row>
        <table:table-row table:style-name="ro4">
          <table:table-cell table:style-name="ce22" table:formula="of:=[.C294]" office:value-type="float" office:value="232">
            <text:p>232</text:p>
          </table:table-cell>
          <table:table-cell table:style-name="ce24" table:formula="of:=DEC2BIN([.C294];8)" office:value-type="string" office:string-value="11101000">
            <text:p>11101000</text:p>
          </table:table-cell>
          <table:table-cell table:style-name="ce26" office:value-type="float" office:value="232">
            <text:p>232</text:p>
          </table:table-cell>
        </table:table-row>
        <table:table-row table:style-name="ro4">
          <table:table-cell table:style-name="ce22" table:formula="of:=[.C295]" office:value-type="float" office:value="233">
            <text:p>233</text:p>
          </table:table-cell>
          <table:table-cell table:style-name="ce24" table:formula="of:=DEC2BIN([.C295];8)" office:value-type="string" office:string-value="11101001">
            <text:p>11101001</text:p>
          </table:table-cell>
          <table:table-cell table:style-name="ce26" office:value-type="float" office:value="233">
            <text:p>233</text:p>
          </table:table-cell>
        </table:table-row>
        <table:table-row table:style-name="ro4">
          <table:table-cell table:style-name="ce22" table:formula="of:=[.C296]" office:value-type="float" office:value="234">
            <text:p>234</text:p>
          </table:table-cell>
          <table:table-cell table:style-name="ce24" table:formula="of:=DEC2BIN([.C296];8)" office:value-type="string" office:string-value="11101010">
            <text:p>11101010</text:p>
          </table:table-cell>
          <table:table-cell table:style-name="ce26" office:value-type="float" office:value="234">
            <text:p>234</text:p>
          </table:table-cell>
        </table:table-row>
        <table:table-row table:style-name="ro4">
          <table:table-cell table:style-name="ce22" table:formula="of:=[.C297]" office:value-type="float" office:value="235">
            <text:p>235</text:p>
          </table:table-cell>
          <table:table-cell table:style-name="ce24" table:formula="of:=DEC2BIN([.C297];8)" office:value-type="string" office:string-value="11101011">
            <text:p>11101011</text:p>
          </table:table-cell>
          <table:table-cell table:style-name="ce26" office:value-type="float" office:value="235">
            <text:p>235</text:p>
          </table:table-cell>
        </table:table-row>
        <table:table-row table:style-name="ro4">
          <table:table-cell table:style-name="ce22" table:formula="of:=[.C298]" office:value-type="float" office:value="236">
            <text:p>236</text:p>
          </table:table-cell>
          <table:table-cell table:style-name="ce24" table:formula="of:=DEC2BIN([.C298];8)" office:value-type="string" office:string-value="11101100">
            <text:p>11101100</text:p>
          </table:table-cell>
          <table:table-cell table:style-name="ce26" office:value-type="float" office:value="236">
            <text:p>236</text:p>
          </table:table-cell>
        </table:table-row>
        <table:table-row table:style-name="ro4">
          <table:table-cell table:style-name="ce22" table:formula="of:=[.C299]" office:value-type="float" office:value="237">
            <text:p>237</text:p>
          </table:table-cell>
          <table:table-cell table:style-name="ce24" table:formula="of:=DEC2BIN([.C299];8)" office:value-type="string" office:string-value="11101101">
            <text:p>11101101</text:p>
          </table:table-cell>
          <table:table-cell table:style-name="ce26" office:value-type="float" office:value="237">
            <text:p>237</text:p>
          </table:table-cell>
        </table:table-row>
        <table:table-row table:style-name="ro4">
          <table:table-cell table:style-name="ce22" table:formula="of:=[.C300]" office:value-type="float" office:value="238">
            <text:p>238</text:p>
          </table:table-cell>
          <table:table-cell table:style-name="ce24" table:formula="of:=DEC2BIN([.C300];8)" office:value-type="string" office:string-value="11101110">
            <text:p>11101110</text:p>
          </table:table-cell>
          <table:table-cell table:style-name="ce26" office:value-type="float" office:value="238">
            <text:p>238</text:p>
          </table:table-cell>
        </table:table-row>
        <table:table-row table:style-name="ro4">
          <table:table-cell table:style-name="ce22" table:formula="of:=[.C301]" office:value-type="float" office:value="239">
            <text:p>239</text:p>
          </table:table-cell>
          <table:table-cell table:style-name="ce24" table:formula="of:=DEC2BIN([.C301];8)" office:value-type="string" office:string-value="11101111">
            <text:p>11101111</text:p>
          </table:table-cell>
          <table:table-cell table:style-name="ce26" office:value-type="float" office:value="239">
            <text:p>239</text:p>
          </table:table-cell>
        </table:table-row>
        <table:table-row table:style-name="ro4">
          <table:table-cell table:style-name="ce22" table:formula="of:=[.C302]" office:value-type="float" office:value="240">
            <text:p>240</text:p>
          </table:table-cell>
          <table:table-cell table:style-name="ce24" table:formula="of:=DEC2BIN([.C302];8)" office:value-type="string" office:string-value="11110000">
            <text:p>11110000</text:p>
          </table:table-cell>
          <table:table-cell table:style-name="ce26" office:value-type="float" office:value="240">
            <text:p>240</text:p>
          </table:table-cell>
        </table:table-row>
        <table:table-row table:style-name="ro4">
          <table:table-cell table:style-name="ce22" table:formula="of:=[.C303]" office:value-type="float" office:value="241">
            <text:p>241</text:p>
          </table:table-cell>
          <table:table-cell table:style-name="ce24" table:formula="of:=DEC2BIN([.C303];8)" office:value-type="string" office:string-value="11110001">
            <text:p>11110001</text:p>
          </table:table-cell>
          <table:table-cell table:style-name="ce26" office:value-type="float" office:value="241">
            <text:p>241</text:p>
          </table:table-cell>
        </table:table-row>
        <table:table-row table:style-name="ro4">
          <table:table-cell table:style-name="ce22" table:formula="of:=[.C304]" office:value-type="float" office:value="242">
            <text:p>242</text:p>
          </table:table-cell>
          <table:table-cell table:style-name="ce24" table:formula="of:=DEC2BIN([.C304];8)" office:value-type="string" office:string-value="11110010">
            <text:p>11110010</text:p>
          </table:table-cell>
          <table:table-cell table:style-name="ce26" office:value-type="float" office:value="242">
            <text:p>242</text:p>
          </table:table-cell>
        </table:table-row>
        <table:table-row table:style-name="ro4">
          <table:table-cell table:style-name="ce22" table:formula="of:=[.C305]" office:value-type="float" office:value="243">
            <text:p>243</text:p>
          </table:table-cell>
          <table:table-cell table:style-name="ce24" table:formula="of:=DEC2BIN([.C305];8)" office:value-type="string" office:string-value="11110011">
            <text:p>11110011</text:p>
          </table:table-cell>
          <table:table-cell table:style-name="ce26" office:value-type="float" office:value="243">
            <text:p>243</text:p>
          </table:table-cell>
        </table:table-row>
        <table:table-row table:style-name="ro4">
          <table:table-cell table:style-name="ce22" table:formula="of:=[.C306]" office:value-type="float" office:value="244">
            <text:p>244</text:p>
          </table:table-cell>
          <table:table-cell table:style-name="ce24" table:formula="of:=DEC2BIN([.C306];8)" office:value-type="string" office:string-value="11110100">
            <text:p>11110100</text:p>
          </table:table-cell>
          <table:table-cell table:style-name="ce26" office:value-type="float" office:value="244">
            <text:p>244</text:p>
          </table:table-cell>
        </table:table-row>
        <table:table-row table:style-name="ro4">
          <table:table-cell table:style-name="ce22" table:formula="of:=[.C307]" office:value-type="float" office:value="245">
            <text:p>245</text:p>
          </table:table-cell>
          <table:table-cell table:style-name="ce24" table:formula="of:=DEC2BIN([.C307];8)" office:value-type="string" office:string-value="11110101">
            <text:p>11110101</text:p>
          </table:table-cell>
          <table:table-cell table:style-name="ce26" office:value-type="float" office:value="245">
            <text:p>245</text:p>
          </table:table-cell>
        </table:table-row>
        <table:table-row table:style-name="ro4">
          <table:table-cell table:style-name="ce22" table:formula="of:=[.C308]" office:value-type="float" office:value="246">
            <text:p>246</text:p>
          </table:table-cell>
          <table:table-cell table:style-name="ce24" table:formula="of:=DEC2BIN([.C308];8)" office:value-type="string" office:string-value="11110110">
            <text:p>11110110</text:p>
          </table:table-cell>
          <table:table-cell table:style-name="ce26" office:value-type="float" office:value="246">
            <text:p>246</text:p>
          </table:table-cell>
        </table:table-row>
        <table:table-row table:style-name="ro4">
          <table:table-cell table:style-name="ce22" table:formula="of:=[.C309]" office:value-type="float" office:value="247">
            <text:p>247</text:p>
          </table:table-cell>
          <table:table-cell table:style-name="ce24" table:formula="of:=DEC2BIN([.C309];8)" office:value-type="string" office:string-value="11110111">
            <text:p>11110111</text:p>
          </table:table-cell>
          <table:table-cell table:style-name="ce26" office:value-type="float" office:value="247">
            <text:p>247</text:p>
          </table:table-cell>
        </table:table-row>
        <table:table-row table:style-name="ro4">
          <table:table-cell table:style-name="ce22" table:formula="of:=[.C310]" office:value-type="float" office:value="248">
            <text:p>248</text:p>
          </table:table-cell>
          <table:table-cell table:style-name="ce24" table:formula="of:=DEC2BIN([.C310];8)" office:value-type="string" office:string-value="11111000">
            <text:p>11111000</text:p>
          </table:table-cell>
          <table:table-cell table:style-name="ce26" office:value-type="float" office:value="248">
            <text:p>248</text:p>
          </table:table-cell>
        </table:table-row>
        <table:table-row table:style-name="ro4">
          <table:table-cell table:style-name="ce22" table:formula="of:=[.C311]" office:value-type="float" office:value="249">
            <text:p>249</text:p>
          </table:table-cell>
          <table:table-cell table:style-name="ce24" table:formula="of:=DEC2BIN([.C311];8)" office:value-type="string" office:string-value="11111001">
            <text:p>11111001</text:p>
          </table:table-cell>
          <table:table-cell table:style-name="ce26" office:value-type="float" office:value="249">
            <text:p>249</text:p>
          </table:table-cell>
        </table:table-row>
        <table:table-row table:style-name="ro4">
          <table:table-cell table:style-name="ce22" table:formula="of:=[.C312]" office:value-type="float" office:value="250">
            <text:p>250</text:p>
          </table:table-cell>
          <table:table-cell table:style-name="ce24" table:formula="of:=DEC2BIN([.C312];8)" office:value-type="string" office:string-value="11111010">
            <text:p>11111010</text:p>
          </table:table-cell>
          <table:table-cell table:style-name="ce26" office:value-type="float" office:value="250">
            <text:p>250</text:p>
          </table:table-cell>
        </table:table-row>
        <table:table-row table:style-name="ro4">
          <table:table-cell table:style-name="ce22" table:formula="of:=[.C313]" office:value-type="float" office:value="251">
            <text:p>251</text:p>
          </table:table-cell>
          <table:table-cell table:style-name="ce24" table:formula="of:=DEC2BIN([.C313];8)" office:value-type="string" office:string-value="11111011">
            <text:p>11111011</text:p>
          </table:table-cell>
          <table:table-cell table:style-name="ce26" office:value-type="float" office:value="251">
            <text:p>251</text:p>
          </table:table-cell>
        </table:table-row>
        <table:table-row table:style-name="ro4">
          <table:table-cell table:style-name="ce22" table:formula="of:=[.C314]" office:value-type="float" office:value="252">
            <text:p>252</text:p>
          </table:table-cell>
          <table:table-cell table:style-name="ce24" table:formula="of:=DEC2BIN([.C314];8)" office:value-type="string" office:string-value="11111100">
            <text:p>11111100</text:p>
          </table:table-cell>
          <table:table-cell table:style-name="ce26" office:value-type="float" office:value="252">
            <text:p>252</text:p>
          </table:table-cell>
        </table:table-row>
        <table:table-row table:style-name="ro4">
          <table:table-cell table:style-name="ce22" table:formula="of:=[.C315]" office:value-type="float" office:value="253">
            <text:p>253</text:p>
          </table:table-cell>
          <table:table-cell table:style-name="ce24" table:formula="of:=DEC2BIN([.C315];8)" office:value-type="string" office:string-value="11111101">
            <text:p>11111101</text:p>
          </table:table-cell>
          <table:table-cell table:style-name="ce26" office:value-type="float" office:value="253">
            <text:p>253</text:p>
          </table:table-cell>
        </table:table-row>
        <table:table-row table:style-name="ro4">
          <table:table-cell table:style-name="ce22" table:formula="of:=[.C316]" office:value-type="float" office:value="254">
            <text:p>254</text:p>
          </table:table-cell>
          <table:table-cell table:style-name="ce24" table:formula="of:=DEC2BIN([.C316];8)" office:value-type="string" office:string-value="11111110">
            <text:p>11111110</text:p>
          </table:table-cell>
          <table:table-cell table:style-name="ce26" office:value-type="float" office:value="254">
            <text:p>254</text:p>
          </table:table-cell>
        </table:table-row>
        <table:table-row table:style-name="ro4">
          <table:table-cell table:style-name="ce22" table:formula="of:=[.C317]" office:value-type="float" office:value="255">
            <text:p>255</text:p>
          </table:table-cell>
          <table:table-cell table:style-name="ce24" table:formula="of:=DEC2BIN([.C317];8)" office:value-type="string" office:string-value="11111111">
            <text:p>11111111</text:p>
          </table:table-cell>
          <table:table-cell table:style-name="ce26" office:value-type="float" office:value="255">
            <text:p>255</text:p>
          </table:table-cell>
        </table:table-row>
        <table:table-row table:style-name="ro4" table:number-rows-repeated="1048258">
          <table:table-cell table:number-columns-repeated="3"/>
        </table:table-row>
        <table:table-row table:style-name="ro4">
          <table:table-cell table:number-columns-repeated="3"/>
        </table:table-row>
        <table:named-expressions/>
      </table:table>
      <table:named-expressions>
        <table:named-expression table:name="_00000000_1" table:base-cell-address="$Blank.$A$1" table:expression="0"/>
      </table:named-expressions>
      <table:database-ranges>
        <table:database-range table:target-range-address="DigiRuler2U.A1:DigiRuler2U.C5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8000" number:language="sv" number:country="SE">
      <number:number number:min-integer-digits="1"/>
    </number:number-style>
    <number:number-style style:name="N8107P0" style:volatile="true" number:language="sv" number:country="SE">
      <number:number number:decimal-places="0" number:min-integer-digits="1" number:grouping="true"/>
      <number:text> kr</number:text>
    </number:number-style>
    <number:number-style style:name="N8107" number:language="sv" number:country="SE">
      <number:text>-</number:text>
      <number:number number:decimal-places="0" number:min-integer-digits="1" number:grouping="true"/>
      <number:text> kr</number:text>
      <style:map style:condition="value()&gt;=0" style:apply-style-name="N8107P0"/>
    </number:number-style>
    <number:number-style style:name="N8108P0" style:volatile="true" number:language="sv" number:country="SE">
      <number:number number:decimal-places="0" number:min-integer-digits="1" number:grouping="true"/>
      <number:text> kr</number:text>
    </number:number-style>
    <number:number-style style:name="N8108" number:language="sv" number:country="SE">
      <style:text-properties fo:color="#ff0000"/>
      <number:text>-</number:text>
      <number:number number:decimal-places="0" number:min-integer-digits="1" number:grouping="true"/>
      <number:text> kr</number:text>
      <style:map style:condition="value()&gt;=0" style:apply-style-name="N8108P0"/>
    </number:number-style>
    <number:number-style style:name="N8110P0" style:volatile="true" number:language="sv" number:country="SE">
      <number:number number:decimal-places="2" number:min-integer-digits="1" number:grouping="true"/>
      <number:text> kr</number:text>
    </number:number-style>
    <number:number-style style:name="N8110" number:language="sv" number:country="SE">
      <number:text>-</number:text>
      <number:number number:decimal-places="2" number:min-integer-digits="1" number:grouping="true"/>
      <number:text> kr</number:text>
      <style:map style:condition="value()&gt;=0" style:apply-style-name="N8110P0"/>
    </number:number-style>
    <number:number-style style:name="N8111P0" style:volatile="true" number:language="sv" number:country="SE">
      <number:number number:decimal-places="2" number:min-integer-digits="1" number:grouping="true"/>
      <number:text> kr</number:text>
    </number:number-style>
    <number:number-style style:name="N8111" number:language="sv" number:country="SE">
      <style:text-properties fo:color="#ff0000"/>
      <number:text>-</number:text>
      <number:number number:decimal-places="2" number:min-integer-digits="1" number:grouping="true"/>
      <number:text> kr</number:text>
      <style:map style:condition="value()&gt;=0" style:apply-style-name="N8111P0"/>
    </number:number-style>
    <number:date-style style:name="N8112" number:language="sv" number:country="SE">
      <number:day number:style="long"/>
      <number:text>-</number:text>
      <number:month number:textual="true"/>
      <number:text>-</number:text>
      <number:year/>
    </number:date-style>
    <number:date-style style:name="N8113" number:language="sv" number:country="SE">
      <number:day number:style="long"/>
      <number:text>-</number:text>
      <number:month number:textual="true"/>
    </number:date-style>
    <number:date-style style:name="N8114" number:language="sv" number:country="SE">
      <number:month number:textual="true"/>
      <number:text>-</number:text>
      <number:year/>
    </number:date-style>
    <number:time-style style:name="N8115" number:language="sv" number:country="SE">
      <number:hours/>
      <number:text>:</number:text>
      <number:minutes number:style="long"/>
      <number:text> </number:text>
      <number:am-pm/>
    </number:time-style>
    <number:time-style style:name="N8116" number:language="sv" number:country="SE">
      <number:hours/>
      <number:text>:</number:text>
      <number:minutes number:style="long"/>
      <number:text>:</number:text>
      <number:seconds number:style="long"/>
      <number:text> </number:text>
      <number:am-pm/>
    </number:time-style>
    <number:date-style style:name="N8117"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8119P0" style:volatile="true" number:language="sv" number:country="SE">
      <number:number number:decimal-places="0" number:min-integer-digits="1" number:grouping="true"/>
      <number:text>    </number:text>
    </number:number-style>
    <number:number-style style:name="N8119" number:language="sv" number:country="SE">
      <number:text>-</number:text>
      <number:number number:decimal-places="0" number:min-integer-digits="1" number:grouping="true"/>
      <number:text>    </number:text>
      <style:map style:condition="value()&gt;=0" style:apply-style-name="N8119P0"/>
    </number:number-style>
    <number:number-style style:name="N8120P0" style:volatile="true" number:language="sv" number:country="SE">
      <number:number number:decimal-places="0" number:min-integer-digits="1" number:grouping="true"/>
      <number:text>    </number:text>
    </number:number-style>
    <number:number-style style:name="N8120" number:language="sv" number:country="S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sv" number:country="SE">
      <number:number number:decimal-places="2" number:min-integer-digits="1" number:grouping="true"/>
      <number:text>    </number:text>
    </number:number-style>
    <number:number-style style:name="N8122" number:language="sv" number:country="SE">
      <number:text>-</number:text>
      <number:number number:decimal-places="2" number:min-integer-digits="1" number:grouping="true"/>
      <number:text>    </number:text>
      <style:map style:condition="value()&gt;=0" style:apply-style-name="N8122P0"/>
    </number:number-style>
    <number:number-style style:name="N8123P0" style:volatile="true" number:language="sv" number:country="SE">
      <number:number number:decimal-places="2" number:min-integer-digits="1" number:grouping="true"/>
      <number:text>    </number:text>
    </number:number-style>
    <number:number-style style:name="N8123" number:language="sv" number:country="S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sv" number:country="SE">
      <number:text> </number:text>
      <number:number number:decimal-places="0" number:min-integer-digits="1" number:grouping="true"/>
      <number:text>     </number:text>
    </number:number-style>
    <number:number-style style:name="N8127P1" style:volatile="true" number:language="sv" number:country="SE">
      <number:text>-</number:text>
      <number:number number:decimal-places="0" number:min-integer-digits="1" number:grouping="true"/>
      <number:text>     </number:text>
    </number:number-style>
    <number:number-style style:name="N8127P2" style:volatile="true" number:language="sv" number:country="SE">
      <number:text> -     </number:text>
    </number:number-style>
    <number:text-style style:name="N8127" number:language="sv" number:country="S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sv" number:country="SE">
      <number:text> </number:text>
      <number:number number:decimal-places="0" number:min-integer-digits="1" number:grouping="true"/>
      <number:text> kr </number:text>
    </number:number-style>
    <number:number-style style:name="N8131P1" style:volatile="true" number:language="sv" number:country="SE">
      <number:text>-</number:text>
      <number:number number:decimal-places="0" number:min-integer-digits="1" number:grouping="true"/>
      <number:text> kr </number:text>
    </number:number-style>
    <number:number-style style:name="N8131P2" style:volatile="true" number:language="sv" number:country="SE">
      <number:text> - kr </number:text>
    </number:number-style>
    <number:text-style style:name="N8131" number:language="sv" number:country="S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sv" number:country="SE">
      <number:text> </number:text>
      <number:number number:decimal-places="2" number:min-integer-digits="1" number:grouping="true"/>
      <number:text>     </number:text>
    </number:number-style>
    <number:number-style style:name="N8135P1" style:volatile="true" number:language="sv" number:country="SE">
      <number:text>-</number:text>
      <number:number number:decimal-places="2" number:min-integer-digits="1" number:grouping="true"/>
      <number:text>     </number:text>
    </number:number-style>
    <number:number-style style:name="N8135P2" style:volatile="true" number:language="sv" number:country="SE">
      <number:text> -</number:text>
      <number:number number:decimal-places="0" number:min-integer-digits="0"/>
      <number:text>     </number:text>
    </number:number-style>
    <number:text-style style:name="N8135" number:language="sv" number:country="S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sv" number:country="SE">
      <number:text> </number:text>
      <number:number number:decimal-places="2" number:min-integer-digits="1" number:grouping="true"/>
      <number:text> kr </number:text>
    </number:number-style>
    <number:number-style style:name="N8139P1" style:volatile="true" number:language="sv" number:country="SE">
      <number:text>-</number:text>
      <number:number number:decimal-places="2" number:min-integer-digits="1" number:grouping="true"/>
      <number:text> kr </number:text>
    </number:number-style>
    <number:number-style style:name="N8139P2" style:volatile="true" number:language="sv" number:country="SE">
      <number:text> -</number:text>
      <number:number number:decimal-places="0" number:min-integer-digits="0"/>
      <number:text> kr </number:text>
    </number:number-style>
    <number:text-style style:name="N8139" number:language="sv" number:country="SE">
      <number:text-content/>
      <number:text> </number:text>
      <style:map style:condition="value()&gt;0" style:apply-style-name="N8139P0"/>
      <style:map style:condition="value()&lt;0" style:apply-style-name="N8139P1"/>
      <style:map style:condition="value()=0" style:apply-style-name="N8139P2"/>
    </number:text-style>
    <number:time-style style:name="N8140" number:language="sv" number:country="SE">
      <number:minutes number:style="long"/>
      <number:text>:</number:text>
      <number:seconds number:style="long"/>
    </number:time-style>
    <number:time-style style:name="N8141" number:language="sv" number:country="SE" number:truncate-on-overflow="false">
      <number:hours/>
      <number:text>:</number:text>
      <number:minutes number:style="long"/>
      <number:text>:</number:text>
      <number:seconds number:style="long"/>
    </number:time-style>
    <number:time-style style:name="N8142" number:language="sv" number:country="SE">
      <number:minutes number:style="long"/>
      <number:text>:</number:text>
      <number:seconds number:style="long" number:decimal-places="1"/>
    </number:time-style>
    <number:number-style style:name="N8143" number:language="sv" number:country="SE">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07">2021-03-07</text:date>, <text:time>13:11:35</text:time></text:p>
        </style:region-right>
      </style:header>
      <style:header-left style:display="false"/>
      <style:footer>
        <text:p>Page <text:page-number>1</text:page-number> / <text:page-count>99</text:page-count></text:p>
      </style:footer>
      <style:footer-left style:display="false"/>
    </style:master-page>
    <style:master-page style:name="PageStyle_5f_BLANK" style:display-name="PageStyle_BLANK" style:page-layout-name="Mpm3">
      <style:header style:display="false"/>
      <style:header-left style:display="false"/>
      <style:footer style:display="false"/>
      <style:footer-left style:display="false"/>
    </style:master-page>
    <style:master-page style:name="PageStyle_5f_8_20_bit_20_counter" style:display-name="PageStyle_8 bit counter"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3-07T13:11:35.10</dc:date>
    <dc:creator>Stefan Karlsson</dc:creator>
    <meta:generator>OpenOffice/4.1.5$Win32 OpenOffice.org_project/415m1$Build-9789</meta:generator>
    <meta:editing-duration>PT2H12M9S</meta:editing-duration>
    <meta:editing-cycles>29</meta:editing-cycles>
    <meta:document-statistic meta:table-count="2" meta:cell-count="2498" meta:object-count="0"/>
  </office:meta>
</office:document-meta>
</file>